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209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1.5618in"/>
    </style:style>
    <style:style style:name="co40" style:family="table-column">
      <style:table-column-properties fo:break-before="auto" style:column-width="1.3102in"/>
    </style:style>
    <style:style style:name="co41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 style:data-style-name="N109"/>
    <style:style style:name="ce8" style:family="table-cell" style:parent-style-name="Default" style:data-style-name="N3"/>
    <style:style style:name="ce9" style:family="table-cell" style:parent-style-name="Default" style:data-style-name="N108"/>
    <style:style style:name="ce10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 table:number-rows-repeated="2">
          <table:table-cell table:number-columns-repeated="13"/>
        </table:table-row>
        <table:table-row table:style-name="ro2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3"/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7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Damage MPL</text:p>
          </table:table-cell>
          <table:table-cell table:formula="oooc:=[.C29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Cost MPL</text:p>
          </table:table-cell>
          <table:table-cell table:formula="oooc:=[.H6]^[.C17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2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3"/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ooc:=[.G12]-5" office:value-type="float" office:value="-100">
            <text:p>-100</text:p>
          </table:table-cell>
          <table:table-cell table:formula="oooc:=(100-[.G11])/100" office:value-type="float" office:value="2">
            <text:p>2</text:p>
          </table:table-cell>
          <table:table-cell table:formula="oooc:=1/[.H11]" office:value-type="float" office:value="0.5">
            <text:p>0.5</text:p>
          </table:table-cell>
          <table:table-cell/>
          <table:table-cell table:formula="oooc:=LOG([.I11];10)/LOG([.H$7];10)" office:value-type="float" office:value="-1.07866684054024">
            <text:p>-1.08</text:p>
          </table:table-cell>
          <table:table-cell table:formula="oooc:=[.H$6]^[.K11]" office:value-type="float" office:value="0.78410719705694">
            <text:p>0.78</text:p>
          </table:table-cell>
          <table:table-cell table:formula="oooc:=([.L11]-1)*100" office:value-type="float" office:value="-21.589280294306">
            <text:p>-21.59</text:p>
          </table:table-cell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3"/>
          <table:table-cell table:formula="oooc:=[.G13]-5" office:value-type="float" office:value="-95">
            <text:p>-95</text:p>
          </table:table-cell>
          <table:table-cell table:formula="oooc:=(100-[.G12])/100" office:value-type="float" office:value="1.95">
            <text:p>1.95</text:p>
          </table:table-cell>
          <table:table-cell table:formula="oooc:=1/[.H12]" office:value-type="float" office:value="0.512820512820513">
            <text:p>0.51</text:p>
          </table:table-cell>
          <table:table-cell/>
          <table:table-cell table:formula="oooc:=LOG([.I12];10)/LOG([.H$7];10)" office:value-type="float" office:value="-1.03926758925026">
            <text:p>-1.04</text:p>
          </table:table-cell>
          <table:table-cell table:formula="oooc:=[.H$6]^[.K12]" office:value-type="float" office:value="0.791103798328787">
            <text:p>0.79</text:p>
          </table:table-cell>
          <table:table-cell table:formula="oooc:=([.L12]-1)*100" office:value-type="float" office:value="-20.8896201671213">
            <text:p>-20.89</text:p>
          </table:table-cell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3"/>
          <table:table-cell table:formula="oooc:=[.G14]-5" office:value-type="float" office:value="-90">
            <text:p>-90</text:p>
          </table:table-cell>
          <table:table-cell table:formula="oooc:=(100-[.G13])/100" office:value-type="float" office:value="1.9">
            <text:p>1.9</text:p>
          </table:table-cell>
          <table:table-cell table:formula="oooc:=1/[.H13]" office:value-type="float" office:value="0.526315789473684">
            <text:p>0.53</text:p>
          </table:table-cell>
          <table:table-cell/>
          <table:table-cell table:formula="oooc:=LOG([.I13];10)/LOG([.H$7];10)" office:value-type="float" office:value="-0.998844867156136">
            <text:p>-1</text:p>
          </table:table-cell>
          <table:table-cell table:formula="oooc:=[.H$6]^[.K13]" office:value-type="float" office:value="0.798347039173927">
            <text:p>0.8</text:p>
          </table:table-cell>
          <table:table-cell table:formula="oooc:=([.L13]-1)*100" office:value-type="float" office:value="-20.1652960826073">
            <text:p>-20.17</text:p>
          </table:table-cell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3"/>
          <table:table-cell table:formula="oooc:=[.G15]-5" office:value-type="float" office:value="-85">
            <text:p>-85</text:p>
          </table:table-cell>
          <table:table-cell table:formula="oooc:=(100-[.G14])/100" office:value-type="float" office:value="1.85">
            <text:p>1.85</text:p>
          </table:table-cell>
          <table:table-cell table:formula="oooc:=1/[.H14]" office:value-type="float" office:value="0.54054054054054">
            <text:p>0.54</text:p>
          </table:table-cell>
          <table:table-cell/>
          <table:table-cell table:formula="oooc:=LOG([.I14];10)/LOG([.H$7];10)" office:value-type="float" office:value="-0.957344079690445">
            <text:p>-0.96</text:p>
          </table:table-cell>
          <table:table-cell table:formula="oooc:=[.H$6]^[.K14]" office:value-type="float" office:value="0.805852456078458">
            <text:p>0.81</text:p>
          </table:table-cell>
          <table:table-cell table:formula="oooc:=([.L14]-1)*100" office:value-type="float" office:value="-19.4147543921542">
            <text:p>-19.41</text:p>
          </table:table-cell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3"/>
          <table:table-cell table:formula="oooc:=[.G16]-5" office:value-type="float" office:value="-80">
            <text:p>-80</text:p>
          </table:table-cell>
          <table:table-cell table:formula="oooc:=(100-[.G15])/100" office:value-type="float" office:value="1.8">
            <text:p>1.8</text:p>
          </table:table-cell>
          <table:table-cell table:formula="oooc:=1/[.H15]" office:value-type="float" office:value="0.555555555555556">
            <text:p>0.56</text:p>
          </table:table-cell>
          <table:table-cell/>
          <table:table-cell table:formula="oooc:=LOG([.I15];10)/LOG([.H$7];10)" office:value-type="float" office:value="-0.914706143981521">
            <text:p>-0.91</text:p>
          </table:table-cell>
          <table:table-cell table:formula="oooc:=[.H$6]^[.K15]" office:value-type="float" office:value="0.813637018986734">
            <text:p>0.81</text:p>
          </table:table-cell>
          <table:table-cell table:formula="oooc:=([.L15]-1)*100" office:value-type="float" office:value="-18.6362981013266">
            <text:p>-18.64</text:p>
          </table:table-cell>
        </table:table-row>
        <table:table-row table:style-name="ro1">
          <table:table-cell table:number-columns-repeated="6"/>
          <table:table-cell table:formula="oooc:=[.G17]-5" office:value-type="float" office:value="-75">
            <text:p>-75</text:p>
          </table:table-cell>
          <table:table-cell table:formula="oooc:=(100-[.G16])/100" office:value-type="float" office:value="1.75">
            <text:p>1.75</text:p>
          </table:table-cell>
          <table:table-cell table:formula="oooc:=1/[.H16]" office:value-type="float" office:value="0.571428571428571">
            <text:p>0.57</text:p>
          </table:table-cell>
          <table:table-cell/>
          <table:table-cell table:formula="oooc:=LOG([.I16];10)/LOG([.H$7];10)" office:value-type="float" office:value="-0.870866982970484">
            <text:p>-0.87</text:p>
          </table:table-cell>
          <table:table-cell table:formula="oooc:=[.H$6]^[.K16]" office:value-type="float" office:value="0.821719307897073">
            <text:p>0.82</text:p>
          </table:table-cell>
          <table:table-cell table:formula="oooc:=([.L16]-1)*100" office:value-type="float" office:value="-17.8280692102927">
            <text:p>-17.83</text:p>
          </table:table-cell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3"/>
          <table:table-cell table:formula="oooc:=[.G18]-5" office:value-type="float" office:value="-70">
            <text:p>-70</text:p>
          </table:table-cell>
          <table:table-cell table:formula="oooc:=(100-[.G17])/100" office:value-type="float" office:value="1.7">
            <text:p>1.7</text:p>
          </table:table-cell>
          <table:table-cell table:formula="oooc:=1/[.H17]" office:value-type="float" office:value="0.588235294117647">
            <text:p>0.59</text:p>
          </table:table-cell>
          <table:table-cell/>
          <table:table-cell table:formula="oooc:=LOG([.I17];10)/LOG([.H$7];10)" office:value-type="float" office:value="-0.825756946183123">
            <text:p>-0.83</text:p>
          </table:table-cell>
          <table:table-cell table:formula="oooc:=[.H$6]^[.K17]" office:value-type="float" office:value="0.830119716994536">
            <text:p>0.83</text:p>
          </table:table-cell>
          <table:table-cell table:formula="oooc:=([.L17]-1)*100" office:value-type="float" office:value="-16.9880283005464">
            <text:p>-16.99</text:p>
          </table:table-cell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3"/>
          <table:table-cell table:formula="oooc:=[.G19]-5" office:value-type="float" office:value="-65">
            <text:p>-65</text:p>
          </table:table-cell>
          <table:table-cell table:formula="oooc:=(100-[.G18])/100" office:value-type="float" office:value="1.65">
            <text:p>1.65</text:p>
          </table:table-cell>
          <table:table-cell table:formula="oooc:=1/[.H18]" office:value-type="float" office:value="0.606060606060606">
            <text:p>0.61</text:p>
          </table:table-cell>
          <table:table-cell/>
          <table:table-cell table:formula="oooc:=LOG([.I18];10)/LOG([.H$7];10)" office:value-type="float" office:value="-0.779300144013896">
            <text:p>-0.78</text:p>
          </table:table-cell>
          <table:table-cell table:formula="oooc:=[.H$6]^[.K18]" office:value-type="float" office:value="0.838860691570422">
            <text:p>0.84</text:p>
          </table:table-cell>
          <table:table-cell table:formula="oooc:=([.L18]-1)*100" office:value-type="float" office:value="-16.1139308429578">
            <text:p>-16.11</text:p>
          </table:table-cell>
        </table:table-row>
        <table:table-row table:style-name="ro1">
          <table:table-cell table:number-columns-repeated="6"/>
          <table:table-cell table:formula="oooc:=[.G20]-5" office:value-type="float" office:value="-60">
            <text:p>-60</text:p>
          </table:table-cell>
          <table:table-cell table:formula="oooc:=(100-[.G19])/100" office:value-type="float" office:value="1.6">
            <text:p>1.6</text:p>
          </table:table-cell>
          <table:table-cell table:formula="oooc:=1/[.H19]" office:value-type="float" office:value="0.625">
            <text:p>0.63</text:p>
          </table:table-cell>
          <table:table-cell/>
          <table:table-cell table:formula="oooc:=LOG([.I19];10)/LOG([.H$7];10)" office:value-type="float" office:value="-0.731413679546947">
            <text:p>-0.73</text:p>
          </table:table-cell>
          <table:table-cell table:formula="oooc:=[.H$6]^[.K19]" office:value-type="float" office:value="0.8479670041724">
            <text:p>0.85</text:p>
          </table:table-cell>
          <table:table-cell table:formula="oooc:=([.L19]-1)*100" office:value-type="float" office:value="-15.20329958276">
            <text:p>-15.2</text:p>
          </table:table-cell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ooc:=[.G21]-5" office:value-type="float" office:value="-55">
            <text:p>-55</text:p>
          </table:table-cell>
          <table:table-cell table:formula="oooc:=(100-[.G20])/100" office:value-type="float" office:value="1.55">
            <text:p>1.55</text:p>
          </table:table-cell>
          <table:table-cell table:formula="oooc:=1/[.H20]" office:value-type="float" office:value="0.645161290322581">
            <text:p>0.65</text:p>
          </table:table-cell>
          <table:table-cell/>
          <table:table-cell table:formula="oooc:=LOG([.I20];10)/LOG([.H$7];10)" office:value-type="float" office:value="-0.682006758386872">
            <text:p>-0.68</text:p>
          </table:table-cell>
          <table:table-cell table:formula="oooc:=[.H$6]^[.K20]" office:value-type="float" office:value="0.857466077941998">
            <text:p>0.86</text:p>
          </table:table-cell>
          <table:table-cell table:formula="oooc:=([.L20]-1)*100" office:value-type="float" office:value="-14.2533922058002">
            <text:p>-14.25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ooc:=[.G22]-5" office:value-type="float" office:value="-50">
            <text:p>-50</text:p>
          </table:table-cell>
          <table:table-cell table:formula="oooc:=(100-[.G21])/100" office:value-type="float" office:value="1.5">
            <text:p>1.5</text:p>
          </table:table-cell>
          <table:table-cell table:formula="oooc:=1/[.H21]" office:value-type="float" office:value="0.666666666666667">
            <text:p>0.67</text:p>
          </table:table-cell>
          <table:table-cell/>
          <table:table-cell table:formula="oooc:=LOG([.I21];10)/LOG([.H$7];10)" office:value-type="float" office:value="-0.630979652487405">
            <text:p>-0.63</text:p>
          </table:table-cell>
          <table:table-cell table:formula="oooc:=[.H$6]^[.K21]" office:value-type="float" office:value="0.867388367025788">
            <text:p>0.87</text:p>
          </table:table-cell>
          <table:table-cell table:formula="oooc:=([.L21]-1)*100" office:value-type="float" office:value="-13.2611632974212">
            <text:p>-13.26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[.G23]-5" office:value-type="float" office:value="-45">
            <text:p>-45</text:p>
          </table:table-cell>
          <table:table-cell table:formula="oooc:=(100-[.G22])/100" office:value-type="float" office:value="1.45">
            <text:p>1.45</text:p>
          </table:table-cell>
          <table:table-cell table:formula="oooc:=1/[.H22]" office:value-type="float" office:value="0.689655172413793">
            <text:p>0.69</text:p>
          </table:table-cell>
          <table:table-cell/>
          <table:table-cell table:formula="oooc:=LOG([.I22];10)/LOG([.H$7];10)" office:value-type="float" office:value="-0.578222488264537">
            <text:p>-0.58</text:p>
          </table:table-cell>
          <table:table-cell table:formula="oooc:=[.H$6]^[.K22]" office:value-type="float" office:value="0.877767806426006">
            <text:p>0.88</text:p>
          </table:table-cell>
          <table:table-cell table:formula="oooc:=([.L22]-1)*100" office:value-type="float" office:value="-12.2232193573995">
            <text:p>-12.22</text:p>
          </table:table-cell>
        </table:table-row>
        <table:table-row table:style-name="ro2">
          <table:table-cell table:number-columns-repeated="2"/>
          <table:table-cell office:value-type="string">
            <text:p>AC I firerate</text:p>
          </table:table-cell>
          <table:table-cell table:formula="oooc:=[.D21]/[.D22]" office:value-type="float" office:value="5">
            <text:p>5</text:p>
          </table:table-cell>
          <table:table-cell table:number-columns-repeated="2"/>
          <table:table-cell table:formula="oooc:=[.G24]-5" office:value-type="float" office:value="-40">
            <text:p>-40</text:p>
          </table:table-cell>
          <table:table-cell table:formula="oooc:=(100-[.G23])/100" office:value-type="float" office:value="1.4">
            <text:p>1.4</text:p>
          </table:table-cell>
          <table:table-cell table:formula="oooc:=1/[.H23]" office:value-type="float" office:value="0.714285714285714">
            <text:p>0.71</text:p>
          </table:table-cell>
          <table:table-cell/>
          <table:table-cell table:formula="oooc:=LOG([.I23];10)/LOG([.H$7];10)" office:value-type="float" office:value="-0.523613821977195">
            <text:p>-0.52</text:p>
          </table:table-cell>
          <table:table-cell table:formula="oooc:=[.H$6]^[.K23]" office:value-type="float" office:value="0.888642346867146">
            <text:p>0.89</text:p>
          </table:table-cell>
          <table:table-cell table:formula="oooc:=([.L23]-1)*100" office:value-type="float" office:value="-11.1357653132854">
            <text:p>-11.14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0]/([.D21]^[.C17]/[.D23])/100" office:value-type="float" office:value="0.0509220046218569">
            <text:p>0.05</text:p>
          </table:table-cell>
          <table:table-cell table:number-columns-repeated="3"/>
          <table:table-cell table:formula="oooc:=[.G25]-5" office:value-type="float" office:value="-35">
            <text:p>-35</text:p>
          </table:table-cell>
          <table:table-cell table:formula="oooc:=(100-[.G24])/100" office:value-type="float" office:value="1.35">
            <text:p>1.35</text:p>
          </table:table-cell>
          <table:table-cell table:formula="oooc:=1/[.H24]" office:value-type="float" office:value="0.740740740740741">
            <text:p>0.74</text:p>
          </table:table-cell>
          <table:table-cell/>
          <table:table-cell table:formula="oooc:=LOG([.I24];10)/LOG([.H$7];10)" office:value-type="float" office:value="-0.46701895592869">
            <text:p>-0.47</text:p>
          </table:table-cell>
          <table:table-cell table:formula="oooc:=[.H$6]^[.K24]" office:value-type="float" office:value="0.900054594447733">
            <text:p>0.9</text:p>
          </table:table-cell>
          <table:table-cell table:formula="oooc:=([.L24]-1)*100" office:value-type="float" office:value="-9.99454055522668">
            <text:p>-9.99</text:p>
          </table:table-cell>
        </table:table-row>
        <table:table-row table:style-name="ro2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3"/>
          <table:table-cell table:formula="oooc:=[.G26]-5" office:value-type="float" office:value="-30">
            <text:p>-30</text:p>
          </table:table-cell>
          <table:table-cell table:formula="oooc:=(100-[.G25])/100" office:value-type="float" office:value="1.3">
            <text:p>1.3</text:p>
          </table:table-cell>
          <table:table-cell table:formula="oooc:=1/[.H25]" office:value-type="float" office:value="0.769230769230769">
            <text:p>0.77</text:p>
          </table:table-cell>
          <table:table-cell/>
          <table:table-cell table:formula="oooc:=LOG([.I25];10)/LOG([.H$7];10)" office:value-type="float" office:value="-0.408287936762857">
            <text:p>-0.41</text:p>
          </table:table-cell>
          <table:table-cell table:formula="oooc:=[.H$6]^[.K25]" office:value-type="float" office:value="0.912052580369995">
            <text:p>0.91</text:p>
          </table:table-cell>
          <table:table-cell table:formula="oooc:=([.L25]-1)*100" office:value-type="float" office:value="-8.79474196300045">
            <text:p>-8.79</text:p>
          </table:table-cell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3"/>
          <table:table-cell table:formula="oooc:=[.G27]-5" office:value-type="float" office:value="-25">
            <text:p>-25</text:p>
          </table:table-cell>
          <table:table-cell table:formula="oooc:=(100-[.G26])/100" office:value-type="float" office:value="1.25">
            <text:p>1.25</text:p>
          </table:table-cell>
          <table:table-cell table:formula="oooc:=1/[.H26]" office:value-type="float" office:value="0.8">
            <text:p>0.8</text:p>
          </table:table-cell>
          <table:table-cell/>
          <table:table-cell table:formula="oooc:=LOG([.I26];10)/LOG([.H$7];10)" office:value-type="float" office:value="-0.347253160993288">
            <text:p>-0.35</text:p>
          </table:table-cell>
          <table:table-cell table:formula="oooc:=[.H$6]^[.K26]" office:value-type="float" office:value="0.924690693386371">
            <text:p>0.92</text:p>
          </table:table-cell>
          <table:table-cell table:formula="oooc:=([.L26]-1)*100" office:value-type="float" office:value="-7.53093066136292">
            <text:p>-7.53</text:p>
          </table:table-cell>
        </table:table-row>
        <table:table-row table:style-name="ro1">
          <table:table-cell table:number-columns-repeated="6"/>
          <table:table-cell table:formula="oooc:=[.G28]-5" office:value-type="float" office:value="-20">
            <text:p>-20</text:p>
          </table:table-cell>
          <table:table-cell table:formula="oooc:=(100-[.G27])/100" office:value-type="float" office:value="1.2">
            <text:p>1.2</text:p>
          </table:table-cell>
          <table:table-cell table:formula="oooc:=1/[.H27]" office:value-type="float" office:value="0.833333333333333">
            <text:p>0.83</text:p>
          </table:table-cell>
          <table:table-cell/>
          <table:table-cell table:formula="oooc:=LOG([.I27];10)/LOG([.H$7];10)" office:value-type="float" office:value="-0.283726491494116">
            <text:p>-0.28</text:p>
          </table:table-cell>
          <table:table-cell table:formula="oooc:=[.H$6]^[.K27]" office:value-type="float" office:value="0.938030817471805">
            <text:p>0.94</text:p>
          </table:table-cell>
          <table:table-cell table:formula="oooc:=([.L27]-1)*100" office:value-type="float" office:value="-6.19691825281946">
            <text:p>-6.2</text:p>
          </table:table-cell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ooc:=[.G29]-5" office:value-type="float" office:value="-15">
            <text:p>-15</text:p>
          </table:table-cell>
          <table:table-cell table:formula="oooc:=(100-[.G28])/100" office:value-type="float" office:value="1.15">
            <text:p>1.15</text:p>
          </table:table-cell>
          <table:table-cell table:formula="oooc:=1/[.H28]" office:value-type="float" office:value="0.869565217391304">
            <text:p>0.87</text:p>
          </table:table-cell>
          <table:table-cell/>
          <table:table-cell table:formula="oooc:=LOG([.I28];10)/LOG([.H$7];10)" office:value-type="float" office:value="-0.217495759973795">
            <text:p>-0.22</text:p>
          </table:table-cell>
          <table:table-cell table:formula="oooc:=[.H$6]^[.K28]" office:value-type="float" office:value="0.952143730637468">
            <text:p>0.95</text:p>
          </table:table-cell>
          <table:table-cell table:formula="oooc:=([.L28]-1)*100" office:value-type="float" office:value="-4.78562693625324">
            <text:p>-4.79</text:p>
          </table:table-cell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*0.95;2)/(6-[.C28]))" office:value-type="float" office:value="1.25291437851507">
            <text:p>1.25</text:p>
          </table:table-cell>
          <table:table-cell table:number-columns-repeated="3"/>
          <table:table-cell table:formula="oooc:=[.G30]-5" office:value-type="float" office:value="-10">
            <text:p>-10</text:p>
          </table:table-cell>
          <table:table-cell table:formula="oooc:=(100-[.G29])/100" office:value-type="float" office:value="1.1">
            <text:p>1.1</text:p>
          </table:table-cell>
          <table:table-cell table:formula="oooc:=1/[.H29]" office:value-type="float" office:value="0.909090909090909">
            <text:p>0.91</text:p>
          </table:table-cell>
          <table:table-cell/>
          <table:table-cell table:formula="oooc:=LOG([.I29];10)/LOG([.H$7];10)" office:value-type="float" office:value="-0.148320491526492">
            <text:p>-0.15</text:p>
          </table:table-cell>
          <table:table-cell table:formula="oooc:=[.H$6]^[.K29]" office:value-type="float" office:value="0.967110839227433">
            <text:p>0.97</text:p>
          </table:table-cell>
          <table:table-cell table:formula="oooc:=([.L29]-1)*100" office:value-type="float" office:value="-3.28891607725673">
            <text:p>-3.29</text:p>
          </table:table-cell>
        </table:table-row>
        <table:table-row table:style-name="ro1">
          <table:table-cell table:number-columns-repeated="6"/>
          <table:table-cell table:formula="oooc:=[.G31]-5" office:value-type="float" office:value="-5">
            <text:p>-5</text:p>
          </table:table-cell>
          <table:table-cell table:formula="oooc:=(100-[.G30])/100" office:value-type="float" office:value="1.05">
            <text:p>1.05</text:p>
          </table:table-cell>
          <table:table-cell table:formula="oooc:=1/[.H30]" office:value-type="float" office:value="0.952380952380952">
            <text:p>0.95</text:p>
          </table:table-cell>
          <table:table-cell/>
          <table:table-cell table:formula="oooc:=LOG([.I30];10)/LOG([.H$7];10)" office:value-type="float" office:value="-0.075926633924365">
            <text:p>-0.08</text:p>
          </table:table-cell>
          <table:table-cell table:formula="oooc:=[.H$6]^[.K30]" office:value-type="float" office:value="0.983026347688381">
            <text:p>0.98</text:p>
          </table:table-cell>
          <table:table-cell table:formula="oooc:=([.L30]-1)*100" office:value-type="float" office:value="-1.69736523116191">
            <text:p>-1.7</text:p>
          </table:table-cell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 table:number-columns-repeated="3"/>
          <table:table-cell office:value-type="float" office:value="0">
            <text:p>0</text:p>
          </table:table-cell>
          <table:table-cell table:formula="oooc:=(100-[.G31])/100" office:value-type="float" office:value="1">
            <text:p>1</text:p>
          </table:table-cell>
          <table:table-cell table:formula="oooc:=1/[.H31]" office:value-type="float" office:value="1">
            <text:p>1</text:p>
          </table:table-cell>
          <table:table-cell/>
          <table:table-cell table:formula="oooc:=LOG([.I31];10)/LOG([.H$7];10)" office:value-type="float" office:value="0">
            <text:p>0</text:p>
          </table:table-cell>
          <table:table-cell table:formula="oooc:=[.H$6]^[.K31]" office:value-type="float" office:value="1">
            <text:p>1</text:p>
          </table:table-cell>
          <table:table-cell table:formula="oooc:=([.L31]-1)*100" office:value-type="float" office:value="0">
            <text:p>0</text:p>
          </table:table-cell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table:formula="oooc:=(100-[.G32])/100" office:value-type="float" office:value="0.95">
            <text:p>0.95</text:p>
          </table:table-cell>
          <table:table-cell table:formula="oooc:=1/[.H32]" office:value-type="float" office:value="1.05263157894737">
            <text:p>1.05</text:p>
          </table:table-cell>
          <table:table-cell/>
          <table:table-cell table:formula="oooc:=LOG([.I32];10)/LOG([.H$7];10)" office:value-type="float" office:value="0.0798219733840991">
            <text:p>0.08</text:p>
          </table:table-cell>
          <table:table-cell table:formula="oooc:=[.H$6]^[.K32]" office:value-type="float" office:value="1.01816058081144">
            <text:p>1.02</text:p>
          </table:table-cell>
          <table:table-cell table:formula="oooc:=([.L32]-1)*100" office:value-type="float" office:value="1.81605808114436">
            <text:p>1.82</text:p>
          </table:table-cell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3"/>
          <table:table-cell table:formula="oooc:=[.G32]+5" office:value-type="float" office:value="10">
            <text:p>10</text:p>
          </table:table-cell>
          <table:table-cell table:formula="oooc:=(100-[.G33])/100" office:value-type="float" office:value="0.9">
            <text:p>0.9</text:p>
          </table:table-cell>
          <table:table-cell table:formula="oooc:=1/[.H33]" office:value-type="float" office:value="1.11111111111111">
            <text:p>1.11</text:p>
          </table:table-cell>
          <table:table-cell/>
          <table:table-cell table:formula="oooc:=LOG([.I33];10)/LOG([.H$7];10)" office:value-type="float" office:value="0.163960696558714">
            <text:p>0.16</text:p>
          </table:table-cell>
          <table:table-cell table:formula="oooc:=[.H$6]^[.K33]" office:value-type="float" office:value="1.03766043984883">
            <text:p>1.04</text:p>
          </table:table-cell>
          <table:table-cell table:formula="oooc:=([.L33]-1)*100" office:value-type="float" office:value="3.76604398488252">
            <text:p>3.77</text:p>
          </table:table-cell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ooc:=[.G33]+5" office:value-type="float" office:value="15">
            <text:p>15</text:p>
          </table:table-cell>
          <table:table-cell table:formula="oooc:=(100-[.G34])/100" office:value-type="float" office:value="0.85">
            <text:p>0.85</text:p>
          </table:table-cell>
          <table:table-cell table:formula="oooc:=1/[.H34]" office:value-type="float" office:value="1.17647058823529">
            <text:p>1.18</text:p>
          </table:table-cell>
          <table:table-cell/>
          <table:table-cell table:formula="oooc:=LOG([.I34];10)/LOG([.H$7];10)" office:value-type="float" office:value="0.252909894357112">
            <text:p>0.25</text:p>
          </table:table-cell>
          <table:table-cell table:formula="oooc:=[.H$6]^[.K34]" office:value-type="float" office:value="1.05868141513086">
            <text:p>1.06</text:p>
          </table:table-cell>
          <table:table-cell table:formula="oooc:=([.L34]-1)*100" office:value-type="float" office:value="5.8681415130863">
            <text:p>5.87</text:p>
          </table:table-cell>
        </table:table-row>
        <table:table-row table:style-name="ro1">
          <table:table-cell table:number-columns-repeated="6"/>
          <table:table-cell table:formula="oooc:=[.G34]+5" office:value-type="float" office:value="20">
            <text:p>20</text:p>
          </table:table-cell>
          <table:table-cell table:formula="oooc:=(100-[.G35])/100" office:value-type="float" office:value="0.8">
            <text:p>0.8</text:p>
          </table:table-cell>
          <table:table-cell table:formula="oooc:=1/[.H35]" office:value-type="float" office:value="1.25">
            <text:p>1.25</text:p>
          </table:table-cell>
          <table:table-cell/>
          <table:table-cell table:formula="oooc:=LOG([.I35];10)/LOG([.H$7];10)" office:value-type="float" office:value="0.347253160993288">
            <text:p>0.35</text:p>
          </table:table-cell>
          <table:table-cell table:formula="oooc:=[.H$6]^[.K35]" office:value-type="float" office:value="1.08144269986955">
            <text:p>1.08</text:p>
          </table:table-cell>
          <table:table-cell table:formula="oooc:=([.L35]-1)*100" office:value-type="float" office:value="8.14426998695468">
            <text:p>8.14</text:p>
          </table:table-cell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4]" office:value-type="float" office:value="42.875">
            <text:p>42.88</text:p>
          </table:table-cell>
          <table:table-cell table:number-columns-repeated="3"/>
          <table:table-cell table:formula="oooc:=[.G35]+5" office:value-type="float" office:value="25">
            <text:p>25</text:p>
          </table:table-cell>
          <table:table-cell table:formula="oooc:=(100-[.G36])/100" office:value-type="float" office:value="0.75">
            <text:p>0.75</text:p>
          </table:table-cell>
          <table:table-cell table:formula="oooc:=1/[.H36]" office:value-type="float" office:value="1.33333333333333">
            <text:p>1.33</text:p>
          </table:table-cell>
          <table:table-cell/>
          <table:table-cell table:formula="oooc:=LOG([.I36];10)/LOG([.H$7];10)" office:value-type="float" office:value="0.447687188052831">
            <text:p>0.45</text:p>
          </table:table-cell>
          <table:table-cell table:formula="oooc:=[.H$6]^[.K36]" office:value-type="float" office:value="1.1062114597104">
            <text:p>1.11</text:p>
          </table:table-cell>
          <table:table-cell table:formula="oooc:=([.L36]-1)*100" office:value-type="float" office:value="10.62114597104">
            <text:p>10.62</text:p>
          </table:table-cell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6];2)/6)" office:value-type="float" office:value="1.87082869338697">
            <text:p>1.87</text:p>
          </table:table-cell>
          <table:table-cell table:number-columns-repeated="3"/>
          <table:table-cell table:formula="oooc:=[.G36]+5" office:value-type="float" office:value="30">
            <text:p>30</text:p>
          </table:table-cell>
          <table:table-cell table:formula="oooc:=(100-[.G37])/100" office:value-type="float" office:value="0.7">
            <text:p>0.7</text:p>
          </table:table-cell>
          <table:table-cell table:formula="oooc:=1/[.H37]" office:value-type="float" office:value="1.42857142857143">
            <text:p>1.43</text:p>
          </table:table-cell>
          <table:table-cell/>
          <table:table-cell table:formula="oooc:=LOG([.I37];10)/LOG([.H$7];10)" office:value-type="float" office:value="0.55505301856304">
            <text:p>0.56</text:p>
          </table:table-cell>
          <table:table-cell table:formula="oooc:=[.H$6]^[.K37]" office:value-type="float" office:value="1.13331742165174">
            <text:p>1.13</text:p>
          </table:table-cell>
          <table:table-cell table:formula="oooc:=([.L37]-1)*100" office:value-type="float" office:value="13.3317421651742">
            <text:p>13.33</text:p>
          </table:table-cell>
        </table:table-row>
        <table:table-row table:style-name="ro1">
          <table:table-cell table:number-columns-repeated="6"/>
          <table:table-cell table:formula="oooc:=[.G37]+5" office:value-type="float" office:value="35">
            <text:p>35</text:p>
          </table:table-cell>
          <table:table-cell table:formula="oooc:=(100-[.G38])/100" office:value-type="float" office:value="0.65">
            <text:p>0.65</text:p>
          </table:table-cell>
          <table:table-cell table:formula="oooc:=1/[.H38]" office:value-type="float" office:value="1.53846153846154">
            <text:p>1.54</text:p>
          </table:table-cell>
          <table:table-cell/>
          <table:table-cell table:formula="oooc:=LOG([.I38];10)/LOG([.H$7];10)" office:value-type="float" office:value="0.670378903777378">
            <text:p>0.67</text:p>
          </table:table-cell>
          <table:table-cell table:formula="oooc:=[.H$6]^[.K38]" office:value-type="float" office:value="1.16317333113799">
            <text:p>1.16</text:p>
          </table:table-cell>
          <table:table-cell table:formula="oooc:=([.L38]-1)*100" office:value-type="float" office:value="16.3173331137992">
            <text:p>16.32</text:p>
          </table:table-cell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3"/>
          <table:table-cell table:formula="oooc:=[.G38]+5" office:value-type="float" office:value="40">
            <text:p>40</text:p>
          </table:table-cell>
          <table:table-cell table:formula="oooc:=(100-[.G39])/100" office:value-type="float" office:value="0.6">
            <text:p>0.6</text:p>
          </table:table-cell>
          <table:table-cell table:formula="oooc:=1/[.H39]" office:value-type="float" office:value="1.66666666666667">
            <text:p>1.67</text:p>
          </table:table-cell>
          <table:table-cell/>
          <table:table-cell table:formula="oooc:=LOG([.I39];10)/LOG([.H$7];10)" office:value-type="float" office:value="0.794940349046119">
            <text:p>0.79</text:p>
          </table:table-cell>
          <table:table-cell table:formula="oooc:=[.H$6]^[.K39]" office:value-type="float" office:value="1.19630430761585">
            <text:p>1.2</text:p>
          </table:table-cell>
          <table:table-cell table:formula="oooc:=([.L39]-1)*100" office:value-type="float" office:value="19.6304307615847">
            <text:p>19.63</text:p>
          </table:table-cell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3"/>
          <table:table-cell table:formula="oooc:=[.G39]+5" office:value-type="float" office:value="45">
            <text:p>45</text:p>
          </table:table-cell>
          <table:table-cell table:formula="oooc:=(100-[.G40])/100" office:value-type="float" office:value="0.55">
            <text:p>0.55</text:p>
          </table:table-cell>
          <table:table-cell table:formula="oooc:=1/[.H40]" office:value-type="float" office:value="1.81818181818182">
            <text:p>1.82</text:p>
          </table:table-cell>
          <table:table-cell/>
          <table:table-cell table:formula="oooc:=LOG([.I40];10)/LOG([.H$7];10)" office:value-type="float" office:value="0.930346349013744">
            <text:p>0.93</text:p>
          </table:table-cell>
          <table:table-cell table:formula="oooc:=[.H$6]^[.K40]" office:value-type="float" office:value="1.23339110118792">
            <text:p>1.23</text:p>
          </table:table-cell>
          <table:table-cell table:formula="oooc:=([.L40]-1)*100" office:value-type="float" office:value="23.3391101187919">
            <text:p>23.34</text:p>
          </table:table-cell>
        </table:table-row>
        <table:table-row table:style-name="ro1">
          <table:table-cell table:number-columns-repeated="6"/>
          <table:table-cell table:formula="oooc:=[.G40]+5" office:value-type="float" office:value="50">
            <text:p>50</text:p>
          </table:table-cell>
          <table:table-cell table:formula="oooc:=(100-[.G41])/100" office:value-type="float" office:value="0.5">
            <text:p>0.5</text:p>
          </table:table-cell>
          <table:table-cell table:formula="oooc:=1/[.H41]" office:value-type="float" office:value="2">
            <text:p>2</text:p>
          </table:table-cell>
          <table:table-cell/>
          <table:table-cell table:formula="oooc:=LOG([.I41];10)/LOG([.H$7];10)" office:value-type="float" office:value="1.07866684054024">
            <text:p>1.08</text:p>
          </table:table-cell>
          <table:table-cell table:formula="oooc:=[.H$6]^[.K41]" office:value-type="float" office:value="1.27533582621533">
            <text:p>1.28</text:p>
          </table:table-cell>
          <table:table-cell table:formula="oooc:=([.L41]-1)*100" office:value-type="float" office:value="27.5335826215331">
            <text:p>27.53</text:p>
          </table:table-cell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3"/>
          <table:table-cell table:formula="oooc:=[.G41]+5" office:value-type="float" office:value="55">
            <text:p>55</text:p>
          </table:table-cell>
          <table:table-cell table:formula="oooc:=(100-[.G42])/100" office:value-type="float" office:value="0.45">
            <text:p>0.45</text:p>
          </table:table-cell>
          <table:table-cell table:formula="oooc:=1/[.H42]" office:value-type="float" office:value="2.22222222222222">
            <text:p>2.22</text:p>
          </table:table-cell>
          <table:table-cell/>
          <table:table-cell table:formula="oooc:=LOG([.I42];10)/LOG([.H$7];10)" office:value-type="float" office:value="1.24262753709895">
            <text:p>1.24</text:p>
          </table:table-cell>
          <table:table-cell table:formula="oooc:=[.H$6]^[.K42]" office:value-type="float" office:value="1.32336553438556">
            <text:p>1.32</text:p>
          </table:table-cell>
          <table:table-cell table:formula="oooc:=([.L42]-1)*100" office:value-type="float" office:value="32.3365534385565">
            <text:p>32.34</text:p>
          </table:table-cell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2"/>
          <table:table-cell table:formula="oooc:=[.G42]+5" office:value-type="float" office:value="60">
            <text:p>60</text:p>
          </table:table-cell>
          <table:table-cell table:formula="oooc:=(100-[.G43])/100" office:value-type="float" office:value="0.4">
            <text:p>0.4</text:p>
          </table:table-cell>
          <table:table-cell table:formula="oooc:=1/[.H43]" office:value-type="float" office:value="2.5">
            <text:p>2.5</text:p>
          </table:table-cell>
          <table:table-cell/>
          <table:table-cell table:formula="oooc:=LOG([.I43];10)/LOG([.H$7];10)" office:value-type="float" office:value="1.42592000153352">
            <text:p>1.43</text:p>
          </table:table-cell>
          <table:table-cell table:formula="oooc:=[.H$6]^[.K43]" office:value-type="float" office:value="1.37920261914267">
            <text:p>1.38</text:p>
          </table:table-cell>
          <table:table-cell table:formula="oooc:=([.L43]-1)*100" office:value-type="float" office:value="37.9202619142666">
            <text:p>37.92</text:p>
          </table:table-cell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43]-1)" office:value-type="float" office:value="2361.68447656899">
            <text:p>2361.68</text:p>
          </table:table-cell>
          <table:table-cell table:number-columns-repeated="3"/>
          <table:table-cell table:formula="oooc:=[.G43]+5" office:value-type="float" office:value="65">
            <text:p>65</text:p>
          </table:table-cell>
          <table:table-cell table:formula="oooc:=(100-[.G44])/100" office:value-type="float" office:value="0.35">
            <text:p>0.35</text:p>
          </table:table-cell>
          <table:table-cell table:formula="oooc:=1/[.H44]" office:value-type="float" office:value="2.85714285714286">
            <text:p>2.86</text:p>
          </table:table-cell>
          <table:table-cell/>
          <table:table-cell table:formula="oooc:=LOG([.I44];10)/LOG([.H$7];10)" office:value-type="float" office:value="1.63371985910328">
            <text:p>1.63</text:p>
          </table:table-cell>
          <table:table-cell table:formula="oooc:=[.H$6]^[.K44]" office:value-type="float" office:value="1.44536031030645">
            <text:p>1.45</text:p>
          </table:table-cell>
          <table:table-cell table:formula="oooc:=([.L44]-1)*100" office:value-type="float" office:value="44.5360310306453">
            <text:p>44.54</text:p>
          </table:table-cell>
        </table:table-row>
        <table:table-row table:style-name="ro1">
          <table:table-cell table:number-columns-repeated="6"/>
          <table:table-cell table:formula="oooc:=[.G44]+5" office:value-type="float" office:value="70">
            <text:p>70</text:p>
          </table:table-cell>
          <table:table-cell table:formula="oooc:=(100-[.G45])/100" office:value-type="float" office:value="0.3">
            <text:p>0.3</text:p>
          </table:table-cell>
          <table:table-cell table:formula="oooc:=1/[.H45]" office:value-type="float" office:value="3.33333333333333">
            <text:p>3.33</text:p>
          </table:table-cell>
          <table:table-cell/>
          <table:table-cell table:formula="oooc:=LOG([.I45];10)/LOG([.H$7];10)" office:value-type="float" office:value="1.87360718958635">
            <text:p>1.87</text:p>
          </table:table-cell>
          <table:table-cell table:formula="oooc:=[.H$6]^[.K45]" office:value-type="float" office:value="1.52568974255822">
            <text:p>1.53</text:p>
          </table:table-cell>
          <table:table-cell table:formula="oooc:=([.L45]-1)*100" office:value-type="float" office:value="52.5689742558215">
            <text:p>52.57</text:p>
          </table:table-cell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3"/>
          <table:table-cell table:formula="oooc:=[.G45]+5" office:value-type="float" office:value="75">
            <text:p>75</text:p>
          </table:table-cell>
          <table:table-cell table:formula="oooc:=(100-[.G46])/100" office:value-type="float" office:value="0.25">
            <text:p>0.25</text:p>
          </table:table-cell>
          <table:table-cell table:formula="oooc:=1/[.H46]" office:value-type="float" office:value="4">
            <text:p>4</text:p>
          </table:table-cell>
          <table:table-cell/>
          <table:table-cell table:formula="oooc:=LOG([.I46];10)/LOG([.H$7];10)" office:value-type="float" office:value="2.15733368108047">
            <text:p>2.16</text:p>
          </table:table-cell>
          <table:table-cell table:formula="oooc:=[.H$6]^[.K46]" office:value-type="float" office:value="1.62648146962834">
            <text:p>1.63</text:p>
          </table:table-cell>
          <table:table-cell table:formula="oooc:=([.L46]-1)*100" office:value-type="float" office:value="62.648146962834">
            <text:p>62.65</text:p>
          </table:table-cell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44]^(1/[.$C$46])" office:value-type="float" office:value="1.91030108747387">
            <text:p>1.91</text:p>
          </table:table-cell>
          <table:table-cell table:number-columns-repeated="3"/>
          <table:table-cell table:formula="oooc:=[.G46]+5" office:value-type="float" office:value="80">
            <text:p>80</text:p>
          </table:table-cell>
          <table:table-cell table:formula="oooc:=(100-[.G47])/100" office:value-type="float" office:value="0.2">
            <text:p>0.2</text:p>
          </table:table-cell>
          <table:table-cell table:formula="oooc:=1/[.H47]" office:value-type="float" office:value="5">
            <text:p>5</text:p>
          </table:table-cell>
          <table:table-cell/>
          <table:table-cell table:formula="oooc:=LOG([.I47];10)/LOG([.H$7];10)" office:value-type="float" office:value="2.50458684207376">
            <text:p>2.5</text:p>
          </table:table-cell>
          <table:table-cell table:formula="oooc:=[.H$6]^[.K47]" office:value-type="float" office:value="1.75894651180266">
            <text:p>1.76</text:p>
          </table:table-cell>
          <table:table-cell table:formula="oooc:=([.L47]-1)*100" office:value-type="float" office:value="75.894651180266">
            <text:p>75.89</text:p>
          </table:table-cell>
        </table:table-row>
        <table:table-row table:style-name="ro1">
          <table:table-cell table:number-columns-repeated="6"/>
          <table:table-cell table:formula="oooc:=[.G47]+5" office:value-type="float" office:value="85">
            <text:p>85</text:p>
          </table:table-cell>
          <table:table-cell table:formula="oooc:=(100-[.G48])/100" office:value-type="float" office:value="0.15">
            <text:p>0.15</text:p>
          </table:table-cell>
          <table:table-cell table:formula="oooc:=1/[.H48]" office:value-type="float" office:value="6.66666666666667">
            <text:p>6.67</text:p>
          </table:table-cell>
          <table:table-cell/>
          <table:table-cell table:formula="oooc:=LOG([.I48];10)/LOG([.H$7];10)" office:value-type="float" office:value="2.95227403012659">
            <text:p>2.95</text:p>
          </table:table-cell>
          <table:table-cell table:formula="oooc:=[.H$6]^[.K48]" office:value-type="float" office:value="1.94576678837374">
            <text:p>1.95</text:p>
          </table:table-cell>
          <table:table-cell table:formula="oooc:=([.L48]-1)*100" office:value-type="float" office:value="94.5766788373736">
            <text:p>94.58</text:p>
          </table:table-cell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3"/>
          <table:table-cell table:formula="oooc:=[.G48]+5" office:value-type="float" office:value="90">
            <text:p>90</text:p>
          </table:table-cell>
          <table:table-cell table:formula="oooc:=(100-[.G49])/100" office:value-type="float" office:value="0.1">
            <text:p>0.1</text:p>
          </table:table-cell>
          <table:table-cell table:formula="oooc:=1/[.H49]" office:value-type="float" office:value="10">
            <text:p>10</text:p>
          </table:table-cell>
          <table:table-cell/>
          <table:table-cell table:formula="oooc:=LOG([.I49];10)/LOG([.H$7];10)" office:value-type="float" office:value="3.58325368261399">
            <text:p>3.58</text:p>
          </table:table-cell>
          <table:table-cell table:formula="oooc:=[.H$6]^[.K49]" office:value-type="float" office:value="2.24324750289842">
            <text:p>2.24</text:p>
          </table:table-cell>
          <table:table-cell table:formula="oooc:=([.L49]-1)*100" office:value-type="float" office:value="124.324750289842">
            <text:p>124.32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3"/>
          <table:table-cell table:formula="oooc:=[.G49]+5" office:value-type="float" office:value="95">
            <text:p>95</text:p>
          </table:table-cell>
          <table:table-cell table:formula="oooc:=(100-[.G50])/100" office:value-type="float" office:value="0.05">
            <text:p>0.05</text:p>
          </table:table-cell>
          <table:table-cell table:formula="oooc:=1/[.H50]" office:value-type="float" office:value="20">
            <text:p>20</text:p>
          </table:table-cell>
          <table:table-cell/>
          <table:table-cell table:formula="oooc:=LOG([.I50];10)/LOG([.H$7];10)" office:value-type="float" office:value="4.66192052315423">
            <text:p>4.66</text:p>
          </table:table-cell>
          <table:table-cell table:formula="oooc:=[.H$6]^[.K50]" office:value-type="float" office:value="2.86089390751443">
            <text:p>2.86</text:p>
          </table:table-cell>
          <table:table-cell table:formula="oooc:=([.L50]-1)*100" office:value-type="float" office:value="186.089390751443">
            <text:p>186.09</text:p>
          </table:table-cell>
        </table:table-row>
      </table:table>
      <table:table table:name="faction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Default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19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style-name="ce4"/>
          <table:table-cell table:style-name="ce4" table:number-columns-repeated="2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7"/>
          <table:table-cell/>
          <table:table-cell table:formula="oooc:=(([.B9]+[.$H9]+[.$R9])+100)/100 * ([.$I9]+[.$R9]+100)/100 * [.$AA9]" office:value-type="float" office:value="1.3">
            <text:p>1.3</text:p>
          </table:table-cell>
          <table:table-cell table:formula="oooc:=(([.C9]+[.$H9]+[.$R9])+100)/100 * ([.$I9]+[.$R9]+100)/100 * [.$AA9]" office:value-type="float" office:value="1.3">
            <text:p>1.3</text:p>
          </table:table-cell>
          <table:table-cell table:formula="oooc:=(([.D9]+[.$H9]+[.$R9])+100)/100 * ([.$I9]+[.$R9]+100)/100 * [.$AA9]" office:value-type="float" office:value="1.3">
            <text:p>1.3</text:p>
          </table:table-cell>
          <table:table-cell table:formula="oooc:=(([.E9]+[.$H9]+[.$R9])+100)/100 * ([.$I9]+[.$R9]+100)/100 * [.$AA9]" office:value-type="float" office:value="1.3">
            <text:p>1.3</text:p>
          </table:table-cell>
          <table:table-cell table:formula="oooc:=(([.F9]+[.$H9]+[.$R9])+100)/100 * ([.$I9]+[.$R9]+100)/100 * [.$AA9]" office:value-type="float" office:value="1.3">
            <text:p>1.3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H$6]^(LOG([.Z9];10)/LOG([$globals.$H$7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3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7"/>
          <table:table-cell/>
          <table:table-cell table:formula="oooc:=(([.B10]+[.$H10]+[.$R10])+100)/100 * ([.$I10]+[.$R10]+100)/100 * [.$AA10]" office:value-type="float" office:value="1.27533582621533">
            <text:p>1.28</text:p>
          </table:table-cell>
          <table:table-cell table:formula="oooc:=(([.C10]+[.$H10]+[.$R10])+100)/100 * ([.$I10]+[.$R10]+100)/100 * [.$AA10]" office:value-type="float" office:value="1.27533582621533">
            <text:p>1.28</text:p>
          </table:table-cell>
          <table:table-cell table:formula="oooc:=(([.D10]+[.$H10]+[.$R10])+100)/100 * ([.$I10]+[.$R10]+100)/100 * [.$AA10]" office:value-type="float" office:value="1.27533582621533">
            <text:p>1.28</text:p>
          </table:table-cell>
          <table:table-cell table:formula="oooc:=(([.E10]+[.$H10]+[.$R10])+100)/100 * ([.$I10]+[.$R10]+100)/100 * [.$AA10]" office:value-type="float" office:value="1.27533582621533">
            <text:p>1.28</text:p>
          </table:table-cell>
          <table:table-cell table:formula="oooc:=(([.F10]+[.$H10]+[.$R10])+100)/100 * ([.$I10]+[.$R10]+100)/100 * [.$AA10]" office:value-type="float" office:value="1.27533582621533">
            <text:p>1.28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H$6]^(LOG([.Z10];10)/LOG([$globals.$H$7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30">
            <text:p>30</text:p>
          </table:table-cell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7"/>
          <table:table-cell/>
          <table:table-cell table:formula="oooc:=(([.B11]+[.$H11]+[.$R11])+100)/100 * ([.$I11]+[.$R11]+100)/100 * [.$AA11]" office:value-type="float" office:value="1">
            <text:p>1</text:p>
          </table:table-cell>
          <table:table-cell table:formula="oooc:=(([.C11]+[.$H11]+[.$R11])+100)/100 * ([.$I11]+[.$R11]+100)/100 * [.$AA11]" office:value-type="float" office:value="1">
            <text:p>1</text:p>
          </table:table-cell>
          <table:table-cell table:formula="oooc:=(([.D11]+[.$H11]+[.$R11])+100)/100 * ([.$I11]+[.$R11]+100)/100 * [.$AA11]" office:value-type="float" office:value="1">
            <text:p>1</text:p>
          </table:table-cell>
          <table:table-cell table:formula="oooc:=(([.E11]+[.$H11]+[.$R11])+100)/100 * ([.$I11]+[.$R11]+100)/100 * [.$AA11]" office:value-type="float" office:value="0.8">
            <text:p>0.8</text:p>
          </table:table-cell>
          <table:table-cell table:formula="oooc:=(([.F11]+[.$H11]+[.$R11])+100)/100 * ([.$I11]+[.$R11]+100)/100 * [.$AA11]" office:value-type="float" office:value="0.8">
            <text:p>0.8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H$6]^(LOG([.Z11];10)/LOG([$globals.$H$7];10))" office:value-type="float" office:value="1">
            <text:p>1</text:p>
          </table:table-cell>
        </table:table-row>
        <table:table-row table:style-name="ro2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3"/>
          <table:table-cell table:style-name="ce6"/>
          <table:table-cell table:style-name="ce6" table:number-columns-repeated="4"/>
          <table:table-cell table:style-name="ce7" office:value-type="float" office:value="10">
            <text:p>10</text:p>
          </table:table-cell>
          <table:table-cell/>
          <table:table-cell table:formula="oooc:=(([.B12]+[.$H12]+[.$R12])+100)/100 * ([.$I12]+[.$R12]+100)/100 * [.$AA12]" office:value-type="float" office:value="1.21427451716652">
            <text:p>1.21</text:p>
          </table:table-cell>
          <table:table-cell table:formula="oooc:=(([.C12]+[.$H12]+[.$R12])+100)/100 * ([.$I12]+[.$R12]+100)/100 * [.$AA12]" office:value-type="float" office:value="1.21427451716652">
            <text:p>1.21</text:p>
          </table:table-cell>
          <table:table-cell table:formula="oooc:=(([.D12]+[.$H12]+[.$R12])+100)/100 * ([.$I12]+[.$R12]+100)/100 * [.$AA12]" office:value-type="float" office:value="1.21427451716652">
            <text:p>1.21</text:p>
          </table:table-cell>
          <table:table-cell table:formula="oooc:=(([.E12]+[.$H12]+[.$R12])+100)/100 * ([.$I12]+[.$R12]+100)/100 * [.$AA12]" office:value-type="float" office:value="1.21427451716652">
            <text:p>1.21</text:p>
          </table:table-cell>
          <table:table-cell table:formula="oooc:=(([.F12]+[.$H12]+[.$R12])+100)/100 * ([.$I12]+[.$R12]+100)/100 * [.$AA12]" office:value-type="float" office:value="1.21427451716652">
            <text:p>1.2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H$6]^(LOG([.Z12];10)/LOG([$globals.$H$7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 table:number-columns-repeated="2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7"/>
          <table:table-cell/>
          <table:table-cell table:formula="oooc:=(([.B13]+[.$H13]+[.$R13])+100)/100 * ([.$I13]+[.$R13]+100)/100 * [.$AA13]" office:value-type="float" office:value="1">
            <text:p>1</text:p>
          </table:table-cell>
          <table:table-cell table:formula="oooc:=(([.C13]+[.$H13]+[.$R13])+100)/100 * ([.$I13]+[.$R13]+100)/100 * [.$AA13]" office:value-type="float" office:value="1">
            <text:p>1</text:p>
          </table:table-cell>
          <table:table-cell table:formula="oooc:=(([.D13]+[.$H13]+[.$R13])+100)/100 * ([.$I13]+[.$R13]+100)/100 * [.$AA13]" office:value-type="float" office:value="1">
            <text:p>1</text:p>
          </table:table-cell>
          <table:table-cell table:formula="oooc:=(([.E13]+[.$H13]+[.$R13])+100)/100 * ([.$I13]+[.$R13]+100)/100 * [.$AA13]" office:value-type="float" office:value="1">
            <text:p>1</text:p>
          </table:table-cell>
          <table:table-cell table:formula="oooc:=(([.F13]+[.$H13]+[.$R13])+100)/100 * ([.$I13]+[.$R13]+100)/100 * [.$AA13]" office:value-type="float" office:value="1">
            <text:p>1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H$6]^(LOG([.Z13];10)/LOG([$globals.$H$7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table:number-columns-repeated="3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7"/>
          <table:table-cell/>
          <table:table-cell table:formula="oooc:=(([.B14]+[.$H14]+[.$R14])+100)/100 * ([.$I14]+[.$R14]+100)/100 * [.$AA14]" office:value-type="float" office:value="1.08144269986955">
            <text:p>1.08</text:p>
          </table:table-cell>
          <table:table-cell table:formula="oooc:=(([.C14]+[.$H14]+[.$R14])+100)/100 * ([.$I14]+[.$R14]+100)/100 * [.$AA14]" office:value-type="float" office:value="1.29773123984346">
            <text:p>1.3</text:p>
          </table:table-cell>
          <table:table-cell table:formula="oooc:=(([.D14]+[.$H14]+[.$R14])+100)/100 * ([.$I14]+[.$R14]+100)/100 * [.$AA14]" office:value-type="float" office:value="0.865154159895637">
            <text:p>0.87</text:p>
          </table:table-cell>
          <table:table-cell table:formula="oooc:=(([.E14]+[.$H14]+[.$R14])+100)/100 * ([.$I14]+[.$R14]+100)/100 * [.$AA14]" office:value-type="float" office:value="1.08144269986955">
            <text:p>1.08</text:p>
          </table:table-cell>
          <table:table-cell table:formula="oooc:=(([.F14]+[.$H14]+[.$R14])+100)/100 * ([.$I14]+[.$R14]+100)/100 * [.$AA14]" office:value-type="float" office:value="0.865154159895637">
            <text:p>0.87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H$6]^(LOG([.Z14];10)/LOG([$globals.$H$7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7"/>
          <table:table-cell/>
          <table:table-cell table:formula="oooc:=(([.B15]+[.$H15]+[.$R15])+100)/100 * ([.$I15]+[.$R15]+100)/100 * [.$AA15]" office:value-type="float" office:value="1">
            <text:p>1</text:p>
          </table:table-cell>
          <table:table-cell table:formula="oooc:=(([.C15]+[.$H15]+[.$R15])+100)/100 * ([.$I15]+[.$R15]+100)/100 * [.$AA15]" office:value-type="float" office:value="0.75">
            <text:p>0.75</text:p>
          </table:table-cell>
          <table:table-cell table:formula="oooc:=(([.D15]+[.$H15]+[.$R15])+100)/100 * ([.$I15]+[.$R15]+100)/100 * [.$AA15]" office:value-type="float" office:value="1">
            <text:p>1</text:p>
          </table:table-cell>
          <table:table-cell table:formula="oooc:=(([.E15]+[.$H15]+[.$R15])+100)/100 * ([.$I15]+[.$R15]+100)/100 * [.$AA15]" office:value-type="float" office:value="1.5">
            <text:p>1.5</text:p>
          </table:table-cell>
          <table:table-cell table:formula="oooc:=(([.F15]+[.$H15]+[.$R15])+100)/100 * ([.$I15]+[.$R15]+100)/100 * [.$AA15]" office:value-type="float" office:value="1">
            <text:p>1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H$6]^(LOG([.Z15];10)/LOG([$globals.$H$7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7"/>
          <table:table-cell/>
          <table:table-cell table:formula="oooc:=(([.B16]+[.$H16]+[.$R16])+100)/100 * ([.$I16]+[.$R16]+100)/100 * [.$AA16]" office:value-type="float" office:value="1.244099285614">
            <text:p>1.24</text:p>
          </table:table-cell>
          <table:table-cell table:formula="oooc:=(([.C16]+[.$H16]+[.$R16])+100)/100 * ([.$I16]+[.$R16]+100)/100 * [.$AA16]" office:value-type="float" office:value="1.244099285614">
            <text:p>1.24</text:p>
          </table:table-cell>
          <table:table-cell table:formula="oooc:=(([.D16]+[.$H16]+[.$R16])+100)/100 * ([.$I16]+[.$R16]+100)/100 * [.$AA16]" office:value-type="float" office:value="1.244099285614">
            <text:p>1.24</text:p>
          </table:table-cell>
          <table:table-cell table:formula="oooc:=(([.E16]+[.$H16]+[.$R16])+100)/100 * ([.$I16]+[.$R16]+100)/100 * [.$AA16]" office:value-type="float" office:value="1.244099285614">
            <text:p>1.24</text:p>
          </table:table-cell>
          <table:table-cell table:formula="oooc:=(([.F16]+[.$H16]+[.$R16])+100)/100 * ([.$I16]+[.$R16]+100)/100 * [.$AA16]" office:value-type="float" office:value="1.244099285614">
            <text:p>1.24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H$6]^(LOG([.Z16];10)/LOG([$globals.$H$7];10))" office:value-type="float" office:value="0.888642346867146">
            <text:p>0.89</text:p>
          </table:table-cell>
        </table:table-row>
        <table:table-row table:style-name="ro2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3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7"/>
          <table:table-cell/>
          <table:table-cell table:formula="oooc:=(([.B17]+[.$H17]+[.$R17])+100)/100 * ([.$I17]+[.$R17]+100)/100 * [.$AA17]" office:value-type="float" office:value="1">
            <text:p>1</text:p>
          </table:table-cell>
          <table:table-cell table:formula="oooc:=(([.C17]+[.$H17]+[.$R17])+100)/100 * ([.$I17]+[.$R17]+100)/100 * [.$AA17]" office:value-type="float" office:value="1">
            <text:p>1</text:p>
          </table:table-cell>
          <table:table-cell table:formula="oooc:=(([.D17]+[.$H17]+[.$R17])+100)/100 * ([.$I17]+[.$R17]+100)/100 * [.$AA17]" office:value-type="float" office:value="1">
            <text:p>1</text:p>
          </table:table-cell>
          <table:table-cell table:formula="oooc:=(([.E17]+[.$H17]+[.$R17])+100)/100 * ([.$I17]+[.$R17]+100)/100 * [.$AA17]" office:value-type="float" office:value="1">
            <text:p>1</text:p>
          </table:table-cell>
          <table:table-cell table:formula="oooc:=(([.F17]+[.$H17]+[.$R17])+100)/100 * ([.$I17]+[.$R17]+100)/100 * [.$AA17]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H$6]^(LOG([.Z17];10)/LOG([$globals.$H$7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style-name="ce4"/>
          <table:table-cell table:style-name="ce4" table:number-columns-repeated="3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7"/>
          <table:table-cell/>
          <table:table-cell table:formula="oooc:=(([.B18]+[.$H18]+[.$R18])+100)/100 * ([.$I18]+[.$R18]+100)/100 * [.$AA18]" office:value-type="float" office:value="1.5">
            <text:p>1.5</text:p>
          </table:table-cell>
          <table:table-cell table:formula="oooc:=(([.C18]+[.$H18]+[.$R18])+100)/100 * ([.$I18]+[.$R18]+100)/100 * [.$AA18]" office:value-type="float" office:value="1">
            <text:p>1</text:p>
          </table:table-cell>
          <table:table-cell table:formula="oooc:=(([.D18]+[.$H18]+[.$R18])+100)/100 * ([.$I18]+[.$R18]+100)/100 * [.$AA18]" office:value-type="float" office:value="1">
            <text:p>1</text:p>
          </table:table-cell>
          <table:table-cell table:formula="oooc:=(([.E18]+[.$H18]+[.$R18])+100)/100 * ([.$I18]+[.$R18]+100)/100 * [.$AA18]" office:value-type="float" office:value="1">
            <text:p>1</text:p>
          </table:table-cell>
          <table:table-cell table:formula="oooc:=(([.F18]+[.$H18]+[.$R18])+100)/100 * ([.$I18]+[.$R18]+100)/100 * [.$AA18]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H$6]^(LOG([.Z18];10)/LOG([$globals.$H$7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style-name="ce4"/>
          <table:table-cell table:style-name="ce4" table:number-columns-repeated="3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7"/>
          <table:table-cell/>
          <table:table-cell table:formula="oooc:=(([.B19]+[.$H19]+[.$R19])+100)/100 * ([.$I19]+[.$R19]+100)/100 * [.$AA19]" office:value-type="float" office:value="0.9">
            <text:p>0.9</text:p>
          </table:table-cell>
          <table:table-cell table:formula="oooc:=(([.C19]+[.$H19]+[.$R19])+100)/100 * ([.$I19]+[.$R19]+100)/100 * [.$AA19]" office:value-type="float" office:value="0.9">
            <text:p>0.9</text:p>
          </table:table-cell>
          <table:table-cell table:formula="oooc:=(([.D19]+[.$H19]+[.$R19])+100)/100 * ([.$I19]+[.$R19]+100)/100 * [.$AA19]" office:value-type="float" office:value="1">
            <text:p>1</text:p>
          </table:table-cell>
          <table:table-cell table:formula="oooc:=(([.E19]+[.$H19]+[.$R19])+100)/100 * ([.$I19]+[.$R19]+100)/100 * [.$AA19]" office:value-type="float" office:value="1">
            <text:p>1</text:p>
          </table:table-cell>
          <table:table-cell table:formula="oooc:=(([.F19]+[.$H19]+[.$R19])+100)/100 * ([.$I19]+[.$R19]+100)/100 * [.$AA19]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H$6]^(LOG([.Z19];10)/LOG([$globals.$H$7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 table:number-columns-repeated="3"/>
          <table:table-cell table:style-name="ce6"/>
          <table:table-cell table:style-name="ce6" table:number-columns-repeated="4"/>
          <table:table-cell table:style-name="ce7"/>
          <table:table-cell/>
          <table:table-cell table:formula="oooc:=(([.B20]+[.$H20]+[.$R20])+100)/100 * ([.$I20]+[.$R20]+100)/100 * [.$AA20]" office:value-type="float" office:value="0.756062665239695">
            <text:p>0.76</text:p>
          </table:table-cell>
          <table:table-cell table:formula="oooc:=(([.C20]+[.$H20]+[.$R20])+100)/100 * ([.$I20]+[.$R20]+100)/100 * [.$AA20]" office:value-type="float" office:value="0.756062665239695">
            <text:p>0.76</text:p>
          </table:table-cell>
          <table:table-cell table:formula="oooc:=(([.D20]+[.$H20]+[.$R20])+100)/100 * ([.$I20]+[.$R20]+100)/100 * [.$AA20]" office:value-type="float" office:value="1.51212533047939">
            <text:p>1.51</text:p>
          </table:table-cell>
          <table:table-cell table:formula="oooc:=(([.E20]+[.$H20]+[.$R20])+100)/100 * ([.$I20]+[.$R20]+100)/100 * [.$AA20]" office:value-type="float" office:value="0.756062665239695">
            <text:p>0.76</text:p>
          </table:table-cell>
          <table:table-cell table:formula="oooc:=(([.F20]+[.$H20]+[.$R20])+100)/100 * ([.$I20]+[.$R20]+100)/100 * [.$AA20]" office:value-type="float" office:value="0.756062665239695">
            <text:p>0.76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H$6]^(LOG([.Z20];10)/LOG([$globals.$H$7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50">
            <text:p>50</text:p>
          </table:table-cell>
          <table:table-cell table:style-name="ce6"/>
          <table:table-cell table:style-name="ce6" table:number-columns-repeated="4"/>
          <table:table-cell table:style-name="ce7"/>
          <table:table-cell/>
          <table:table-cell table:formula="oooc:=(([.B21]+[.$H21]+[.$R21])+100)/100 * ([.$I21]+[.$R21]+100)/100 * [.$AA21]" office:value-type="float" office:value="1">
            <text:p>1</text:p>
          </table:table-cell>
          <table:table-cell table:formula="oooc:=(([.C21]+[.$H21]+[.$R21])+100)/100 * ([.$I21]+[.$R21]+100)/100 * [.$AA21]" office:value-type="float" office:value="1">
            <text:p>1</text:p>
          </table:table-cell>
          <table:table-cell table:formula="oooc:=(([.D21]+[.$H21]+[.$R21])+100)/100 * ([.$I21]+[.$R21]+100)/100 * [.$AA21]" office:value-type="float" office:value="1">
            <text:p>1</text:p>
          </table:table-cell>
          <table:table-cell table:formula="oooc:=(([.E21]+[.$H21]+[.$R21])+100)/100 * ([.$I21]+[.$R21]+100)/100 * [.$AA21]" office:value-type="float" office:value="1">
            <text:p>1</text:p>
          </table:table-cell>
          <table:table-cell table:formula="oooc:=(([.F21]+[.$H21]+[.$R21])+100)/100 * ([.$I21]+[.$R21]+100)/100 * [.$AA21]" office:value-type="float" office:value="1">
            <text:p>1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H$6]^(LOG([.Z21];10)/LOG([$globals.$H$7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/>
          <table:table-cell table:style-name="ce4" table:number-columns-repeated="3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7"/>
          <table:table-cell/>
          <table:table-cell table:formula="oooc:=(([.B22]+[.$H22]+[.$R22])+100)/100 * ([.$I22]+[.$R22]+100)/100 * [.$AA22]" office:value-type="float" office:value="1">
            <text:p>1</text:p>
          </table:table-cell>
          <table:table-cell table:formula="oooc:=(([.C22]+[.$H22]+[.$R22])+100)/100 * ([.$I22]+[.$R22]+100)/100 * [.$AA22]" office:value-type="float" office:value="1">
            <text:p>1</text:p>
          </table:table-cell>
          <table:table-cell table:formula="oooc:=(([.D22]+[.$H22]+[.$R22])+100)/100 * ([.$I22]+[.$R22]+100)/100 * [.$AA22]" office:value-type="float" office:value="0.8">
            <text:p>0.8</text:p>
          </table:table-cell>
          <table:table-cell table:formula="oooc:=(([.E22]+[.$H22]+[.$R22])+100)/100 * ([.$I22]+[.$R22]+100)/100 * [.$AA22]" office:value-type="float" office:value="0.8">
            <text:p>0.8</text:p>
          </table:table-cell>
          <table:table-cell table:formula="oooc:=(([.F22]+[.$H22]+[.$R22])+100)/100 * ([.$I22]+[.$R22]+100)/100 * [.$AA22]" office:value-type="float" office:value="1.5">
            <text:p>1.5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H$6]^(LOG([.Z22];10)/LOG([$globals.$H$7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4"/>
          <table:table-cell table:style-name="ce4" table:number-columns-repeated="2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7"/>
          <table:table-cell/>
          <table:table-cell table:formula="oooc:=(([.B23]+[.$H23]+[.$R23])+100)/100 * ([.$I23]+[.$R23]+100)/100 * [.$AA23]" office:value-type="float" office:value="1">
            <text:p>1</text:p>
          </table:table-cell>
          <table:table-cell table:formula="oooc:=(([.C23]+[.$H23]+[.$R23])+100)/100 * ([.$I23]+[.$R23]+100)/100 * [.$AA23]" office:value-type="float" office:value="1.5">
            <text:p>1.5</text:p>
          </table:table-cell>
          <table:table-cell table:formula="oooc:=(([.D23]+[.$H23]+[.$R23])+100)/100 * ([.$I23]+[.$R23]+100)/100 * [.$AA23]" office:value-type="float" office:value="1">
            <text:p>1</text:p>
          </table:table-cell>
          <table:table-cell table:formula="oooc:=(([.E23]+[.$H23]+[.$R23])+100)/100 * ([.$I23]+[.$R23]+100)/100 * [.$AA23]" office:value-type="float" office:value="1">
            <text:p>1</text:p>
          </table:table-cell>
          <table:table-cell table:formula="oooc:=(([.F23]+[.$H23]+[.$R23])+100)/100 * ([.$I23]+[.$R23]+100)/100 * [.$AA23]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H$6]^(LOG([.Z23];10)/LOG([$globals.$H$7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 table:number-columns-repeated="3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7"/>
          <table:table-cell/>
          <table:table-cell table:formula="oooc:=(([.B24]+[.$H24]+[.$R24])+100)/100 * ([.$I24]+[.$R24]+100)/100 * [.$AA24]" office:value-type="float" office:value="0.933894395863943">
            <text:p>0.93</text:p>
          </table:table-cell>
          <table:table-cell table:formula="oooc:=(([.C24]+[.$H24]+[.$R24])+100)/100 * ([.$I24]+[.$R24]+100)/100 * [.$AA24]" office:value-type="float" office:value="0.933894395863943">
            <text:p>0.93</text:p>
          </table:table-cell>
          <table:table-cell table:formula="oooc:=(([.D24]+[.$H24]+[.$R24])+100)/100 * ([.$I24]+[.$R24]+100)/100 * [.$AA24]" office:value-type="float" office:value="0.933894395863943">
            <text:p>0.93</text:p>
          </table:table-cell>
          <table:table-cell table:formula="oooc:=(([.E24]+[.$H24]+[.$R24])+100)/100 * ([.$I24]+[.$R24]+100)/100 * [.$AA24]" office:value-type="float" office:value="1.40084159379591">
            <text:p>1.4</text:p>
          </table:table-cell>
          <table:table-cell table:formula="oooc:=(([.F24]+[.$H24]+[.$R24])+100)/100 * ([.$I24]+[.$R24]+100)/100 * [.$AA24]" office:value-type="float" office:value="1.40084159379591">
            <text:p>1.4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H$6]^(LOG([.Z24];10)/LOG([$globals.$H$7];10))" office:value-type="float" office:value="1.03766043984883">
            <text:p>1.04</text:p>
          </table:table-cell>
        </table:table-row>
        <table:table-row table:style-name="ro1" table:number-rows-repeated="65511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tank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8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T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3"/>
          <table:table-cell table:formula="oooc:=[.T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ooc:=[.T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U8]-[.V8]/2);[.V8])" office:value-type="float" office:value="20000">
            <text:p>20,000</text:p>
          </table:table-cell>
          <table:table-cell table:formula="oooc:=CEILING(([.T8]-[.C7]/2);[.C7])" office:value-type="float" office:value="55">
            <text:p>55</text:p>
          </table:table-cell>
          <table:table-cell table:formula="oooc:=[.D7]+[.Y8]" office:value-type="float" office:value="30">
            <text:p>30</text:p>
          </table:table-cell>
          <table:table-cell table:formula="oooc:=[.E7]+[.Z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table:formula="oooc:=[.T7]*[.X8]" office:value-type="float" office:value="55.25">
            <text:p>55.25</text:p>
          </table:table-cell>
          <table:table-cell office:value-type="float" office:value="20000">
            <text:p>20000</text:p>
          </table:table-cell>
          <table:table-cell table:formula="oooc:=MAX(10^(FLOOR(LOG([.U8];10);1)-1);5)" office:value-type="float" office:value="1000">
            <text:p>1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U9]-[.V9]/2);[.V9])" office:value-type="float" office:value="20000">
            <text:p>20,000</text:p>
          </table:table-cell>
          <table:table-cell table:formula="oooc:=CEILING(([.T9]-[.C7]/2);[.C7])" office:value-type="float" office:value="65">
            <text:p>65</text:p>
          </table:table-cell>
          <table:table-cell table:formula="oooc:=[.D7]+[.Y9]" office:value-type="float" office:value="24">
            <text:p>24</text:p>
          </table:table-cell>
          <table:table-cell table:formula="oooc:=[.E7]+[.Z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table:formula="oooc:=[.T7]*[.X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U9];10);1)-1);5)"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U10]-[.V10]/2);[.V10])" office:value-type="float" office:value="20000">
            <text:p>20,000</text:p>
          </table:table-cell>
          <table:table-cell table:formula="oooc:=CEILING(([.T10]-[.C7]/2);[.C7])" office:value-type="float" office:value="75">
            <text:p>75</text:p>
          </table:table-cell>
          <table:table-cell table:formula="oooc:=[.D7]+[.Y10]" office:value-type="float" office:value="20">
            <text:p>20</text:p>
          </table:table-cell>
          <table:table-cell table:formula="oooc:=[.E7]+[.Z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table:formula="oooc:=[.T7]*[.X10]" office:value-type="float" office:value="74.75">
            <text:p>74.75</text:p>
          </table:table-cell>
          <table:table-cell office:value-type="float" office:value="20000">
            <text:p>20000</text:p>
          </table:table-cell>
          <table:table-cell table:formula="oooc:=MAX(10^(FLOOR(LOG([.U10];10);1)-1);5)" office:value-type="float" office:value="1000">
            <text:p>1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2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U13]-[.V13]/2);[.V13])" office:value-type="float" office:value="500000">
            <text:p>500,000</text:p>
          </table:table-cell>
          <table:table-cell table:formula="oooc:=CEILING(([.T13]-[.C12]/2);[.C12])" office:value-type="float" office:value="180">
            <text:p>180</text:p>
          </table:table-cell>
          <table:table-cell table:formula="oooc:=[.D12]+[.Y13]" office:value-type="float" office:value="31">
            <text:p>31</text:p>
          </table:table-cell>
          <table:table-cell table:formula="oooc:=[.E12]+[.Z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table:formula="oooc:=[.T12]*[.X13]" office:value-type="float" office:value="179.5625">
            <text:p>179.56</text:p>
          </table:table-cell>
          <table:table-cell table:formula="oooc:=[.U8]*[$globals.$C$7]" office:value-type="float" office:value="500000">
            <text:p>500000</text:p>
          </table:table-cell>
          <table:table-cell table:formula="oooc:=MAX(10^(FLOOR(LOG([.U13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U14]-[.V14]/2);[.V14])" office:value-type="float" office:value="500000">
            <text:p>500,000</text:p>
          </table:table-cell>
          <table:table-cell table:formula="oooc:=CEILING(([.T14]-[.C12]/2);[.C12])" office:value-type="float" office:value="210">
            <text:p>210</text:p>
          </table:table-cell>
          <table:table-cell table:formula="oooc:=[.D12]+[.Y14]" office:value-type="float" office:value="25">
            <text:p>25</text:p>
          </table:table-cell>
          <table:table-cell table:formula="oooc:=[.E12]+[.Z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table:formula="oooc:=[.T12]*[.X14]" office:value-type="float" office:value="211.25">
            <text:p>211.25</text:p>
          </table:table-cell>
          <table:table-cell table:formula="oooc:=[.U9]*[$globals.$C$7]" office:value-type="float" office:value="500000">
            <text:p>500000</text:p>
          </table:table-cell>
          <table:table-cell table:formula="oooc:=MAX(10^(FLOOR(LOG([.U14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U15]-[.V15]/2);[.V15])" office:value-type="float" office:value="500000">
            <text:p>500,000</text:p>
          </table:table-cell>
          <table:table-cell table:formula="oooc:=CEILING(([.T15]-[.C12]/2);[.C12])" office:value-type="float" office:value="240">
            <text:p>240</text:p>
          </table:table-cell>
          <table:table-cell table:formula="oooc:=[.D12]+[.Y15]" office:value-type="float" office:value="21">
            <text:p>21</text:p>
          </table:table-cell>
          <table:table-cell table:formula="oooc:=[.E12]+[.Z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table:formula="oooc:=[.T12]*[.X15]" office:value-type="float" office:value="242.9375">
            <text:p>242.94</text:p>
          </table:table-cell>
          <table:table-cell table:formula="oooc:=[.U10]*[$globals.$C$7]" office:value-type="float" office:value="500000">
            <text:p>500000</text:p>
          </table:table-cell>
          <table:table-cell table:formula="oooc:=MAX(10^(FLOOR(LOG([.U15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U18]-[.V18]/2);[.V18])" office:value-type="float" office:value="600000">
            <text:p>600,000</text:p>
          </table:table-cell>
          <table:table-cell table:formula="oooc:=CEILING(([.T18]-[.C17]/2);[.C17])" office:value-type="float" office:value="190">
            <text:p>190</text:p>
          </table:table-cell>
          <table:table-cell table:formula="oooc:=[.D17]+[.Y18]" office:value-type="float" office:value="30.5">
            <text:p>30.5</text:p>
          </table:table-cell>
          <table:table-cell table:formula="oooc:=[.E17]+[.Z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ooc:=[.T17]*[.X18]" office:value-type="float" office:value="193.375">
            <text:p>193.38</text:p>
          </table:table-cell>
          <table:table-cell table:formula="oooc:=[.U8]*[$globals.$C$6]" office:value-type="float" office:value="600000">
            <text:p>600000</text:p>
          </table:table-cell>
          <table:table-cell table:formula="oooc:=MAX(10^(FLOOR(LOG([.U18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U19]-[.V19]/2);[.V19])" office:value-type="float" office:value="600000">
            <text:p>600,000</text:p>
          </table:table-cell>
          <table:table-cell table:formula="oooc:=CEILING(([.T19]-[.C17]/2);[.C17])" office:value-type="float" office:value="260">
            <text:p>260</text:p>
          </table:table-cell>
          <table:table-cell table:formula="oooc:=[.D17]+[.Y19]" office:value-type="float" office:value="24.5">
            <text:p>24.5</text:p>
          </table:table-cell>
          <table:table-cell table:formula="oooc:=[.E17]+[.Z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table:formula="oooc:=[.T17]*[.X19]" office:value-type="float" office:value="261.625">
            <text:p>261.63</text:p>
          </table:table-cell>
          <table:table-cell table:formula="oooc:=[.U9]*[$globals.$C$6]" office:value-type="float" office:value="600000">
            <text:p>600000</text:p>
          </table:table-cell>
          <table:table-cell table:formula="oooc:=MAX(10^(FLOOR(LOG([.U19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U20]-[.V20]/2);[.V20])" office:value-type="float" office:value="600000">
            <text:p>600,000</text:p>
          </table:table-cell>
          <table:table-cell table:formula="oooc:=CEILING(([.T20]-[.C17]/2);[.C17])" office:value-type="float" office:value="230">
            <text:p>230</text:p>
          </table:table-cell>
          <table:table-cell table:formula="oooc:=[.D17]+[.Y20]" office:value-type="float" office:value="20.5">
            <text:p>20.5</text:p>
          </table:table-cell>
          <table:table-cell table:formula="oooc:=[.E17]+[.Z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table:formula="oooc:=[.T17]*[.X20]" office:value-type="float" office:value="227.5">
            <text:p>227.5</text:p>
          </table:table-cell>
          <table:table-cell table:formula="oooc:=[.U10]*[$globals.$C$6]" office:value-type="float" office:value="600000">
            <text:p>600000</text:p>
          </table:table-cell>
          <table:table-cell table:formula="oooc:=MAX(10^(FLOOR(LOG([.U20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U23]-[.V23]/2);[.V23])" office:value-type="float" office:value="15000000">
            <text:p>15,000,000</text:p>
          </table:table-cell>
          <table:table-cell table:formula="oooc:=CEILING(([.T23]-[.C22]/2);[.C22])" office:value-type="float" office:value="620">
            <text:p>620</text:p>
          </table:table-cell>
          <table:table-cell table:formula="oooc:=[.D22]+[.Y23]" office:value-type="float" office:value="31.5">
            <text:p>31.5</text:p>
          </table:table-cell>
          <table:table-cell table:formula="oooc:=[.E22]+[.Z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ooc:=[.T22]*[.X23]" office:value-type="float" office:value="628.46875">
            <text:p>628.47</text:p>
          </table:table-cell>
          <table:table-cell table:formula="oooc:=[.U18]*[$globals.$C$7]" office:value-type="float" office:value="15000000">
            <text:p>15000000</text:p>
          </table:table-cell>
          <table:table-cell table:formula="oooc:=MAX(10^(FLOOR(LOG([.U23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U24]-[.V24]/2);[.V24])" office:value-type="float" office:value="15000000">
            <text:p>15,000,000</text:p>
          </table:table-cell>
          <table:table-cell table:formula="oooc:=CEILING(([.T24]-[.C22]/2);[.C22])" office:value-type="float" office:value="860">
            <text:p>860</text:p>
          </table:table-cell>
          <table:table-cell table:formula="oooc:=[.D22]+[.Y24]" office:value-type="float" office:value="25.5">
            <text:p>25.5</text:p>
          </table:table-cell>
          <table:table-cell table:formula="oooc:=[.E22]+[.Z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table:formula="oooc:=[.T22]*[.X24]" office:value-type="float" office:value="850.28125">
            <text:p>850.28</text:p>
          </table:table-cell>
          <table:table-cell table:formula="oooc:=[.U19]*[$globals.$C$7]" office:value-type="float" office:value="15000000">
            <text:p>15000000</text:p>
          </table:table-cell>
          <table:table-cell table:formula="oooc:=MAX(10^(FLOOR(LOG([.U24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U25]-[.V25]/2);[.V25])" office:value-type="float" office:value="15000000">
            <text:p>15,000,000</text:p>
          </table:table-cell>
          <table:table-cell table:formula="oooc:=CEILING(([.T25]-[.C22]/2);[.C22])" office:value-type="float" office:value="740">
            <text:p>740</text:p>
          </table:table-cell>
          <table:table-cell table:formula="oooc:=[.D22]+[.Y25]" office:value-type="float" office:value="22.5">
            <text:p>22.5</text:p>
          </table:table-cell>
          <table:table-cell table:formula="oooc:=[.E22]+[.Z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table:formula="oooc:=[.T22]*[.X25]" office:value-type="float" office:value="739.375">
            <text:p>739.38</text:p>
          </table:table-cell>
          <table:table-cell table:formula="oooc:=[.U20]*[$globals.$C$7]" office:value-type="float" office:value="15000000">
            <text:p>15000000</text:p>
          </table:table-cell>
          <table:table-cell table:formula="oooc:=MAX(10^(FLOOR(LOG([.U25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U28]-[.V28]/2);[.V28])" office:value-type="float" office:value="18000000">
            <text:p>18,000,000</text:p>
          </table:table-cell>
          <table:table-cell table:formula="oooc:=CEILING(([.T28]-[.C27]/2);[.C27])" office:value-type="float" office:value="920">
            <text:p>920</text:p>
          </table:table-cell>
          <table:table-cell table:formula="oooc:=[.D27]+[.Y28]" office:value-type="float" office:value="29">
            <text:p>29</text:p>
          </table:table-cell>
          <table:table-cell table:formula="oooc:=[.E27]+[.Z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formula="oooc:=[.T27]*[.X28]" office:value-type="float" office:value="915.6875">
            <text:p>915.69</text:p>
          </table:table-cell>
          <table:table-cell table:formula="oooc:=[.U18]*[$globals.$C$6]" office:value-type="float" office:value="18000000">
            <text:p>18000000</text:p>
          </table:table-cell>
          <table:table-cell table:formula="oooc:=MAX(10^(FLOOR(LOG([.U28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U29]-[.V29]/2);[.V29])" office:value-type="float" office:value="18000000">
            <text:p>18,000,000</text:p>
          </table:table-cell>
          <table:table-cell table:formula="oooc:=CEILING(([.T29]-[.C27]/2);[.C27])" office:value-type="float" office:value="800">
            <text:p>800</text:p>
          </table:table-cell>
          <table:table-cell table:formula="oooc:=[.D27]+[.Y29]" office:value-type="float" office:value="25">
            <text:p>25</text:p>
          </table:table-cell>
          <table:table-cell table:formula="oooc:=[.E27]+[.Z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table:formula="oooc:=[.T27]*[.X29]" office:value-type="float" office:value="796.25">
            <text:p>796.25</text:p>
          </table:table-cell>
          <table:table-cell table:formula="oooc:=[.U19]*[$globals.$C$6]" office:value-type="float" office:value="18000000">
            <text:p>18000000</text:p>
          </table:table-cell>
          <table:table-cell table:formula="oooc:=MAX(10^(FLOOR(LOG([.U29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U30]-[.V30]/2);[.V30])" office:value-type="float" office:value="18000000">
            <text:p>18,000,000</text:p>
          </table:table-cell>
          <table:table-cell table:formula="oooc:=CEILING(([.T30]-[.C27]/2);[.C27])" office:value-type="float" office:value="680">
            <text:p>680</text:p>
          </table:table-cell>
          <table:table-cell table:formula="oooc:=[.D27]+[.Y30]" office:value-type="float" office:value="22">
            <text:p>22</text:p>
          </table:table-cell>
          <table:table-cell table:formula="oooc:=[.E27]+[.Z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formula="oooc:=[.T27]*[.X30]" office:value-type="float" office:value="676.8125">
            <text:p>676.81</text:p>
          </table:table-cell>
          <table:table-cell table:formula="oooc:=[.U20]*[$globals.$C$6]" office:value-type="float" office:value="18000000">
            <text:p>18000000</text:p>
          </table:table-cell>
          <table:table-cell table:formula="oooc:=MAX(10^(FLOOR(LOG([.U30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U33]-[.V33]/2);[.V33])" office:value-type="float" office:value="450000000">
            <text:p>450,000,000</text:p>
          </table:table-cell>
          <table:table-cell table:formula="oooc:=CEILING(([.T33]-[.C32]/2);[.C32])" office:value-type="float" office:value="3000">
            <text:p>3000</text:p>
          </table:table-cell>
          <table:table-cell table:formula="oooc:=[.D32]+[.Y33]" office:value-type="float" office:value="31">
            <text:p>31</text:p>
          </table:table-cell>
          <table:table-cell table:formula="oooc:=[.E32]+[.Z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formula="oooc:=[.T32]*[.X33]" office:value-type="float" office:value="2975.984375">
            <text:p>2975.98</text:p>
          </table:table-cell>
          <table:table-cell table:formula="oooc:=[.U28]*[$globals.$C$7]" office:value-type="float" office:value="450000000">
            <text:p>450000000</text:p>
          </table:table-cell>
          <table:table-cell table:formula="oooc:=MAX(10^(FLOOR(LOG([.U33];10);1)-1);5)" office:value-type="float" office:value="10000000">
            <text:p>1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U34]-[.V34]/2);[.V34])" office:value-type="float" office:value="450000000">
            <text:p>450,000,000</text:p>
          </table:table-cell>
          <table:table-cell table:formula="oooc:=CEILING(([.T34]-[.C32]/2);[.C32])" office:value-type="float" office:value="2600">
            <text:p>2600</text:p>
          </table:table-cell>
          <table:table-cell table:formula="oooc:=[.D32]+[.Y34]" office:value-type="float" office:value="26">
            <text:p>26</text:p>
          </table:table-cell>
          <table:table-cell table:formula="oooc:=[.E32]+[.Z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table:formula="oooc:=[.T32]*[.X34]" office:value-type="float" office:value="2587.8125">
            <text:p>2587.81</text:p>
          </table:table-cell>
          <table:table-cell table:formula="oooc:=[.U29]*[$globals.$C$7]" office:value-type="float" office:value="450000000">
            <text:p>450000000</text:p>
          </table:table-cell>
          <table:table-cell table:formula="oooc:=MAX(10^(FLOOR(LOG([.U34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U35]-[.V35]/2);[.V35])" office:value-type="float" office:value="450000000">
            <text:p>450,000,000</text:p>
          </table:table-cell>
          <table:table-cell table:formula="oooc:=CEILING(([.T35]-[.C32]/2);[.C32])" office:value-type="float" office:value="2200">
            <text:p>2200</text:p>
          </table:table-cell>
          <table:table-cell table:formula="oooc:=[.D32]+[.Y35]" office:value-type="float" office:value="22">
            <text:p>22</text:p>
          </table:table-cell>
          <table:table-cell table:formula="oooc:=[.E32]+[.Z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formula="oooc:=[.T32]*[.X35]" office:value-type="float" office:value="2199.640625">
            <text:p>2199.64</text:p>
          </table:table-cell>
          <table:table-cell table:formula="oooc:=[.U30]*[$globals.$C$7]" office:value-type="float" office:value="450000000">
            <text:p>450000000</text:p>
          </table:table-cell>
          <table:table-cell table:formula="oooc:=MAX(10^(FLOOR(LOG([.U35];10);1)-1);5)" office:value-type="float" office:value="10000000">
            <text:p>1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U38]-[.V38]/2);[.V38])" office:value-type="float" office:value="540000000">
            <text:p>540,000,000</text:p>
          </table:table-cell>
          <table:table-cell table:formula="oooc:=CEILING(([.T38]-[.C37]/2);[.C37])" office:value-type="float" office:value="2500">
            <text:p>2500</text:p>
          </table:table-cell>
          <table:table-cell table:formula="oooc:=[.D37]+[.Y38]" office:value-type="float" office:value="29.5">
            <text:p>29.5</text:p>
          </table:table-cell>
          <table:table-cell table:formula="oooc:=[.E37]+[.Z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37]*[.X38]" office:value-type="float" office:value="2508.1875">
            <text:p>2508.19</text:p>
          </table:table-cell>
          <table:table-cell table:formula="oooc:=[.U28]*[$globals.$C$6]" office:value-type="float" office:value="540000000">
            <text:p>540000000</text:p>
          </table:table-cell>
          <table:table-cell table:formula="oooc:=MAX(10^(FLOOR(LOG([.U38];10);1)-1);5)" office:value-type="float" office:value="10000000">
            <text:p>10000000</text:p>
          </table:table-cell>
          <table:table-cell/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U39]-[.V39]/2);[.V39])" office:value-type="float" office:value="540000000">
            <text:p>540,000,000</text:p>
          </table:table-cell>
          <table:table-cell table:formula="oooc:=CEILING(([.T39]-[.C37]/2);[.C37])" office:value-type="float" office:value="2800">
            <text:p>2800</text:p>
          </table:table-cell>
          <table:table-cell table:formula="oooc:=[.D37]+[.Y39]" office:value-type="float" office:value="25.5">
            <text:p>25.5</text:p>
          </table:table-cell>
          <table:table-cell table:formula="oooc:=[.E37]+[.Z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37]*[.X39]" office:value-type="float" office:value="2786.875">
            <text:p>2786.88</text:p>
          </table:table-cell>
          <table:table-cell table:formula="oooc:=[.U29]*[$globals.$C$6]" office:value-type="float" office:value="540000000">
            <text:p>540000000</text:p>
          </table:table-cell>
          <table:table-cell table:formula="oooc:=MAX(10^(FLOOR(LOG([.U39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U40]-[.V40]/2);[.V40])" office:value-type="float" office:value="540000000">
            <text:p>540,000,000</text:p>
          </table:table-cell>
          <table:table-cell table:formula="oooc:=CEILING(([.T40]-[.C37]/2);[.C37])" office:value-type="float" office:value="3100">
            <text:p>3100</text:p>
          </table:table-cell>
          <table:table-cell table:formula="oooc:=[.D37]+[.Y40]" office:value-type="float" office:value="22.5">
            <text:p>22.5</text:p>
          </table:table-cell>
          <table:table-cell table:formula="oooc:=[.E37]+[.Z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37]*[.X40]" office:value-type="float" office:value="3065.5625">
            <text:p>3065.56</text:p>
          </table:table-cell>
          <table:table-cell table:formula="oooc:=[.U30]*[$globals.$C$6]" office:value-type="float" office:value="540000000">
            <text:p>540000000</text:p>
          </table:table-cell>
          <table:table-cell table:formula="oooc:=MAX(10^(FLOOR(LOG([.U40];10);1)-1);5)" office:value-type="float" office:value="10000000">
            <text:p>10000000</text:p>
          </table:table-cell>
          <table:table-cell/>
          <table:table-cell office:value-type="float" office:value="1.1">
            <text:p>1.1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U43]-[.V43]/2);[.V43])" office:value-type="float" office:value="13000000000">
            <text:p>13,000,000,000</text:p>
          </table:table-cell>
          <table:table-cell table:formula="oooc:=CEILING(([.T43]-[.C42]/2);[.C42])" office:value-type="float" office:value="7600">
            <text:p>7600</text:p>
          </table:table-cell>
          <table:table-cell table:formula="oooc:=[.D42]+[.Y43]" office:value-type="float" office:value="31.5">
            <text:p>31.5</text:p>
          </table:table-cell>
          <table:table-cell table:formula="oooc:=[.E42]+[.Z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42]*[.X43]" office:value-type="float" office:value="7698.7421875">
            <text:p>7698.74</text:p>
          </table:table-cell>
          <table:table-cell table:formula="oooc:=[.U38]*[$globals.$C$7]" office:value-type="float" office:value="13500000000">
            <text:p>13500000000</text:p>
          </table:table-cell>
          <table:table-cell table:formula="oooc:=MAX(10^(FLOOR(LOG([.U43];10);1)-1);5)" office:value-type="float" office:value="1000000000">
            <text:p>100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U44]-[.V44]/2);[.V44])" office:value-type="float" office:value="13000000000">
            <text:p>13,000,000,000</text:p>
          </table:table-cell>
          <table:table-cell table:formula="oooc:=CEILING(([.T44]-[.C42]/2);[.C42])" office:value-type="float" office:value="9000">
            <text:p>9000</text:p>
          </table:table-cell>
          <table:table-cell table:formula="oooc:=[.D42]+[.Y44]" office:value-type="float" office:value="26.5">
            <text:p>26.5</text:p>
          </table:table-cell>
          <table:table-cell table:formula="oooc:=[.E42]+[.Z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42]*[.X44]" office:value-type="float" office:value="9057.34375">
            <text:p>9057.34</text:p>
          </table:table-cell>
          <table:table-cell table:formula="oooc:=[.U39]*[$globals.$C$7]" office:value-type="float" office:value="13500000000">
            <text:p>13500000000</text:p>
          </table:table-cell>
          <table:table-cell table:formula="oooc:=MAX(10^(FLOOR(LOG([.U44];10);1)-1);5)" office:value-type="float" office:value="1000000000">
            <text:p>1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U45]-[.V45]/2);[.V45])" office:value-type="float" office:value="13000000000">
            <text:p>13,000,000,000</text:p>
          </table:table-cell>
          <table:table-cell table:formula="oooc:=CEILING(([.T45]-[.C42]/2);[.C42])" office:value-type="float" office:value="10400">
            <text:p>10400</text:p>
          </table:table-cell>
          <table:table-cell table:formula="oooc:=[.D42]+[.Y45]" office:value-type="float" office:value="22.5">
            <text:p>22.5</text:p>
          </table:table-cell>
          <table:table-cell table:formula="oooc:=[.E42]+[.Z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42]*[.X45]" office:value-type="float" office:value="10415.9453125">
            <text:p>10415.95</text:p>
          </table:table-cell>
          <table:table-cell table:formula="oooc:=[.U40]*[$globals.$C$7]" office:value-type="float" office:value="13500000000">
            <text:p>13500000000</text:p>
          </table:table-cell>
          <table:table-cell table:formula="oooc:=MAX(10^(FLOOR(LOG([.U45];10);1)-1);5)" office:value-type="float" office:value="1000000000">
            <text:p>100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ooc:=[.T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U48]-[.V48]/2);[.V48])" office:value-type="float" office:value="340000000000">
            <text:p>340,000,000,000</text:p>
          </table:table-cell>
          <table:table-cell table:formula="oooc:=CEILING(([.T48]-[.C47]/2);[.C47])" office:value-type="float" office:value="23500">
            <text:p>23500</text:p>
          </table:table-cell>
          <table:table-cell table:formula="oooc:=[.D47]+[.Y48]" office:value-type="float" office:value="33.5">
            <text:p>33.5</text:p>
          </table:table-cell>
          <table:table-cell table:formula="oooc:=[.E47]+[.Z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47]*[.X48]" office:value-type="float" office:value="23549.09375">
            <text:p>23549.09</text:p>
          </table:table-cell>
          <table:table-cell table:formula="oooc:=[.U43]*[$globals.$C$7]" office:value-type="float" office:value="337500000000">
            <text:p>337500000000</text:p>
          </table:table-cell>
          <table:table-cell table:formula="oooc:=MAX(10^(FLOOR(LOG([.U48];10);1)-1);5)" office:value-type="float" office:value="10000000000">
            <text:p>10000000000</text:p>
          </table:table-cell>
          <table:table-cell/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U49]-[.V49]/2);[.V49])" office:value-type="float" office:value="340000000000">
            <text:p>340,000,000,000</text:p>
          </table:table-cell>
          <table:table-cell table:formula="oooc:=CEILING(([.T49]-[.C47]/2);[.C47])" office:value-type="float" office:value="29500">
            <text:p>29500</text:p>
          </table:table-cell>
          <table:table-cell table:formula="oooc:=[.D47]+[.Y49]" office:value-type="float" office:value="27.5">
            <text:p>27.5</text:p>
          </table:table-cell>
          <table:table-cell table:formula="oooc:=[.E47]+[.Z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47]*[.X49]" office:value-type="float" office:value="29436.3671875">
            <text:p>29436.37</text:p>
          </table:table-cell>
          <table:table-cell table:formula="oooc:=[.U44]*[$globals.$C$7]" office:value-type="float" office:value="337500000000">
            <text:p>337500000000</text:p>
          </table:table-cell>
          <table:table-cell table:formula="oooc:=MAX(10^(FLOOR(LOG([.U49];10);1)-1);5)" office:value-type="float" office:value="10000000000">
            <text:p>10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U50]-[.V50]/2);[.V50])" office:value-type="float" office:value="340000000000">
            <text:p>340,000,000,000</text:p>
          </table:table-cell>
          <table:table-cell table:formula="oooc:=CEILING(([.T50]-[.C47]/2);[.C47])" office:value-type="float" office:value="35500">
            <text:p>35500</text:p>
          </table:table-cell>
          <table:table-cell table:formula="oooc:=[.D47]+[.Y50]" office:value-type="float" office:value="22.5">
            <text:p>22.5</text:p>
          </table:table-cell>
          <table:table-cell table:formula="oooc:=[.E47]+[.Z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47]*[.X50]" office:value-type="float" office:value="35323.640625">
            <text:p>35323.64</text:p>
          </table:table-cell>
          <table:table-cell table:formula="oooc:=[.U45]*[$globals.$C$7]" office:value-type="float" office:value="337500000000">
            <text:p>337500000000</text:p>
          </table:table-cell>
          <table:table-cell table:formula="oooc:=MAX(10^(FLOOR(LOG([.U50];10);1)-1);5)" office:value-type="float" office:value="10000000000">
            <text:p>10000000000</text:p>
          </table:table-cell>
          <table:table-cell/>
          <table:table-cell office:value-type="float" office:value="1.2">
            <text:p>1.2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bombardment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8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39]*[$globals.$C$40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8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39]*[$globals.$C$40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37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8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39]*[$globals.$C$40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37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8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39]*[$globals.$C$40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37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8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39]*[$globals.$C$40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37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8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39]*[$globals.$C$40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37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8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39]*[$globals.$C$40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8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39]*[$globals.$C$40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37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8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39]*[$globals.$C$40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37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8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39]*[$globals.$C$40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37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8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39]*[$globals.$C$40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37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8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39]*[$globals.$C$40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37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8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39]*[$globals.$C$40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Mine Launcher</text:p>
          </table:table-cell>
          <table:table-cell table:style-name="ce8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39]*[$globals.$C$40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37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Mine Booster</text:p>
          </table:table-cell>
          <table:table-cell table:style-name="ce8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39]*[$globals.$C$40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37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8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39]*[$globals.$C$40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37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8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39]*[$globals.$C$40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37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Mine 'Porter</text:p>
          </table:table-cell>
          <table:table-cell table:style-name="ce8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39]*[$globals.$C$40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37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8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39]*[$globals.$C$40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8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2" office:value-type="float" office:value="100">
            <text:p>100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39]*[$globals.$C$40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37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8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2" office:value-type="float" office:value="200">
            <text:p>200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39]*[$globals.$C$40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37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8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2" office:value-type="float" office:value="400">
            <text:p>400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39]*[$globals.$C$40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37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8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2" office:value-type="float" office:value="800">
            <text:p>800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39]*[$globals.$C$40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37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8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2" office:value-type="float" office:value="1600">
            <text:p>1600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39]*[$globals.$C$40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37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8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39]*[$globals.$C$40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8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39]*[$globals.$C$40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37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8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39]*[$globals.$C$40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37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8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39]*[$globals.$C$40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37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8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39]*[$globals.$C$40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37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8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39]*[$globals.$C$40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37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ce8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39]*[$globals.$C$50]" office:value-type="float" office:value="846.05403901271">
            <text:p>846.05</text:p>
          </table:table-cell>
          <table:table-cell/>
          <table:table-cell table:formula="oooc:=[$globals.$C$49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39]*[$globals.$C$50]" office:value-type="float" office:value="4904.30439930731">
            <text:p>4904.3</text:p>
          </table:table-cell>
          <table:table-cell/>
          <table:table-cell table:formula="oooc:=[.H3]*[$globals.$C$47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39]*[$globals.$C$50]" office:value-type="float" office:value="28428.6824859703">
            <text:p>28428.68</text:p>
          </table:table-cell>
          <table:table-cell/>
          <table:table-cell table:formula="oooc:=[.H4]*[$globals.$C$47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39]*[$globals.$C$50]" office:value-type="float" office:value="164791.970906672">
            <text:p>164791.97</text:p>
          </table:table-cell>
          <table:table-cell/>
          <table:table-cell table:formula="oooc:=[.H5]*[$globals.$C$47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39]*[$globals.$C$50]" office:value-type="float" office:value="955246.297070123">
            <text:p>955246.3</text:p>
          </table:table-cell>
          <table:table-cell/>
          <table:table-cell table:formula="oooc:=[.H6]*[$globals.$C$47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39]*[$globals.$C$50]" office:value-type="float" office:value="5537256.96128098">
            <text:p>5537256.96</text:p>
          </table:table-cell>
          <table:table-cell/>
          <table:table-cell table:formula="oooc:=[.H7]*[$globals.$C$47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39]*[$globals.$C$50]" office:value-type="float" office:value="32097705.8474836">
            <text:p>32097705.85</text:p>
          </table:table-cell>
          <table:table-cell/>
          <table:table-cell table:formula="oooc:=[.H8]*[$globals.$C$47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39]*[$globals.$C$50]" office:value-type="float" office:value="186060124.692722">
            <text:p>186060124.69</text:p>
          </table:table-cell>
          <table:table-cell/>
          <table:table-cell table:formula="oooc:=[.H9]*[$globals.$C$47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39]*[$globals.$C$50]" office:value-type="float" office:value="1078530975.55211">
            <text:p>1078530975.55</text:p>
          </table:table-cell>
          <table:table-cell/>
          <table:table-cell table:formula="oooc:=[.H10]*[$globals.$C$47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39]*[$globals.$C$50]" office:value-type="float" office:value="6251898772.75671">
            <text:p>6251898772.76</text:p>
          </table:table-cell>
          <table:table-cell/>
          <table:table-cell table:formula="oooc:=[.H11]*[$globals.$C$47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39]*[$globals.$C$50]" office:value-type="float" office:value="36240255635.4844">
            <text:p>36240255635.48</text:p>
          </table:table-cell>
          <table:table-cell/>
          <table:table-cell table:formula="oooc:=[.H12]*[$globals.$C$47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39]*[$globals.$C$50]" office:value-type="float" office:value="210073159573.271">
            <text:p>210073159573.27</text:p>
          </table:table-cell>
          <table:table-cell/>
          <table:table-cell table:formula="oooc:=[.H13]*[$globals.$C$47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office:forms form:automatic-focus="false" form:apply-design-mode="false"/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25">
            <text:p>1.2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0.75">
            <text:p>0.75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4">
            <text:p>0.4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25">
            <text:p>1.2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andling</text:p>
          </table:table-cell>
          <table:table-cell office:value-type="string">
            <text:p>Handling I</text:p>
          </table:table-cell>
          <table:table-cell/>
          <table:table-cell table:formula="oooc:=[.D12]" office:value-type="float" office:value="0.75">
            <text:p>0.75</text:p>
          </table:table-cell>
        </table:table-row>
        <table:table-row table:style-name="ro1">
          <table:table-cell office:value-type="string">
            <text:p>Basic handling</text:p>
          </table:table-cell>
          <table:table-cell office:value-type="string">
            <text:p>Handling II</text:p>
          </table:table-cell>
          <table:table-cell/>
          <table:table-cell table:formula="oooc:=[.D13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</text:p>
          </table:table-cell>
          <table:table-cell/>
          <table:table-cell table:formula="oooc:=[.D15]" office:value-type="float" office:value="0.4">
            <text:p>0.4</text:p>
          </table:table-cell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I</text:p>
          </table:table-cell>
          <table:table-cell/>
          <table:table-cell table:formula="oooc:=[.D16]" office:value-type="float" office:value="1.25">
            <text:p>1.25</text:p>
          </table:table-cell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II</text:p>
          </table:table-cell>
          <table:table-cell/>
          <table:table-cell table:formula="oooc:=[.D17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9]" office:value-type="float" office:value="0.75">
            <text:p>0.75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20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9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30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31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32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8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0" table:formula="oooc:=[$globals.$D$22]" office:value-type="float" office:value="1">
            <text:p>1</text:p>
          </table:table-cell>
          <table:table-cell table:formula="oooc:=[$globals.$D$21]" office:value-type="float" office:value="5">
            <text:p>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0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7]*[$globals.$C$24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26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3">
            <text:p>6.3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29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744858076951">
            <text:p>1.02</text:p>
          </table:table-cell>
          <table:table-cell/>
          <table:table-cell table:formula="oooc:=[.I6]^[$globals.$C$17]*[$globals.$C$24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26]/[.$K6]" office:value-type="float" office:value="378">
            <text:p>378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">
            <text:p>7.8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29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0.995091761951231">
            <text:p>1</text:p>
          </table:table-cell>
          <table:table-cell/>
          <table:table-cell table:formula="oooc:=[.I7]^[$globals.$C$17]*[$globals.$C$24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26]/[.$K7]" office:value-type="float" office:value="468">
            <text:p>468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">
            <text:p>9.8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29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5147782968045">
            <text:p>1</text:p>
          </table:table-cell>
          <table:table-cell/>
          <table:table-cell table:formula="oooc:=[.I8]^[$globals.$C$17]*[$globals.$C$24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26]/[.$K8]" office:value-type="float" office:value="588">
            <text:p>588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">
            <text:p>12</text:p>
          </table:table-cell>
          <table:table-cell table:formula="oooc:=CEILING(([.T9]-[.W9]/2);[.W9])" office:value-type="float" office:value="720">
            <text:p>72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29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0.974693588214052">
            <text:p>0.97</text:p>
          </table:table-cell>
          <table:table-cell/>
          <table:table-cell table:formula="oooc:=[.I9]^[$globals.$C$17]*[$globals.$C$24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26]/[.$K9]" office:value-type="float" office:value="720">
            <text:p>72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">
            <text:p>15</text:p>
          </table:table-cell>
          <table:table-cell table:formula="oooc:=CEILING(([.T10]-[.W10]/2);[.W10])" office:value-type="float" office:value="900">
            <text:p>9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29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0.977681030965714">
            <text:p>0.98</text:p>
          </table:table-cell>
          <table:table-cell/>
          <table:table-cell table:formula="oooc:=[.I10]^[$globals.$C$17]*[$globals.$C$24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26]/[.$K10]" office:value-type="float" office:value="900">
            <text:p>90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3.97058823529412">
            <text:p>3.97</text:p>
          </table:table-cell>
          <table:table-cell/>
          <table:table-cell table:style-name="ce10" office:value-type="float" office:value="4.5">
            <text:p>4.5</text:p>
          </table:table-cell>
          <table:table-cell table:formula="oooc:=[.I4]*[$globals.$C$13]" office:value-type="float" office:value="16.25">
            <text:p>16.25</text:p>
          </table:table-cell>
          <table:table-cell table:style-name="ce10" office:value-type="float" office:value="1.05">
            <text:p>1.05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0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">
            <text:p>3.4</text:p>
          </table:table-cell>
          <table:table-cell table:formula="oooc:=CEILING(([.T13]-[.W13]/2);[.W13])" office:value-type="float" office:value="200">
            <text:p>200</text:p>
          </table:table-cell>
          <table:table-cell table:formula="oooc:=[.F12]" office:value-type="float" office:value="3.97058823529412">
            <text:p>3.97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84382999708125">
            <text:p>0.98</text:p>
          </table:table-cell>
          <table:table-cell/>
          <table:table-cell table:formula="oooc:=[.I13]^[$globals.$C$17]*[$globals.$C$24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26]/[.$K13]" office:value-type="float" office:value="204">
            <text:p>204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">
            <text:p>4.3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3.97058823529412">
            <text:p>3.97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29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529973616775">
            <text:p>1.01</text:p>
          </table:table-cell>
          <table:table-cell/>
          <table:table-cell table:formula="oooc:=[.I14]^[$globals.$C$17]*[$globals.$C$24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26]/[.$K14]" office:value-type="float" office:value="258">
            <text:p>25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3.97058823529412">
            <text:p>3.97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29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17]*[$globals.$C$24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26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8">
            <text:p>6.8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3.97058823529412">
            <text:p>3.97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29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9606559750975">
            <text:p>0.98</text:p>
          </table:table-cell>
          <table:table-cell/>
          <table:table-cell table:formula="oooc:=[.I16]^[$globals.$C$17]*[$globals.$C$24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26]/[.$K16]" office:value-type="float" office:value="408">
            <text:p>408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5">
            <text:p>8.5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3.97058823529412">
            <text:p>3.97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29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1126146908596">
            <text:p>1.01</text:p>
          </table:table-cell>
          <table:table-cell/>
          <table:table-cell table:formula="oooc:=[.I17]^[$globals.$C$17]*[$globals.$C$24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26]/[.$K17]" office:value-type="float" office:value="510">
            <text:p>510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1">
            <text:p>11</text:p>
          </table:table-cell>
          <table:table-cell table:formula="oooc:=CEILING(([.T18]-[.W18]/2);[.W18])" office:value-type="float" office:value="660">
            <text:p>660</text:p>
          </table:table-cell>
          <table:table-cell table:formula="oooc:=[.F17]" office:value-type="float" office:value="3.97058823529412">
            <text:p>3.97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29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1.02568538579269">
            <text:p>1.03</text:p>
          </table:table-cell>
          <table:table-cell/>
          <table:table-cell table:formula="oooc:=[.I18]^[$globals.$C$17]*[$globals.$C$24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26]/[.$K18]" office:value-type="float" office:value="660">
            <text:p>66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15.118778280543">
            <text:p>15.12</text:p>
          </table:table-cell>
          <table:table-cell/>
          <table:table-cell table:style-name="ce10" office:value-type="float" office:value="20">
            <text:p>20</text:p>
          </table:table-cell>
          <table:table-cell table:formula="oooc:=[.I12]*[$globals.$C$13]" office:value-type="float" office:value="52.8125">
            <text:p>52.81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0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">
            <text:p>2.6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5.118778280543">
            <text:p>15.1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64151022067772">
            <text:p>0.96</text:p>
          </table:table-cell>
          <table:table-cell/>
          <table:table-cell table:formula="oooc:=[.I21]^[$globals.$C$17]*[$globals.$C$24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26]/[.$K21]" office:value-type="float" office:value="156">
            <text:p>156</text:p>
          </table:table-cell>
          <table:table-cell table:formula="oooc:=MAX(10^(FLOOR(LOG([.Q21];10);1)-1);5)" office:value-type="float" office:value="10000">
            <text:p>10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">
            <text:p>3.3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5.118778280543">
            <text:p>15.1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29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88160712413328">
            <text:p>0.99</text:p>
          </table:table-cell>
          <table:table-cell/>
          <table:table-cell table:formula="oooc:=[.I22]^[$globals.$C$17]*[$globals.$C$24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26]/[.$K22]" office:value-type="float" office:value="198">
            <text:p>198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">
            <text:p>4.1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5.118778280543">
            <text:p>15.1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29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0.991378337929344">
            <text:p>0.99</text:p>
          </table:table-cell>
          <table:table-cell/>
          <table:table-cell table:formula="oooc:=[.I23]^[$globals.$C$17]*[$globals.$C$24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26]/[.$K23]" office:value-type="float" office:value="246">
            <text:p>246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2">
            <text:p>5.2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5.118778280543">
            <text:p>15.1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29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685480733207">
            <text:p>1</text:p>
          </table:table-cell>
          <table:table-cell/>
          <table:table-cell table:formula="oooc:=[.I24]^[$globals.$C$17]*[$globals.$C$24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26]/[.$K24]" office:value-type="float" office:value="312">
            <text:p>312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">
            <text:p>6.5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5.118778280543">
            <text:p>15.1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29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013747834965">
            <text:p>1</text:p>
          </table:table-cell>
          <table:table-cell/>
          <table:table-cell table:formula="oooc:=[.I25]^[$globals.$C$17]*[$globals.$C$24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26]/[.$K25]" office:value-type="float" office:value="390">
            <text:p>390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2">
            <text:p>8.2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5.118778280543">
            <text:p>15.1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29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75726548973229">
            <text:p>0.98</text:p>
          </table:table-cell>
          <table:table-cell/>
          <table:table-cell table:formula="oooc:=[.I26]^[$globals.$C$17]*[$globals.$C$24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26]/[.$K26]" office:value-type="float" office:value="492">
            <text:p>492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0.1">
            <text:p>0.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25.9480427233505">
            <text:p>25.95</text:p>
          </table:table-cell>
          <table:table-cell/>
          <table:table-cell table:style-name="ce10" office:value-type="float" office:value="40">
            <text:p>40</text:p>
          </table:table-cell>
          <table:table-cell table:formula="oooc:=[.I20]*[$globals.$C$13]" office:value-type="float" office:value="171.640625">
            <text:p>171.64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0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3">
            <text:p>4.3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9480427233505">
            <text:p>25.95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2574178676618">
            <text:p>0.99</text:p>
          </table:table-cell>
          <table:table-cell/>
          <table:table-cell table:formula="oooc:=[.I29]^[$globals.$C$17]*[$globals.$C$24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26]/[.$K29]" office:value-type="float" office:value="258">
            <text:p>258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4">
            <text:p>5.4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9480427233505">
            <text:p>25.95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29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653806252789">
            <text:p>1.01</text:p>
          </table:table-cell>
          <table:table-cell/>
          <table:table-cell table:formula="oooc:=[.I30]^[$globals.$C$17]*[$globals.$C$24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26]/[.$K30]" office:value-type="float" office:value="324">
            <text:p>324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">
            <text:p>6.7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9480427233505">
            <text:p>25.95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29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269022649068">
            <text:p>0.99</text:p>
          </table:table-cell>
          <table:table-cell/>
          <table:table-cell table:formula="oooc:=[.I31]^[$globals.$C$17]*[$globals.$C$24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26]/[.$K31]" office:value-type="float" office:value="402">
            <text:p>402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">
            <text:p>8.4</text:p>
          </table:table-cell>
          <table:table-cell table:formula="oooc:=CEILING(([.T32]-[.W32]/2);[.W32])" office:value-type="float" office:value="500">
            <text:p>500</text:p>
          </table:table-cell>
          <table:table-cell table:formula="oooc:=[.F31]" office:value-type="float" office:value="25.9480427233505">
            <text:p>25.95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29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4625646615616">
            <text:p>0.99</text:p>
          </table:table-cell>
          <table:table-cell/>
          <table:table-cell table:formula="oooc:=[.I32]^[$globals.$C$17]*[$globals.$C$24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26]/[.$K32]" office:value-type="float" office:value="504">
            <text:p>504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1">
            <text:p>11</text:p>
          </table:table-cell>
          <table:table-cell table:formula="oooc:=CEILING(([.T33]-[.W33]/2);[.W33])" office:value-type="float" office:value="660">
            <text:p>660</text:p>
          </table:table-cell>
          <table:table-cell table:formula="oooc:=[.F32]" office:value-type="float" office:value="25.9480427233505">
            <text:p>25.95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29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1.02020327179383">
            <text:p>1.02</text:p>
          </table:table-cell>
          <table:table-cell/>
          <table:table-cell table:formula="oooc:=[.I33]^[$globals.$C$17]*[$globals.$C$24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26]/[.$K33]" office:value-type="float" office:value="660">
            <text:p>660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1">
            <text:p>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">
            <text:p>13</text:p>
          </table:table-cell>
          <table:table-cell table:formula="oooc:=CEILING(([.T34]-[.W34]/2);[.W34])" office:value-type="float" office:value="780">
            <text:p>780</text:p>
          </table:table-cell>
          <table:table-cell table:formula="oooc:=[.F33]" office:value-type="float" office:value="25.9480427233505">
            <text:p>25.95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29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0.995724381846187">
            <text:p>1</text:p>
          </table:table-cell>
          <table:table-cell/>
          <table:table-cell table:formula="oooc:=[.I34]^[$globals.$C$17]*[$globals.$C$24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26]/[.$K34]" office:value-type="float" office:value="780">
            <text:p>780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41.0259594409731">
            <text:p>41.03</text:p>
          </table:table-cell>
          <table:table-cell/>
          <table:table-cell table:style-name="ce10" office:value-type="float" office:value="75">
            <text:p>75</text:p>
          </table:table-cell>
          <table:table-cell table:formula="oooc:=[.I28]*[$globals.$C$13]" office:value-type="float" office:value="557.83203125">
            <text:p>557.83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0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">
            <text:p>7.4</text:p>
          </table:table-cell>
          <table:table-cell table:formula="oooc:=CEILING(([.T37]-[.W37]/2);[.W37])" office:value-type="float" office:value="440">
            <text:p>440</text:p>
          </table:table-cell>
          <table:table-cell table:formula="oooc:=[.F36]" office:value-type="float" office:value="41.0259594409731">
            <text:p>41.03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0.99547380816501">
            <text:p>1</text:p>
          </table:table-cell>
          <table:table-cell/>
          <table:table-cell table:formula="oooc:=[.I37]^[$globals.$C$17]*[$globals.$C$24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26]/[.$K37]" office:value-type="float" office:value="444">
            <text:p>444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">
            <text:p>9.3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1.0259594409731">
            <text:p>41.03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29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5804403875527">
            <text:p>1</text:p>
          </table:table-cell>
          <table:table-cell/>
          <table:table-cell table:formula="oooc:=[.I38]^[$globals.$C$17]*[$globals.$C$24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26]/[.$K38]" office:value-type="float" office:value="558">
            <text:p>558</text:p>
          </table:table-cell>
          <table:table-cell table:formula="oooc:=MAX(10^(FLOOR(LOG([.Q38];10);1)-1);5)" office:value-type="float" office:value="1000000">
            <text:p>1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2">
            <text:p>12</text:p>
          </table:table-cell>
          <table:table-cell table:formula="oooc:=CEILING(([.T39]-[.W39]/2);[.W39])" office:value-type="float" office:value="720">
            <text:p>720</text:p>
          </table:table-cell>
          <table:table-cell table:formula="oooc:=[.F38]" office:value-type="float" office:value="41.0259594409731">
            <text:p>41.03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29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90400564464495">
            <text:p>0.99</text:p>
          </table:table-cell>
          <table:table-cell/>
          <table:table-cell table:formula="oooc:=[.I39]^[$globals.$C$17]*[$globals.$C$24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26]/[.$K39]" office:value-type="float" office:value="720">
            <text:p>720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1">
            <text:p>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5">
            <text:p>15</text:p>
          </table:table-cell>
          <table:table-cell table:formula="oooc:=CEILING(([.T40]-[.W40]/2);[.W40])" office:value-type="float" office:value="900">
            <text:p>900</text:p>
          </table:table-cell>
          <table:table-cell table:formula="oooc:=[.F39]" office:value-type="float" office:value="41.0259594409731">
            <text:p>41.03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29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3092430578357">
            <text:p>1.03</text:p>
          </table:table-cell>
          <table:table-cell/>
          <table:table-cell table:formula="oooc:=[.I40]^[$globals.$C$17]*[$globals.$C$24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26]/[.$K40]" office:value-type="float" office:value="900">
            <text:p>900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1">
            <text:p>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">
            <text:p>18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1.0259594409731">
            <text:p>41.03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29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0.998964258857406">
            <text:p>1</text:p>
          </table:table-cell>
          <table:table-cell/>
          <table:table-cell table:formula="oooc:=[.I41]^[$globals.$C$17]*[$globals.$C$24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26]/[.$K41]" office:value-type="float" office:value="1080">
            <text:p>1080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1">
            <text:p>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3">
            <text:p>23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1.0259594409731">
            <text:p>41.03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29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287771988504">
            <text:p>1</text:p>
          </table:table-cell>
          <table:table-cell/>
          <table:table-cell table:formula="oooc:=[.I42]^[$globals.$C$17]*[$globals.$C$24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26]/[.$K42]" office:value-type="float" office:value="1380">
            <text:p>1380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163.314877005412">
            <text:p>163.31</text:p>
          </table:table-cell>
          <table:table-cell/>
          <table:table-cell table:style-name="ce10" office:value-type="float" office:value="350">
            <text:p>350</text:p>
          </table:table-cell>
          <table:table-cell table:formula="oooc:=[.I36]*[$globals.$C$13]" office:value-type="float" office:value="1812.9541015625">
            <text:p>1812.9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0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2">
            <text:p>5.2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63.314877005412">
            <text:p>163.31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443100745182">
            <text:p>1</text:p>
          </table:table-cell>
          <table:table-cell/>
          <table:table-cell table:formula="oooc:=[.I45]^[$globals.$C$17]*[$globals.$C$24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26]/[.$K45]" office:value-type="float" office:value="312">
            <text:p>312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5">
            <text:p>6.5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63.314877005412">
            <text:p>163.31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29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6366028183603">
            <text:p>1</text:p>
          </table:table-cell>
          <table:table-cell/>
          <table:table-cell table:formula="oooc:=[.I46]^[$globals.$C$17]*[$globals.$C$24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26]/[.$K46]" office:value-type="float" office:value="390">
            <text:p>390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">
            <text:p>8.1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63.314877005412">
            <text:p>163.31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29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1217770504177">
            <text:p>0.99</text:p>
          </table:table-cell>
          <table:table-cell/>
          <table:table-cell table:formula="oooc:=[.I47]^[$globals.$C$17]*[$globals.$C$24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26]/[.$K47]" office:value-type="float" office:value="486">
            <text:p>486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">
            <text:p>10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63.314877005412">
            <text:p>163.31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29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0.988157078025659">
            <text:p>0.99</text:p>
          </table:table-cell>
          <table:table-cell/>
          <table:table-cell table:formula="oooc:=[.I48]^[$globals.$C$17]*[$globals.$C$24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26]/[.$K48]" office:value-type="float" office:value="600">
            <text:p>600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1">
            <text:p>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3">
            <text:p>13</text:p>
          </table:table-cell>
          <table:table-cell table:formula="oooc:=CEILING(([.T49]-[.W49]/2);[.W49])" office:value-type="float" office:value="780">
            <text:p>780</text:p>
          </table:table-cell>
          <table:table-cell table:formula="oooc:=[.F48]" office:value-type="float" office:value="163.314877005412">
            <text:p>163.31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29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2694328125629">
            <text:p>1.03</text:p>
          </table:table-cell>
          <table:table-cell/>
          <table:table-cell table:formula="oooc:=[.I49]^[$globals.$C$17]*[$globals.$C$24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26]/[.$K49]" office:value-type="float" office:value="780">
            <text:p>78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6">
            <text:p>16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63.314877005412">
            <text:p>163.31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29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2062220663735">
            <text:p>1.02</text:p>
          </table:table-cell>
          <table:table-cell/>
          <table:table-cell table:formula="oooc:=[.I50]^[$globals.$C$17]*[$globals.$C$24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26]/[.$K50]" office:value-type="float" office:value="960">
            <text:p>96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479.945760995497">
            <text:p>479.95</text:p>
          </table:table-cell>
          <table:table-cell/>
          <table:table-cell table:style-name="ce10" office:value-type="float" office:value="1200">
            <text:p>1200</text:p>
          </table:table-cell>
          <table:table-cell table:formula="oooc:=[.I44]*[$globals.$C$13]" office:value-type="float" office:value="5892.10083007812">
            <text:p>5892.1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0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">
            <text:p>4.9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79.945760995497">
            <text:p>479.95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2580445874459">
            <text:p>0.99</text:p>
          </table:table-cell>
          <table:table-cell/>
          <table:table-cell table:formula="oooc:=[.I53]^[$globals.$C$17]*[$globals.$C$24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26]/[.$K53]" office:value-type="float" office:value="294">
            <text:p>29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2">
            <text:p>6.2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79.945760995497">
            <text:p>479.95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29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1.00262800357046">
            <text:p>1</text:p>
          </table:table-cell>
          <table:table-cell/>
          <table:table-cell table:formula="oooc:=[.I54]^[$globals.$C$17]*[$globals.$C$24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26]/[.$K54]" office:value-type="float" office:value="372">
            <text:p>37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0.1">
            <text:p>0.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">
            <text:p>7.7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79.945760995497">
            <text:p>479.95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29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096621300228">
            <text:p>1.02</text:p>
          </table:table-cell>
          <table:table-cell/>
          <table:table-cell table:formula="oooc:=[.I55]^[$globals.$C$17]*[$globals.$C$24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26]/[.$K55]" office:value-type="float" office:value="462">
            <text:p>462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table:formula="oooc:=10^(FLOOR(LOG([.R55];10);1)-1)" office:value-type="float" office:value="0.1">
            <text:p>0.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7">
            <text:p>9.7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79.945760995497">
            <text:p>479.95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29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1260232483747">
            <text:p>1.01</text:p>
          </table:table-cell>
          <table:table-cell/>
          <table:table-cell table:formula="oooc:=[.I56]^[$globals.$C$17]*[$globals.$C$24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26]/[.$K56]" office:value-type="float" office:value="582">
            <text:p>582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0.1">
            <text:p>0.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">
            <text:p>12</text:p>
          </table:table-cell>
          <table:table-cell table:formula="oooc:=CEILING(([.T57]-[.W57]/2);[.W57])" office:value-type="float" office:value="720">
            <text:p>720</text:p>
          </table:table-cell>
          <table:table-cell table:formula="oooc:=[.F56]" office:value-type="float" office:value="479.945760995497">
            <text:p>479.95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29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78926123131532">
            <text:p>0.98</text:p>
          </table:table-cell>
          <table:table-cell/>
          <table:table-cell table:formula="oooc:=[.I57]^[$globals.$C$17]*[$globals.$C$24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26]/[.$K57]" office:value-type="float" office:value="720">
            <text:p>72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1">
            <text:p>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">
            <text:p>15</text:p>
          </table:table-cell>
          <table:table-cell table:formula="oooc:=CEILING(([.T58]-[.W58]/2);[.W58])" office:value-type="float" office:value="900">
            <text:p>900</text:p>
          </table:table-cell>
          <table:table-cell table:formula="oooc:=[.F57]" office:value-type="float" office:value="479.945760995497">
            <text:p>479.95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29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0.998842418297409">
            <text:p>1</text:p>
          </table:table-cell>
          <table:table-cell/>
          <table:table-cell table:formula="oooc:=[.I58]^[$globals.$C$17]*[$globals.$C$24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26]/[.$K58]" office:value-type="float" office:value="900">
            <text:p>90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8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0" office:value-type="float" office:value="0.4">
            <text:p>0.4</text:p>
          </table:table-cell>
          <table:table-cell table:formula="oooc:=[$globals.$D$21]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6"/>
          <table:table-cell table:formula="oooc:=[.I4]/[.J4]" office:value-type="float" office:value="2.5">
            <text:p>2.5</text:p>
          </table:table-cell>
          <table:table-cell table:number-columns-repeated="5"/>
          <table:table-cell table:style-name="ce10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80">
            <text:p>80</text:p>
          </table:table-cell>
          <table:table-cell table:formula="oooc:=CEILING(([.R5]-[.V5]/2);[.V5])" office:value-type="float" office:value="6.2">
            <text:p>6.2</text:p>
          </table:table-cell>
          <table:table-cell table:formula="oooc:=CEILING(([.T5]-[.W5]/2);[.W5])" office:value-type="float" office:value="370">
            <text:p>3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4">
            <text:p>0.4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2">
            <text:p>2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40">
            <text:p>40</text:p>
          </table:table-cell>
          <table:table-cell table:formula="oooc:=[.AA4]/[.M5]" office:value-type="float" office:value="20">
            <text:p>20</text:p>
          </table:table-cell>
          <table:table-cell table:formula="oooc:=([.D5]/[.C5])/([.R5]/[.Q5])" office:value-type="float" office:value="0.992">
            <text:p>0.99</text:p>
          </table:table-cell>
          <table:table-cell/>
          <table:table-cell table:formula="oooc:=[.I5]^[$globals.$C$17]*[$globals.$C$24]/[.R5]*[.K5]*[.Y5]" office:value-type="float" office:value="80">
            <text:p>80</text:p>
          </table:table-cell>
          <table:table-cell table:formula="oooc:=[.S5]/[.H5]" office:value-type="float" office:value="6.25">
            <text:p>6.25</text:p>
          </table:table-cell>
          <table:table-cell table:formula="oooc:=[.I5]/[.J5]" office:value-type="float" office:value="2.5">
            <text:p>2.5</text:p>
          </table:table-cell>
          <table:table-cell table:formula="oooc:=[.$D5]*[$globals.$C$26]/[.$K5]" office:value-type="float" office:value="372">
            <text:p>372</text:p>
          </table:table-cell>
          <table:table-cell table:formula="oooc:=MAX(10^(FLOOR(LOG([.Q5];10);1)-1);5)" office:value-type="float" office:value="5">
            <text:p>5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20">
            <text:p>120</text:p>
          </table:table-cell>
          <table:table-cell table:formula="oooc:=CEILING(([.R6]-[.V6]/2);[.V6])" office:value-type="float" office:value="7.8">
            <text:p>7.8</text:p>
          </table:table-cell>
          <table:table-cell table:formula="oooc:=CEILING(([.T6]-[.W6]/2);[.W6])" office:value-type="float" office:value="470">
            <text:p>47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4">
            <text:p>0.4</text:p>
          </table:table-cell>
          <table:table-cell table:formula="oooc:=[.I5]*[$globals.$C$29]" office:value-type="float" office:value="6.26457189257534">
            <text:p>6.26</text:p>
          </table:table-cell>
          <table:table-cell table:formula="oooc:=[.J5]" office:value-type="float" office:value="2">
            <text:p>2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60.7036169640887">
            <text:p>60.7</text:p>
          </table:table-cell>
          <table:table-cell table:formula="oooc:=[.AA4]/[.M6]" office:value-type="float" office:value="13.1787863723716">
            <text:p>13.18</text:p>
          </table:table-cell>
          <table:table-cell table:formula="oooc:=([.D6]/[.C6])/([.R6]/[.Q6])" office:value-type="float" office:value="1.00775859428599">
            <text:p>1.01</text:p>
          </table:table-cell>
          <table:table-cell/>
          <table:table-cell table:formula="oooc:=[.I6]^[$globals.$C$17]*[$globals.$C$24]/[.R6]*[.K6]*[.Y6]" office:value-type="float" office:value="121.407233928177">
            <text:p>121.41</text:p>
          </table:table-cell>
          <table:table-cell table:formula="oooc:=[.S6]/[.H6]" office:value-type="float" office:value="7.83071486571918">
            <text:p>7.83</text:p>
          </table:table-cell>
          <table:table-cell table:formula="oooc:=[.I6]/[.J6]" office:value-type="float" office:value="3.13228594628767">
            <text:p>3.13</text:p>
          </table:table-cell>
          <table:table-cell table:formula="oooc:=[.$D6]*[$globals.$C$26]/[.$K6]" office:value-type="float" office:value="468">
            <text:p>468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80">
            <text:p>180</text:p>
          </table:table-cell>
          <table:table-cell table:formula="oooc:=CEILING(([.R7]-[.V7]/2);[.V7])" office:value-type="float" office:value="9.8">
            <text:p>9.8</text:p>
          </table:table-cell>
          <table:table-cell table:formula="oooc:=CEILING(([.T7]-[.W7]/2);[.W7])" office:value-type="float" office:value="590">
            <text:p>5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4">
            <text:p>0.4</text:p>
          </table:table-cell>
          <table:table-cell table:formula="oooc:=[.I6]*[$globals.$C$29]" office:value-type="float" office:value="7.848972199449">
            <text:p>7.85</text:p>
          </table:table-cell>
          <table:table-cell table:formula="oooc:=[.J6]" office:value-type="float" office:value="2">
            <text:p>2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92.12322781307">
            <text:p>92.12</text:p>
          </table:table-cell>
          <table:table-cell table:formula="oooc:=[.AA4]/[.M7]" office:value-type="float" office:value="8.68402051243041">
            <text:p>8.68</text:p>
          </table:table-cell>
          <table:table-cell table:formula="oooc:=([.D7]/[.C7])/([.R7]/[.Q7])" office:value-type="float" office:value="1.02242134766408">
            <text:p>1.02</text:p>
          </table:table-cell>
          <table:table-cell/>
          <table:table-cell table:formula="oooc:=[.I7]^[$globals.$C$17]*[$globals.$C$24]/[.R7]*[.K7]*[.Y7]" office:value-type="float" office:value="184.24645562614">
            <text:p>184.25</text:p>
          </table:table-cell>
          <table:table-cell table:formula="oooc:=[.S7]/[.H7]" office:value-type="float" office:value="9.81121524931125">
            <text:p>9.81</text:p>
          </table:table-cell>
          <table:table-cell table:formula="oooc:=[.I7]/[.J7]" office:value-type="float" office:value="3.9244860997245">
            <text:p>3.92</text:p>
          </table:table-cell>
          <table:table-cell table:formula="oooc:=[.$D7]*[$globals.$C$26]/[.$K7]" office:value-type="float" office:value="588">
            <text:p>588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280">
            <text:p>280</text:p>
          </table:table-cell>
          <table:table-cell table:formula="oooc:=CEILING(([.R8]-[.V8]/2);[.V8])" office:value-type="float" office:value="12">
            <text:p>12</text:p>
          </table:table-cell>
          <table:table-cell table:formula="oooc:=CEILING(([.T8]-[.W8]/2);[.W8])" office:value-type="float" office:value="720">
            <text:p>72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4">
            <text:p>0.4</text:p>
          </table:table-cell>
          <table:table-cell table:formula="oooc:=[.I7]*[$globals.$C$29]" office:value-type="float" office:value="9.83409012525469">
            <text:p>9.83</text:p>
          </table:table-cell>
          <table:table-cell table:formula="oooc:=[.J7]" office:value-type="float" office:value="2">
            <text:p>2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39.805328366502">
            <text:p>139.81</text:p>
          </table:table-cell>
          <table:table-cell table:formula="oooc:=[.AA4]/[.M8]" office:value-type="float" office:value="5.72224255933068">
            <text:p>5.72</text:p>
          </table:table-cell>
          <table:table-cell table:formula="oooc:=([.D8]/[.C8])/([.R8]/[.Q8])" office:value-type="float" office:value="0.974838644540126">
            <text:p>0.97</text:p>
          </table:table-cell>
          <table:table-cell/>
          <table:table-cell table:formula="oooc:=[.I8]^[$globals.$C$17]*[$globals.$C$24]/[.R8]*[.K8]*[.Y8]" office:value-type="float" office:value="279.610656733004">
            <text:p>279.61</text:p>
          </table:table-cell>
          <table:table-cell table:formula="oooc:=[.S8]/[.H8]" office:value-type="float" office:value="12.2926126565684">
            <text:p>12.29</text:p>
          </table:table-cell>
          <table:table-cell table:formula="oooc:=[.I8]/[.J8]" office:value-type="float" office:value="4.91704506262735">
            <text:p>4.92</text:p>
          </table:table-cell>
          <table:table-cell table:formula="oooc:=[.$D8]*[$globals.$C$26]/[.$K8]" office:value-type="float" office:value="720">
            <text:p>720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1">
            <text:p>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420">
            <text:p>420</text:p>
          </table:table-cell>
          <table:table-cell table:formula="oooc:=CEILING(([.R9]-[.V9]/2);[.V9])" office:value-type="float" office:value="15">
            <text:p>15</text:p>
          </table:table-cell>
          <table:table-cell table:formula="oooc:=CEILING(([.T9]-[.W9]/2);[.W9])" office:value-type="float" office:value="900">
            <text:p>90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4">
            <text:p>0.4</text:p>
          </table:table-cell>
          <table:table-cell table:formula="oooc:=[.I8]*[$globals.$C$29]" office:value-type="float" office:value="12.3212729175447">
            <text:p>12.32</text:p>
          </table:table-cell>
          <table:table-cell table:formula="oooc:=[.J8]" office:value-type="float" office:value="2">
            <text:p>2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212.16722756747">
            <text:p>212.17</text:p>
          </table:table-cell>
          <table:table-cell table:formula="oooc:=[.AA4]/[.M9]" office:value-type="float" office:value="3.77061061301561">
            <text:p>3.77</text:p>
          </table:table-cell>
          <table:table-cell table:formula="oooc:=([.D9]/[.C9])/([.R9]/[.Q9])" office:value-type="float" office:value="0.983976384292282">
            <text:p>0.98</text:p>
          </table:table-cell>
          <table:table-cell/>
          <table:table-cell table:formula="oooc:=[.I9]^[$globals.$C$17]*[$globals.$C$24]/[.R9]*[.K9]*[.Y9]" office:value-type="float" office:value="424.33445513494">
            <text:p>424.33</text:p>
          </table:table-cell>
          <table:table-cell table:formula="oooc:=[.S9]/[.H9]" office:value-type="float" office:value="15.4015911469308">
            <text:p>15.4</text:p>
          </table:table-cell>
          <table:table-cell table:formula="oooc:=[.I9]/[.J9]" office:value-type="float" office:value="6.16063645877233">
            <text:p>6.16</text:p>
          </table:table-cell>
          <table:table-cell table:formula="oooc:=[.$D9]*[$globals.$C$26]/[.$K9]" office:value-type="float" office:value="900">
            <text:p>90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640">
            <text:p>640</text:p>
          </table:table-cell>
          <table:table-cell table:formula="oooc:=CEILING(([.R10]-[.V10]/2);[.V10])" office:value-type="float" office:value="19">
            <text:p>19</text:p>
          </table:table-cell>
          <table:table-cell table:formula="oooc:=CEILING(([.T10]-[.W10]/2);[.W10])" office:value-type="float" office:value="1100">
            <text:p>11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4">
            <text:p>0.4</text:p>
          </table:table-cell>
          <table:table-cell table:formula="oooc:=[.I9]*[$globals.$C$29]" office:value-type="float" office:value="15.4375">
            <text:p>15.44</text:p>
          </table:table-cell>
          <table:table-cell table:formula="oooc:=[.J9]" office:value-type="float" office:value="2">
            <text:p>2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21.982952864708">
            <text:p>321.98</text:p>
          </table:table-cell>
          <table:table-cell table:formula="oooc:=[.AA4]/[.M10]" office:value-type="float" office:value="2.4846035881165">
            <text:p>2.48</text:p>
          </table:table-cell>
          <table:table-cell table:formula="oooc:=([.D10]/[.C10])/([.R10]/[.Q10])" office:value-type="float" office:value="0.990716778045257">
            <text:p>0.99</text:p>
          </table:table-cell>
          <table:table-cell/>
          <table:table-cell table:formula="oooc:=[.I10]^[$globals.$C$17]*[$globals.$C$24]/[.R10]*[.K10]*[.Y10]" office:value-type="float" office:value="643.965905729417">
            <text:p>643.97</text:p>
          </table:table-cell>
          <table:table-cell table:formula="oooc:=[.S10]/[.H10]" office:value-type="float" office:value="19.296875">
            <text:p>19.3</text:p>
          </table:table-cell>
          <table:table-cell table:formula="oooc:=[.I10]/[.J10]" office:value-type="float" office:value="7.71875">
            <text:p>7.72</text:p>
          </table:table-cell>
          <table:table-cell table:formula="oooc:=[.$D10]*[$globals.$C$26]/[.$K10]" office:value-type="float" office:value="1140">
            <text:p>114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0">
            <text:p>10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3.16666666666667">
            <text:p>3.17</text:p>
          </table:table-cell>
          <table:table-cell/>
          <table:table-cell table:style-name="ce10" office:value-type="float" office:value="1.5">
            <text:p>1.5</text:p>
          </table:table-cell>
          <table:table-cell table:formula="oooc:=[.I4]*[$globals.$C$13]" office:value-type="float" office:value="16.25">
            <text:p>16.2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6"/>
          <table:table-cell table:formula="oooc:=[.I12]/[.J12]" office:value-type="float" office:value="8.125">
            <text:p>8.13</text:p>
          </table:table-cell>
          <table:table-cell table:number-columns-repeated="5"/>
          <table:table-cell table:style-name="ce10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700">
            <text:p>2,700</text:p>
          </table:table-cell>
          <table:table-cell table:formula="oooc:=CEILING(([.R13]-[.V13]/2);[.V13])" office:value-type="float" office:value="5.4">
            <text:p>5.4</text:p>
          </table:table-cell>
          <table:table-cell table:formula="oooc:=CEILING(([.T13]-[.W13]/2);[.W13])" office:value-type="float" office:value="320">
            <text:p>320</text:p>
          </table:table-cell>
          <table:table-cell table:formula="oooc:=[.F12]" office:value-type="float" office:value="3.16666666666667">
            <text:p>3.17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2">
            <text:p>2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239.11682364615">
            <text:p>1239.12</text:p>
          </table:table-cell>
          <table:table-cell table:formula="oooc:=[.AA12]/[.M13]" office:value-type="float" office:value="19.3686338059547">
            <text:p>19.37</text:p>
          </table:table-cell>
          <table:table-cell table:formula="oooc:=([.D13]/[.C13])/([.R13]/[.Q13])" office:value-type="float" office:value="0.980400124203548">
            <text:p>0.98</text:p>
          </table:table-cell>
          <table:table-cell/>
          <table:table-cell table:formula="oooc:=[.I13]^[$globals.$C$17]*[$globals.$C$24]/[.R13]*[.K13]*[.Y13]" office:value-type="float" office:value="2655.25033638461">
            <text:p>2655.25</text:p>
          </table:table-cell>
          <table:table-cell table:formula="oooc:=[.S13]/[.H13]" office:value-type="float" office:value="5.41666666666667">
            <text:p>5.42</text:p>
          </table:table-cell>
          <table:table-cell table:formula="oooc:=[.I13]/[.J13]" office:value-type="float" office:value="8.125">
            <text:p>8.13</text:p>
          </table:table-cell>
          <table:table-cell table:formula="oooc:=[.$D13]*[$globals.$C$26]/[.$K13]" office:value-type="float" office:value="324">
            <text:p>324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4000">
            <text:p>4,000</text:p>
          </table:table-cell>
          <table:table-cell table:formula="oooc:=CEILING(([.R14]-[.V14]/2);[.V14])" office:value-type="float" office:value="6.8">
            <text:p>6.8</text:p>
          </table:table-cell>
          <table:table-cell table:formula="oooc:=CEILING(([.T14]-[.W14]/2);[.W14])" office:value-type="float" office:value="410">
            <text:p>410</text:p>
          </table:table-cell>
          <table:table-cell table:formula="oooc:=[.F13]" office:value-type="float" office:value="3.16666666666667">
            <text:p>3.17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29]" office:value-type="float" office:value="20.3598586508699">
            <text:p>20.36</text:p>
          </table:table-cell>
          <table:table-cell table:formula="oooc:=[.J13]" office:value-type="float" office:value="2">
            <text:p>2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880.47182590936">
            <text:p>1880.47</text:p>
          </table:table-cell>
          <table:table-cell table:formula="oooc:=[.AA12]/[.M14]" office:value-type="float" office:value="12.7627543626686">
            <text:p>12.76</text:p>
          </table:table-cell>
          <table:table-cell table:formula="oooc:=([.D14]/[.C14])/([.R14]/[.Q14])" office:value-type="float" office:value="1.00938179489711">
            <text:p>1.01</text:p>
          </table:table-cell>
          <table:table-cell/>
          <table:table-cell table:formula="oooc:=[.I14]^[$globals.$C$17]*[$globals.$C$24]/[.R14]*[.K14]*[.Y14]" office:value-type="float" office:value="4029.58248409148">
            <text:p>4029.58</text:p>
          </table:table-cell>
          <table:table-cell table:formula="oooc:=[.S14]/[.H14]" office:value-type="float" office:value="6.78661955028995">
            <text:p>6.79</text:p>
          </table:table-cell>
          <table:table-cell table:formula="oooc:=[.I14]/[.J14]" office:value-type="float" office:value="10.1799293254349">
            <text:p>10.18</text:p>
          </table:table-cell>
          <table:table-cell table:formula="oooc:=[.$D14]*[$globals.$C$26]/[.$K14]" office:value-type="float" office:value="408">
            <text:p>40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6100">
            <text:p>6,100</text:p>
          </table:table-cell>
          <table:table-cell table:formula="oooc:=CEILING(([.R15]-[.V15]/2);[.V15])" office:value-type="float" office:value="8.5">
            <text:p>8.5</text:p>
          </table:table-cell>
          <table:table-cell table:formula="oooc:=CEILING(([.T15]-[.W15]/2);[.W15])" office:value-type="float" office:value="510">
            <text:p>510</text:p>
          </table:table-cell>
          <table:table-cell table:formula="oooc:=[.F14]" office:value-type="float" office:value="3.16666666666667">
            <text:p>3.17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29]" office:value-type="float" office:value="25.5091596482092">
            <text:p>25.51</text:p>
          </table:table-cell>
          <table:table-cell table:formula="oooc:=[.J14]" office:value-type="float" office:value="2">
            <text:p>2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853.78603579405">
            <text:p>2853.79</text:p>
          </table:table-cell>
          <table:table-cell table:formula="oooc:=[.AA12]/[.M15]" office:value-type="float" office:value="8.40988066343317">
            <text:p>8.41</text:p>
          </table:table-cell>
          <table:table-cell table:formula="oooc:=([.D15]/[.C15])/([.R15]/[.Q15])" office:value-type="float" office:value="1.00214097840812">
            <text:p>1</text:p>
          </table:table-cell>
          <table:table-cell/>
          <table:table-cell table:formula="oooc:=[.I15]^[$globals.$C$17]*[$globals.$C$24]/[.R15]*[.K15]*[.Y15]" office:value-type="float" office:value="6115.25579098726">
            <text:p>6115.26</text:p>
          </table:table-cell>
          <table:table-cell table:formula="oooc:=[.S15]/[.H15]" office:value-type="float" office:value="8.50305321606975">
            <text:p>8.5</text:p>
          </table:table-cell>
          <table:table-cell table:formula="oooc:=[.I15]/[.J15]" office:value-type="float" office:value="12.7545798241046">
            <text:p>12.75</text:p>
          </table:table-cell>
          <table:table-cell table:formula="oooc:=[.$D15]*[$globals.$C$26]/[.$K15]" office:value-type="float" office:value="510">
            <text:p>510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9300">
            <text:p>9,300</text:p>
          </table:table-cell>
          <table:table-cell table:formula="oooc:=CEILING(([.R16]-[.V16]/2);[.V16])" office:value-type="float" office:value="11">
            <text:p>11</text:p>
          </table:table-cell>
          <table:table-cell table:formula="oooc:=CEILING(([.T16]-[.W16]/2);[.W16])" office:value-type="float" office:value="660">
            <text:p>660</text:p>
          </table:table-cell>
          <table:table-cell table:formula="oooc:=[.F15]" office:value-type="float" office:value="3.16666666666667">
            <text:p>3.17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29]" office:value-type="float" office:value="31.9607929070777">
            <text:p>31.96</text:p>
          </table:table-cell>
          <table:table-cell table:formula="oooc:=[.J15]" office:value-type="float" office:value="2">
            <text:p>2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4330.87836035768">
            <text:p>4330.88</text:p>
          </table:table-cell>
          <table:table-cell table:formula="oooc:=[.AA12]/[.M16]" office:value-type="float" office:value="5.54160103402624">
            <text:p>5.54</text:p>
          </table:table-cell>
          <table:table-cell table:formula="oooc:=([.D16]/[.C16])/([.R16]/[.Q16])" office:value-type="float" office:value="1.03034496066151">
            <text:p>1.03</text:p>
          </table:table-cell>
          <table:table-cell/>
          <table:table-cell table:formula="oooc:=[.I16]^[$globals.$C$17]*[$globals.$C$24]/[.R16]*[.K16]*[.Y16]" office:value-type="float" office:value="9280.45362933789">
            <text:p>9280.45</text:p>
          </table:table-cell>
          <table:table-cell table:formula="oooc:=[.S16]/[.H16]" office:value-type="float" office:value="10.6535976356926">
            <text:p>10.65</text:p>
          </table:table-cell>
          <table:table-cell table:formula="oooc:=[.I16]/[.J16]" office:value-type="float" office:value="15.9803964535389">
            <text:p>15.98</text:p>
          </table:table-cell>
          <table:table-cell table:formula="oooc:=[.$D16]*[$globals.$C$26]/[.$K16]" office:value-type="float" office:value="660">
            <text:p>660</text:p>
          </table:table-cell>
          <table:table-cell table:formula="oooc:=MAX(10^(FLOOR(LOG([.Q16];10);1)-1);5)" office:value-type="float" office:value="100">
            <text:p>100</text:p>
          </table:table-cell>
          <table:table-cell table:formula="oooc:=10^(FLOOR(LOG([.R16];10);1)-1)" office:value-type="float" office:value="1">
            <text:p>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4000">
            <text:p>14,000</text:p>
          </table:table-cell>
          <table:table-cell table:formula="oooc:=CEILING(([.R17]-[.V17]/2);[.V17])" office:value-type="float" office:value="13">
            <text:p>13</text:p>
          </table:table-cell>
          <table:table-cell table:formula="oooc:=CEILING(([.T17]-[.W17]/2);[.W17])" office:value-type="float" office:value="780">
            <text:p>780</text:p>
          </table:table-cell>
          <table:table-cell table:formula="oooc:=[.F16]" office:value-type="float" office:value="3.16666666666667">
            <text:p>3.17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29]" office:value-type="float" office:value="40.0441369820201">
            <text:p>40.04</text:p>
          </table:table-cell>
          <table:table-cell table:formula="oooc:=[.J16]" office:value-type="float" office:value="2">
            <text:p>2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6572.49952763034">
            <text:p>6572.5</text:p>
          </table:table-cell>
          <table:table-cell table:formula="oooc:=[.AA12]/[.M17]" office:value-type="float" office:value="3.65157880941728">
            <text:p>3.65</text:p>
          </table:table-cell>
          <table:table-cell table:formula="oooc:=([.D17]/[.C17])/([.R17]/[.Q17])" office:value-type="float" office:value="0.979763859519972">
            <text:p>0.98</text:p>
          </table:table-cell>
          <table:table-cell/>
          <table:table-cell table:formula="oooc:=[.I17]^[$globals.$C$17]*[$globals.$C$24]/[.R17]*[.K17]*[.Y17]" office:value-type="float" office:value="14083.9275592079">
            <text:p>14083.93</text:p>
          </table:table-cell>
          <table:table-cell table:formula="oooc:=[.S17]/[.H17]" office:value-type="float" office:value="13.3480456606734">
            <text:p>13.35</text:p>
          </table:table-cell>
          <table:table-cell table:formula="oooc:=[.I17]/[.J17]" office:value-type="float" office:value="20.0220684910101">
            <text:p>20.02</text:p>
          </table:table-cell>
          <table:table-cell table:formula="oooc:=[.$D17]*[$globals.$C$26]/[.$K17]" office:value-type="float" office:value="780">
            <text:p>780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1">
            <text:p>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1000">
            <text:p>21,000</text:p>
          </table:table-cell>
          <table:table-cell table:formula="oooc:=CEILING(([.R18]-[.V18]/2);[.V18])" office:value-type="float" office:value="17">
            <text:p>17</text:p>
          </table:table-cell>
          <table:table-cell table:formula="oooc:=CEILING(([.T18]-[.W18]/2);[.W18])" office:value-type="float" office:value="1000">
            <text:p>1000</text:p>
          </table:table-cell>
          <table:table-cell table:formula="oooc:=[.F17]" office:value-type="float" office:value="3.16666666666667">
            <text:p>3.17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29]" office:value-type="float" office:value="50.171875">
            <text:p>50.17</text:p>
          </table:table-cell>
          <table:table-cell table:formula="oooc:=[.J17]" office:value-type="float" office:value="2">
            <text:p>2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9974.36234554815">
            <text:p>9974.36</text:p>
          </table:table-cell>
          <table:table-cell table:formula="oooc:=[.AA12]/[.M18]" office:value-type="float" office:value="2.40616885255947">
            <text:p>2.41</text:p>
          </table:table-cell>
          <table:table-cell table:formula="oooc:=([.D18]/[.C18])/([.R18]/[.Q18])" office:value-type="float" office:value="1.0345915092847">
            <text:p>1.03</text:p>
          </table:table-cell>
          <table:table-cell/>
          <table:table-cell table:formula="oooc:=[.I18]^[$globals.$C$17]*[$globals.$C$24]/[.R18]*[.K18]*[.Y18]" office:value-type="float" office:value="21373.6335976032">
            <text:p>21373.63</text:p>
          </table:table-cell>
          <table:table-cell table:formula="oooc:=[.S18]/[.H18]" office:value-type="float" office:value="16.7239583333333">
            <text:p>16.72</text:p>
          </table:table-cell>
          <table:table-cell table:formula="oooc:=[.I18]/[.J18]" office:value-type="float" office:value="25.0859375">
            <text:p>25.09</text:p>
          </table:table-cell>
          <table:table-cell table:formula="oooc:=[.$D18]*[$globals.$C$26]/[.$K18]" office:value-type="float" office:value="1020">
            <text:p>102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9.14150943396226">
            <text:p>9.14</text:p>
          </table:table-cell>
          <table:table-cell/>
          <table:table-cell table:style-name="ce10" office:value-type="float" office:value="5">
            <text:p>5</text:p>
          </table:table-cell>
          <table:table-cell table:formula="oooc:=[.I12]*[$globals.$C$13]" office:value-type="float" office:value="52.8125">
            <text:p>52.8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6"/>
          <table:table-cell table:formula="oooc:=[.I20]/[.J20]" office:value-type="float" office:value="26.40625">
            <text:p>26.41</text:p>
          </table:table-cell>
          <table:table-cell table:number-columns-repeated="5"/>
          <table:table-cell table:style-name="ce10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78000">
            <text:p>78,000</text:p>
          </table:table-cell>
          <table:table-cell table:formula="oooc:=CEILING(([.R21]-[.V21]/2);[.V21])" office:value-type="float" office:value="5.3">
            <text:p>5.3</text:p>
          </table:table-cell>
          <table:table-cell table:formula="oooc:=CEILING(([.T21]-[.W21]/2);[.W21])" office:value-type="float" office:value="320">
            <text:p>320</text:p>
          </table:table-cell>
          <table:table-cell table:formula="oooc:=[.F20]" office:value-type="float" office:value="9.14150943396226">
            <text:p>9.14</text:p>
          </table:table-cell>
          <table:table-cell/>
          <table:table-cell table:formula="oooc:=[.H20]" office:value-type="float" office:value="5">
            <text:p>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8385.2625660732">
            <text:p>38385.26</text:p>
          </table:table-cell>
          <table:table-cell table:formula="oooc:=[.AA20]/[.M21]" office:value-type="float" office:value="18.7571987754585">
            <text:p>18.76</text:p>
          </table:table-cell>
          <table:table-cell table:formula="oooc:=([.D21]/[.C21])/([.R21]/[.Q21])" office:value-type="float" office:value="1.00788962859156">
            <text:p>1.01</text:p>
          </table:table-cell>
          <table:table-cell/>
          <table:table-cell table:formula="oooc:=[.I21]^[$globals.$C$17]*[$globals.$C$24]/[.R21]*[.K21]*[.Y21]" office:value-type="float" office:value="78337.2705430065">
            <text:p>78337.27</text:p>
          </table:table-cell>
          <table:table-cell table:formula="oooc:=[.S21]/[.H21]" office:value-type="float" office:value="5.28125">
            <text:p>5.28</text:p>
          </table:table-cell>
          <table:table-cell table:formula="oooc:=[.I21]/[.J21]" office:value-type="float" office:value="26.40625">
            <text:p>26.41</text:p>
          </table:table-cell>
          <table:table-cell table:formula="oooc:=[.$D21]*[$globals.$C$26]/[.$K21]" office:value-type="float" office:value="318">
            <text:p>318</text:p>
          </table:table-cell>
          <table:table-cell table:formula="oooc:=MAX(10^(FLOOR(LOG([.Q21];10);1)-1);5)" office:value-type="float" office:value="1000">
            <text:p>1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20000">
            <text:p>120,000</text:p>
          </table:table-cell>
          <table:table-cell table:formula="oooc:=CEILING(([.R22]-[.V22]/2);[.V22])" office:value-type="float" office:value="6.6">
            <text:p>6.6</text:p>
          </table:table-cell>
          <table:table-cell table:formula="oooc:=CEILING(([.T22]-[.W22]/2);[.W22])" office:value-type="float" office:value="400">
            <text:p>400</text:p>
          </table:table-cell>
          <table:table-cell table:formula="oooc:=[.F21]" office:value-type="float" office:value="9.14150943396226">
            <text:p>9.14</text:p>
          </table:table-cell>
          <table:table-cell/>
          <table:table-cell table:formula="oooc:=[.H21]" office:value-type="float" office:value="5">
            <text:p>5</text:p>
          </table:table-cell>
          <table:table-cell table:formula="oooc:=[.I21]*[$globals.$C$29]" office:value-type="float" office:value="66.169540615327">
            <text:p>66.17</text:p>
          </table:table-cell>
          <table:table-cell table:formula="oooc:=[.J21]" office:value-type="float" office:value="2">
            <text:p>2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58253.106896922">
            <text:p>58253.11</text:p>
          </table:table-cell>
          <table:table-cell table:formula="oooc:=[.AA20]/[.M22]" office:value-type="float" office:value="12.3598557802939">
            <text:p>12.36</text:p>
          </table:table-cell>
          <table:table-cell table:formula="oooc:=([.D22]/[.C22])/([.R22]/[.Q22])" office:value-type="float" office:value="0.988160712413328">
            <text:p>0.99</text:p>
          </table:table-cell>
          <table:table-cell/>
          <table:table-cell table:formula="oooc:=[.I22]^[$globals.$C$17]*[$globals.$C$24]/[.R22]*[.K22]*[.Y22]" office:value-type="float" office:value="118883.891626371">
            <text:p>118883.89</text:p>
          </table:table-cell>
          <table:table-cell table:formula="oooc:=[.S22]/[.H22]" office:value-type="float" office:value="6.6169540615327">
            <text:p>6.62</text:p>
          </table:table-cell>
          <table:table-cell table:formula="oooc:=[.I22]/[.J22]" office:value-type="float" office:value="33.0847703076635">
            <text:p>33.08</text:p>
          </table:table-cell>
          <table:table-cell table:formula="oooc:=[.$D22]*[$globals.$C$26]/[.$K22]" office:value-type="float" office:value="396">
            <text:p>396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80000">
            <text:p>180,000</text:p>
          </table:table-cell>
          <table:table-cell table:formula="oooc:=CEILING(([.R23]-[.V23]/2);[.V23])" office:value-type="float" office:value="8.3">
            <text:p>8.3</text:p>
          </table:table-cell>
          <table:table-cell table:formula="oooc:=CEILING(([.T23]-[.W23]/2);[.W23])" office:value-type="float" office:value="500">
            <text:p>500</text:p>
          </table:table-cell>
          <table:table-cell table:formula="oooc:=[.F22]" office:value-type="float" office:value="9.14150943396226">
            <text:p>9.14</text:p>
          </table:table-cell>
          <table:table-cell/>
          <table:table-cell table:formula="oooc:=[.H22]" office:value-type="float" office:value="5">
            <text:p>5</text:p>
          </table:table-cell>
          <table:table-cell table:formula="oooc:=[.I22]*[$globals.$C$29]" office:value-type="float" office:value="82.90476885668">
            <text:p>82.9</text:p>
          </table:table-cell>
          <table:table-cell table:formula="oooc:=[.J22]" office:value-type="float" office:value="2">
            <text:p>2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88404.3572009716">
            <text:p>88404.36</text:p>
          </table:table-cell>
          <table:table-cell table:formula="oooc:=[.AA20]/[.M23]" office:value-type="float" office:value="8.14439494609081">
            <text:p>8.14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17]*[$globals.$C$24]/[.R23]*[.K23]*[.Y23]" office:value-type="float" office:value="180417.055512187">
            <text:p>180417.06</text:p>
          </table:table-cell>
          <table:table-cell table:formula="oooc:=[.S23]/[.H23]" office:value-type="float" office:value="8.290476885668">
            <text:p>8.29</text:p>
          </table:table-cell>
          <table:table-cell table:formula="oooc:=[.I23]/[.J23]" office:value-type="float" office:value="41.45238442834">
            <text:p>41.45</text:p>
          </table:table-cell>
          <table:table-cell table:formula="oooc:=[.$D23]*[$globals.$C$26]/[.$K23]" office:value-type="float" office:value="498">
            <text:p>498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70000">
            <text:p>270,000</text:p>
          </table:table-cell>
          <table:table-cell table:formula="oooc:=CEILING(([.R24]-[.V24]/2);[.V24])" office:value-type="float" office:value="10">
            <text:p>10</text:p>
          </table:table-cell>
          <table:table-cell table:formula="oooc:=CEILING(([.T24]-[.W24]/2);[.W24])" office:value-type="float" office:value="600">
            <text:p>600</text:p>
          </table:table-cell>
          <table:table-cell table:formula="oooc:=[.F23]" office:value-type="float" office:value="9.14150943396226">
            <text:p>9.14</text:p>
          </table:table-cell>
          <table:table-cell/>
          <table:table-cell table:formula="oooc:=[.H23]" office:value-type="float" office:value="5">
            <text:p>5</text:p>
          </table:table-cell>
          <table:table-cell table:formula="oooc:=[.I23]*[$globals.$C$29]" office:value-type="float" office:value="103.872576948003">
            <text:p>103.87</text:p>
          </table:table-cell>
          <table:table-cell table:formula="oooc:=[.J23]" office:value-type="float" office:value="2">
            <text:p>2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34161.605937107">
            <text:p>134161.61</text:p>
          </table:table-cell>
          <table:table-cell table:formula="oooc:=[.AA20]/[.M24]" office:value-type="float" office:value="5.3666620563377">
            <text:p>5.37</text:p>
          </table:table-cell>
          <table:table-cell table:formula="oooc:=([.D24]/[.C24])/([.R24]/[.Q24])" office:value-type="float" office:value="0.976264501482619">
            <text:p>0.98</text:p>
          </table:table-cell>
          <table:table-cell/>
          <table:table-cell table:formula="oooc:=[.I24]^[$globals.$C$17]*[$globals.$C$24]/[.R24]*[.K24]*[.Y24]" office:value-type="float" office:value="273799.195790013">
            <text:p>273799.2</text:p>
          </table:table-cell>
          <table:table-cell table:formula="oooc:=[.S24]/[.H24]" office:value-type="float" office:value="10.3872576948003">
            <text:p>10.39</text:p>
          </table:table-cell>
          <table:table-cell table:formula="oooc:=[.I24]/[.J24]" office:value-type="float" office:value="51.9362884740013">
            <text:p>51.94</text:p>
          </table:table-cell>
          <table:table-cell table:formula="oooc:=[.$D24]*[$globals.$C$26]/[.$K24]" office:value-type="float" office:value="600">
            <text:p>600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1">
            <text:p>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420000">
            <text:p>420,000</text:p>
          </table:table-cell>
          <table:table-cell table:formula="oooc:=CEILING(([.R25]-[.V25]/2);[.V25])" office:value-type="float" office:value="13">
            <text:p>13</text:p>
          </table:table-cell>
          <table:table-cell table:formula="oooc:=CEILING(([.T25]-[.W25]/2);[.W25])" office:value-type="float" office:value="780">
            <text:p>780</text:p>
          </table:table-cell>
          <table:table-cell table:formula="oooc:=[.F24]" office:value-type="float" office:value="9.14150943396226">
            <text:p>9.14</text:p>
          </table:table-cell>
          <table:table-cell/>
          <table:table-cell table:formula="oooc:=[.H24]" office:value-type="float" office:value="5">
            <text:p>5</text:p>
          </table:table-cell>
          <table:table-cell table:formula="oooc:=[.I24]*[$globals.$C$29]" office:value-type="float" office:value="130.143445191565">
            <text:p>130.14</text:p>
          </table:table-cell>
          <table:table-cell table:formula="oooc:=[.J24]" office:value-type="float" office:value="2">
            <text:p>2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203602.368452328">
            <text:p>203602.37</text:p>
          </table:table-cell>
          <table:table-cell table:formula="oooc:=[.AA20]/[.M25]" office:value-type="float" office:value="3.53630463865936">
            <text:p>3.54</text:p>
          </table:table-cell>
          <table:table-cell table:formula="oooc:=([.D25]/[.C25])/([.R25]/[.Q25])" office:value-type="float" office:value="0.988231079797868">
            <text:p>0.99</text:p>
          </table:table-cell>
          <table:table-cell/>
          <table:table-cell table:formula="oooc:=[.I25]^[$globals.$C$17]*[$globals.$C$24]/[.R25]*[.K25]*[.Y25]" office:value-type="float" office:value="415515.037657813">
            <text:p>415515.04</text:p>
          </table:table-cell>
          <table:table-cell table:formula="oooc:=[.S25]/[.H25]" office:value-type="float" office:value="13.0143445191565">
            <text:p>13.01</text:p>
          </table:table-cell>
          <table:table-cell table:formula="oooc:=[.I25]/[.J25]" office:value-type="float" office:value="65.0717225957827">
            <text:p>65.07</text:p>
          </table:table-cell>
          <table:table-cell table:formula="oooc:=[.$D25]*[$globals.$C$26]/[.$K25]" office:value-type="float" office:value="780">
            <text:p>780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1">
            <text:p>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630000">
            <text:p>630,000</text:p>
          </table:table-cell>
          <table:table-cell table:formula="oooc:=CEILING(([.R26]-[.V26]/2);[.V26])" office:value-type="float" office:value="16">
            <text:p>16</text:p>
          </table:table-cell>
          <table:table-cell table:formula="oooc:=CEILING(([.T26]-[.W26]/2);[.W26])" office:value-type="float" office:value="960">
            <text:p>960</text:p>
          </table:table-cell>
          <table:table-cell table:formula="oooc:=[.F25]" office:value-type="float" office:value="9.14150943396226">
            <text:p>9.14</text:p>
          </table:table-cell>
          <table:table-cell/>
          <table:table-cell table:formula="oooc:=[.H25]" office:value-type="float" office:value="5">
            <text:p>5</text:p>
          </table:table-cell>
          <table:table-cell table:formula="oooc:=[.I25]*[$globals.$C$29]" office:value-type="float" office:value="163.05859375">
            <text:p>163.06</text:p>
          </table:table-cell>
          <table:table-cell table:formula="oooc:=[.J25]" office:value-type="float" office:value="2">
            <text:p>2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308985.004687785">
            <text:p>308985</text:p>
          </table:table-cell>
          <table:table-cell table:formula="oooc:=[.AA20]/[.M26]" office:value-type="float" office:value="2.33021016902593">
            <text:p>2.33</text:p>
          </table:table-cell>
          <table:table-cell table:formula="oooc:=([.D26]/[.C26])/([.R26]/[.Q26])" office:value-type="float" office:value="0.982148287777931">
            <text:p>0.98</text:p>
          </table:table-cell>
          <table:table-cell/>
          <table:table-cell table:formula="oooc:=[.I26]^[$globals.$C$17]*[$globals.$C$24]/[.R26]*[.K26]*[.Y26]" office:value-type="float" office:value="630581.642219969">
            <text:p>630581.64</text:p>
          </table:table-cell>
          <table:table-cell table:formula="oooc:=[.S26]/[.H26]" office:value-type="float" office:value="16.305859375">
            <text:p>16.31</text:p>
          </table:table-cell>
          <table:table-cell table:formula="oooc:=[.I26]/[.J26]" office:value-type="float" office:value="81.529296875">
            <text:p>81.53</text:p>
          </table:table-cell>
          <table:table-cell table:formula="oooc:=[.$D26]*[$globals.$C$26]/[.$K26]" office:value-type="float" office:value="960">
            <text:p>960</text:p>
          </table:table-cell>
          <table:table-cell table:formula="oooc:=MAX(10^(FLOOR(LOG([.Q26];10);1)-1);5)" office:value-type="float" office:value="10000">
            <text:p>1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45.3923227065712">
            <text:p>45.39</text:p>
          </table:table-cell>
          <table:table-cell/>
          <table:table-cell table:style-name="ce10" office:value-type="float" office:value="30">
            <text:p>30</text:p>
          </table:table-cell>
          <table:table-cell table:formula="oooc:=[.I20]*[$globals.$C$13]" office:value-type="float" office:value="171.640625">
            <text:p>171.6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6"/>
          <table:table-cell table:formula="oooc:=[.I28]/[.J28]" office:value-type="float" office:value="85.8203125">
            <text:p>85.82</text:p>
          </table:table-cell>
          <table:table-cell table:number-columns-repeated="5"/>
          <table:table-cell table:style-name="ce10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4200000">
            <text:p>4,200,000</text:p>
          </table:table-cell>
          <table:table-cell table:formula="oooc:=CEILING(([.R29]-[.V29]/2);[.V29])" office:value-type="float" office:value="2.9">
            <text:p>2.9</text:p>
          </table:table-cell>
          <table:table-cell table:formula="oooc:=CEILING(([.T29]-[.W29]/2);[.W29])" office:value-type="float" office:value="170">
            <text:p>170</text:p>
          </table:table-cell>
          <table:table-cell table:formula="oooc:=[.F28]" office:value-type="float" office:value="45.3923227065712">
            <text:p>45.39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2">
            <text:p>2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1189095.6156424">
            <text:p>1189095.62</text:p>
          </table:table-cell>
          <table:table-cell table:formula="oooc:=[.AA28]/[.M29]" office:value-type="float" office:value="18.1650657153678">
            <text:p>18.17</text:p>
          </table:table-cell>
          <table:table-cell table:formula="oooc:=([.D29]/[.C29])/([.R29]/[.Q29])" office:value-type="float" office:value="1.00411573889379">
            <text:p>1</text:p>
          </table:table-cell>
          <table:table-cell/>
          <table:table-cell table:formula="oooc:=[.I29]^[$globals.$C$17]*[$globals.$C$24]/[.R29]*[.K29]*[.Y29]" office:value-type="float" office:value="4160101.2792154">
            <text:p>4160101.28</text:p>
          </table:table-cell>
          <table:table-cell table:formula="oooc:=[.S29]/[.H29]" office:value-type="float" office:value="2.86067708333333">
            <text:p>2.86</text:p>
          </table:table-cell>
          <table:table-cell table:formula="oooc:=[.I29]/[.J29]" office:value-type="float" office:value="85.8203125">
            <text:p>85.82</text:p>
          </table:table-cell>
          <table:table-cell table:formula="oooc:=[.$D29]*[$globals.$C$26]/[.$K29]" office:value-type="float" office:value="174">
            <text:p>174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6300000">
            <text:p>6,300,000</text:p>
          </table:table-cell>
          <table:table-cell table:formula="oooc:=CEILING(([.R30]-[.V30]/2);[.V30])" office:value-type="float" office:value="3.6">
            <text:p>3.6</text:p>
          </table:table-cell>
          <table:table-cell table:formula="oooc:=CEILING(([.T30]-[.W30]/2);[.W30])" office:value-type="float" office:value="220">
            <text:p>220</text:p>
          </table:table-cell>
          <table:table-cell table:formula="oooc:=[.F29]" office:value-type="float" office:value="45.3923227065712">
            <text:p>45.39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29]" office:value-type="float" office:value="215.051006999813">
            <text:p>215.05</text:p>
          </table:table-cell>
          <table:table-cell table:formula="oooc:=[.J29]" office:value-type="float" office:value="2">
            <text:p>2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804560.11964084">
            <text:p>1804560.12</text:p>
          </table:table-cell>
          <table:table-cell table:formula="oooc:=[.AA28]/[.M30]" office:value-type="float" office:value="11.9696760251462">
            <text:p>11.97</text:p>
          </table:table-cell>
          <table:table-cell table:formula="oooc:=([.D30]/[.C30])/([.R30]/[.Q30])" office:value-type="float" office:value="1.00653806252789">
            <text:p>1.01</text:p>
          </table:table-cell>
          <table:table-cell/>
          <table:table-cell table:formula="oooc:=[.I30]^[$globals.$C$17]*[$globals.$C$24]/[.R30]*[.K30]*[.Y30]" office:value-type="float" office:value="6313329.86463268">
            <text:p>6313329.86</text:p>
          </table:table-cell>
          <table:table-cell table:formula="oooc:=[.S30]/[.H30]" office:value-type="float" office:value="3.58418344999688">
            <text:p>3.58</text:p>
          </table:table-cell>
          <table:table-cell table:formula="oooc:=[.I30]/[.J30]" office:value-type="float" office:value="107.525503499906">
            <text:p>107.53</text:p>
          </table:table-cell>
          <table:table-cell table:formula="oooc:=[.$D30]*[$globals.$C$26]/[.$K30]" office:value-type="float" office:value="216">
            <text:p>216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9600000">
            <text:p>9,600,000</text:p>
          </table:table-cell>
          <table:table-cell table:formula="oooc:=CEILING(([.R31]-[.V31]/2);[.V31])" office:value-type="float" office:value="4.5">
            <text:p>4.5</text:p>
          </table:table-cell>
          <table:table-cell table:formula="oooc:=CEILING(([.T31]-[.W31]/2);[.W31])" office:value-type="float" office:value="270">
            <text:p>270</text:p>
          </table:table-cell>
          <table:table-cell table:formula="oooc:=[.F30]" office:value-type="float" office:value="45.3923227065712">
            <text:p>45.39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29]" office:value-type="float" office:value="269.44049878421">
            <text:p>269.44</text:p>
          </table:table-cell>
          <table:table-cell table:formula="oooc:=[.J30]" office:value-type="float" office:value="2">
            <text:p>2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738583.15728369">
            <text:p>2738583.16</text:p>
          </table:table-cell>
          <table:table-cell table:formula="oooc:=[.AA28]/[.M31]" office:value-type="float" office:value="7.88729016409503">
            <text:p>7.89</text:p>
          </table:table-cell>
          <table:table-cell table:formula="oooc:=([.D31]/[.C31])/([.R31]/[.Q31])" office:value-type="float" office:value="1.00009836250927">
            <text:p>1</text:p>
          </table:table-cell>
          <table:table-cell/>
          <table:table-cell table:formula="oooc:=[.I31]^[$globals.$C$17]*[$globals.$C$24]/[.R31]*[.K31]*[.Y31]" office:value-type="float" office:value="9581048.94676511">
            <text:p>9581048.95</text:p>
          </table:table-cell>
          <table:table-cell table:formula="oooc:=[.S31]/[.H31]" office:value-type="float" office:value="4.49067497973684">
            <text:p>4.49</text:p>
          </table:table-cell>
          <table:table-cell table:formula="oooc:=[.I31]/[.J31]" office:value-type="float" office:value="134.720249392105">
            <text:p>134.72</text:p>
          </table:table-cell>
          <table:table-cell table:formula="oooc:=[.$D31]*[$globals.$C$26]/[.$K31]" office:value-type="float" office:value="270">
            <text:p>270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5000000">
            <text:p>15,000,000</text:p>
          </table:table-cell>
          <table:table-cell table:formula="oooc:=CEILING(([.R32]-[.V32]/2);[.V32])" office:value-type="float" office:value="5.6">
            <text:p>5.6</text:p>
          </table:table-cell>
          <table:table-cell table:formula="oooc:=CEILING(([.T32]-[.W32]/2);[.W32])" office:value-type="float" office:value="340">
            <text:p>340</text:p>
          </table:table-cell>
          <table:table-cell table:formula="oooc:=[.F31]" office:value-type="float" office:value="45.3923227065712">
            <text:p>45.39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29]" office:value-type="float" office:value="337.585875081009">
            <text:p>337.5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4156047.57510135">
            <text:p>4156047.58</text:p>
          </table:table-cell>
          <table:table-cell table:formula="oooc:=[.AA28]/[.M32]" office:value-type="float" office:value="5.19724560647583">
            <text:p>5.2</text:p>
          </table:table-cell>
          <table:table-cell table:formula="oooc:=([.D32]/[.C32])/([.R32]/[.Q32])" office:value-type="float" office:value="0.964786877217147">
            <text:p>0.96</text:p>
          </table:table-cell>
          <table:table-cell/>
          <table:table-cell table:formula="oooc:=[.I32]^[$globals.$C$17]*[$globals.$C$24]/[.R32]*[.K32]*[.Y32]" office:value-type="float" office:value="14540108.1344654">
            <text:p>14540108.13</text:p>
          </table:table-cell>
          <table:table-cell table:formula="oooc:=[.S32]/[.H32]" office:value-type="float" office:value="5.62643125135014">
            <text:p>5.63</text:p>
          </table:table-cell>
          <table:table-cell table:formula="oooc:=[.I32]/[.J32]" office:value-type="float" office:value="168.792937540504">
            <text:p>168.79</text:p>
          </table:table-cell>
          <table:table-cell table:formula="oooc:=[.$D32]*[$globals.$C$26]/[.$K32]" office:value-type="float" office:value="336">
            <text:p>336</text:p>
          </table:table-cell>
          <table:table-cell table:formula="oooc:=MAX(10^(FLOOR(LOG([.Q32];10);1)-1);5)" office:value-type="float" office:value="1000000">
            <text:p>10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22000000">
            <text:p>22,000,000</text:p>
          </table:table-cell>
          <table:table-cell table:formula="oooc:=CEILING(([.R33]-[.V33]/2);[.V33])" office:value-type="float" office:value="7">
            <text:p>7</text:p>
          </table:table-cell>
          <table:table-cell table:formula="oooc:=CEILING(([.T33]-[.W33]/2);[.W33])" office:value-type="float" office:value="420">
            <text:p>420</text:p>
          </table:table-cell>
          <table:table-cell table:formula="oooc:=[.F32]" office:value-type="float" office:value="45.3923227065712">
            <text:p>45.39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29]" office:value-type="float" office:value="422.966196872588">
            <text:p>422.97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6307178.00208705">
            <text:p>6307178</text:p>
          </table:table-cell>
          <table:table-cell table:formula="oooc:=[.AA28]/[.M33]" office:value-type="float" office:value="3.4246694786246">
            <text:p>3.42</text:p>
          </table:table-cell>
          <table:table-cell table:formula="oooc:=([.D33]/[.C33])/([.R33]/[.Q33])" office:value-type="float" office:value="0.995962904798731">
            <text:p>1</text:p>
          </table:table-cell>
          <table:table-cell/>
          <table:table-cell table:formula="oooc:=[.I33]^[$globals.$C$17]*[$globals.$C$24]/[.R33]*[.K33]*[.Y33]" office:value-type="float" office:value="22065928.8702754">
            <text:p>22065928.87</text:p>
          </table:table-cell>
          <table:table-cell table:formula="oooc:=[.S33]/[.H33]" office:value-type="float" office:value="7.04943661454312">
            <text:p>7.05</text:p>
          </table:table-cell>
          <table:table-cell table:formula="oooc:=[.I33]/[.J33]" office:value-type="float" office:value="211.483098436294">
            <text:p>211.48</text:p>
          </table:table-cell>
          <table:table-cell table:formula="oooc:=[.$D33]*[$globals.$C$26]/[.$K33]" office:value-type="float" office:value="420">
            <text:p>420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33000000">
            <text:p>33,000,000</text:p>
          </table:table-cell>
          <table:table-cell table:formula="oooc:=CEILING(([.R34]-[.V34]/2);[.V34])" office:value-type="float" office:value="8.8">
            <text:p>8.8</text:p>
          </table:table-cell>
          <table:table-cell table:formula="oooc:=CEILING(([.T34]-[.W34]/2);[.W34])" office:value-type="float" office:value="530">
            <text:p>530</text:p>
          </table:table-cell>
          <table:table-cell table:formula="oooc:=[.F33]" office:value-type="float" office:value="45.3923227065712">
            <text:p>45.39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29]" office:value-type="float" office:value="529.9404296875">
            <text:p>529.94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9571712.93907547">
            <text:p>9571712.94</text:p>
          </table:table-cell>
          <table:table-cell table:formula="oooc:=[.AA28]/[.M34]" office:value-type="float" office:value="2.25664937273875">
            <text:p>2.26</text:p>
          </table:table-cell>
          <table:table-cell table:formula="oooc:=([.D34]/[.C34])/([.R34]/[.Q34])" office:value-type="float" office:value="1.01104321848998">
            <text:p>1.01</text:p>
          </table:table-cell>
          <table:table-cell/>
          <table:table-cell table:formula="oooc:=[.I34]^[$globals.$C$17]*[$globals.$C$24]/[.R34]*[.K34]*[.Y34]" office:value-type="float" office:value="33487042.3524506">
            <text:p>33487042.35</text:p>
          </table:table-cell>
          <table:table-cell table:formula="oooc:=[.S34]/[.H34]" office:value-type="float" office:value="8.83234049479166">
            <text:p>8.83</text:p>
          </table:table-cell>
          <table:table-cell table:formula="oooc:=[.I34]/[.J34]" office:value-type="float" office:value="264.97021484375">
            <text:p>264.97</text:p>
          </table:table-cell>
          <table:table-cell table:formula="oooc:=[.$D34]*[$globals.$C$26]/[.$K34]" office:value-type="float" office:value="528">
            <text:p>528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0.1">
            <text:p>0.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115.970063172917">
            <text:p>115.97</text:p>
          </table:table-cell>
          <table:table-cell/>
          <table:table-cell table:style-name="ce10" office:value-type="float" office:value="90">
            <text:p>90</text:p>
          </table:table-cell>
          <table:table-cell table:formula="oooc:=[.I28]*[$globals.$C$13]" office:value-type="float" office:value="557.83203125">
            <text:p>557.8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6"/>
          <table:table-cell table:formula="oooc:=[.I36]/[.J36]" office:value-type="float" office:value="278.916015625">
            <text:p>278.92</text:p>
          </table:table-cell>
          <table:table-cell table:number-columns-repeated="5"/>
          <table:table-cell table:style-name="ce10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110000000">
            <text:p>110,000,000</text:p>
          </table:table-cell>
          <table:table-cell table:formula="oooc:=CEILING(([.R37]-[.V37]/2);[.V37])" office:value-type="float" office:value="3.1">
            <text:p>3.1</text:p>
          </table:table-cell>
          <table:table-cell table:formula="oooc:=CEILING(([.T37]-[.W37]/2);[.W37])" office:value-type="float" office:value="190">
            <text:p>190</text:p>
          </table:table-cell>
          <table:table-cell table:formula="oooc:=[.F36]" office:value-type="float" office:value="115.970063172917">
            <text:p>115.97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36835709.5566594">
            <text:p>36835709.56</text:p>
          </table:table-cell>
          <table:table-cell table:formula="oooc:=[.AA36]/[.M37]" office:value-type="float" office:value="17.5916252951031">
            <text:p>17.59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17]*[$globals.$C$24]/[.R37]*[.K37]*[.Y37]" office:value-type="float" office:value="110461103.210307">
            <text:p>110461103.21</text:p>
          </table:table-cell>
          <table:table-cell table:formula="oooc:=[.S37]/[.H37]" office:value-type="float" office:value="3.09906684027778">
            <text:p>3.1</text:p>
          </table:table-cell>
          <table:table-cell table:formula="oooc:=[.I37]/[.J37]" office:value-type="float" office:value="278.916015625">
            <text:p>278.92</text:p>
          </table:table-cell>
          <table:table-cell table:formula="oooc:=[.$D37]*[$globals.$C$26]/[.$K37]" office:value-type="float" office:value="186">
            <text:p>186</text:p>
          </table:table-cell>
          <table:table-cell table:formula="oooc:=MAX(10^(FLOOR(LOG([.Q37];10);1)-1);5)" office:value-type="float" office:value="10000000">
            <text:p>10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70000000">
            <text:p>170,000,000</text:p>
          </table:table-cell>
          <table:table-cell table:formula="oooc:=CEILING(([.R38]-[.V38]/2);[.V38])" office:value-type="float" office:value="3.9">
            <text:p>3.9</text:p>
          </table:table-cell>
          <table:table-cell table:formula="oooc:=CEILING(([.T38]-[.W38]/2);[.W38])" office:value-type="float" office:value="230">
            <text:p>230</text:p>
          </table:table-cell>
          <table:table-cell table:formula="oooc:=[.F37]" office:value-type="float" office:value="115.970063172917">
            <text:p>115.97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29]" office:value-type="float" office:value="698.915772749392">
            <text:p>698.92</text:p>
          </table:table-cell>
          <table:table-cell table:formula="oooc:=[.J37]" office:value-type="float" office:value="2">
            <text:p>2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55901520.0881969">
            <text:p>55901520.09</text:p>
          </table:table-cell>
          <table:table-cell table:formula="oooc:=[.AA36]/[.M38]" office:value-type="float" office:value="11.5918135853486">
            <text:p>11.59</text:p>
          </table:table-cell>
          <table:table-cell table:formula="oooc:=([.D38]/[.C38])/([.R38]/[.Q38])" office:value-type="float" office:value="0.990438019611758">
            <text:p>0.99</text:p>
          </table:table-cell>
          <table:table-cell/>
          <table:table-cell table:formula="oooc:=[.I38]^[$globals.$C$17]*[$globals.$C$24]/[.R38]*[.K38]*[.Y38]" office:value-type="float" office:value="167634712.467729">
            <text:p>167634712.47</text:p>
          </table:table-cell>
          <table:table-cell table:formula="oooc:=[.S38]/[.H38]" office:value-type="float" office:value="3.88286540416329">
            <text:p>3.88</text:p>
          </table:table-cell>
          <table:table-cell table:formula="oooc:=[.I38]/[.J38]" office:value-type="float" office:value="349.457886374696">
            <text:p>349.46</text:p>
          </table:table-cell>
          <table:table-cell table:formula="oooc:=[.$D38]*[$globals.$C$26]/[.$K38]" office:value-type="float" office:value="234">
            <text:p>234</text:p>
          </table:table-cell>
          <table:table-cell table:formula="oooc:=MAX(10^(FLOOR(LOG([.Q38];10);1)-1);5)" office:value-type="float" office:value="10000000">
            <text:p>10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50000000">
            <text:p>250,000,000</text:p>
          </table:table-cell>
          <table:table-cell table:formula="oooc:=CEILING(([.R39]-[.V39]/2);[.V39])" office:value-type="float" office:value="4.9">
            <text:p>4.9</text:p>
          </table:table-cell>
          <table:table-cell table:formula="oooc:=CEILING(([.T39]-[.W39]/2);[.W39])" office:value-type="float" office:value="290">
            <text:p>290</text:p>
          </table:table-cell>
          <table:table-cell table:formula="oooc:=[.F38]" office:value-type="float" office:value="115.970063172917">
            <text:p>115.97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29]" office:value-type="float" office:value="875.681621048683">
            <text:p>875.68</text:p>
          </table:table-cell>
          <table:table-cell table:formula="oooc:=[.J38]" office:value-type="float" office:value="2">
            <text:p>2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84835611.5786054">
            <text:p>84835611.58</text:p>
          </table:table-cell>
          <table:table-cell table:formula="oooc:=[.AA36]/[.M39]" office:value-type="float" office:value="7.63830174548324">
            <text:p>7.64</text:p>
          </table:table-cell>
          <table:table-cell table:formula="oooc:=([.D39]/[.C39])/([.R39]/[.Q39])" office:value-type="float" office:value="1.02494573615302">
            <text:p>1.02</text:p>
          </table:table-cell>
          <table:table-cell/>
          <table:table-cell table:formula="oooc:=[.I39]^[$globals.$C$17]*[$globals.$C$24]/[.R39]*[.K39]*[.Y39]" office:value-type="float" office:value="254400834.388155">
            <text:p>254400834.39</text:p>
          </table:table-cell>
          <table:table-cell table:formula="oooc:=[.S39]/[.H39]" office:value-type="float" office:value="4.86489789471491">
            <text:p>4.86</text:p>
          </table:table-cell>
          <table:table-cell table:formula="oooc:=[.I39]/[.J39]" office:value-type="float" office:value="437.840810524342">
            <text:p>437.84</text:p>
          </table:table-cell>
          <table:table-cell table:formula="oooc:=[.$D39]*[$globals.$C$26]/[.$K39]" office:value-type="float" office:value="294">
            <text:p>294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0.1">
            <text:p>0.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90000000">
            <text:p>390,000,000</text:p>
          </table:table-cell>
          <table:table-cell table:formula="oooc:=CEILING(([.R40]-[.V40]/2);[.V40])" office:value-type="float" office:value="6.1">
            <text:p>6.1</text:p>
          </table:table-cell>
          <table:table-cell table:formula="oooc:=CEILING(([.T40]-[.W40]/2);[.W40])" office:value-type="float" office:value="370">
            <text:p>370</text:p>
          </table:table-cell>
          <table:table-cell table:formula="oooc:=[.F39]" office:value-type="float" office:value="115.970063172917">
            <text:p>115.97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29]" office:value-type="float" office:value="1097.15409401328">
            <text:p>1097.15</text:p>
          </table:table-cell>
          <table:table-cell table:formula="oooc:=[.J39]" office:value-type="float" office:value="2">
            <text:p>2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28745711.754547">
            <text:p>128745711.75</text:p>
          </table:table-cell>
          <table:table-cell table:formula="oooc:=[.AA36]/[.M40]" office:value-type="float" office:value="5.03317734757185">
            <text:p>5.03</text:p>
          </table:table-cell>
          <table:table-cell table:formula="oooc:=([.D40]/[.C40])/([.R40]/[.Q40])" office:value-type="float" office:value="0.990702397484071">
            <text:p>0.99</text:p>
          </table:table-cell>
          <table:table-cell/>
          <table:table-cell table:formula="oooc:=[.I40]^[$globals.$C$17]*[$globals.$C$24]/[.R40]*[.K40]*[.Y40]" office:value-type="float" office:value="386076270.151078">
            <text:p>386076270.15</text:p>
          </table:table-cell>
          <table:table-cell table:formula="oooc:=[.S40]/[.H40]" office:value-type="float" office:value="6.09530052229599">
            <text:p>6.1</text:p>
          </table:table-cell>
          <table:table-cell table:formula="oooc:=[.I40]/[.J40]" office:value-type="float" office:value="548.577047006639">
            <text:p>548.58</text:p>
          </table:table-cell>
          <table:table-cell table:formula="oooc:=[.$D40]*[$globals.$C$26]/[.$K40]" office:value-type="float" office:value="366">
            <text:p>366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0.1">
            <text:p>0.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590000000">
            <text:p>590,000,000</text:p>
          </table:table-cell>
          <table:table-cell table:formula="oooc:=CEILING(([.R41]-[.V41]/2);[.V41])" office:value-type="float" office:value="7.6">
            <text:p>7.6</text:p>
          </table:table-cell>
          <table:table-cell table:formula="oooc:=CEILING(([.T41]-[.W41]/2);[.W41])" office:value-type="float" office:value="460">
            <text:p>460</text:p>
          </table:table-cell>
          <table:table-cell table:formula="oooc:=[.F40]" office:value-type="float" office:value="115.970063172917">
            <text:p>115.97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29]" office:value-type="float" office:value="1374.64013983591">
            <text:p>1374.64</text:p>
          </table:table-cell>
          <table:table-cell table:formula="oooc:=[.J40]" office:value-type="float" office:value="2">
            <text:p>2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95383259.302925">
            <text:p>195383259.3</text:p>
          </table:table-cell>
          <table:table-cell table:formula="oooc:=[.AA36]/[.M41]" office:value-type="float" office:value="3.31655845189547">
            <text:p>3.32</text:p>
          </table:table-cell>
          <table:table-cell table:formula="oooc:=([.D41]/[.C41])/([.R41]/[.Q41])" office:value-type="float" office:value="0.988263489169306">
            <text:p>0.99</text:p>
          </table:table-cell>
          <table:table-cell/>
          <table:table-cell table:formula="oooc:=[.I41]^[$globals.$C$17]*[$globals.$C$24]/[.R41]*[.K41]*[.Y41]" office:value-type="float" office:value="585905650.554376">
            <text:p>585905650.55</text:p>
          </table:table-cell>
          <table:table-cell table:formula="oooc:=[.S41]/[.H41]" office:value-type="float" office:value="7.63688966575505">
            <text:p>7.64</text:p>
          </table:table-cell>
          <table:table-cell table:formula="oooc:=[.I41]/[.J41]" office:value-type="float" office:value="687.320069917955">
            <text:p>687.32</text:p>
          </table:table-cell>
          <table:table-cell table:formula="oooc:=[.$D41]*[$globals.$C$26]/[.$K41]" office:value-type="float" office:value="456">
            <text:p>456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890000000">
            <text:p>890,000,000</text:p>
          </table:table-cell>
          <table:table-cell table:formula="oooc:=CEILING(([.R42]-[.V42]/2);[.V42])" office:value-type="float" office:value="9.6">
            <text:p>9.6</text:p>
          </table:table-cell>
          <table:table-cell table:formula="oooc:=CEILING(([.T42]-[.W42]/2);[.W42])" office:value-type="float" office:value="580">
            <text:p>580</text:p>
          </table:table-cell>
          <table:table-cell table:formula="oooc:=[.F41]" office:value-type="float" office:value="115.970063172917">
            <text:p>115.97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29]" office:value-type="float" office:value="1722.30639648437">
            <text:p>1722.31</text:p>
          </table:table-cell>
          <table:table-cell table:formula="oooc:=[.J41]" office:value-type="float" office:value="2">
            <text:p>2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96511763.347999">
            <text:p>296511763.35</text:p>
          </table:table-cell>
          <table:table-cell table:formula="oooc:=[.AA36]/[.M42]" office:value-type="float" office:value="2.1854107664507">
            <text:p>2.19</text:p>
          </table:table-cell>
          <table:table-cell table:formula="oooc:=([.D42]/[.C42])/([.R42]/[.Q42])" office:value-type="float" office:value="1.0023642778477">
            <text:p>1</text:p>
          </table:table-cell>
          <table:table-cell/>
          <table:table-cell table:formula="oooc:=[.I42]^[$globals.$C$17]*[$globals.$C$24]/[.R42]*[.K42]*[.Y42]" office:value-type="float" office:value="889164804.708702">
            <text:p>889164804.71</text:p>
          </table:table-cell>
          <table:table-cell table:formula="oooc:=[.S42]/[.H42]" office:value-type="float" office:value="9.56836886935764">
            <text:p>9.57</text:p>
          </table:table-cell>
          <table:table-cell table:formula="oooc:=[.I42]/[.J42]" office:value-type="float" office:value="861.153198242187">
            <text:p>861.15</text:p>
          </table:table-cell>
          <table:table-cell table:formula="oooc:=[.$D42]*[$globals.$C$26]/[.$K42]" office:value-type="float" office:value="576">
            <text:p>576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0.1">
            <text:p>0.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189.05308411585">
            <text:p>189.05</text:p>
          </table:table-cell>
          <table:table-cell/>
          <table:table-cell table:style-name="ce10" office:value-type="float" office:value="170">
            <text:p>170</text:p>
          </table:table-cell>
          <table:table-cell table:formula="oooc:=[.I36]*[$globals.$C$13]" office:value-type="float" office:value="1812.9541015625">
            <text:p>1812.9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6"/>
          <table:table-cell table:formula="oooc:=[.I44]/[.J44]" office:value-type="float" office:value="906.47705078125">
            <text:p>906.48</text:p>
          </table:table-cell>
          <table:table-cell table:number-columns-repeated="5"/>
          <table:table-cell table:style-name="ce10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800000000">
            <text:p>1,800,000,000</text:p>
          </table:table-cell>
          <table:table-cell table:formula="oooc:=CEILING(([.R45]-[.V45]/2);[.V45])" office:value-type="float" office:value="5.3">
            <text:p>5.3</text:p>
          </table:table-cell>
          <table:table-cell table:formula="oooc:=CEILING(([.T45]-[.W45]/2);[.W45])" office:value-type="float" office:value="320">
            <text:p>320</text:p>
          </table:table-cell>
          <table:table-cell table:formula="oooc:=[.F44]" office:value-type="float" office:value="189.05308411585">
            <text:p>189.05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2">
            <text:p>2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1141093685.565">
            <text:p>1141093685.57</text:p>
          </table:table-cell>
          <table:table-cell table:formula="oooc:=[.AA44]/[.M45]" office:value-type="float" office:value="17.036287419621">
            <text:p>17.04</text:p>
          </table:table-cell>
          <table:table-cell table:formula="oooc:=([.D45]/[.C45])/([.R45]/[.Q45])" office:value-type="float" office:value="1.01975414296756">
            <text:p>1.02</text:p>
          </table:table-cell>
          <table:table-cell/>
          <table:table-cell table:formula="oooc:=[.I45]^[$globals.$C$17]*[$globals.$C$24]/[.R45]*[.K45]*[.Y45]" office:value-type="float" office:value="1846715549.91182">
            <text:p>1846715549.91</text:p>
          </table:table-cell>
          <table:table-cell table:formula="oooc:=[.S45]/[.H45]" office:value-type="float" office:value="5.33221794577206">
            <text:p>5.33</text:p>
          </table:table-cell>
          <table:table-cell table:formula="oooc:=[.I45]/[.J45]" office:value-type="float" office:value="906.47705078125">
            <text:p>906.48</text:p>
          </table:table-cell>
          <table:table-cell table:formula="oooc:=[.$D45]*[$globals.$C$26]/[.$K45]" office:value-type="float" office:value="318">
            <text:p>31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800000000">
            <text:p>2,800,000,000</text:p>
          </table:table-cell>
          <table:table-cell table:formula="oooc:=CEILING(([.R46]-[.V46]/2);[.V46])" office:value-type="float" office:value="6.7">
            <text:p>6.7</text:p>
          </table:table-cell>
          <table:table-cell table:formula="oooc:=CEILING(([.T46]-[.W46]/2);[.W46])" office:value-type="float" office:value="400">
            <text:p>400</text:p>
          </table:table-cell>
          <table:table-cell table:formula="oooc:=[.F45]" office:value-type="float" office:value="189.05308411585">
            <text:p>189.05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29]" office:value-type="float" office:value="2271.47626143552">
            <text:p>2271.48</text:p>
          </table:table-cell>
          <table:table-cell table:formula="oooc:=[.J45]" office:value-type="float" office:value="2">
            <text:p>2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731712850.21695">
            <text:p>1731712850.22</text:p>
          </table:table-cell>
          <table:table-cell table:formula="oooc:=[.AA44]/[.M46]" office:value-type="float" office:value="11.2258796240754">
            <text:p>11.23</text:p>
          </table:table-cell>
          <table:table-cell table:formula="oooc:=([.D46]/[.C46])/([.R46]/[.Q46])" office:value-type="float" office:value="1.0037881618441">
            <text:p>1</text:p>
          </table:table-cell>
          <table:table-cell/>
          <table:table-cell table:formula="oooc:=[.I46]^[$globals.$C$17]*[$globals.$C$24]/[.R46]*[.K46]*[.Y46]" office:value-type="float" office:value="2802557834.58684">
            <text:p>2802557834.59</text:p>
          </table:table-cell>
          <table:table-cell table:formula="oooc:=[.S46]/[.H46]" office:value-type="float" office:value="6.68081253363389">
            <text:p>6.68</text:p>
          </table:table-cell>
          <table:table-cell table:formula="oooc:=[.I46]/[.J46]" office:value-type="float" office:value="1135.73813071776">
            <text:p>1135.74</text:p>
          </table:table-cell>
          <table:table-cell table:formula="oooc:=[.$D46]*[$globals.$C$26]/[.$K46]" office:value-type="float" office:value="402">
            <text:p>402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300000000">
            <text:p>4,300,000,000</text:p>
          </table:table-cell>
          <table:table-cell table:formula="oooc:=CEILING(([.R47]-[.V47]/2);[.V47])" office:value-type="float" office:value="8.4">
            <text:p>8.4</text:p>
          </table:table-cell>
          <table:table-cell table:formula="oooc:=CEILING(([.T47]-[.W47]/2);[.W47])" office:value-type="float" office:value="500">
            <text:p>500</text:p>
          </table:table-cell>
          <table:table-cell table:formula="oooc:=[.F46]" office:value-type="float" office:value="189.05308411585">
            <text:p>189.05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29]" office:value-type="float" office:value="2845.96526840822">
            <text:p>2845.97</text:p>
          </table:table-cell>
          <table:table-cell table:formula="oooc:=[.J46]" office:value-type="float" office:value="2">
            <text:p>2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628030838.78401">
            <text:p>2628030838.78</text:p>
          </table:table-cell>
          <table:table-cell table:formula="oooc:=[.AA44]/[.M47]" office:value-type="float" office:value="7.39717347038246">
            <text:p>7.4</text:p>
          </table:table-cell>
          <table:table-cell table:formula="oooc:=([.D47]/[.C47])/([.R47]/[.Q47])" office:value-type="float" office:value="0.992588668466582">
            <text:p>0.99</text:p>
          </table:table-cell>
          <table:table-cell/>
          <table:table-cell table:formula="oooc:=[.I47]^[$globals.$C$17]*[$globals.$C$24]/[.R47]*[.K47]*[.Y47]" office:value-type="float" office:value="4253134932.76164">
            <text:p>4253134932.76</text:p>
          </table:table-cell>
          <table:table-cell table:formula="oooc:=[.S47]/[.H47]" office:value-type="float" office:value="8.37048608355359">
            <text:p>8.37</text:p>
          </table:table-cell>
          <table:table-cell table:formula="oooc:=[.I47]/[.J47]" office:value-type="float" office:value="1422.98263420411">
            <text:p>1422.98</text:p>
          </table:table-cell>
          <table:table-cell table:formula="oooc:=[.$D47]*[$globals.$C$26]/[.$K47]" office:value-type="float" office:value="504">
            <text:p>504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500000000">
            <text:p>6,500,000,000</text:p>
          </table:table-cell>
          <table:table-cell table:formula="oooc:=CEILING(([.R48]-[.V48]/2);[.V48])" office:value-type="float" office:value="10">
            <text:p>10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89.05308411585">
            <text:p>189.05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29]" office:value-type="float" office:value="3565.75080554315">
            <text:p>3565.75</text:p>
          </table:table-cell>
          <table:table-cell table:formula="oooc:=[.J47]" office:value-type="float" office:value="2">
            <text:p>2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988274435.18392">
            <text:p>3988274435.18</text:p>
          </table:table-cell>
          <table:table-cell table:formula="oooc:=[.AA44]/[.M48]" office:value-type="float" office:value="4.87428844627727">
            <text:p>4.87</text:p>
          </table:table-cell>
          <table:table-cell table:formula="oooc:=([.D48]/[.C48])/([.R48]/[.Q48])" office:value-type="float" office:value="0.946843735322395">
            <text:p>0.95</text:p>
          </table:table-cell>
          <table:table-cell/>
          <table:table-cell table:formula="oooc:=[.I48]^[$globals.$C$17]*[$globals.$C$24]/[.R48]*[.K48]*[.Y48]" office:value-type="float" office:value="6454516846.3737">
            <text:p>6454516846.37</text:p>
          </table:table-cell>
          <table:table-cell table:formula="oooc:=[.S48]/[.H48]" office:value-type="float" office:value="10.4875023692446">
            <text:p>10.49</text:p>
          </table:table-cell>
          <table:table-cell table:formula="oooc:=[.I48]/[.J48]" office:value-type="float" office:value="1782.87540277158">
            <text:p>1782.88</text:p>
          </table:table-cell>
          <table:table-cell table:formula="oooc:=[.$D48]*[$globals.$C$26]/[.$K48]" office:value-type="float" office:value="600">
            <text:p>600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1">
            <text:p>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9800000000">
            <text:p>9,800,000,000</text:p>
          </table:table-cell>
          <table:table-cell table:formula="oooc:=CEILING(([.R49]-[.V49]/2);[.V49])" office:value-type="float" office:value="13">
            <text:p>13</text:p>
          </table:table-cell>
          <table:table-cell table:formula="oooc:=CEILING(([.T49]-[.W49]/2);[.W49])" office:value-type="float" office:value="780">
            <text:p>780</text:p>
          </table:table-cell>
          <table:table-cell table:formula="oooc:=[.F48]" office:value-type="float" office:value="189.05308411585">
            <text:p>189.05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29]" office:value-type="float" office:value="4467.5804544667">
            <text:p>4467.58</text:p>
          </table:table-cell>
          <table:table-cell table:formula="oooc:=[.J48]" office:value-type="float" office:value="2">
            <text:p>2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6052567091.52681">
            <text:p>6052567091.53</text:p>
          </table:table-cell>
          <table:table-cell table:formula="oooc:=[.AA44]/[.M49]" office:value-type="float" office:value="3.21186030754037">
            <text:p>3.21</text:p>
          </table:table-cell>
          <table:table-cell table:formula="oooc:=([.D49]/[.C49])/([.R49]/[.Q49])" office:value-type="float" office:value="0.988876662334252">
            <text:p>0.99</text:p>
          </table:table-cell>
          <table:table-cell/>
          <table:table-cell table:formula="oooc:=[.I49]^[$globals.$C$17]*[$globals.$C$24]/[.R49]*[.K49]*[.Y49]" office:value-type="float" office:value="9795312958.26317">
            <text:p>9795312958.26</text:p>
          </table:table-cell>
          <table:table-cell table:formula="oooc:=[.S49]/[.H49]" office:value-type="float" office:value="13.1399425131374">
            <text:p>13.14</text:p>
          </table:table-cell>
          <table:table-cell table:formula="oooc:=[.I49]/[.J49]" office:value-type="float" office:value="2233.79022723335">
            <text:p>2233.79</text:p>
          </table:table-cell>
          <table:table-cell table:formula="oooc:=[.$D49]*[$globals.$C$26]/[.$K49]" office:value-type="float" office:value="780">
            <text:p>780</text:p>
          </table:table-cell>
          <table:table-cell table:formula="oooc:=MAX(10^(FLOOR(LOG([.Q49];10);1)-1);5)" office:value-type="float" office:value="100000000">
            <text:p>1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6">
            <text:p>16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89.05308411585">
            <text:p>189.05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29]" office:value-type="float" office:value="5597.49578857422">
            <text:p>5597.5</text:p>
          </table:table-cell>
          <table:table-cell table:formula="oooc:=[.J49]" office:value-type="float" office:value="2">
            <text:p>2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9185317859.33729">
            <text:p>9185317859.34</text:p>
          </table:table-cell>
          <table:table-cell table:formula="oooc:=[.AA44]/[.M50]" office:value-type="float" office:value="2.11642104254872">
            <text:p>2.12</text:p>
          </table:table-cell>
          <table:table-cell table:formula="oooc:=([.D50]/[.C50])/([.R50]/[.Q50])" office:value-type="float" office:value="0.963134098671657">
            <text:p>0.96</text:p>
          </table:table-cell>
          <table:table-cell/>
          <table:table-cell table:formula="oooc:=[.I50]^[$globals.$C$17]*[$globals.$C$24]/[.R50]*[.K50]*[.Y50]" office:value-type="float" office:value="14865273146.5446">
            <text:p>14865273146.54</text:p>
          </table:table-cell>
          <table:table-cell table:formula="oooc:=[.S50]/[.H50]" office:value-type="float" office:value="16.4632229075712">
            <text:p>16.46</text:p>
          </table:table-cell>
          <table:table-cell table:formula="oooc:=[.I50]/[.J50]" office:value-type="float" office:value="2798.74789428711">
            <text:p>2798.75</text:p>
          </table:table-cell>
          <table:table-cell table:formula="oooc:=[.$D50]*[$globals.$C$26]/[.$K50]" office:value-type="float" office:value="960">
            <text:p>96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324.091001341458">
            <text:p>324.09</text:p>
          </table:table-cell>
          <table:table-cell/>
          <table:table-cell table:style-name="ce10" office:value-type="float" office:value="350">
            <text:p>350</text:p>
          </table:table-cell>
          <table:table-cell table:formula="oooc:=[.I44]*[$globals.$C$13]" office:value-type="float" office:value="5892.10083007812">
            <text:p>5892.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6"/>
          <table:table-cell table:formula="oooc:=[.I52]/[.J52]" office:value-type="float" office:value="2946.05041503906">
            <text:p>2946.05</text:p>
          </table:table-cell>
          <table:table-cell table:number-columns-repeated="5"/>
          <table:table-cell table:style-name="ce10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34000000000">
            <text:p>34,000,000,000</text:p>
          </table:table-cell>
          <table:table-cell table:formula="oooc:=CEILING(([.R53]-[.V53]/2);[.V53])" office:value-type="float" office:value="8.4">
            <text:p>8.4</text:p>
          </table:table-cell>
          <table:table-cell table:formula="oooc:=CEILING(([.T53]-[.W53]/2);[.W53])" office:value-type="float" office:value="500">
            <text:p>500</text:p>
          </table:table-cell>
          <table:table-cell table:formula="oooc:=[.F52]" office:value-type="float" office:value="324.091001341458">
            <text:p>324.09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2">
            <text:p>2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35348709578.4996">
            <text:p>35348709578.5</text:p>
          </table:table-cell>
          <table:table-cell table:formula="oooc:=[.AA52]/[.M53]" office:value-type="float" office:value="16.4984806221816">
            <text:p>16.5</text:p>
          </table:table-cell>
          <table:table-cell table:formula="oooc:=([.D53]/[.C53])/([.R53]/[.Q53])" office:value-type="float" office:value="0.987714855453506">
            <text:p>0.99</text:p>
          </table:table-cell>
          <table:table-cell/>
          <table:table-cell table:formula="oooc:=[.I53]^[$globals.$C$17]*[$globals.$C$24]/[.R53]*[.K53]*[.Y53]" office:value-type="float" office:value="33651416270.3631">
            <text:p>33651416270.36</text:p>
          </table:table-cell>
          <table:table-cell table:formula="oooc:=[.S53]/[.H53]" office:value-type="float" office:value="8.41728690011161">
            <text:p>8.42</text:p>
          </table:table-cell>
          <table:table-cell table:formula="oooc:=[.I53]/[.J53]" office:value-type="float" office:value="2946.05041503906">
            <text:p>2946.05</text:p>
          </table:table-cell>
          <table:table-cell table:formula="oooc:=[.$D53]*[$globals.$C$26]/[.$K53]" office:value-type="float" office:value="504">
            <text:p>50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51000000000">
            <text:p>51,000,000,000</text:p>
          </table:table-cell>
          <table:table-cell table:formula="oooc:=CEILING(([.R54]-[.V54]/2);[.V54])" office:value-type="float" office:value="11">
            <text:p>11</text:p>
          </table:table-cell>
          <table:table-cell table:formula="oooc:=CEILING(([.T54]-[.W54]/2);[.W54])" office:value-type="float" office:value="660">
            <text:p>660</text:p>
          </table:table-cell>
          <table:table-cell table:formula="oooc:=[.F53]" office:value-type="float" office:value="324.091001341458">
            <text:p>324.09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29]" office:value-type="float" office:value="7382.29784966545">
            <text:p>7382.3</text:p>
          </table:table-cell>
          <table:table-cell table:formula="oooc:=[.J53]" office:value-type="float" office:value="2">
            <text:p>2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53644863160.7013">
            <text:p>53644863160.7</text:p>
          </table:table-cell>
          <table:table-cell table:formula="oooc:=[.AA52]/[.M54]" office:value-type="float" office:value="10.8714975794222">
            <text:p>10.87</text:p>
          </table:table-cell>
          <table:table-cell table:formula="oooc:=([.D54]/[.C54])/([.R54]/[.Q54])" office:value-type="float" office:value="1.04444821019911">
            <text:p>1.04</text:p>
          </table:table-cell>
          <table:table-cell/>
          <table:table-cell table:formula="oooc:=[.I54]^[$globals.$C$17]*[$globals.$C$24]/[.R54]*[.K54]*[.Y54]" office:value-type="float" office:value="51069067089.3807">
            <text:p>51069067089.38</text:p>
          </table:table-cell>
          <table:table-cell table:formula="oooc:=[.S54]/[.H54]" office:value-type="float" office:value="10.5461397852364">
            <text:p>10.55</text:p>
          </table:table-cell>
          <table:table-cell table:formula="oooc:=[.I54]/[.J54]" office:value-type="float" office:value="3691.14892483273">
            <text:p>3691.15</text:p>
          </table:table-cell>
          <table:table-cell table:formula="oooc:=[.$D54]*[$globals.$C$26]/[.$K54]" office:value-type="float" office:value="660">
            <text:p>660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78000000000">
            <text:p>78,000,000,000</text:p>
          </table:table-cell>
          <table:table-cell table:formula="oooc:=CEILING(([.R55]-[.V55]/2);[.V55])" office:value-type="float" office:value="13">
            <text:p>13</text:p>
          </table:table-cell>
          <table:table-cell table:formula="oooc:=CEILING(([.T55]-[.W55]/2);[.W55])" office:value-type="float" office:value="780">
            <text:p>780</text:p>
          </table:table-cell>
          <table:table-cell table:formula="oooc:=[.F54]" office:value-type="float" office:value="324.091001341458">
            <text:p>324.09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29]" office:value-type="float" office:value="9249.38712232671">
            <text:p>9249.39</text:p>
          </table:table-cell>
          <table:table-cell table:formula="oooc:=[.J54]" office:value-type="float" office:value="2">
            <text:p>2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81410930634.9542">
            <text:p>81410930634.95</text:p>
          </table:table-cell>
          <table:table-cell table:formula="oooc:=[.AA52]/[.M55]" office:value-type="float" office:value="7.16365720734803">
            <text:p>7.16</text:p>
          </table:table-cell>
          <table:table-cell table:formula="oooc:=([.D55]/[.C55])/([.R55]/[.Q55])" office:value-type="float" office:value="0.977566554957993">
            <text:p>0.98</text:p>
          </table:table-cell>
          <table:table-cell/>
          <table:table-cell table:formula="oooc:=[.I55]^[$globals.$C$17]*[$globals.$C$24]/[.R55]*[.K55]*[.Y55]" office:value-type="float" office:value="77501927182.6778">
            <text:p>77501927182.68</text:p>
          </table:table-cell>
          <table:table-cell table:formula="oooc:=[.S55]/[.H55]" office:value-type="float" office:value="13.2134101747525">
            <text:p>13.21</text:p>
          </table:table-cell>
          <table:table-cell table:formula="oooc:=[.I55]/[.J55]" office:value-type="float" office:value="4624.69356116336">
            <text:p>4624.69</text:p>
          </table:table-cell>
          <table:table-cell table:formula="oooc:=[.$D55]*[$globals.$C$26]/[.$K55]" office:value-type="float" office:value="780">
            <text:p>78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120000000000">
            <text:p>120,000,000,000</text:p>
          </table:table-cell>
          <table:table-cell table:formula="oooc:=CEILING(([.R56]-[.V56]/2);[.V56])" office:value-type="float" office:value="17">
            <text:p>17</text:p>
          </table:table-cell>
          <table:table-cell table:formula="oooc:=CEILING(([.T56]-[.W56]/2);[.W56])" office:value-type="float" office:value="1000">
            <text:p>1000</text:p>
          </table:table-cell>
          <table:table-cell table:formula="oooc:=[.F55]" office:value-type="float" office:value="324.091001341458">
            <text:p>324.09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29]" office:value-type="float" office:value="11588.6901180153">
            <text:p>11588.69</text:p>
          </table:table-cell>
          <table:table-cell table:formula="oooc:=[.J55]" office:value-type="float" office:value="2">
            <text:p>2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123548448748.856">
            <text:p>123548448748.86</text:p>
          </table:table-cell>
          <table:table-cell table:formula="oooc:=[.AA52]/[.M56]" office:value-type="float" office:value="4.720415399027">
            <text:p>4.72</text:p>
          </table:table-cell>
          <table:table-cell table:formula="oooc:=([.D56]/[.C56])/([.R56]/[.Q56])" office:value-type="float" office:value="1.0064644623301">
            <text:p>1.01</text:p>
          </table:table-cell>
          <table:table-cell/>
          <table:table-cell table:formula="oooc:=[.I56]^[$globals.$C$17]*[$globals.$C$24]/[.R56]*[.K56]*[.Y56]" office:value-type="float" office:value="117616182541.899">
            <text:p>117616182541.9</text:p>
          </table:table-cell>
          <table:table-cell table:formula="oooc:=[.S56]/[.H56]" office:value-type="float" office:value="16.5552715971646">
            <text:p>16.56</text:p>
          </table:table-cell>
          <table:table-cell table:formula="oooc:=[.I56]/[.J56]" office:value-type="float" office:value="5794.34505900763">
            <text:p>5794.35</text:p>
          </table:table-cell>
          <table:table-cell table:formula="oooc:=[.$D56]*[$globals.$C$26]/[.$K56]" office:value-type="float" office:value="1020">
            <text:p>1020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1">
            <text:p>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80000000000">
            <text:p>180,000,000,000</text:p>
          </table:table-cell>
          <table:table-cell table:formula="oooc:=CEILING(([.R57]-[.V57]/2);[.V57])" office:value-type="float" office:value="21">
            <text:p>21</text:p>
          </table:table-cell>
          <table:table-cell table:formula="oooc:=CEILING(([.T57]-[.W57]/2);[.W57])" office:value-type="float" office:value="1300">
            <text:p>1300</text:p>
          </table:table-cell>
          <table:table-cell table:formula="oooc:=[.F56]" office:value-type="float" office:value="324.091001341458">
            <text:p>324.09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29]" office:value-type="float" office:value="14519.6364770168">
            <text:p>14519.64</text:p>
          </table:table-cell>
          <table:table-cell table:formula="oooc:=[.J56]" office:value-type="float" office:value="2">
            <text:p>2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87495942733.948">
            <text:p>187495942733.95</text:p>
          </table:table-cell>
          <table:table-cell table:formula="oooc:=[.AA52]/[.M57]" office:value-type="float" office:value="3.11046730663151">
            <text:p>3.11</text:p>
          </table:table-cell>
          <table:table-cell table:formula="oooc:=([.D57]/[.C57])/([.R57]/[.Q57])" office:value-type="float" office:value="1.00394690077716">
            <text:p>1</text:p>
          </table:table-cell>
          <table:table-cell/>
          <table:table-cell table:formula="oooc:=[.I57]^[$globals.$C$17]*[$globals.$C$24]/[.R57]*[.K57]*[.Y57]" office:value-type="float" office:value="178493192345.045">
            <text:p>178493192345.05</text:p>
          </table:table-cell>
          <table:table-cell table:formula="oooc:=[.S57]/[.H57]" office:value-type="float" office:value="20.7423378243097">
            <text:p>20.74</text:p>
          </table:table-cell>
          <table:table-cell table:formula="oooc:=[.I57]/[.J57]" office:value-type="float" office:value="7259.8182385084">
            <text:p>7259.82</text:p>
          </table:table-cell>
          <table:table-cell table:formula="oooc:=[.$D57]*[$globals.$C$26]/[.$K57]" office:value-type="float" office:value="1260">
            <text:p>12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1">
            <text:p>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70000000000">
            <text:p>270,000,000,000</text:p>
          </table:table-cell>
          <table:table-cell table:formula="oooc:=CEILING(([.R58]-[.V58]/2);[.V58])" office:value-type="float" office:value="26">
            <text:p>26</text:p>
          </table:table-cell>
          <table:table-cell table:formula="oooc:=CEILING(([.T58]-[.W58]/2);[.W58])" office:value-type="float" office:value="1600">
            <text:p>1600</text:p>
          </table:table-cell>
          <table:table-cell table:formula="oooc:=[.F57]" office:value-type="float" office:value="324.091001341458">
            <text:p>324.09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29]" office:value-type="float" office:value="18191.8613128662">
            <text:p>18191.86</text:p>
          </table:table-cell>
          <table:table-cell table:formula="oooc:=[.J57]" office:value-type="float" office:value="2">
            <text:p>2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84542047251.057">
            <text:p>284542047251.06</text:p>
          </table:table-cell>
          <table:table-cell table:formula="oooc:=[.AA52]/[.M58]" office:value-type="float" office:value="2.04960920761714">
            <text:p>2.05</text:p>
          </table:table-cell>
          <table:table-cell table:formula="oooc:=([.D58]/[.C58])/([.R58]/[.Q58])" office:value-type="float" office:value="1.00370646573905">
            <text:p>1</text:p>
          </table:table-cell>
          <table:table-cell/>
          <table:table-cell table:formula="oooc:=[.I58]^[$globals.$C$17]*[$globals.$C$24]/[.R58]*[.K58]*[.Y58]" office:value-type="float" office:value="270879559470.275">
            <text:p>270879559470.28</text:p>
          </table:table-cell>
          <table:table-cell table:formula="oooc:=[.S58]/[.H58]" office:value-type="float" office:value="25.9883733040946">
            <text:p>25.99</text:p>
          </table:table-cell>
          <table:table-cell table:formula="oooc:=[.I58]/[.J58]" office:value-type="float" office:value="9095.9306564331">
            <text:p>9095.93</text:p>
          </table:table-cell>
          <table:table-cell table:formula="oooc:=[.$D58]*[$globals.$C$26]/[.$K58]" office:value-type="float" office:value="1560">
            <text:p>156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8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0" office:value-type="float" office:value="1.7">
            <text:p>1.7</text:p>
          </table:table-cell>
          <table:table-cell table:formula="oooc:=[$globals.$D$21]" office:value-type="float" office:value="5">
            <text:p>5</text:p>
          </table:table-cell>
          <table:table-cell table:style-name="ce10" office:value-type="float" office:value="0.65">
            <text:p>0.65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6"/>
          <table:table-cell table:formula="oooc:=[.I4]/[.J4]" office:value-type="float" office:value="7.69230769230769">
            <text:p>7.69</text:p>
          </table:table-cell>
          <table:table-cell table:number-columns-repeated="5"/>
          <table:table-cell table:style-name="ce10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10">
            <text:p>110</text:p>
          </table:table-cell>
          <table:table-cell table:formula="oooc:=CEILING(([.R5]-[.V5]/2);[.V5])" office:value-type="float" office:value="4.5">
            <text:p>4.5</text:p>
          </table:table-cell>
          <table:table-cell table:formula="oooc:=CEILING(([.T5]-[.W5]/2);[.W5])" office:value-type="float" office:value="270">
            <text:p>2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7">
            <text:p>1.7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65">
            <text:p>0.6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3">
            <text:p>13</text:p>
          </table:table-cell>
          <table:table-cell table:formula="oooc:=[.AA4]/[.M5]" office:value-type="float" office:value="61.5384615384615">
            <text:p>61.54</text:p>
          </table:table-cell>
          <table:table-cell table:formula="oooc:=([.D5]/[.C5])/([.R5]/[.Q5])" office:value-type="float" office:value="0.999020454545455">
            <text:p>1</text:p>
          </table:table-cell>
          <table:table-cell/>
          <table:table-cell table:formula="oooc:=[.I5]^[$globals.$C$17]*[$globals.$C$24]/[.R5]*[.K5]*[.Y5]" office:value-type="float" office:value="110.5">
            <text:p>110.5</text:p>
          </table:table-cell>
          <table:table-cell table:formula="oooc:=[.S5]/[.H5]" office:value-type="float" office:value="4.52488687782805">
            <text:p>4.52</text:p>
          </table:table-cell>
          <table:table-cell table:formula="oooc:=[.I5]/[.J5]" office:value-type="float" office:value="7.69230769230769">
            <text:p>7.69</text:p>
          </table:table-cell>
          <table:table-cell table:formula="oooc:=[.$D5]*[$globals.$C$26]/[.$K5]" office:value-type="float" office:value="270">
            <text:p>27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70">
            <text:p>170</text:p>
          </table:table-cell>
          <table:table-cell table:formula="oooc:=CEILING(([.R6]-[.V6]/2);[.V6])" office:value-type="float" office:value="5.7">
            <text:p>5.7</text:p>
          </table:table-cell>
          <table:table-cell table:formula="oooc:=CEILING(([.T6]-[.W6]/2);[.W6])" office:value-type="float" office:value="340">
            <text:p>34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7">
            <text:p>1.7</text:p>
          </table:table-cell>
          <table:table-cell table:formula="oooc:=[.I5]*[$globals.$C$29]" office:value-type="float" office:value="6.26457189257534">
            <text:p>6.26</text:p>
          </table:table-cell>
          <table:table-cell table:formula="oooc:=[.J5]" office:value-type="float" office:value="0.65">
            <text:p>0.6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9.7286755133288">
            <text:p>19.73</text:p>
          </table:table-cell>
          <table:table-cell table:formula="oooc:=[.AA4]/[.M6]" office:value-type="float" office:value="40.5501119149896">
            <text:p>40.55</text:p>
          </table:table-cell>
          <table:table-cell table:formula="oooc:=([.D6]/[.C6])/([.R6]/[.Q6])" office:value-type="float" office:value="0.991776172829732">
            <text:p>0.99</text:p>
          </table:table-cell>
          <table:table-cell/>
          <table:table-cell table:formula="oooc:=[.I6]^[$globals.$C$17]*[$globals.$C$24]/[.R6]*[.K6]*[.Y6]" office:value-type="float" office:value="167.693741863295">
            <text:p>167.69</text:p>
          </table:table-cell>
          <table:table-cell table:formula="oooc:=[.S6]/[.H6]" office:value-type="float" office:value="5.66929583038492">
            <text:p>5.67</text:p>
          </table:table-cell>
          <table:table-cell table:formula="oooc:=[.I6]/[.J6]" office:value-type="float" office:value="9.63780291165437">
            <text:p>9.64</text:p>
          </table:table-cell>
          <table:table-cell table:formula="oooc:=[.$D6]*[$globals.$C$26]/[.$K6]" office:value-type="float" office:value="342">
            <text:p>342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50">
            <text:p>250</text:p>
          </table:table-cell>
          <table:table-cell table:formula="oooc:=CEILING(([.R7]-[.V7]/2);[.V7])" office:value-type="float" office:value="7.1">
            <text:p>7.1</text:p>
          </table:table-cell>
          <table:table-cell table:formula="oooc:=CEILING(([.T7]-[.W7]/2);[.W7])" office:value-type="float" office:value="430">
            <text:p>43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7">
            <text:p>1.7</text:p>
          </table:table-cell>
          <table:table-cell table:formula="oooc:=[.I6]*[$globals.$C$29]" office:value-type="float" office:value="7.848972199449">
            <text:p>7.85</text:p>
          </table:table-cell>
          <table:table-cell table:formula="oooc:=[.J6]" office:value-type="float" office:value="0.65">
            <text:p>0.6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9.9400490392478">
            <text:p>29.94</text:p>
          </table:table-cell>
          <table:table-cell table:formula="oooc:=[.AA4]/[.M7]" office:value-type="float" office:value="26.7200631151705">
            <text:p>26.72</text:p>
          </table:table-cell>
          <table:table-cell table:formula="oooc:=([.D7]/[.C7])/([.R7]/[.Q7])" office:value-type="float" office:value="1.01751134519662">
            <text:p>1.02</text:p>
          </table:table-cell>
          <table:table-cell/>
          <table:table-cell table:formula="oooc:=[.I7]^[$globals.$C$17]*[$globals.$C$24]/[.R7]*[.K7]*[.Y7]" office:value-type="float" office:value="254.490416833606">
            <text:p>254.49</text:p>
          </table:table-cell>
          <table:table-cell table:formula="oooc:=[.S7]/[.H7]" office:value-type="float" office:value="7.1031422619448">
            <text:p>7.1</text:p>
          </table:table-cell>
          <table:table-cell table:formula="oooc:=[.I7]/[.J7]" office:value-type="float" office:value="12.0753418453062">
            <text:p>12.08</text:p>
          </table:table-cell>
          <table:table-cell table:formula="oooc:=[.$D7]*[$globals.$C$26]/[.$K7]" office:value-type="float" office:value="426">
            <text:p>426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90">
            <text:p>390</text:p>
          </table:table-cell>
          <table:table-cell table:formula="oooc:=CEILING(([.R8]-[.V8]/2);[.V8])" office:value-type="float" office:value="8.9">
            <text:p>8.9</text:p>
          </table:table-cell>
          <table:table-cell table:formula="oooc:=CEILING(([.T8]-[.W8]/2);[.W8])" office:value-type="float" office:value="530">
            <text:p>53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7">
            <text:p>1.7</text:p>
          </table:table-cell>
          <table:table-cell table:formula="oooc:=[.I7]*[$globals.$C$29]" office:value-type="float" office:value="9.83409012525469">
            <text:p>9.83</text:p>
          </table:table-cell>
          <table:table-cell table:formula="oooc:=[.J7]" office:value-type="float" office:value="0.65">
            <text:p>0.6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45.4367317191132">
            <text:p>45.44</text:p>
          </table:table-cell>
          <table:table-cell table:formula="oooc:=[.AA4]/[.M8]" office:value-type="float" office:value="17.6069001825559">
            <text:p>17.61</text:p>
          </table:table-cell>
          <table:table-cell table:formula="oooc:=([.D8]/[.C8])/([.R8]/[.Q8])" office:value-type="float" office:value="0.990329016768971">
            <text:p>0.99</text:p>
          </table:table-cell>
          <table:table-cell/>
          <table:table-cell table:formula="oooc:=[.I8]^[$globals.$C$17]*[$globals.$C$24]/[.R8]*[.K8]*[.Y8]" office:value-type="float" office:value="386.212219612462">
            <text:p>386.21</text:p>
          </table:table-cell>
          <table:table-cell table:formula="oooc:=[.S8]/[.H8]" office:value-type="float" office:value="8.89962907262868">
            <text:p>8.9</text:p>
          </table:table-cell>
          <table:table-cell table:formula="oooc:=[.I8]/[.J8]" office:value-type="float" office:value="15.1293694234688">
            <text:p>15.13</text:p>
          </table:table-cell>
          <table:table-cell table:formula="oooc:=[.$D8]*[$globals.$C$26]/[.$K8]" office:value-type="float" office:value="534">
            <text:p>534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90">
            <text:p>590</text:p>
          </table:table-cell>
          <table:table-cell table:formula="oooc:=CEILING(([.R9]-[.V9]/2);[.V9])" office:value-type="float" office:value="11">
            <text:p>11</text:p>
          </table:table-cell>
          <table:table-cell table:formula="oooc:=CEILING(([.T9]-[.W9]/2);[.W9])" office:value-type="float" office:value="660">
            <text:p>66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7">
            <text:p>1.7</text:p>
          </table:table-cell>
          <table:table-cell table:formula="oooc:=[.I8]*[$globals.$C$29]" office:value-type="float" office:value="12.3212729175447">
            <text:p>12.32</text:p>
          </table:table-cell>
          <table:table-cell table:formula="oooc:=[.J8]" office:value-type="float" office:value="0.65">
            <text:p>0.6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68.9543489594277">
            <text:p>68.95</text:p>
          </table:table-cell>
          <table:table-cell table:formula="oooc:=[.AA4]/[.M9]" office:value-type="float" office:value="11.6018788092788">
            <text:p>11.6</text:p>
          </table:table-cell>
          <table:table-cell table:formula="oooc:=([.D9]/[.C9])/([.R9]/[.Q9])" office:value-type="float" office:value="0.980004257166814">
            <text:p>0.98</text:p>
          </table:table-cell>
          <table:table-cell/>
          <table:table-cell table:formula="oooc:=[.I9]^[$globals.$C$17]*[$globals.$C$24]/[.R9]*[.K9]*[.Y9]" office:value-type="float" office:value="586.111966155136">
            <text:p>586.11</text:p>
          </table:table-cell>
          <table:table-cell table:formula="oooc:=[.S9]/[.H9]" office:value-type="float" office:value="11.1504732285472">
            <text:p>11.15</text:p>
          </table:table-cell>
          <table:table-cell table:formula="oooc:=[.I9]/[.J9]" office:value-type="float" office:value="18.9558044885302">
            <text:p>18.96</text:p>
          </table:table-cell>
          <table:table-cell table:formula="oooc:=[.$D9]*[$globals.$C$26]/[.$K9]" office:value-type="float" office:value="660">
            <text:p>66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90">
            <text:p>890</text:p>
          </table:table-cell>
          <table:table-cell table:formula="oooc:=CEILING(([.R10]-[.V10]/2);[.V10])" office:value-type="float" office:value="14">
            <text:p>14</text:p>
          </table:table-cell>
          <table:table-cell table:formula="oooc:=CEILING(([.T10]-[.W10]/2);[.W10])" office:value-type="float" office:value="840">
            <text:p>84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7">
            <text:p>1.7</text:p>
          </table:table-cell>
          <table:table-cell table:formula="oooc:=[.I9]*[$globals.$C$29]" office:value-type="float" office:value="15.4375">
            <text:p>15.44</text:p>
          </table:table-cell>
          <table:table-cell table:formula="oooc:=[.J9]" office:value-type="float" office:value="0.65">
            <text:p>0.6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04.64445968103">
            <text:p>104.64</text:p>
          </table:table-cell>
          <table:table-cell table:formula="oooc:=[.AA4]/[.M10]" office:value-type="float" office:value="7.64493411728153">
            <text:p>7.64</text:p>
          </table:table-cell>
          <table:table-cell table:formula="oooc:=([.D10]/[.C10])/([.R10]/[.Q10])" office:value-type="float" office:value="1.0015174071424">
            <text:p>1</text:p>
          </table:table-cell>
          <table:table-cell/>
          <table:table-cell table:formula="oooc:=[.I10]^[$globals.$C$17]*[$globals.$C$24]/[.R10]*[.K10]*[.Y10]" office:value-type="float" office:value="889.477907288757">
            <text:p>889.48</text:p>
          </table:table-cell>
          <table:table-cell table:formula="oooc:=[.S10]/[.H10]" office:value-type="float" office:value="13.9705882352941">
            <text:p>13.97</text:p>
          </table:table-cell>
          <table:table-cell table:formula="oooc:=[.I10]/[.J10]" office:value-type="float" office:value="23.75">
            <text:p>23.75</text:p>
          </table:table-cell>
          <table:table-cell table:formula="oooc:=[.$D10]*[$globals.$C$26]/[.$K10]" office:value-type="float" office:value="840">
            <text:p>84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3.31578947368421">
            <text:p>3.32</text:p>
          </table:table-cell>
          <table:table-cell/>
          <table:table-cell table:style-name="ce10" office:value-type="float" office:value="8.6">
            <text:p>8.6</text:p>
          </table:table-cell>
          <table:table-cell table:formula="oooc:=[.I4]*[$globals.$C$13]" office:value-type="float" office:value="16.25">
            <text:p>16.2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6"/>
          <table:table-cell table:formula="oooc:=[.I12]/[.J12]" office:value-type="float" office:value="32.5">
            <text:p>32.5</text:p>
          </table:table-cell>
          <table:table-cell table:number-columns-repeated="5"/>
          <table:table-cell table:style-name="ce10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800">
            <text:p>3,800</text:p>
          </table:table-cell>
          <table:table-cell table:formula="oooc:=CEILING(([.R13]-[.V13]/2);[.V13])" office:value-type="float" office:value="3.8">
            <text:p>3.8</text:p>
          </table:table-cell>
          <table:table-cell table:formula="oooc:=CEILING(([.T13]-[.W13]/2);[.W13])" office:value-type="float" office:value="230">
            <text:p>230</text:p>
          </table:table-cell>
          <table:table-cell table:formula="oooc:=[.F12]" office:value-type="float" office:value="3.31578947368421">
            <text:p>3.32</text:p>
          </table:table-cell>
          <table:table-cell/>
          <table:table-cell table:formula="oooc:=[.H12]" office:value-type="float" office:value="8.6">
            <text:p>8.6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5">
            <text:p>0.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309.779205911538">
            <text:p>309.78</text:p>
          </table:table-cell>
          <table:table-cell table:formula="oooc:=[.AA12]/[.M13]" office:value-type="float" office:value="77.4745352238187">
            <text:p>77.47</text:p>
          </table:table-cell>
          <table:table-cell table:formula="oooc:=([.D13]/[.C13])/([.R13]/[.Q13])" office:value-type="float" office:value="1.00708879425131">
            <text:p>1.01</text:p>
          </table:table-cell>
          <table:table-cell/>
          <table:table-cell table:formula="oooc:=[.I13]^[$globals.$C$17]*[$globals.$C$24]/[.R13]*[.K13]*[.Y13]" office:value-type="float" office:value="3805.85881548461">
            <text:p>3805.86</text:p>
          </table:table-cell>
          <table:table-cell table:formula="oooc:=[.S13]/[.H13]" office:value-type="float" office:value="3.77906976744186">
            <text:p>3.78</text:p>
          </table:table-cell>
          <table:table-cell table:formula="oooc:=[.I13]/[.J13]" office:value-type="float" office:value="32.5">
            <text:p>32.5</text:p>
          </table:table-cell>
          <table:table-cell table:formula="oooc:=[.$D13]*[$globals.$C$26]/[.$K13]" office:value-type="float" office:value="228">
            <text:p>228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800">
            <text:p>5,800</text:p>
          </table:table-cell>
          <table:table-cell table:formula="oooc:=CEILING(([.R14]-[.V14]/2);[.V14])" office:value-type="float" office:value="4.7">
            <text:p>4.7</text:p>
          </table:table-cell>
          <table:table-cell table:formula="oooc:=CEILING(([.T14]-[.W14]/2);[.W14])" office:value-type="float" office:value="280">
            <text:p>280</text:p>
          </table:table-cell>
          <table:table-cell table:formula="oooc:=[.F13]" office:value-type="float" office:value="3.31578947368421">
            <text:p>3.32</text:p>
          </table:table-cell>
          <table:table-cell/>
          <table:table-cell table:formula="oooc:=[.H13]" office:value-type="float" office:value="8.6">
            <text:p>8.6</text:p>
          </table:table-cell>
          <table:table-cell table:formula="oooc:=[.I13]*[$globals.$C$29]" office:value-type="float" office:value="20.3598586508699">
            <text:p>20.36</text:p>
          </table:table-cell>
          <table:table-cell table:formula="oooc:=[.J13]" office:value-type="float" office:value="0.5">
            <text:p>0.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70.117956477339">
            <text:p>470.12</text:p>
          </table:table-cell>
          <table:table-cell table:formula="oooc:=[.AA12]/[.M14]" office:value-type="float" office:value="51.0510174506744">
            <text:p>51.05</text:p>
          </table:table-cell>
          <table:table-cell table:formula="oooc:=([.D14]/[.C14])/([.R14]/[.Q14])" office:value-type="float" office:value="0.988486659025736">
            <text:p>0.99</text:p>
          </table:table-cell>
          <table:table-cell/>
          <table:table-cell table:formula="oooc:=[.I14]^[$globals.$C$17]*[$globals.$C$24]/[.R14]*[.K14]*[.Y14]" office:value-type="float" office:value="5775.73489386445">
            <text:p>5775.73</text:p>
          </table:table-cell>
          <table:table-cell table:formula="oooc:=[.S14]/[.H14]" office:value-type="float" office:value="4.7348508490395">
            <text:p>4.73</text:p>
          </table:table-cell>
          <table:table-cell table:formula="oooc:=[.I14]/[.J14]" office:value-type="float" office:value="40.7197173017397">
            <text:p>40.72</text:p>
          </table:table-cell>
          <table:table-cell table:formula="oooc:=[.$D14]*[$globals.$C$26]/[.$K14]" office:value-type="float" office:value="282">
            <text:p>282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800">
            <text:p>8,800</text:p>
          </table:table-cell>
          <table:table-cell table:formula="oooc:=CEILING(([.R15]-[.V15]/2);[.V15])" office:value-type="float" office:value="5.9">
            <text:p>5.9</text:p>
          </table:table-cell>
          <table:table-cell table:formula="oooc:=CEILING(([.T15]-[.W15]/2);[.W15])" office:value-type="float" office:value="350">
            <text:p>350</text:p>
          </table:table-cell>
          <table:table-cell table:formula="oooc:=[.F14]" office:value-type="float" office:value="3.31578947368421">
            <text:p>3.32</text:p>
          </table:table-cell>
          <table:table-cell/>
          <table:table-cell table:formula="oooc:=[.H14]" office:value-type="float" office:value="8.6">
            <text:p>8.6</text:p>
          </table:table-cell>
          <table:table-cell table:formula="oooc:=[.I14]*[$globals.$C$29]" office:value-type="float" office:value="25.5091596482092">
            <text:p>25.51</text:p>
          </table:table-cell>
          <table:table-cell table:formula="oooc:=[.J14]" office:value-type="float" office:value="0.5">
            <text:p>0.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713.446508948513">
            <text:p>713.45</text:p>
          </table:table-cell>
          <table:table-cell table:formula="oooc:=[.AA12]/[.M15]" office:value-type="float" office:value="33.6395226537327">
            <text:p>33.64</text:p>
          </table:table-cell>
          <table:table-cell table:formula="oooc:=([.D15]/[.C15])/([.R15]/[.Q15])" office:value-type="float" office:value="0.990611742425245">
            <text:p>0.99</text:p>
          </table:table-cell>
          <table:table-cell/>
          <table:table-cell table:formula="oooc:=[.I15]^[$globals.$C$17]*[$globals.$C$24]/[.R15]*[.K15]*[.Y15]" office:value-type="float" office:value="8765.19996708173">
            <text:p>8765.2</text:p>
          </table:table-cell>
          <table:table-cell table:formula="oooc:=[.S15]/[.H15]" office:value-type="float" office:value="5.93236270888587">
            <text:p>5.93</text:p>
          </table:table-cell>
          <table:table-cell table:formula="oooc:=[.I15]/[.J15]" office:value-type="float" office:value="51.0183192964185">
            <text:p>51.02</text:p>
          </table:table-cell>
          <table:table-cell table:formula="oooc:=[.$D15]*[$globals.$C$26]/[.$K15]" office:value-type="float" office:value="354">
            <text:p>354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4">
            <text:p>7.4</text:p>
          </table:table-cell>
          <table:table-cell table:formula="oooc:=CEILING(([.T16]-[.W16]/2);[.W16])" office:value-type="float" office:value="440">
            <text:p>440</text:p>
          </table:table-cell>
          <table:table-cell table:formula="oooc:=[.F15]" office:value-type="float" office:value="3.31578947368421">
            <text:p>3.32</text:p>
          </table:table-cell>
          <table:table-cell/>
          <table:table-cell table:formula="oooc:=[.H15]" office:value-type="float" office:value="8.6">
            <text:p>8.6</text:p>
          </table:table-cell>
          <table:table-cell table:formula="oooc:=[.I15]*[$globals.$C$29]" office:value-type="float" office:value="31.9607929070777">
            <text:p>31.96</text:p>
          </table:table-cell>
          <table:table-cell table:formula="oooc:=[.J15]" office:value-type="float" office:value="0.5">
            <text:p>0.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1082.71959008942">
            <text:p>1082.72</text:p>
          </table:table-cell>
          <table:table-cell table:formula="oooc:=[.AA12]/[.M16]" office:value-type="float" office:value="22.166404136105">
            <text:p>22.17</text:p>
          </table:table-cell>
          <table:table-cell table:formula="oooc:=([.D16]/[.C16])/([.R16]/[.Q16])" office:value-type="float" office:value="1.01872199701903">
            <text:p>1.02</text:p>
          </table:table-cell>
          <table:table-cell/>
          <table:table-cell table:formula="oooc:=[.I16]^[$globals.$C$17]*[$globals.$C$24]/[.R16]*[.K16]*[.Y16]" office:value-type="float" office:value="13301.9835353843">
            <text:p>13301.98</text:p>
          </table:table-cell>
          <table:table-cell table:formula="oooc:=[.S16]/[.H16]" office:value-type="float" office:value="7.43274253652971">
            <text:p>7.43</text:p>
          </table:table-cell>
          <table:table-cell table:formula="oooc:=[.I16]/[.J16]" office:value-type="float" office:value="63.9215858141555">
            <text:p>63.92</text:p>
          </table:table-cell>
          <table:table-cell table:formula="oooc:=[.$D16]*[$globals.$C$26]/[.$K16]" office:value-type="float" office:value="444">
            <text:p>444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0000">
            <text:p>20,000</text:p>
          </table:table-cell>
          <table:table-cell table:formula="oooc:=CEILING(([.R17]-[.V17]/2);[.V17])" office:value-type="float" office:value="9.3">
            <text:p>9.3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3.31578947368421">
            <text:p>3.32</text:p>
          </table:table-cell>
          <table:table-cell/>
          <table:table-cell table:formula="oooc:=[.H16]" office:value-type="float" office:value="8.6">
            <text:p>8.6</text:p>
          </table:table-cell>
          <table:table-cell table:formula="oooc:=[.I16]*[$globals.$C$29]" office:value-type="float" office:value="40.0441369820201">
            <text:p>40.04</text:p>
          </table:table-cell>
          <table:table-cell table:formula="oooc:=[.J16]" office:value-type="float" office:value="0.5">
            <text:p>0.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643.12488190758">
            <text:p>1643.12</text:p>
          </table:table-cell>
          <table:table-cell table:formula="oooc:=[.AA12]/[.M17]" office:value-type="float" office:value="14.6063152376691">
            <text:p>14.61</text:p>
          </table:table-cell>
          <table:table-cell table:formula="oooc:=([.D17]/[.C17])/([.R17]/[.Q17])" office:value-type="float" office:value="1.00798357088917">
            <text:p>1.01</text:p>
          </table:table-cell>
          <table:table-cell/>
          <table:table-cell table:formula="oooc:=[.I17]^[$globals.$C$17]*[$globals.$C$24]/[.R17]*[.K17]*[.Y17]" office:value-type="float" office:value="20186.9628348646">
            <text:p>20186.96</text:p>
          </table:table-cell>
          <table:table-cell table:formula="oooc:=[.S17]/[.H17]" office:value-type="float" office:value="9.31258999581863">
            <text:p>9.31</text:p>
          </table:table-cell>
          <table:table-cell table:formula="oooc:=[.I17]/[.J17]" office:value-type="float" office:value="80.0882739640402">
            <text:p>80.09</text:p>
          </table:table-cell>
          <table:table-cell table:formula="oooc:=[.$D17]*[$globals.$C$26]/[.$K17]" office:value-type="float" office:value="558">
            <text:p>558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1000">
            <text:p>31,000</text:p>
          </table:table-cell>
          <table:table-cell table:formula="oooc:=CEILING(([.R18]-[.V18]/2);[.V18])" office:value-type="float" office:value="12">
            <text:p>12</text:p>
          </table:table-cell>
          <table:table-cell table:formula="oooc:=CEILING(([.T18]-[.W18]/2);[.W18])" office:value-type="float" office:value="720">
            <text:p>720</text:p>
          </table:table-cell>
          <table:table-cell table:formula="oooc:=[.F17]" office:value-type="float" office:value="3.31578947368421">
            <text:p>3.32</text:p>
          </table:table-cell>
          <table:table-cell/>
          <table:table-cell table:formula="oooc:=[.H17]" office:value-type="float" office:value="8.6">
            <text:p>8.6</text:p>
          </table:table-cell>
          <table:table-cell table:formula="oooc:=[.I17]*[$globals.$C$29]" office:value-type="float" office:value="50.171875">
            <text:p>50.17</text:p>
          </table:table-cell>
          <table:table-cell table:formula="oooc:=[.J17]" office:value-type="float" office:value="0.5">
            <text:p>0.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493.59058638704">
            <text:p>2493.59</text:p>
          </table:table-cell>
          <table:table-cell table:formula="oooc:=[.AA12]/[.M18]" office:value-type="float" office:value="9.62467541023789">
            <text:p>9.62</text:p>
          </table:table-cell>
          <table:table-cell table:formula="oooc:=([.D18]/[.C18])/([.R18]/[.Q18])" office:value-type="float" office:value="1.01637327549692">
            <text:p>1.02</text:p>
          </table:table-cell>
          <table:table-cell/>
          <table:table-cell table:formula="oooc:=[.I18]^[$globals.$C$17]*[$globals.$C$24]/[.R18]*[.K18]*[.Y18]" office:value-type="float" office:value="30635.5414898979">
            <text:p>30635.54</text:p>
          </table:table-cell>
          <table:table-cell table:formula="oooc:=[.S18]/[.H18]" office:value-type="float" office:value="11.6678779069767">
            <text:p>11.67</text:p>
          </table:table-cell>
          <table:table-cell table:formula="oooc:=[.I18]/[.J18]" office:value-type="float" office:value="100.34375">
            <text:p>100.34</text:p>
          </table:table-cell>
          <table:table-cell table:formula="oooc:=[.$D18]*[$globals.$C$26]/[.$K18]" office:value-type="float" office:value="720">
            <text:p>72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11.1907894736842">
            <text:p>11.19</text:p>
          </table:table-cell>
          <table:table-cell/>
          <table:table-cell table:style-name="ce10" office:value-type="float" office:value="25">
            <text:p>25</text:p>
          </table:table-cell>
          <table:table-cell table:formula="oooc:=[.I12]*[$globals.$C$13]" office:value-type="float" office:value="52.8125">
            <text:p>52.81</text:p>
          </table:table-cell>
          <table:table-cell table:style-name="ce10" office:value-type="float" office:value="0.65">
            <text:p>0.65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6"/>
          <table:table-cell table:formula="oooc:=[.I20]/[.J20]" office:value-type="float" office:value="81.25">
            <text:p>81.25</text:p>
          </table:table-cell>
          <table:table-cell table:number-columns-repeated="5"/>
          <table:table-cell table:style-name="ce10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30000">
            <text:p>130,000</text:p>
          </table:table-cell>
          <table:table-cell table:formula="oooc:=CEILING(([.R21]-[.V21]/2);[.V21])" office:value-type="float" office:value="3.2">
            <text:p>3.2</text:p>
          </table:table-cell>
          <table:table-cell table:formula="oooc:=CEILING(([.T21]-[.W21]/2);[.W21])" office:value-type="float" office:value="190">
            <text:p>190</text:p>
          </table:table-cell>
          <table:table-cell table:formula="oooc:=[.F20]" office:value-type="float" office:value="11.1907894736842">
            <text:p>11.19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65">
            <text:p>0.6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2475.2103339738">
            <text:p>12475.21</text:p>
          </table:table-cell>
          <table:table-cell table:formula="oooc:=[.AA20]/[.M21]" office:value-type="float" office:value="57.7144577706415">
            <text:p>57.71</text:p>
          </table:table-cell>
          <table:table-cell table:formula="oooc:=([.D21]/[.C21])/([.R21]/[.Q21])" office:value-type="float" office:value="0.964151022067772">
            <text:p>0.96</text:p>
          </table:table-cell>
          <table:table-cell/>
          <table:table-cell table:formula="oooc:=[.I21]^[$globals.$C$17]*[$globals.$C$24]/[.R21]*[.K21]*[.Y21]" office:value-type="float" office:value="127298.064632385">
            <text:p>127298.06</text:p>
          </table:table-cell>
          <table:table-cell table:formula="oooc:=[.S21]/[.H21]" office:value-type="float" office:value="3.25">
            <text:p>3.25</text:p>
          </table:table-cell>
          <table:table-cell table:formula="oooc:=[.I21]/[.J21]" office:value-type="float" office:value="81.25">
            <text:p>81.25</text:p>
          </table:table-cell>
          <table:table-cell table:formula="oooc:=[.$D21]*[$globals.$C$26]/[.$K21]" office:value-type="float" office:value="192">
            <text:p>192</text:p>
          </table:table-cell>
          <table:table-cell table:formula="oooc:=MAX(10^(FLOOR(LOG([.Q21];10);1)-1);5)" office:value-type="float" office:value="10000">
            <text:p>10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90000">
            <text:p>190,000</text:p>
          </table:table-cell>
          <table:table-cell table:formula="oooc:=CEILING(([.R22]-[.V22]/2);[.V22])" office:value-type="float" office:value="4.1">
            <text:p>4.1</text:p>
          </table:table-cell>
          <table:table-cell table:formula="oooc:=CEILING(([.T22]-[.W22]/2);[.W22])" office:value-type="float" office:value="250">
            <text:p>250</text:p>
          </table:table-cell>
          <table:table-cell table:formula="oooc:=[.F21]" office:value-type="float" office:value="11.1907894736842">
            <text:p>11.19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29]" office:value-type="float" office:value="66.169540615327">
            <text:p>66.17</text:p>
          </table:table-cell>
          <table:table-cell table:formula="oooc:=[.J21]" office:value-type="float" office:value="0.65">
            <text:p>0.6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8932.2597414996">
            <text:p>18932.26</text:p>
          </table:table-cell>
          <table:table-cell table:formula="oooc:=[.AA20]/[.M22]" office:value-type="float" office:value="38.0303254778274">
            <text:p>38.03</text:p>
          </table:table-cell>
          <table:table-cell table:formula="oooc:=([.D22]/[.C22])/([.R22]/[.Q22])" office:value-type="float" office:value="1.02376877636243">
            <text:p>1.02</text:p>
          </table:table-cell>
          <table:table-cell/>
          <table:table-cell table:formula="oooc:=[.I22]^[$globals.$C$17]*[$globals.$C$24]/[.R22]*[.K22]*[.Y22]" office:value-type="float" office:value="193186.323892853">
            <text:p>193186.32</text:p>
          </table:table-cell>
          <table:table-cell table:formula="oooc:=[.S22]/[.H22]" office:value-type="float" office:value="4.07197173017397">
            <text:p>4.07</text:p>
          </table:table-cell>
          <table:table-cell table:formula="oooc:=[.I22]/[.J22]" office:value-type="float" office:value="101.799293254349">
            <text:p>101.8</text:p>
          </table:table-cell>
          <table:table-cell table:formula="oooc:=[.$D22]*[$globals.$C$26]/[.$K22]" office:value-type="float" office:value="246">
            <text:p>246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90000">
            <text:p>290,000</text:p>
          </table:table-cell>
          <table:table-cell table:formula="oooc:=CEILING(([.R23]-[.V23]/2);[.V23])" office:value-type="float" office:value="5.1">
            <text:p>5.1</text:p>
          </table:table-cell>
          <table:table-cell table:formula="oooc:=CEILING(([.T23]-[.W23]/2);[.W23])" office:value-type="float" office:value="310">
            <text:p>310</text:p>
          </table:table-cell>
          <table:table-cell table:formula="oooc:=[.F22]" office:value-type="float" office:value="11.1907894736842">
            <text:p>11.19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29]" office:value-type="float" office:value="82.90476885668">
            <text:p>82.9</text:p>
          </table:table-cell>
          <table:table-cell table:formula="oooc:=[.J22]" office:value-type="float" office:value="0.65">
            <text:p>0.6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8731.4160903158">
            <text:p>28731.42</text:p>
          </table:table-cell>
          <table:table-cell table:formula="oooc:=[.AA20]/[.M23]" office:value-type="float" office:value="25.0596767572025">
            <text:p>25.06</text:p>
          </table:table-cell>
          <table:table-cell table:formula="oooc:=([.D23]/[.C23])/([.R23]/[.Q23])" office:value-type="float" office:value="1.01059463114378">
            <text:p>1.01</text:p>
          </table:table-cell>
          <table:table-cell/>
          <table:table-cell table:formula="oooc:=[.I23]^[$globals.$C$17]*[$globals.$C$24]/[.R23]*[.K23]*[.Y23]" office:value-type="float" office:value="293177.715207304">
            <text:p>293177.72</text:p>
          </table:table-cell>
          <table:table-cell table:formula="oooc:=[.S23]/[.H23]" office:value-type="float" office:value="5.10183192964185">
            <text:p>5.1</text:p>
          </table:table-cell>
          <table:table-cell table:formula="oooc:=[.I23]/[.J23]" office:value-type="float" office:value="127.545798241046">
            <text:p>127.55</text:p>
          </table:table-cell>
          <table:table-cell table:formula="oooc:=[.$D23]*[$globals.$C$26]/[.$K23]" office:value-type="float" office:value="306">
            <text:p>306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440000">
            <text:p>440,000</text:p>
          </table:table-cell>
          <table:table-cell table:formula="oooc:=CEILING(([.R24]-[.V24]/2);[.V24])" office:value-type="float" office:value="6.4">
            <text:p>6.4</text:p>
          </table:table-cell>
          <table:table-cell table:formula="oooc:=CEILING(([.T24]-[.W24]/2);[.W24])" office:value-type="float" office:value="380">
            <text:p>380</text:p>
          </table:table-cell>
          <table:table-cell table:formula="oooc:=[.F23]" office:value-type="float" office:value="11.1907894736842">
            <text:p>11.19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29]" office:value-type="float" office:value="103.872576948003">
            <text:p>103.87</text:p>
          </table:table-cell>
          <table:table-cell table:formula="oooc:=[.J23]" office:value-type="float" office:value="0.65">
            <text:p>0.6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43602.5219295596">
            <text:p>43602.52</text:p>
          </table:table-cell>
          <table:table-cell table:formula="oooc:=[.AA20]/[.M24]" office:value-type="float" office:value="16.5128063271929">
            <text:p>16.51</text:p>
          </table:table-cell>
          <table:table-cell table:formula="oooc:=([.D24]/[.C24])/([.R24]/[.Q24])" office:value-type="float" office:value="1.01243066369663">
            <text:p>1.01</text:p>
          </table:table-cell>
          <table:table-cell/>
          <table:table-cell table:formula="oooc:=[.I24]^[$globals.$C$17]*[$globals.$C$24]/[.R24]*[.K24]*[.Y24]" office:value-type="float" office:value="444923.693158772">
            <text:p>444923.69</text:p>
          </table:table-cell>
          <table:table-cell table:formula="oooc:=[.S24]/[.H24]" office:value-type="float" office:value="6.39215858141555">
            <text:p>6.39</text:p>
          </table:table-cell>
          <table:table-cell table:formula="oooc:=[.I24]/[.J24]" office:value-type="float" office:value="159.803964535389">
            <text:p>159.8</text:p>
          </table:table-cell>
          <table:table-cell table:formula="oooc:=[.$D24]*[$globals.$C$26]/[.$K24]" office:value-type="float" office:value="384">
            <text:p>384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680000">
            <text:p>680,000</text:p>
          </table:table-cell>
          <table:table-cell table:formula="oooc:=CEILING(([.R25]-[.V25]/2);[.V25])" office:value-type="float" office:value="8">
            <text:p>8</text:p>
          </table:table-cell>
          <table:table-cell table:formula="oooc:=CEILING(([.T25]-[.W25]/2);[.W25])" office:value-type="float" office:value="480">
            <text:p>480</text:p>
          </table:table-cell>
          <table:table-cell table:formula="oooc:=[.F24]" office:value-type="float" office:value="11.1907894736842">
            <text:p>11.19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29]" office:value-type="float" office:value="130.143445191565">
            <text:p>130.14</text:p>
          </table:table-cell>
          <table:table-cell table:formula="oooc:=[.J24]" office:value-type="float" office:value="0.65">
            <text:p>0.6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66170.7697470066">
            <text:p>66170.77</text:p>
          </table:table-cell>
          <table:table-cell table:formula="oooc:=[.AA20]/[.M25]" office:value-type="float" office:value="10.8809373497211">
            <text:p>10.88</text:p>
          </table:table-cell>
          <table:table-cell table:formula="oooc:=([.D25]/[.C25])/([.R25]/[.Q25])" office:value-type="float" office:value="0.991864282297125">
            <text:p>0.99</text:p>
          </table:table-cell>
          <table:table-cell/>
          <table:table-cell table:formula="oooc:=[.I25]^[$globals.$C$17]*[$globals.$C$24]/[.R25]*[.K25]*[.Y25]" office:value-type="float" office:value="675211.936193945">
            <text:p>675211.94</text:p>
          </table:table-cell>
          <table:table-cell table:formula="oooc:=[.S25]/[.H25]" office:value-type="float" office:value="8.00882739640402">
            <text:p>8.01</text:p>
          </table:table-cell>
          <table:table-cell table:formula="oooc:=[.I25]/[.J25]" office:value-type="float" office:value="200.220684910101">
            <text:p>200.22</text:p>
          </table:table-cell>
          <table:table-cell table:formula="oooc:=[.$D25]*[$globals.$C$26]/[.$K25]" office:value-type="float" office:value="480">
            <text:p>480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000000">
            <text:p>1,000,000</text:p>
          </table:table-cell>
          <table:table-cell table:formula="oooc:=CEILING(([.R26]-[.V26]/2);[.V26])" office:value-type="float" office:value="10">
            <text:p>10</text:p>
          </table:table-cell>
          <table:table-cell table:formula="oooc:=CEILING(([.T26]-[.W26]/2);[.W26])" office:value-type="float" office:value="600">
            <text:p>600</text:p>
          </table:table-cell>
          <table:table-cell table:formula="oooc:=[.F25]" office:value-type="float" office:value="11.1907894736842">
            <text:p>11.19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29]" office:value-type="float" office:value="163.05859375">
            <text:p>163.06</text:p>
          </table:table-cell>
          <table:table-cell table:formula="oooc:=[.J25]" office:value-type="float" office:value="0.65">
            <text:p>0.6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00420.12652353">
            <text:p>100420.13</text:p>
          </table:table-cell>
          <table:table-cell table:formula="oooc:=[.AA20]/[.M26]" office:value-type="float" office:value="7.16987744315671">
            <text:p>7.17</text:p>
          </table:table-cell>
          <table:table-cell table:formula="oooc:=([.D26]/[.C26])/([.R26]/[.Q26])" office:value-type="float" office:value="1.02118484570035">
            <text:p>1.02</text:p>
          </table:table-cell>
          <table:table-cell/>
          <table:table-cell table:formula="oooc:=[.I26]^[$globals.$C$17]*[$globals.$C$24]/[.R26]*[.K26]*[.Y26]" office:value-type="float" office:value="1024695.16860745">
            <text:p>1024695.17</text:p>
          </table:table-cell>
          <table:table-cell table:formula="oooc:=[.S26]/[.H26]" office:value-type="float" office:value="10.034375">
            <text:p>10.03</text:p>
          </table:table-cell>
          <table:table-cell table:formula="oooc:=[.I26]/[.J26]" office:value-type="float" office:value="250.859375">
            <text:p>250.86</text:p>
          </table:table-cell>
          <table:table-cell table:formula="oooc:=[.$D26]*[$globals.$C$26]/[.$K26]" office:value-type="float" office:value="600">
            <text:p>600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17.0706958073149">
            <text:p>17.07</text:p>
          </table:table-cell>
          <table:table-cell/>
          <table:table-cell table:style-name="ce10" office:value-type="float" office:value="45">
            <text:p>45</text:p>
          </table:table-cell>
          <table:table-cell table:formula="oooc:=[.I20]*[$globals.$C$13]" office:value-type="float" office:value="171.640625">
            <text:p>171.64</text:p>
          </table:table-cell>
          <table:table-cell table:style-name="ce10" office:value-type="float" office:value="0.65">
            <text:p>0.65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6"/>
          <table:table-cell table:formula="oooc:=[.I28]/[.J28]" office:value-type="float" office:value="264.0625">
            <text:p>264.06</text:p>
          </table:table-cell>
          <table:table-cell table:number-columns-repeated="5"/>
          <table:table-cell table:style-name="ce10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000000">
            <text:p>2,000,000</text:p>
          </table:table-cell>
          <table:table-cell table:formula="oooc:=CEILING(([.R29]-[.V29]/2);[.V29])" office:value-type="float" office:value="5.9">
            <text:p>5.9</text:p>
          </table:table-cell>
          <table:table-cell table:formula="oooc:=CEILING(([.T29]-[.W29]/2);[.W29])" office:value-type="float" office:value="350">
            <text:p>350</text:p>
          </table:table-cell>
          <table:table-cell table:formula="oooc:=[.F28]" office:value-type="float" office:value="17.0706958073149">
            <text:p>17.07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65">
            <text:p>0.6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86456.075083781">
            <text:p>386456.08</text:p>
          </table:table-cell>
          <table:table-cell table:formula="oooc:=[.AA28]/[.M29]" office:value-type="float" office:value="55.8925098934395">
            <text:p>55.89</text:p>
          </table:table-cell>
          <table:table-cell table:formula="oooc:=([.D29]/[.C29])/([.R29]/[.Q29])" office:value-type="float" office:value="1.01954482119848">
            <text:p>1.02</text:p>
          </table:table-cell>
          <table:table-cell/>
          <table:table-cell table:formula="oooc:=[.I29]^[$globals.$C$17]*[$globals.$C$24]/[.R29]*[.K29]*[.Y29]" office:value-type="float" office:value="2028049.37361751">
            <text:p>2028049.37</text:p>
          </table:table-cell>
          <table:table-cell table:formula="oooc:=[.S29]/[.H29]" office:value-type="float" office:value="5.86805555555556">
            <text:p>5.87</text:p>
          </table:table-cell>
          <table:table-cell table:formula="oooc:=[.I29]/[.J29]" office:value-type="float" office:value="264.0625">
            <text:p>264.06</text:p>
          </table:table-cell>
          <table:table-cell table:formula="oooc:=[.$D29]*[$globals.$C$26]/[.$K29]" office:value-type="float" office:value="354">
            <text:p>354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3100000">
            <text:p>3,100,000</text:p>
          </table:table-cell>
          <table:table-cell table:formula="oooc:=CEILING(([.R30]-[.V30]/2);[.V30])" office:value-type="float" office:value="7.4">
            <text:p>7.4</text:p>
          </table:table-cell>
          <table:table-cell table:formula="oooc:=CEILING(([.T30]-[.W30]/2);[.W30])" office:value-type="float" office:value="440">
            <text:p>440</text:p>
          </table:table-cell>
          <table:table-cell table:formula="oooc:=[.F29]" office:value-type="float" office:value="17.0706958073149">
            <text:p>17.07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29]" office:value-type="float" office:value="215.051006999813">
            <text:p>215.05</text:p>
          </table:table-cell>
          <table:table-cell table:formula="oooc:=[.J29]" office:value-type="float" office:value="0.65">
            <text:p>0.6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586482.038883273">
            <text:p>586482.04</text:p>
          </table:table-cell>
          <table:table-cell table:formula="oooc:=[.AA28]/[.M30]" office:value-type="float" office:value="36.8297723850653">
            <text:p>36.83</text:p>
          </table:table-cell>
          <table:table-cell table:formula="oooc:=([.D30]/[.C30])/([.R30]/[.Q30])" office:value-type="float" office:value="0.999280740459109">
            <text:p>1</text:p>
          </table:table-cell>
          <table:table-cell/>
          <table:table-cell table:formula="oooc:=[.I30]^[$globals.$C$17]*[$globals.$C$24]/[.R30]*[.K30]*[.Y30]" office:value-type="float" office:value="3077748.30900843">
            <text:p>3077748.31</text:p>
          </table:table-cell>
          <table:table-cell table:formula="oooc:=[.S30]/[.H30]" office:value-type="float" office:value="7.35217117948078">
            <text:p>7.35</text:p>
          </table:table-cell>
          <table:table-cell table:formula="oooc:=[.I30]/[.J30]" office:value-type="float" office:value="330.847703076635">
            <text:p>330.85</text:p>
          </table:table-cell>
          <table:table-cell table:formula="oooc:=[.$D30]*[$globals.$C$26]/[.$K30]" office:value-type="float" office:value="444">
            <text:p>444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700000">
            <text:p>4,700,000</text:p>
          </table:table-cell>
          <table:table-cell table:formula="oooc:=CEILING(([.R31]-[.V31]/2);[.V31])" office:value-type="float" office:value="9.2">
            <text:p>9.2</text:p>
          </table:table-cell>
          <table:table-cell table:formula="oooc:=CEILING(([.T31]-[.W31]/2);[.W31])" office:value-type="float" office:value="550">
            <text:p>550</text:p>
          </table:table-cell>
          <table:table-cell table:formula="oooc:=[.F30]" office:value-type="float" office:value="17.0706958073149">
            <text:p>17.07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29]" office:value-type="float" office:value="269.44049878421">
            <text:p>269.44</text:p>
          </table:table-cell>
          <table:table-cell table:formula="oooc:=[.J30]" office:value-type="float" office:value="0.65">
            <text:p>0.6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890039.5261172">
            <text:p>890039.53</text:p>
          </table:table-cell>
          <table:table-cell table:formula="oooc:=[.AA28]/[.M31]" office:value-type="float" office:value="24.2685851202924">
            <text:p>24.27</text:p>
          </table:table-cell>
          <table:table-cell table:formula="oooc:=([.D31]/[.C31])/([.R31]/[.Q31])" office:value-type="float" office:value="0.992523149380473">
            <text:p>0.99</text:p>
          </table:table-cell>
          <table:table-cell/>
          <table:table-cell table:formula="oooc:=[.I31]^[$globals.$C$17]*[$globals.$C$24]/[.R31]*[.K31]*[.Y31]" office:value-type="float" office:value="4670761.36154799">
            <text:p>4670761.36</text:p>
          </table:table-cell>
          <table:table-cell table:formula="oooc:=[.S31]/[.H31]" office:value-type="float" office:value="9.21164098407556">
            <text:p>9.21</text:p>
          </table:table-cell>
          <table:table-cell table:formula="oooc:=[.I31]/[.J31]" office:value-type="float" office:value="414.5238442834">
            <text:p>414.52</text:p>
          </table:table-cell>
          <table:table-cell table:formula="oooc:=[.$D31]*[$globals.$C$26]/[.$K31]" office:value-type="float" office:value="552">
            <text:p>552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7100000">
            <text:p>7,100,000</text:p>
          </table:table-cell>
          <table:table-cell table:formula="oooc:=CEILING(([.R32]-[.V32]/2);[.V32])" office:value-type="float" office:value="12">
            <text:p>12</text:p>
          </table:table-cell>
          <table:table-cell table:formula="oooc:=CEILING(([.T32]-[.W32]/2);[.W32])" office:value-type="float" office:value="720">
            <text:p>720</text:p>
          </table:table-cell>
          <table:table-cell table:formula="oooc:=[.F31]" office:value-type="float" office:value="17.0706958073149">
            <text:p>17.07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29]" office:value-type="float" office:value="337.585875081009">
            <text:p>337.59</text:p>
          </table:table-cell>
          <table:table-cell table:formula="oooc:=[.J31]" office:value-type="float" office:value="0.65">
            <text:p>0.6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350715.46190794">
            <text:p>1350715.46</text:p>
          </table:table-cell>
          <table:table-cell table:formula="oooc:=[.AA28]/[.M32]" office:value-type="float" office:value="15.9915249430025">
            <text:p>15.99</text:p>
          </table:table-cell>
          <table:table-cell table:formula="oooc:=([.D32]/[.C32])/([.R32]/[.Q32])" office:value-type="float" office:value="1.03802247565279">
            <text:p>1.04</text:p>
          </table:table-cell>
          <table:table-cell/>
          <table:table-cell table:formula="oooc:=[.I32]^[$globals.$C$17]*[$globals.$C$24]/[.R32]*[.K32]*[.Y32]" office:value-type="float" office:value="7088302.71555187">
            <text:p>7088302.72</text:p>
          </table:table-cell>
          <table:table-cell table:formula="oooc:=[.S32]/[.H32]" office:value-type="float" office:value="11.541397438667">
            <text:p>11.54</text:p>
          </table:table-cell>
          <table:table-cell table:formula="oooc:=[.I32]/[.J32]" office:value-type="float" office:value="519.362884740013">
            <text:p>519.36</text:p>
          </table:table-cell>
          <table:table-cell table:formula="oooc:=[.$D32]*[$globals.$C$26]/[.$K32]" office:value-type="float" office:value="720">
            <text:p>720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1">
            <text:p>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1000000">
            <text:p>11,000,000</text:p>
          </table:table-cell>
          <table:table-cell table:formula="oooc:=CEILING(([.R33]-[.V33]/2);[.V33])" office:value-type="float" office:value="14">
            <text:p>14</text:p>
          </table:table-cell>
          <table:table-cell table:formula="oooc:=CEILING(([.T33]-[.W33]/2);[.W33])" office:value-type="float" office:value="840">
            <text:p>840</text:p>
          </table:table-cell>
          <table:table-cell table:formula="oooc:=[.F32]" office:value-type="float" office:value="17.0706958073149">
            <text:p>17.07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29]" office:value-type="float" office:value="422.966196872588">
            <text:p>422.97</text:p>
          </table:table-cell>
          <table:table-cell table:formula="oooc:=[.J32]" office:value-type="float" office:value="0.65">
            <text:p>0.6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2049832.85067829">
            <text:p>2049832.85</text:p>
          </table:table-cell>
          <table:table-cell table:formula="oooc:=[.AA28]/[.M33]" office:value-type="float" office:value="10.5374445496141">
            <text:p>10.54</text:p>
          </table:table-cell>
          <table:table-cell table:formula="oooc:=([.D33]/[.C33])/([.R33]/[.Q33])" office:value-type="float" office:value="0.946787236374294">
            <text:p>0.95</text:p>
          </table:table-cell>
          <table:table-cell/>
          <table:table-cell table:formula="oooc:=[.I33]^[$globals.$C$17]*[$globals.$C$24]/[.R33]*[.K33]*[.Y33]" office:value-type="float" office:value="10757140.3242593">
            <text:p>10757140.32</text:p>
          </table:table-cell>
          <table:table-cell table:formula="oooc:=[.S33]/[.H33]" office:value-type="float" office:value="14.4603827990628">
            <text:p>14.46</text:p>
          </table:table-cell>
          <table:table-cell table:formula="oooc:=[.I33]/[.J33]" office:value-type="float" office:value="650.717225957827">
            <text:p>650.72</text:p>
          </table:table-cell>
          <table:table-cell table:formula="oooc:=[.$D33]*[$globals.$C$26]/[.$K33]" office:value-type="float" office:value="840">
            <text:p>840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1">
            <text:p>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6000000">
            <text:p>16,000,000</text:p>
          </table:table-cell>
          <table:table-cell table:formula="oooc:=CEILING(([.R34]-[.V34]/2);[.V34])" office:value-type="float" office:value="18">
            <text:p>18</text:p>
          </table:table-cell>
          <table:table-cell table:formula="oooc:=CEILING(([.T34]-[.W34]/2);[.W34])" office:value-type="float" office:value="1100">
            <text:p>1100</text:p>
          </table:table-cell>
          <table:table-cell table:formula="oooc:=[.F33]" office:value-type="float" office:value="17.0706958073149">
            <text:p>17.07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29]" office:value-type="float" office:value="529.9404296875">
            <text:p>529.94</text:p>
          </table:table-cell>
          <table:table-cell table:formula="oooc:=[.J33]" office:value-type="float" office:value="0.65">
            <text:p>0.6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3110806.70519953">
            <text:p>3110806.71</text:p>
          </table:table-cell>
          <table:table-cell table:formula="oooc:=[.AA28]/[.M34]" office:value-type="float" office:value="6.94353653150383">
            <text:p>6.94</text:p>
          </table:table-cell>
          <table:table-cell table:formula="oooc:=([.D34]/[.C34])/([.R34]/[.Q34])" office:value-type="float" office:value="1.0136843714289">
            <text:p>1.01</text:p>
          </table:table-cell>
          <table:table-cell/>
          <table:table-cell table:formula="oooc:=[.I34]^[$globals.$C$17]*[$globals.$C$24]/[.R34]*[.K34]*[.Y34]" office:value-type="float" office:value="16324933.1468197">
            <text:p>16324933.15</text:p>
          </table:table-cell>
          <table:table-cell table:formula="oooc:=[.S34]/[.H34]" office:value-type="float" office:value="18.1176215277778">
            <text:p>18.12</text:p>
          </table:table-cell>
          <table:table-cell table:formula="oooc:=[.I34]/[.J34]" office:value-type="float" office:value="815.29296875">
            <text:p>815.29</text:p>
          </table:table-cell>
          <table:table-cell table:formula="oooc:=[.$D34]*[$globals.$C$26]/[.$K34]" office:value-type="float" office:value="1080">
            <text:p>1080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57.6135983496878">
            <text:p>57.61</text:p>
          </table:table-cell>
          <table:table-cell/>
          <table:table-cell table:style-name="ce10" office:value-type="float" office:value="180">
            <text:p>180</text:p>
          </table:table-cell>
          <table:table-cell table:formula="oooc:=[.I28]*[$globals.$C$13]" office:value-type="float" office:value="557.83203125">
            <text:p>557.83</text:p>
          </table:table-cell>
          <table:table-cell table:style-name="ce10" office:value-type="float" office:value="0.65">
            <text:p>0.65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6"/>
          <table:table-cell table:formula="oooc:=[.I36]/[.J36]" office:value-type="float" office:value="858.203125">
            <text:p>858.2</text:p>
          </table:table-cell>
          <table:table-cell table:number-columns-repeated="5"/>
          <table:table-cell table:style-name="ce10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72000000">
            <text:p>72,000,000</text:p>
          </table:table-cell>
          <table:table-cell table:formula="oooc:=CEILING(([.R37]-[.V37]/2);[.V37])" office:value-type="float" office:value="4.8">
            <text:p>4.8</text:p>
          </table:table-cell>
          <table:table-cell table:formula="oooc:=CEILING(([.T37]-[.W37]/2);[.W37])" office:value-type="float" office:value="290">
            <text:p>290</text:p>
          </table:table-cell>
          <table:table-cell table:formula="oooc:=[.F36]" office:value-type="float" office:value="57.6135983496878">
            <text:p>57.61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65">
            <text:p>0.6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1971605.6059143">
            <text:p>11971605.61</text:p>
          </table:table-cell>
          <table:table-cell table:formula="oooc:=[.AA36]/[.M37]" office:value-type="float" office:value="54.1280778310864">
            <text:p>54.13</text:p>
          </table:table-cell>
          <table:table-cell table:formula="oooc:=([.D37]/[.C37])/([.R37]/[.Q37])" office:value-type="float" office:value="1.00395416882268">
            <text:p>1</text:p>
          </table:table-cell>
          <table:table-cell/>
          <table:table-cell table:formula="oooc:=[.I37]^[$globals.$C$17]*[$globals.$C$24]/[.R37]*[.K37]*[.Y37]" office:value-type="float" office:value="71799717.0866998">
            <text:p>71799717.09</text:p>
          </table:table-cell>
          <table:table-cell table:formula="oooc:=[.S37]/[.H37]" office:value-type="float" office:value="4.76779513888889">
            <text:p>4.77</text:p>
          </table:table-cell>
          <table:table-cell table:formula="oooc:=[.I37]/[.J37]" office:value-type="float" office:value="858.203125">
            <text:p>858.2</text:p>
          </table:table-cell>
          <table:table-cell table:formula="oooc:=[.$D37]*[$globals.$C$26]/[.$K37]" office:value-type="float" office:value="288">
            <text:p>288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10000000">
            <text:p>110,000,000</text:p>
          </table:table-cell>
          <table:table-cell table:formula="oooc:=CEILING(([.R38]-[.V38]/2);[.V38])" office:value-type="float" office:value="6">
            <text:p>6</text:p>
          </table:table-cell>
          <table:table-cell table:formula="oooc:=CEILING(([.T38]-[.W38]/2);[.W38])" office:value-type="float" office:value="360">
            <text:p>360</text:p>
          </table:table-cell>
          <table:table-cell table:formula="oooc:=[.F37]" office:value-type="float" office:value="57.6135983496878">
            <text:p>57.61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29]" office:value-type="float" office:value="698.915772749392">
            <text:p>698.92</text:p>
          </table:table-cell>
          <table:table-cell table:formula="oooc:=[.J37]" office:value-type="float" office:value="0.65">
            <text:p>0.6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8167994.028664">
            <text:p>18167994.03</text:p>
          </table:table-cell>
          <table:table-cell table:formula="oooc:=[.AA36]/[.M38]" office:value-type="float" office:value="35.6671187241496">
            <text:p>35.67</text:p>
          </table:table-cell>
          <table:table-cell table:formula="oooc:=([.D38]/[.C38])/([.R38]/[.Q38])" office:value-type="float" office:value="0.994940010609993">
            <text:p>0.99</text:p>
          </table:table-cell>
          <table:table-cell/>
          <table:table-cell table:formula="oooc:=[.I38]^[$globals.$C$17]*[$globals.$C$24]/[.R38]*[.K38]*[.Y38]" office:value-type="float" office:value="108962563.104024">
            <text:p>108962563.1</text:p>
          </table:table-cell>
          <table:table-cell table:formula="oooc:=[.S38]/[.H38]" office:value-type="float" office:value="5.97363908332814">
            <text:p>5.97</text:p>
          </table:table-cell>
          <table:table-cell table:formula="oooc:=[.I38]/[.J38]" office:value-type="float" office:value="1075.25503499906">
            <text:p>1075.26</text:p>
          </table:table-cell>
          <table:table-cell table:formula="oooc:=[.$D38]*[$globals.$C$26]/[.$K38]" office:value-type="float" office:value="360">
            <text:p>360</text:p>
          </table:table-cell>
          <table:table-cell table:formula="oooc:=MAX(10^(FLOOR(LOG([.Q38];10);1)-1);5)" office:value-type="float" office:value="10000000">
            <text:p>10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70000000">
            <text:p>170,000,000</text:p>
          </table:table-cell>
          <table:table-cell table:formula="oooc:=CEILING(([.R39]-[.V39]/2);[.V39])" office:value-type="float" office:value="7.5">
            <text:p>7.5</text:p>
          </table:table-cell>
          <table:table-cell table:formula="oooc:=CEILING(([.T39]-[.W39]/2);[.W39])" office:value-type="float" office:value="450">
            <text:p>450</text:p>
          </table:table-cell>
          <table:table-cell table:formula="oooc:=[.F38]" office:value-type="float" office:value="57.6135983496878">
            <text:p>57.61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29]" office:value-type="float" office:value="875.681621048683">
            <text:p>875.68</text:p>
          </table:table-cell>
          <table:table-cell table:formula="oooc:=[.J38]" office:value-type="float" office:value="0.65">
            <text:p>0.6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7571573.7630468">
            <text:p>27571573.76</text:p>
          </table:table-cell>
          <table:table-cell table:formula="oooc:=[.AA36]/[.M39]" office:value-type="float" office:value="23.5024669091792">
            <text:p>23.5</text:p>
          </table:table-cell>
          <table:table-cell table:formula="oooc:=([.D39]/[.C39])/([.R39]/[.Q39])" office:value-type="float" office:value="0.974728932003263">
            <text:p>0.97</text:p>
          </table:table-cell>
          <table:table-cell/>
          <table:table-cell table:formula="oooc:=[.I39]^[$globals.$C$17]*[$globals.$C$24]/[.R39]*[.K39]*[.Y39]" office:value-type="float" office:value="165360542.352301">
            <text:p>165360542.35</text:p>
          </table:table-cell>
          <table:table-cell table:formula="oooc:=[.S39]/[.H39]" office:value-type="float" office:value="7.48445829956139">
            <text:p>7.48</text:p>
          </table:table-cell>
          <table:table-cell table:formula="oooc:=[.I39]/[.J39]" office:value-type="float" office:value="1347.20249392105">
            <text:p>1347.2</text:p>
          </table:table-cell>
          <table:table-cell table:formula="oooc:=[.$D39]*[$globals.$C$26]/[.$K39]" office:value-type="float" office:value="450">
            <text:p>450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0.1">
            <text:p>0.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50000000">
            <text:p>250,000,000</text:p>
          </table:table-cell>
          <table:table-cell table:formula="oooc:=CEILING(([.R40]-[.V40]/2);[.V40])" office:value-type="float" office:value="9.4">
            <text:p>9.4</text:p>
          </table:table-cell>
          <table:table-cell table:formula="oooc:=CEILING(([.T40]-[.W40]/2);[.W40])" office:value-type="float" office:value="560">
            <text:p>560</text:p>
          </table:table-cell>
          <table:table-cell table:formula="oooc:=[.F39]" office:value-type="float" office:value="57.6135983496878">
            <text:p>57.61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29]" office:value-type="float" office:value="1097.15409401328">
            <text:p>1097.15</text:p>
          </table:table-cell>
          <table:table-cell table:formula="oooc:=[.J39]" office:value-type="float" office:value="0.65">
            <text:p>0.6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41842356.3202277">
            <text:p>41842356.32</text:p>
          </table:table-cell>
          <table:table-cell table:formula="oooc:=[.AA36]/[.M40]" office:value-type="float" office:value="15.4866995309903">
            <text:p>15.49</text:p>
          </table:table-cell>
          <table:table-cell table:formula="oooc:=([.D40]/[.C40])/([.R40]/[.Q40])" office:value-type="float" office:value="1.00621907077188">
            <text:p>1.01</text:p>
          </table:table-cell>
          <table:table-cell/>
          <table:table-cell table:formula="oooc:=[.I40]^[$globals.$C$17]*[$globals.$C$24]/[.R40]*[.K40]*[.Y40]" office:value-type="float" office:value="250949575.5982">
            <text:p>250949575.6</text:p>
          </table:table-cell>
          <table:table-cell table:formula="oooc:=[.S40]/[.H40]" office:value-type="float" office:value="9.37738541891691">
            <text:p>9.38</text:p>
          </table:table-cell>
          <table:table-cell table:formula="oooc:=[.I40]/[.J40]" office:value-type="float" office:value="1687.92937540504">
            <text:p>1687.93</text:p>
          </table:table-cell>
          <table:table-cell table:formula="oooc:=[.$D40]*[$globals.$C$26]/[.$K40]" office:value-type="float" office:value="564">
            <text:p>564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0.1">
            <text:p>0.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80000000">
            <text:p>380,000,000</text:p>
          </table:table-cell>
          <table:table-cell table:formula="oooc:=CEILING(([.R41]-[.V41]/2);[.V41])" office:value-type="float" office:value="12">
            <text:p>12</text:p>
          </table:table-cell>
          <table:table-cell table:formula="oooc:=CEILING(([.T41]-[.W41]/2);[.W41])" office:value-type="float" office:value="720">
            <text:p>720</text:p>
          </table:table-cell>
          <table:table-cell table:formula="oooc:=[.F40]" office:value-type="float" office:value="57.6135983496878">
            <text:p>57.61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29]" office:value-type="float" office:value="1374.64013983591">
            <text:p>1374.64</text:p>
          </table:table-cell>
          <table:table-cell table:formula="oooc:=[.J40]" office:value-type="float" office:value="0.65">
            <text:p>0.6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63499559.2734505">
            <text:p>63499559.27</text:p>
          </table:table-cell>
          <table:table-cell table:formula="oooc:=[.AA36]/[.M41]" office:value-type="float" office:value="10.2047952366015">
            <text:p>10.2</text:p>
          </table:table-cell>
          <table:table-cell table:formula="oooc:=([.D41]/[.C41])/([.R41]/[.Q41])" office:value-type="float" office:value="1.02361238751806">
            <text:p>1.02</text:p>
          </table:table-cell>
          <table:table-cell/>
          <table:table-cell table:formula="oooc:=[.I41]^[$globals.$C$17]*[$globals.$C$24]/[.R41]*[.K41]*[.Y41]" office:value-type="float" office:value="380838672.860345">
            <text:p>380838672.86</text:p>
          </table:table-cell>
          <table:table-cell table:formula="oooc:=[.S41]/[.H41]" office:value-type="float" office:value="11.7490610242385">
            <text:p>11.75</text:p>
          </table:table-cell>
          <table:table-cell table:formula="oooc:=[.I41]/[.J41]" office:value-type="float" office:value="2114.83098436294">
            <text:p>2114.83</text:p>
          </table:table-cell>
          <table:table-cell table:formula="oooc:=[.$D41]*[$globals.$C$26]/[.$K41]" office:value-type="float" office:value="720">
            <text:p>720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1">
            <text:p>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580000000">
            <text:p>580,000,000</text:p>
          </table:table-cell>
          <table:table-cell table:formula="oooc:=CEILING(([.R42]-[.V42]/2);[.V42])" office:value-type="float" office:value="15">
            <text:p>15</text:p>
          </table:table-cell>
          <table:table-cell table:formula="oooc:=CEILING(([.T42]-[.W42]/2);[.W42])" office:value-type="float" office:value="900">
            <text:p>900</text:p>
          </table:table-cell>
          <table:table-cell table:formula="oooc:=[.F41]" office:value-type="float" office:value="57.6135983496878">
            <text:p>57.61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29]" office:value-type="float" office:value="1722.30639648437">
            <text:p>1722.31</text:p>
          </table:table-cell>
          <table:table-cell table:formula="oooc:=[.J41]" office:value-type="float" office:value="0.65">
            <text:p>0.6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96366323.0880997">
            <text:p>96366323.09</text:p>
          </table:table-cell>
          <table:table-cell table:formula="oooc:=[.AA36]/[.M42]" office:value-type="float" office:value="6.72434081984832">
            <text:p>6.72</text:p>
          </table:table-cell>
          <table:table-cell table:formula="oooc:=([.D42]/[.C42])/([.R42]/[.Q42])" office:value-type="float" office:value="1.01539339325884">
            <text:p>1.02</text:p>
          </table:table-cell>
          <table:table-cell/>
          <table:table-cell table:formula="oooc:=[.I42]^[$globals.$C$17]*[$globals.$C$24]/[.R42]*[.K42]*[.Y42]" office:value-type="float" office:value="577957123.060656">
            <text:p>577957123.06</text:p>
          </table:table-cell>
          <table:table-cell table:formula="oooc:=[.S42]/[.H42]" office:value-type="float" office:value="14.7205674913194">
            <text:p>14.72</text:p>
          </table:table-cell>
          <table:table-cell table:formula="oooc:=[.I42]/[.J42]" office:value-type="float" office:value="2649.7021484375">
            <text:p>2649.7</text:p>
          </table:table-cell>
          <table:table-cell table:formula="oooc:=[.$D42]*[$globals.$C$26]/[.$K42]" office:value-type="float" office:value="900">
            <text:p>900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180.879901795531">
            <text:p>180.88</text:p>
          </table:table-cell>
          <table:table-cell/>
          <table:table-cell table:style-name="ce10" office:value-type="float" office:value="650">
            <text:p>650</text:p>
          </table:table-cell>
          <table:table-cell table:formula="oooc:=[.I36]*[$globals.$C$13]" office:value-type="float" office:value="1812.9541015625">
            <text:p>1812.95</text:p>
          </table:table-cell>
          <table:table-cell table:style-name="ce10" office:value-type="float" office:value="0.65">
            <text:p>0.65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6"/>
          <table:table-cell table:formula="oooc:=[.I44]/[.J44]" office:value-type="float" office:value="2789.16015625">
            <text:p>2789.16</text:p>
          </table:table-cell>
          <table:table-cell table:number-columns-repeated="5"/>
          <table:table-cell table:style-name="ce10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2300000000">
            <text:p>2,300,000,000</text:p>
          </table:table-cell>
          <table:table-cell table:formula="oooc:=CEILING(([.R45]-[.V45]/2);[.V45])" office:value-type="float" office:value="4.3">
            <text:p>4.3</text:p>
          </table:table-cell>
          <table:table-cell table:formula="oooc:=CEILING(([.T45]-[.W45]/2);[.W45])" office:value-type="float" office:value="260">
            <text:p>260</text:p>
          </table:table-cell>
          <table:table-cell table:formula="oooc:=[.F44]" office:value-type="float" office:value="180.879901795531">
            <text:p>180.88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65">
            <text:p>0.6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70855447.808625">
            <text:p>370855447.81</text:p>
          </table:table-cell>
          <table:table-cell table:formula="oooc:=[.AA44]/[.M45]" office:value-type="float" office:value="52.4193459065262">
            <text:p>52.42</text:p>
          </table:table-cell>
          <table:table-cell table:formula="oooc:=([.D45]/[.C45])/([.R45]/[.Q45])" office:value-type="float" office:value="0.999834978036069">
            <text:p>1</text:p>
          </table:table-cell>
          <table:table-cell/>
          <table:table-cell table:formula="oooc:=[.I45]^[$globals.$C$17]*[$globals.$C$24]/[.R45]*[.K45]*[.Y45]" office:value-type="float" office:value="2294815646.5816">
            <text:p>2294815646.58</text:p>
          </table:table-cell>
          <table:table-cell table:formula="oooc:=[.S45]/[.H45]" office:value-type="float" office:value="4.291015625">
            <text:p>4.29</text:p>
          </table:table-cell>
          <table:table-cell table:formula="oooc:=[.I45]/[.J45]" office:value-type="float" office:value="2789.16015625">
            <text:p>2789.16</text:p>
          </table:table-cell>
          <table:table-cell table:formula="oooc:=[.$D45]*[$globals.$C$26]/[.$K45]" office:value-type="float" office:value="258">
            <text:p>25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3500000000">
            <text:p>3,500,000,000</text:p>
          </table:table-cell>
          <table:table-cell table:formula="oooc:=CEILING(([.R46]-[.V46]/2);[.V46])" office:value-type="float" office:value="5.4">
            <text:p>5.4</text:p>
          </table:table-cell>
          <table:table-cell table:formula="oooc:=CEILING(([.T46]-[.W46]/2);[.W46])" office:value-type="float" office:value="320">
            <text:p>320</text:p>
          </table:table-cell>
          <table:table-cell table:formula="oooc:=[.F45]" office:value-type="float" office:value="180.879901795531">
            <text:p>180.88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29]" office:value-type="float" office:value="2271.47626143552">
            <text:p>2271.48</text:p>
          </table:table-cell>
          <table:table-cell table:formula="oooc:=[.J45]" office:value-type="float" office:value="0.65">
            <text:p>0.6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562806676.32051">
            <text:p>562806676.32</text:p>
          </table:table-cell>
          <table:table-cell table:formula="oooc:=[.AA44]/[.M46]" office:value-type="float" office:value="34.5411680740781">
            <text:p>34.54</text:p>
          </table:table-cell>
          <table:table-cell table:formula="oooc:=([.D46]/[.C46])/([.R46]/[.Q46])" office:value-type="float" office:value="0.999416709241325">
            <text:p>1</text:p>
          </table:table-cell>
          <table:table-cell/>
          <table:table-cell table:formula="oooc:=[.I46]^[$globals.$C$17]*[$globals.$C$24]/[.R46]*[.K46]*[.Y46]" office:value-type="float" office:value="3482590250.33218">
            <text:p>3482590250.33</text:p>
          </table:table-cell>
          <table:table-cell table:formula="oooc:=[.S46]/[.H46]" office:value-type="float" office:value="5.37627517499532">
            <text:p>5.38</text:p>
          </table:table-cell>
          <table:table-cell table:formula="oooc:=[.I46]/[.J46]" office:value-type="float" office:value="3494.57886374696">
            <text:p>3494.58</text:p>
          </table:table-cell>
          <table:table-cell table:formula="oooc:=[.$D46]*[$globals.$C$26]/[.$K46]" office:value-type="float" office:value="324">
            <text:p>324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5300000000">
            <text:p>5,300,000,000</text:p>
          </table:table-cell>
          <table:table-cell table:formula="oooc:=CEILING(([.R47]-[.V47]/2);[.V47])" office:value-type="float" office:value="6.7">
            <text:p>6.7</text:p>
          </table:table-cell>
          <table:table-cell table:formula="oooc:=CEILING(([.T47]-[.W47]/2);[.W47])" office:value-type="float" office:value="400">
            <text:p>400</text:p>
          </table:table-cell>
          <table:table-cell table:formula="oooc:=[.F46]" office:value-type="float" office:value="180.879901795531">
            <text:p>180.88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29]" office:value-type="float" office:value="2845.96526840822">
            <text:p>2845.97</text:p>
          </table:table-cell>
          <table:table-cell table:formula="oooc:=[.J46]" office:value-type="float" office:value="0.65">
            <text:p>0.6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854110022.604802">
            <text:p>854110022.6</text:p>
          </table:table-cell>
          <table:table-cell table:formula="oooc:=[.AA44]/[.M47]" office:value-type="float" office:value="22.7605337550229">
            <text:p>22.76</text:p>
          </table:table-cell>
          <table:table-cell table:formula="oooc:=([.D47]/[.C47])/([.R47]/[.Q47])" office:value-type="float" office:value="0.991866010537493">
            <text:p>0.99</text:p>
          </table:table-cell>
          <table:table-cell/>
          <table:table-cell table:formula="oooc:=[.I47]^[$globals.$C$17]*[$globals.$C$24]/[.R47]*[.K47]*[.Y47]" office:value-type="float" office:value="5285145614.97587">
            <text:p>5285145614.98</text:p>
          </table:table-cell>
          <table:table-cell table:formula="oooc:=[.S47]/[.H47]" office:value-type="float" office:value="6.73601246960525">
            <text:p>6.74</text:p>
          </table:table-cell>
          <table:table-cell table:formula="oooc:=[.I47]/[.J47]" office:value-type="float" office:value="4378.40810524342">
            <text:p>4378.41</text:p>
          </table:table-cell>
          <table:table-cell table:formula="oooc:=[.$D47]*[$globals.$C$26]/[.$K47]" office:value-type="float" office:value="402">
            <text:p>402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8000000000">
            <text:p>8,000,000,000</text:p>
          </table:table-cell>
          <table:table-cell table:formula="oooc:=CEILING(([.R48]-[.V48]/2);[.V48])" office:value-type="float" office:value="8.4">
            <text:p>8.4</text:p>
          </table:table-cell>
          <table:table-cell table:formula="oooc:=CEILING(([.T48]-[.W48]/2);[.W48])" office:value-type="float" office:value="500">
            <text:p>500</text:p>
          </table:table-cell>
          <table:table-cell table:formula="oooc:=[.F47]" office:value-type="float" office:value="180.879901795531">
            <text:p>180.88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29]" office:value-type="float" office:value="3565.75080554315">
            <text:p>3565.75</text:p>
          </table:table-cell>
          <table:table-cell table:formula="oooc:=[.J47]" office:value-type="float" office:value="0.65">
            <text:p>0.6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296189191.43478">
            <text:p>1296189191.43</text:p>
          </table:table-cell>
          <table:table-cell table:formula="oooc:=[.AA44]/[.M48]" office:value-type="float" office:value="14.9978106039301">
            <text:p>15</text:p>
          </table:table-cell>
          <table:table-cell table:formula="oooc:=([.D48]/[.C48])/([.R48]/[.Q48])" office:value-type="float" office:value="0.997875955801284">
            <text:p>1</text:p>
          </table:table-cell>
          <table:table-cell/>
          <table:table-cell table:formula="oooc:=[.I48]^[$globals.$C$17]*[$globals.$C$24]/[.R48]*[.K48]*[.Y48]" office:value-type="float" office:value="8020686375.2732">
            <text:p>8020686375.27</text:p>
          </table:table-cell>
          <table:table-cell table:formula="oooc:=[.S48]/[.H48]" office:value-type="float" office:value="8.43964687702522">
            <text:p>8.44</text:p>
          </table:table-cell>
          <table:table-cell table:formula="oooc:=[.I48]/[.J48]" office:value-type="float" office:value="5485.77047006639">
            <text:p>5485.77</text:p>
          </table:table-cell>
          <table:table-cell table:formula="oooc:=[.$D48]*[$globals.$C$26]/[.$K48]" office:value-type="float" office:value="504">
            <text:p>504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0.1">
            <text:p>0.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2000000000">
            <text:p>12,000,000,000</text:p>
          </table:table-cell>
          <table:table-cell table:formula="oooc:=CEILING(([.R49]-[.V49]/2);[.V49])" office:value-type="float" office:value="11">
            <text:p>11</text:p>
          </table:table-cell>
          <table:table-cell table:formula="oooc:=CEILING(([.T49]-[.W49]/2);[.W49])" office:value-type="float" office:value="660">
            <text:p>660</text:p>
          </table:table-cell>
          <table:table-cell table:formula="oooc:=[.F48]" office:value-type="float" office:value="180.879901795531">
            <text:p>180.88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29]" office:value-type="float" office:value="4467.5804544667">
            <text:p>4467.58</text:p>
          </table:table-cell>
          <table:table-cell table:formula="oooc:=[.J48]" office:value-type="float" office:value="0.65">
            <text:p>0.6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967084304.74621">
            <text:p>1967084304.75</text:p>
          </table:table-cell>
          <table:table-cell table:formula="oooc:=[.AA44]/[.M49]" office:value-type="float" office:value="9.88264710012421">
            <text:p>9.88</text:p>
          </table:table-cell>
          <table:table-cell table:formula="oooc:=([.D49]/[.C49])/([.R49]/[.Q49])" office:value-type="float" office:value="1.05519295400173">
            <text:p>1.06</text:p>
          </table:table-cell>
          <table:table-cell/>
          <table:table-cell table:formula="oooc:=[.I49]^[$globals.$C$17]*[$globals.$C$24]/[.R49]*[.K49]*[.Y49]" office:value-type="float" office:value="12172116837.8417">
            <text:p>12172116837.84</text:p>
          </table:table-cell>
          <table:table-cell table:formula="oooc:=[.S49]/[.H49]" office:value-type="float" office:value="10.5741549218147">
            <text:p>10.57</text:p>
          </table:table-cell>
          <table:table-cell table:formula="oooc:=[.I49]/[.J49]" office:value-type="float" office:value="6873.20069917955">
            <text:p>6873.2</text:p>
          </table:table-cell>
          <table:table-cell table:formula="oooc:=[.$D49]*[$globals.$C$26]/[.$K49]" office:value-type="float" office:value="660">
            <text:p>66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8000000000">
            <text:p>18,000,000,000</text:p>
          </table:table-cell>
          <table:table-cell table:formula="oooc:=CEILING(([.R50]-[.V50]/2);[.V50])" office:value-type="float" office:value="13">
            <text:p>13</text:p>
          </table:table-cell>
          <table:table-cell table:formula="oooc:=CEILING(([.T50]-[.W50]/2);[.W50])" office:value-type="float" office:value="780">
            <text:p>780</text:p>
          </table:table-cell>
          <table:table-cell table:formula="oooc:=[.F49]" office:value-type="float" office:value="180.879901795531">
            <text:p>180.88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29]" office:value-type="float" office:value="5597.49578857422">
            <text:p>5597.5</text:p>
          </table:table-cell>
          <table:table-cell table:formula="oooc:=[.J49]" office:value-type="float" office:value="0.65">
            <text:p>0.6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985228304.28462">
            <text:p>2985228304.28</text:p>
          </table:table-cell>
          <table:table-cell table:formula="oooc:=[.AA44]/[.M50]" office:value-type="float" office:value="6.51206474630375">
            <text:p>6.51</text:p>
          </table:table-cell>
          <table:table-cell table:formula="oooc:=([.D50]/[.C50])/([.R50]/[.Q50])" office:value-type="float" office:value="1.00698841669059">
            <text:p>1.01</text:p>
          </table:table-cell>
          <table:table-cell/>
          <table:table-cell table:formula="oooc:=[.I50]^[$globals.$C$17]*[$globals.$C$24]/[.R50]*[.K50]*[.Y50]" office:value-type="float" office:value="18472287954.162">
            <text:p>18472287954.16</text:p>
          </table:table-cell>
          <table:table-cell table:formula="oooc:=[.S50]/[.H50]" office:value-type="float" office:value="13.2485107421875">
            <text:p>13.25</text:p>
          </table:table-cell>
          <table:table-cell table:formula="oooc:=[.I50]/[.J50]" office:value-type="float" office:value="8611.53198242187">
            <text:p>8611.53</text:p>
          </table:table-cell>
          <table:table-cell table:formula="oooc:=[.$D50]*[$globals.$C$26]/[.$K50]" office:value-type="float" office:value="780">
            <text:p>78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556.91969763361">
            <text:p>556.92</text:p>
          </table:table-cell>
          <table:table-cell/>
          <table:table-cell table:style-name="ce10" office:value-type="float" office:value="2400">
            <text:p>2400</text:p>
          </table:table-cell>
          <table:table-cell table:formula="oooc:=[.I44]*[$globals.$C$13]" office:value-type="float" office:value="5892.10083007812">
            <text:p>5892.1</text:p>
          </table:table-cell>
          <table:table-cell table:style-name="ce10" office:value-type="float" office:value="0.65">
            <text:p>0.65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6"/>
          <table:table-cell table:formula="oooc:=[.I52]/[.J52]" office:value-type="float" office:value="9064.7705078125">
            <text:p>9064.77</text:p>
          </table:table-cell>
          <table:table-cell table:number-columns-repeated="5"/>
          <table:table-cell table:style-name="ce10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75000000000">
            <text:p>75,000,000,000</text:p>
          </table:table-cell>
          <table:table-cell table:formula="oooc:=CEILING(([.R53]-[.V53]/2);[.V53])" office:value-type="float" office:value="3.8">
            <text:p>3.8</text:p>
          </table:table-cell>
          <table:table-cell table:formula="oooc:=CEILING(([.T53]-[.W53]/2);[.W53])" office:value-type="float" office:value="230">
            <text:p>230</text:p>
          </table:table-cell>
          <table:table-cell table:formula="oooc:=[.F52]" office:value-type="float" office:value="556.91969763361">
            <text:p>556.9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65">
            <text:p>0.6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1488330613.0124">
            <text:p>11488330613.01</text:p>
          </table:table-cell>
          <table:table-cell table:formula="oooc:=[.AA52]/[.M53]" office:value-type="float" office:value="50.7645557605587">
            <text:p>50.76</text:p>
          </table:table-cell>
          <table:table-cell table:formula="oooc:=([.D53]/[.C53])/([.R53]/[.Q53])" office:value-type="float" office:value="1.00602012015656">
            <text:p>1.01</text:p>
          </table:table-cell>
          <table:table-cell/>
          <table:table-cell table:formula="oooc:=[.I53]^[$globals.$C$17]*[$globals.$C$24]/[.R53]*[.K53]*[.Y53]" office:value-type="float" office:value="74994584831.095">
            <text:p>74994584831.1</text:p>
          </table:table-cell>
          <table:table-cell table:formula="oooc:=[.S53]/[.H53]" office:value-type="float" office:value="3.77698771158854">
            <text:p>3.78</text:p>
          </table:table-cell>
          <table:table-cell table:formula="oooc:=[.I53]/[.J53]" office:value-type="float" office:value="9064.7705078125">
            <text:p>9064.77</text:p>
          </table:table-cell>
          <table:table-cell table:formula="oooc:=[.$D53]*[$globals.$C$26]/[.$K53]" office:value-type="float" office:value="228">
            <text:p>228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110000000000">
            <text:p>110,000,000,000</text:p>
          </table:table-cell>
          <table:table-cell table:formula="oooc:=CEILING(([.R54]-[.V54]/2);[.V54])" office:value-type="float" office:value="4.7">
            <text:p>4.7</text:p>
          </table:table-cell>
          <table:table-cell table:formula="oooc:=CEILING(([.T54]-[.W54]/2);[.W54])" office:value-type="float" office:value="280">
            <text:p>280</text:p>
          </table:table-cell>
          <table:table-cell table:formula="oooc:=[.F53]" office:value-type="float" office:value="556.91969763361">
            <text:p>556.9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29]" office:value-type="float" office:value="7382.29784966545">
            <text:p>7382.3</text:p>
          </table:table-cell>
          <table:table-cell table:formula="oooc:=[.J53]" office:value-type="float" office:value="0.65">
            <text:p>0.6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7434580527.2279">
            <text:p>17434580527.23</text:p>
          </table:table-cell>
          <table:table-cell table:formula="oooc:=[.AA52]/[.M54]" office:value-type="float" office:value="33.4507617828376">
            <text:p>33.45</text:p>
          </table:table-cell>
          <table:table-cell table:formula="oooc:=([.D54]/[.C54])/([.R54]/[.Q54])" office:value-type="float" office:value="1.02759667514325">
            <text:p>1.03</text:p>
          </table:table-cell>
          <table:table-cell/>
          <table:table-cell table:formula="oooc:=[.I54]^[$globals.$C$17]*[$globals.$C$24]/[.R54]*[.K54]*[.Y54]" office:value-type="float" office:value="113811063799.191">
            <text:p>113811063799.19</text:p>
          </table:table-cell>
          <table:table-cell table:formula="oooc:=[.S54]/[.H54]" office:value-type="float" office:value="4.73224221132401">
            <text:p>4.73</text:p>
          </table:table-cell>
          <table:table-cell table:formula="oooc:=[.I54]/[.J54]" office:value-type="float" office:value="11357.3813071776">
            <text:p>11357.38</text:p>
          </table:table-cell>
          <table:table-cell table:formula="oooc:=[.$D54]*[$globals.$C$26]/[.$K54]" office:value-type="float" office:value="282">
            <text:p>282</text:p>
          </table:table-cell>
          <table:table-cell table:formula="oooc:=MAX(10^(FLOOR(LOG([.Q54];10);1)-1);5)" office:value-type="float" office:value="10000000000">
            <text:p>10000000000</text:p>
          </table:table-cell>
          <table:table-cell table:formula="oooc:=10^(FLOOR(LOG([.R54];10);1)-1)" office:value-type="float" office:value="0.1">
            <text:p>0.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70000000000">
            <text:p>170,000,000,000</text:p>
          </table:table-cell>
          <table:table-cell table:formula="oooc:=CEILING(([.R55]-[.V55]/2);[.V55])" office:value-type="float" office:value="5.9">
            <text:p>5.9</text:p>
          </table:table-cell>
          <table:table-cell table:formula="oooc:=CEILING(([.T55]-[.W55]/2);[.W55])" office:value-type="float" office:value="350">
            <text:p>350</text:p>
          </table:table-cell>
          <table:table-cell table:formula="oooc:=[.F54]" office:value-type="float" office:value="556.91969763361">
            <text:p>556.9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29]" office:value-type="float" office:value="9249.38712232671">
            <text:p>9249.39</text:p>
          </table:table-cell>
          <table:table-cell table:formula="oooc:=[.J54]" office:value-type="float" office:value="0.65">
            <text:p>0.6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6458552456.3601">
            <text:p>26458552456.36</text:p>
          </table:table-cell>
          <table:table-cell table:formula="oooc:=[.AA52]/[.M55]" office:value-type="float" office:value="22.0420221764555">
            <text:p>22.04</text:p>
          </table:table-cell>
          <table:table-cell table:formula="oooc:=([.D55]/[.C55])/([.R55]/[.Q55])" office:value-type="float" office:value="1.01100613772341">
            <text:p>1.01</text:p>
          </table:table-cell>
          <table:table-cell/>
          <table:table-cell table:formula="oooc:=[.I55]^[$globals.$C$17]*[$globals.$C$24]/[.R55]*[.K55]*[.Y55]" office:value-type="float" office:value="172718580578.539">
            <text:p>172718580578.54</text:p>
          </table:table-cell>
          <table:table-cell table:formula="oooc:=[.S55]/[.H55]" office:value-type="float" office:value="5.92909430918379">
            <text:p>5.93</text:p>
          </table:table-cell>
          <table:table-cell table:formula="oooc:=[.I55]/[.J55]" office:value-type="float" office:value="14229.8263420411">
            <text:p>14229.83</text:p>
          </table:table-cell>
          <table:table-cell table:formula="oooc:=[.$D55]*[$globals.$C$26]/[.$K55]" office:value-type="float" office:value="354">
            <text:p>354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table:formula="oooc:=10^(FLOOR(LOG([.R55];10);1)-1)" office:value-type="float" office:value="0.1">
            <text:p>0.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60000000000">
            <text:p>260,000,000,000</text:p>
          </table:table-cell>
          <table:table-cell table:formula="oooc:=CEILING(([.R56]-[.V56]/2);[.V56])" office:value-type="float" office:value="7.4">
            <text:p>7.4</text:p>
          </table:table-cell>
          <table:table-cell table:formula="oooc:=CEILING(([.T56]-[.W56]/2);[.W56])" office:value-type="float" office:value="440">
            <text:p>440</text:p>
          </table:table-cell>
          <table:table-cell table:formula="oooc:=[.F55]" office:value-type="float" office:value="556.91969763361">
            <text:p>556.9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29]" office:value-type="float" office:value="11588.6901180153">
            <text:p>11588.69</text:p>
          </table:table-cell>
          <table:table-cell table:formula="oooc:=[.J55]" office:value-type="float" office:value="0.65">
            <text:p>0.6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40153245843.3783">
            <text:p>40153245843.38</text:p>
          </table:table-cell>
          <table:table-cell table:formula="oooc:=[.AA52]/[.M56]" office:value-type="float" office:value="14.5243550739292">
            <text:p>14.52</text:p>
          </table:table-cell>
          <table:table-cell table:formula="oooc:=([.D56]/[.C56])/([.R56]/[.Q56])" office:value-type="float" office:value="1.00425096545736">
            <text:p>1</text:p>
          </table:table-cell>
          <table:table-cell/>
          <table:table-cell table:formula="oooc:=[.I56]^[$globals.$C$17]*[$globals.$C$24]/[.R56]*[.K56]*[.Y56]" office:value-type="float" office:value="262116063950.518">
            <text:p>262116063950.52</text:p>
          </table:table-cell>
          <table:table-cell table:formula="oooc:=[.S56]/[.H56]" office:value-type="float" office:value="7.42864751154824">
            <text:p>7.43</text:p>
          </table:table-cell>
          <table:table-cell table:formula="oooc:=[.I56]/[.J56]" office:value-type="float" office:value="17828.7540277158">
            <text:p>17828.75</text:p>
          </table:table-cell>
          <table:table-cell table:formula="oooc:=[.$D56]*[$globals.$C$26]/[.$K56]" office:value-type="float" office:value="444">
            <text:p>444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0.1">
            <text:p>0.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400000000000">
            <text:p>400,000,000,000</text:p>
          </table:table-cell>
          <table:table-cell table:formula="oooc:=CEILING(([.R57]-[.V57]/2);[.V57])" office:value-type="float" office:value="9.3">
            <text:p>9.3</text:p>
          </table:table-cell>
          <table:table-cell table:formula="oooc:=CEILING(([.T57]-[.W57]/2);[.W57])" office:value-type="float" office:value="560">
            <text:p>560</text:p>
          </table:table-cell>
          <table:table-cell table:formula="oooc:=[.F56]" office:value-type="float" office:value="556.91969763361">
            <text:p>556.9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29]" office:value-type="float" office:value="14519.6364770168">
            <text:p>14519.64</text:p>
          </table:table-cell>
          <table:table-cell table:formula="oooc:=[.J56]" office:value-type="float" office:value="0.65">
            <text:p>0.6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60936181388.5331">
            <text:p>60936181388.53</text:p>
          </table:table-cell>
          <table:table-cell table:formula="oooc:=[.AA52]/[.M57]" office:value-type="float" office:value="9.57066863578928">
            <text:p>9.57</text:p>
          </table:table-cell>
          <table:table-cell table:formula="oooc:=([.D57]/[.C57])/([.R57]/[.Q57])" office:value-type="float" office:value="0.993665079572931">
            <text:p>0.99</text:p>
          </table:table-cell>
          <table:table-cell/>
          <table:table-cell table:formula="oooc:=[.I57]^[$globals.$C$17]*[$globals.$C$24]/[.R57]*[.K57]*[.Y57]" office:value-type="float" office:value="397784828654.671">
            <text:p>397784828654.67</text:p>
          </table:table-cell>
          <table:table-cell table:formula="oooc:=[.S57]/[.H57]" office:value-type="float" office:value="9.30745928013897">
            <text:p>9.31</text:p>
          </table:table-cell>
          <table:table-cell table:formula="oooc:=[.I57]/[.J57]" office:value-type="float" office:value="22337.9022723335">
            <text:p>22337.9</text:p>
          </table:table-cell>
          <table:table-cell table:formula="oooc:=[.$D57]*[$globals.$C$26]/[.$K57]" office:value-type="float" office:value="558">
            <text:p>55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0.1">
            <text:p>0.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600000000000">
            <text:p>600,000,000,000</text:p>
          </table:table-cell>
          <table:table-cell table:formula="oooc:=CEILING(([.R58]-[.V58]/2);[.V58])" office:value-type="float" office:value="12">
            <text:p>12</text:p>
          </table:table-cell>
          <table:table-cell table:formula="oooc:=CEILING(([.T58]-[.W58]/2);[.W58])" office:value-type="float" office:value="720">
            <text:p>720</text:p>
          </table:table-cell>
          <table:table-cell table:formula="oooc:=[.F57]" office:value-type="float" office:value="556.91969763361">
            <text:p>556.9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29]" office:value-type="float" office:value="18191.8613128662">
            <text:p>18191.86</text:p>
          </table:table-cell>
          <table:table-cell table:formula="oooc:=[.J57]" office:value-type="float" office:value="0.65">
            <text:p>0.6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92476165356.5936">
            <text:p>92476165356.59</text:p>
          </table:table-cell>
          <table:table-cell table:formula="oooc:=[.AA52]/[.M58]" office:value-type="float" office:value="6.30648986959122">
            <text:p>6.31</text:p>
          </table:table-cell>
          <table:table-cell table:formula="oooc:=([.D58]/[.C58])/([.R58]/[.Q58])" office:value-type="float" office:value="1.03533346131254">
            <text:p>1.04</text:p>
          </table:table-cell>
          <table:table-cell/>
          <table:table-cell table:formula="oooc:=[.I58]^[$globals.$C$17]*[$globals.$C$24]/[.R58]*[.K58]*[.Y58]" office:value-type="float" office:value="603674446819.471">
            <text:p>603674446819.47</text:p>
          </table:table-cell>
          <table:table-cell table:formula="oooc:=[.S58]/[.H58]" office:value-type="float" office:value="11.6614495595296">
            <text:p>11.66</text:p>
          </table:table-cell>
          <table:table-cell table:formula="oooc:=[.I58]/[.J58]" office:value-type="float" office:value="27987.4789428711">
            <text:p>27987.48</text:p>
          </table:table-cell>
          <table:table-cell table:formula="oooc:=[.$D58]*[$globals.$C$26]/[.$K58]" office:value-type="float" office:value="720">
            <text:p>72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39" table:default-cell-style-name="Default"/>
        <table:table-column table:style-name="co4" table:default-cell-style-name="Default"/>
        <table:table-column table:style-name="co40" table:default-cell-style-name="ce8"/>
        <table:table-column table:style-name="co33" table:default-cell-style-name="Default"/>
        <table:table-column table:style-name="co4" table:number-columns-repeated="3" table:default-cell-style-name="Default"/>
        <table:table-column table:style-name="co4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17]*[$globals.$C$24]*[$globals.$C$25]" office:value-type="float" office:value="50">
            <text:p>50</text:p>
          </table:table-cell>
          <table:table-cell table:number-columns-repeated="4"/>
          <table:table-cell table:style-name="ce10"/>
          <table:table-cell office:value-type="float" office:value="0">
            <text:p>0</text:p>
          </table:table-cell>
          <table:table-cell/>
          <table:table-cell table:style-name="ce10" office:value-type="float" office:value="4">
            <text:p>4</text:p>
          </table:table-cell>
          <table:table-cell table:style-name="ce10"/>
          <table:table-cell table:number-columns-repeated="12"/>
          <table:table-cell table:style-name="ce10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50">
            <text:p>250</text:p>
          </table:table-cell>
          <table:table-cell table:formula="oooc:=CEILING(([.R5]-[.V5]/2);[.V5])" office:value-type="float" office:value="2">
            <text:p>2</text:p>
          </table:table-cell>
          <table:table-cell table:formula="oooc:=CEILING(([.T5]-[.W5]/2);[.W5])" office:value-type="float" office:value="30">
            <text:p>30</text:p>
          </table:table-cell>
          <table:table-cell table:number-columns-repeated="2"/>
          <table:table-cell table:formula="oooc:=[.S5]/[.R5]" office:value-type="float" office:value="8.33333333333333">
            <text:p>8.33</text:p>
          </table:table-cell>
          <table:table-cell table:formula="oooc:=[$globals.$C$13] ^ [.$I4] * [$globals.$D$21]"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4">
            <text:p>24</text:p>
          </table:table-cell>
          <table:table-cell table:formula="oooc:=[.AA4]/[.M5]" office:value-type="float" office:value="33.3333333333333">
            <text:p>33.33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7]*[$globals.$C$24]/[.R5]*[.K5]*[.Y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I5]/[.J5]" office:value-type="float" office:value="16.6666666666667">
            <text:p>16.67</text:p>
          </table:table-cell>
          <table:table-cell table:formula="oooc:=[.$D5]*[$globals.$C$26]/[.$K5]" office:value-type="float" office:value="30">
            <text:p>3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810">
            <text:p>810</text:p>
          </table:table-cell>
          <table:table-cell table:formula="oooc:=CEILING(([.R6]-[.V6]/2);[.V6])" office:value-type="float" office:value="2.5">
            <text:p>2.5</text:p>
          </table:table-cell>
          <table:table-cell table:formula="oooc:=CEILING(([.T6]-[.W6]/2);[.W6])" office:value-type="float" office:value="37">
            <text:p>37</text:p>
          </table:table-cell>
          <table:table-cell table:number-columns-repeated="2"/>
          <table:table-cell table:formula="oooc:=[.S6]/[.R6]" office:value-type="float" office:value="11.6723069032612">
            <text:p>11.67</text:p>
          </table:table-cell>
          <table:table-cell table:formula="oooc:=[.I5]*[$globals.$C$31]" office:value-type="float" office:value="8.17061483228284">
            <text:p>8.17</text:p>
          </table:table-cell>
          <table:table-cell table:formula="oooc:=[.J5]-0.02" office:value-type="float" office:value="0.28">
            <text:p>0.28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55.5680012524636">
            <text:p>55.57</text:p>
          </table:table-cell>
          <table:table-cell table:formula="oooc:=[.AA4]/[.M6]" office:value-type="float" office:value="14.3967747978794">
            <text:p>14.4</text:p>
          </table:table-cell>
          <table:table-cell table:formula="oooc:=([.D6]/[.C6])/([.R6]/[.Q6])" office:value-type="float" office:value="1.00093636515364">
            <text:p>1</text:p>
          </table:table-cell>
          <table:table-cell/>
          <table:table-cell table:formula="oooc:=[.I6]^[$globals.$C$17]*[$globals.$C$24]/[.R6]*[.K6]*[.Y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I6]/[.J6]" office:value-type="float" office:value="29.180767258153">
            <text:p>29.18</text:p>
          </table:table-cell>
          <table:table-cell table:formula="oooc:=[.$D6]*[$globals.$C$26]/[.$K6]" office:value-type="float" office:value="37.5">
            <text:p>37.5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700">
            <text:p>2,700</text:p>
          </table:table-cell>
          <table:table-cell table:formula="oooc:=CEILING(([.R7]-[.V7]/2);[.V7])" office:value-type="float" office:value="3">
            <text:p>3</text:p>
          </table:table-cell>
          <table:table-cell table:formula="oooc:=CEILING(([.T7]-[.W7]/2);[.W7])" office:value-type="float" office:value="45">
            <text:p>45</text:p>
          </table:table-cell>
          <table:table-cell table:number-columns-repeated="2"/>
          <table:table-cell table:formula="oooc:=[.S7]/[.R7]" office:value-type="float" office:value="17.1176786506462">
            <text:p>17.12</text:p>
          </table:table-cell>
          <table:table-cell table:formula="oooc:=[.I6]*[$globals.$C$31]" office:value-type="float" office:value="13.3517893475041">
            <text:p>13.35</text:p>
          </table:table-cell>
          <table:table-cell table:formula="oooc:=[.J6]-0.02" office:value-type="float" office:value="0.26">
            <text:p>0.26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28.002027810967">
            <text:p>128</text:p>
          </table:table-cell>
          <table:table-cell table:formula="oooc:=[.AA4]/[.M7]" office:value-type="float" office:value="6.24990098736121">
            <text:p>6.25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17]*[$globals.$C$24]/[.R7]*[.K7]*[.Y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I7]/[.J7]" office:value-type="float" office:value="51.3530359519387">
            <text:p>51.35</text:p>
          </table:table-cell>
          <table:table-cell table:formula="oooc:=[.$D7]*[$globals.$C$26]/[.$K7]" office:value-type="float" office:value="45">
            <text:p>45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10000">
            <text:p>10,000</text:p>
          </table:table-cell>
          <table:table-cell table:formula="oooc:=CEILING(([.R8]-[.V8]/2);[.V8])" office:value-type="float" office:value="3.2">
            <text:p>3.2</text:p>
          </table:table-cell>
          <table:table-cell table:formula="oooc:=CEILING(([.T8]-[.W8]/2);[.W8])" office:value-type="float" office:value="48">
            <text:p>48</text:p>
          </table:table-cell>
          <table:table-cell table:number-columns-repeated="2"/>
          <table:table-cell table:formula="oooc:=[.S8]/[.R8]" office:value-type="float" office:value="28.4094604375606">
            <text:p>28.41</text:p>
          </table:table-cell>
          <table:table-cell table:formula="oooc:=[.I7]*[$globals.$C$31]" office:value-type="float" office:value="21.8184656160465">
            <text:p>21.82</text:p>
          </table:table-cell>
          <table:table-cell table:formula="oooc:=[.J7]-0.02" office:value-type="float" office:value="0.24">
            <text:p>0.24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293.110584136718">
            <text:p>293.11</text:p>
          </table:table-cell>
          <table:table-cell table:formula="oooc:=[.AA4]/[.M8]" office:value-type="float" office:value="2.7293453163972">
            <text:p>2.73</text:p>
          </table:table-cell>
          <table:table-cell table:formula="oooc:=([.D8]/[.C8])/([.R8]/[.Q8])" office:value-type="float" office:value="1.0408891929828">
            <text:p>1.04</text:p>
          </table:table-cell>
          <table:table-cell/>
          <table:table-cell table:formula="oooc:=[.I8]^[$globals.$C$17]*[$globals.$C$24]/[.R8]*[.K8]*[.Y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I8]/[.J8]" office:value-type="float" office:value="90.9102734001939">
            <text:p>90.91</text:p>
          </table:table-cell>
          <table:table-cell table:formula="oooc:=[.$D8]*[$globals.$C$26]/[.$K8]" office:value-type="float" office:value="48">
            <text:p>48</text:p>
          </table:table-cell>
          <table:table-cell table:formula="oooc:=MAX(10^(FLOOR(LOG([.Q8];10);1)-1);5)" office:value-type="float" office:value="1000">
            <text:p>100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40000">
            <text:p>40,000</text:p>
          </table:table-cell>
          <table:table-cell table:formula="oooc:=CEILING(([.R9]-[.V9]/2);[.V9])" office:value-type="float" office:value="3.4">
            <text:p>3.4</text:p>
          </table:table-cell>
          <table:table-cell table:formula="oooc:=CEILING(([.T9]-[.W9]/2);[.W9])" office:value-type="float" office:value="51">
            <text:p>51</text:p>
          </table:table-cell>
          <table:table-cell table:number-columns-repeated="2"/>
          <table:table-cell table:formula="oooc:=[.S9]/[.R9]" office:value-type="float" office:value="47.6658499412093">
            <text:p>47.67</text:p>
          </table:table-cell>
          <table:table-cell table:formula="oooc:=[.I8]*[$globals.$C$31]" office:value-type="float" office:value="35.6540557560246">
            <text:p>35.65</text:p>
          </table:table-cell>
          <table:table-cell table:formula="oooc:=[.J8]-0.02" office:value-type="float" office:value="0.22">
            <text:p>0.22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666.529993938297">
            <text:p>666.53</text:p>
          </table:table-cell>
          <table:table-cell table:formula="oooc:=[.AA4]/[.M9]" office:value-type="float" office:value="1.20024606135588">
            <text:p>1.2</text:p>
          </table:table-cell>
          <table:table-cell table:formula="oooc:=([.D9]/[.C9])/([.R9]/[.Q9])" office:value-type="float" office:value="0.992834958511813">
            <text:p>0.99</text:p>
          </table:table-cell>
          <table:table-cell/>
          <table:table-cell table:formula="oooc:=[.I9]^[$globals.$C$17]*[$globals.$C$24]/[.R9]*[.K9]*[.Y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I9]/[.J9]" office:value-type="float" office:value="162.063889800112">
            <text:p>162.06</text:p>
          </table:table-cell>
          <table:table-cell table:formula="oooc:=[.$D9]*[$globals.$C$26]/[.$K9]" office:value-type="float" office:value="51">
            <text:p>51</text:p>
          </table:table-cell>
          <table:table-cell table:formula="oooc:=MAX(10^(FLOOR(LOG([.Q9];10);1)-1);5)" office:value-type="float" office:value="1000">
            <text:p>1000</text:p>
          </table:table-cell>
          <table:table-cell table:formula="oooc:=10^(FLOOR(LOG([.R9];10);1)-1)" office:value-type="float" office:value="0.1">
            <text:p>0.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150000">
            <text:p>150,000</text:p>
          </table:table-cell>
          <table:table-cell table:formula="oooc:=CEILING(([.R10]-[.V10]/2);[.V10])" office:value-type="float" office:value="3.6">
            <text:p>3.6</text:p>
          </table:table-cell>
          <table:table-cell table:formula="oooc:=CEILING(([.T10]-[.W10]/2);[.W10])" office:value-type="float" office:value="54">
            <text:p>54</text:p>
          </table:table-cell>
          <table:table-cell table:number-columns-repeated="2"/>
          <table:table-cell table:formula="oooc:=[.S10]/[.R10]" office:value-type="float" office:value="80.9209879975593">
            <text:p>80.92</text:p>
          </table:table-cell>
          <table:table-cell table:formula="oooc:=[.I9]*[$globals.$C$31]" office:value-type="float" office:value="58.2631113582427">
            <text:p>58.26</text:p>
          </table:table-cell>
          <table:table-cell table:formula="oooc:=[.J9]-0.02" office:value-type="float" office:value="0.2">
            <text:p>0.2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1503.15501371623">
            <text:p>1503.16</text:p>
          </table:table-cell>
          <table:table-cell table:formula="oooc:=[.AA4]/[.M10]" office:value-type="float" office:value="0.532213905219377">
            <text:p>0.53</text:p>
          </table:table-cell>
          <table:table-cell table:formula="oooc:=([.D10]/[.C10])/([.R10]/[.Q10])" office:value-type="float" office:value="1.01363990686168">
            <text:p>1.01</text:p>
          </table:table-cell>
          <table:table-cell/>
          <table:table-cell table:formula="oooc:=[.I10]^[$globals.$C$17]*[$globals.$C$24]/[.R10]*[.K10]*[.Y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I10]/[.J10]" office:value-type="float" office:value="291.315556791214">
            <text:p>291.32</text:p>
          </table:table-cell>
          <table:table-cell table:formula="oooc:=[.$D10]*[$globals.$C$26]/[.$K10]" office:value-type="float" office:value="54">
            <text:p>54</text:p>
          </table:table-cell>
          <table:table-cell table:formula="oooc:=MAX(10^(FLOOR(LOG([.Q10];10);1)-1);5)" office:value-type="float" office:value="10000">
            <text:p>10000</text:p>
          </table:table-cell>
          <table:table-cell table:formula="oooc:=10^(FLOOR(LOG([.R10];10);1)-1)" office:value-type="float" office:value="0.1">
            <text:p>0.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style-name="ce10" office:value-type="float" office:value="8">
            <text:p>8</text:p>
          </table:table-cell>
          <table:table-cell table:formula="oooc:=[.I4]+[$globals.$C$15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12"/>
          <table:table-cell table:style-name="ce10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">
            <text:p>2.1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6">
            <text:p>6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3] ^ [.$I13] * [$globals.$D$21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83243558602153">
            <text:p>0.98</text:p>
          </table:table-cell>
          <table:table-cell/>
          <table:table-cell table:formula="oooc:=[.I14]^[$globals.$C$17]*[$globals.$C$24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26]/[.$K14]" office:value-type="float" office:value="126">
            <text:p>126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5">
            <text:p>3.5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6">
            <text:p>6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3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996610552398">
            <text:p>1.02</text:p>
          </table:table-cell>
          <table:table-cell/>
          <table:table-cell table:formula="oooc:=[.I15]^[$globals.$C$17]*[$globals.$C$24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26]/[.$K15]" office:value-type="float" office:value="210">
            <text:p>210</text:p>
          </table:table-cell>
          <table:table-cell table:formula="oooc:=MAX(10^(FLOOR(LOG([.Q15];10);1)-1);5)" office:value-type="float" office:value="1000">
            <text:p>10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7">
            <text:p>5.7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6">
            <text:p>6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3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865946061924">
            <text:p>1.01</text:p>
          </table:table-cell>
          <table:table-cell/>
          <table:table-cell table:formula="oooc:=[.I16]^[$globals.$C$17]*[$globals.$C$24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26]/[.$K16]" office:value-type="float" office:value="342">
            <text:p>342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3">
            <text:p>9.3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6">
            <text:p>6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3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737925236503">
            <text:p>1.01</text:p>
          </table:table-cell>
          <table:table-cell/>
          <table:table-cell table:formula="oooc:=[.I17]^[$globals.$C$17]*[$globals.$C$24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26]/[.$K17]" office:value-type="float" office:value="558">
            <text:p>558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">
            <text:p>15</text:p>
          </table:table-cell>
          <table:table-cell table:formula="oooc:=CEILING(([.T18]-[.W18]/2);[.W18])" office:value-type="float" office:value="900">
            <text:p>900</text:p>
          </table:table-cell>
          <table:table-cell table:formula="oooc:=[.F17]" office:value-type="float" office:value="6">
            <text:p>6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3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1951534455988">
            <text:p>1.02</text:p>
          </table:table-cell>
          <table:table-cell/>
          <table:table-cell table:formula="oooc:=[.I18]^[$globals.$C$17]*[$globals.$C$24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26]/[.$K18]" office:value-type="float" office:value="900">
            <text:p>900</text:p>
          </table:table-cell>
          <table:table-cell table:formula="oooc:=MAX(10^(FLOOR(LOG([.Q18];10);1)-1);5)" office:value-type="float" office:value="10000">
            <text:p>10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5">
            <text:p>25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6">
            <text:p>6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3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1822135782763">
            <text:p>1.02</text:p>
          </table:table-cell>
          <table:table-cell/>
          <table:table-cell table:formula="oooc:=[.I19]^[$globals.$C$17]*[$globals.$C$24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26]/[.$K19]" office:value-type="float" office:value="1500">
            <text:p>1500</text:p>
          </table:table-cell>
          <table:table-cell table:formula="oooc:=MAX(10^(FLOOR(LOG([.Q19];10);1)-1);5)" office:value-type="float" office:value="10000">
            <text:p>10000</text:p>
          </table:table-cell>
          <table:table-cell table:formula="oooc:=10^(FLOOR(LOG([.R19];10);1)-1)" office:value-type="float" office:value="1">
            <text:p>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0"/>
          <table:table-cell/>
          <table:table-cell table:style-name="ce10" table:number-columns-repeated="3"/>
          <table:table-cell table:number-columns-repeated="12"/>
          <table:table-cell table:style-name="ce10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17]*[$globals.$C$24]*[$globals.$C$25]" office:value-type="float" office:value="15102.3624272803">
            <text:p>15,102</text:p>
          </table:table-cell>
          <table:table-cell table:number-columns-repeated="4"/>
          <table:table-cell table:style-name="ce10"/>
          <table:table-cell table:formula="oooc:=[.I13]+[$globals.$C$15]" office:value-type="float" office:value="1.7">
            <text:p>1.7</text:p>
          </table:table-cell>
          <table:table-cell/>
          <table:table-cell table:style-name="ce10" office:value-type="float" office:value="4">
            <text:p>4</text:p>
          </table:table-cell>
          <table:table-cell table:style-name="ce10"/>
          <table:table-cell table:number-columns-repeated="12"/>
          <table:table-cell table:style-name="ce10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76000">
            <text:p>76,000</text:p>
          </table:table-cell>
          <table:table-cell table:formula="oooc:=CEILING(([.R23]-[.V23]/2);[.V23])" office:value-type="float" office:value="2">
            <text:p>2</text:p>
          </table:table-cell>
          <table:table-cell table:formula="oooc:=CEILING(([.T23]-[.W23]/2);[.W23])" office:value-type="float" office:value="30">
            <text:p>30</text:p>
          </table:table-cell>
          <table:table-cell table:number-columns-repeated="2"/>
          <table:table-cell table:formula="oooc:=[.S23]/[.R23]" office:value-type="float" office:value="52.9753308828446">
            <text:p>52.98</text:p>
          </table:table-cell>
          <table:table-cell table:formula="oooc:=[$globals.$C$13] ^ [.$I22] * [$globals.$D$21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4">
            <text:p>4</text:p>
          </table:table-cell>
          <table:table-cell/>
          <table:table-cell table:formula="oooc:=[.Z22]/[.H23]/[.Y22]*[.Q23]" office:value-type="float" office:value="1140.33171105089">
            <text:p>1140.33</text:p>
          </table:table-cell>
          <table:table-cell table:formula="oooc:=[.AA22]/[.M23]" office:value-type="float" office:value="0.701550252656528">
            <text:p>0.7</text:p>
          </table:table-cell>
          <table:table-cell table:formula="oooc:=([.D23]/[.C23])/([.R23]/[.Q23])" office:value-type="float" office:value="0.993576475478964">
            <text:p>0.99</text:p>
          </table:table-cell>
          <table:table-cell/>
          <table:table-cell table:formula="oooc:=[.I23]^[$globals.$C$17]*[$globals.$C$24]/[.R23]*[.K23]*[.Y23]" office:value-type="float" office:value="75511.8121364013">
            <text:p>75511.81</text:p>
          </table:table-cell>
          <table:table-cell office:value-type="float" office:value="2">
            <text:p>2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26]/[.$K23]" office:value-type="float" office:value="30">
            <text:p>30</text:p>
          </table:table-cell>
          <table:table-cell table:formula="oooc:=MAX(10^(FLOOR(LOG([.Q23];10);1)-1);5)" office:value-type="float" office:value="1000">
            <text:p>1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240000">
            <text:p>240,000</text:p>
          </table:table-cell>
          <table:table-cell table:formula="oooc:=CEILING(([.R24]-[.V24]/2);[.V24])" office:value-type="float" office:value="2.5">
            <text:p>2.5</text:p>
          </table:table-cell>
          <table:table-cell table:formula="oooc:=CEILING(([.T24]-[.W24]/2);[.W24])" office:value-type="float" office:value="37">
            <text:p>37</text:p>
          </table:table-cell>
          <table:table-cell table:number-columns-repeated="2"/>
          <table:table-cell table:formula="oooc:=[.S24]/[.R24]" office:value-type="float" office:value="73.451810176854">
            <text:p>73.45</text:p>
          </table:table-cell>
          <table:table-cell table:formula="oooc:=[.I23]*[$globals.$C$31]" office:value-type="float" office:value="60.5977433959045">
            <text:p>60.6</text:p>
          </table:table-cell>
          <table:table-cell table:formula="oooc:=[.J23]-0.02" office:value-type="float" office:value="0.33">
            <text:p>0.33</text:p>
          </table:table-cell>
          <table:table-cell table:formula="oooc:=[.K23]" office:value-type="float" office:value="4">
            <text:p>4</text:p>
          </table:table-cell>
          <table:table-cell/>
          <table:table-cell table:formula="oooc:=[.Z22]/[.H24]/[.Y22]*[.Q24]" office:value-type="float" office:value="2667.18938811312">
            <text:p>2667.19</text:p>
          </table:table-cell>
          <table:table-cell table:formula="oooc:=[.AA22]/[.M24]" office:value-type="float" office:value="0.299941205362231">
            <text:p>0.3</text:p>
          </table:table-cell>
          <table:table-cell table:formula="oooc:=([.D24]/[.C24])/([.R24]/[.Q24])" office:value-type="float" office:value="1.02036400334065">
            <text:p>1.02</text:p>
          </table:table-cell>
          <table:table-cell/>
          <table:table-cell table:formula="oooc:=[.I24]^[$globals.$C$17]*[$globals.$C$24]/[.R24]*[.K24]*[.Y24]" office:value-type="float" office:value="244887.360801755">
            <text:p>244887.36</text:p>
          </table:table-cell>
          <table:table-cell office:value-type="float" office:value="2.5">
            <text:p>2.5</text:p>
          </table:table-cell>
          <table:table-cell table:formula="oooc:=[.I24]/[.J24]" office:value-type="float" office:value="183.629525442135">
            <text:p>183.63</text:p>
          </table:table-cell>
          <table:table-cell table:formula="oooc:=[.$D24]*[$globals.$C$26]/[.$K24]" office:value-type="float" office:value="37.5">
            <text:p>37.5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3">
            <text:p>3</text:p>
          </table:table-cell>
          <table:table-cell table:formula="oooc:=CEILING(([.T25]-[.W25]/2);[.W25])" office:value-type="float" office:value="45">
            <text:p>45</text:p>
          </table:table-cell>
          <table:table-cell table:number-columns-repeated="2"/>
          <table:table-cell table:formula="oooc:=[.S25]/[.R25]" office:value-type="float" office:value="106.477595912569">
            <text:p>106.48</text:p>
          </table:table-cell>
          <table:table-cell table:formula="oooc:=[.I24]*[$globals.$C$31]" office:value-type="float" office:value="99.0241641986894">
            <text:p>99.02</text:p>
          </table:table-cell>
          <table:table-cell table:formula="oooc:=[.J24]-0.02" office:value-type="float" office:value="0.31">
            <text:p>0.31</text:p>
          </table:table-cell>
          <table:table-cell table:formula="oooc:=[.K24]" office:value-type="float" office:value="4">
            <text:p>4</text:p>
          </table:table-cell>
          <table:table-cell/>
          <table:table-cell table:formula="oooc:=[.Z22]/[.H25]/[.Y22]*[.Q25]" office:value-type="float" office:value="6215.53284772192">
            <text:p>6215.53</text:p>
          </table:table-cell>
          <table:table-cell table:formula="oooc:=[.AA22]/[.M25]" office:value-type="float" office:value="0.128709801653323">
            <text:p>0.13</text:p>
          </table:table-cell>
          <table:table-cell table:formula="oooc:=([.D25]/[.C25])/([.R25]/[.Q25])" office:value-type="float" office:value="0.996709329730476">
            <text:p>1</text:p>
          </table:table-cell>
          <table:table-cell/>
          <table:table-cell table:formula="oooc:=[.I25]^[$globals.$C$17]*[$globals.$C$24]/[.R25]*[.K25]*[.Y25]" office:value-type="float" office:value="827268.743676295">
            <text:p>827268.74</text:p>
          </table:table-cell>
          <table:table-cell office:value-type="float" office:value="3">
            <text:p>3</text:p>
          </table:table-cell>
          <table:table-cell table:formula="oooc:=[.I25]/[.J25]" office:value-type="float" office:value="319.432787737708">
            <text:p>319.43</text:p>
          </table:table-cell>
          <table:table-cell table:formula="oooc:=[.$D25]*[$globals.$C$26]/[.$K25]" office:value-type="float" office:value="45">
            <text:p>45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3100000">
            <text:p>3,100,000</text:p>
          </table:table-cell>
          <table:table-cell table:formula="oooc:=CEILING(([.R26]-[.V26]/2);[.V26])" office:value-type="float" office:value="3.2">
            <text:p>3.2</text:p>
          </table:table-cell>
          <table:table-cell table:formula="oooc:=CEILING(([.T26]-[.W26]/2);[.W26])" office:value-type="float" office:value="48">
            <text:p>48</text:p>
          </table:table-cell>
          <table:table-cell table:number-columns-repeated="2"/>
          <table:table-cell table:formula="oooc:=[.S26]/[.R26]" office:value-type="float" office:value="174.372479473324">
            <text:p>174.37</text:p>
          </table:table-cell>
          <table:table-cell table:formula="oooc:=[.I25]*[$globals.$C$31]" office:value-type="float" office:value="161.817660951245">
            <text:p>161.82</text:p>
          </table:table-cell>
          <table:table-cell table:formula="oooc:=[.J25]-0.02" office:value-type="float" office:value="0.29">
            <text:p>0.29</text:p>
          </table:table-cell>
          <table:table-cell table:formula="oooc:=[.K25]" office:value-type="float" office:value="4">
            <text:p>4</text:p>
          </table:table-cell>
          <table:table-cell/>
          <table:table-cell table:formula="oooc:=[.Z22]/[.H26]/[.Y22]*[.Q26]" office:value-type="float" office:value="14424.1897680606">
            <text:p>14424.19</text:p>
          </table:table-cell>
          <table:table-cell table:formula="oooc:=[.AA22]/[.M26]" office:value-type="float" office:value="0.055462387341259">
            <text:p>0.06</text:p>
          </table:table-cell>
          <table:table-cell table:formula="oooc:=([.D26]/[.C26])/([.R26]/[.Q26])" office:value-type="float" office:value="1.01418618316551">
            <text:p>1.01</text:p>
          </table:table-cell>
          <table:table-cell/>
          <table:table-cell table:formula="oooc:=[.I26]^[$globals.$C$17]*[$globals.$C$24]/[.R26]*[.K26]*[.Y26]" office:value-type="float" office:value="3143977.16781309">
            <text:p>3143977.17</text:p>
          </table:table-cell>
          <table:table-cell office:value-type="float" office:value="3.2">
            <text:p>3.2</text:p>
          </table:table-cell>
          <table:table-cell table:formula="oooc:=[.I26]/[.J26]" office:value-type="float" office:value="557.991934314636">
            <text:p>557.99</text:p>
          </table:table-cell>
          <table:table-cell table:formula="oooc:=[.$D26]*[$globals.$C$26]/[.$K26]" office:value-type="float" office:value="48">
            <text:p>48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0.1">
            <text:p>0.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12000000">
            <text:p>12,000,000</text:p>
          </table:table-cell>
          <table:table-cell table:formula="oooc:=CEILING(([.R27]-[.V27]/2);[.V27])" office:value-type="float" office:value="3.4">
            <text:p>3.4</text:p>
          </table:table-cell>
          <table:table-cell table:formula="oooc:=CEILING(([.T27]-[.W27]/2);[.W27])" office:value-type="float" office:value="51">
            <text:p>51</text:p>
          </table:table-cell>
          <table:table-cell table:number-columns-repeated="2"/>
          <table:table-cell table:formula="oooc:=[.S27]/[.R27]" office:value-type="float" office:value="288.05006115328">
            <text:p>288.05</text:p>
          </table:table-cell>
          <table:table-cell table:formula="oooc:=[.I26]*[$globals.$C$31]" office:value-type="float" office:value="264.429956138711">
            <text:p>264.43</text:p>
          </table:table-cell>
          <table:table-cell table:formula="oooc:=[.J26]-0.02" office:value-type="float" office:value="0.27">
            <text:p>0.27</text:p>
          </table:table-cell>
          <table:table-cell table:formula="oooc:=[.K26]" office:value-type="float" office:value="4">
            <text:p>4</text:p>
          </table:table-cell>
          <table:table-cell/>
          <table:table-cell table:formula="oooc:=[.Z22]/[.H27]/[.Y22]*[.Q27]" office:value-type="float" office:value="33314.5499809556">
            <text:p>33314.55</text:p>
          </table:table-cell>
          <table:table-cell table:formula="oooc:=[.AA22]/[.M27]" office:value-type="float" office:value="0.0240135316387981">
            <text:p>0.02</text:p>
          </table:table-cell>
          <table:table-cell table:formula="oooc:=([.D27]/[.C27])/([.R27]/[.Q27])" office:value-type="float" office:value="0.999610224927945">
            <text:p>1</text:p>
          </table:table-cell>
          <table:table-cell/>
          <table:table-cell table:formula="oooc:=[.I27]^[$globals.$C$17]*[$globals.$C$24]/[.R27]*[.K27]*[.Y27]" office:value-type="float" office:value="11995322.6991353">
            <text:p>11995322.7</text:p>
          </table:table-cell>
          <table:table-cell office:value-type="float" office:value="3.4">
            <text:p>3.4</text:p>
          </table:table-cell>
          <table:table-cell table:formula="oooc:=[.I27]/[.J27]" office:value-type="float" office:value="979.370207921151">
            <text:p>979.37</text:p>
          </table:table-cell>
          <table:table-cell table:formula="oooc:=[.$D27]*[$globals.$C$26]/[.$K27]" office:value-type="float" office:value="51">
            <text:p>51</text:p>
          </table:table-cell>
          <table:table-cell table:formula="oooc:=MAX(10^(FLOOR(LOG([.Q27];10);1)-1);5)" office:value-type="float" office:value="1000000">
            <text:p>1000000</text:p>
          </table:table-cell>
          <table:table-cell table:formula="oooc:=10^(FLOOR(LOG([.R27];10);1)-1)" office:value-type="float" office:value="0.1">
            <text:p>0.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46000000">
            <text:p>46,000,000</text:p>
          </table:table-cell>
          <table:table-cell table:formula="oooc:=CEILING(([.R28]-[.V28]/2);[.V28])" office:value-type="float" office:value="3.6">
            <text:p>3.6</text:p>
          </table:table-cell>
          <table:table-cell table:formula="oooc:=CEILING(([.T28]-[.W28]/2);[.W28])" office:value-type="float" office:value="54">
            <text:p>54</text:p>
          </table:table-cell>
          <table:table-cell table:number-columns-repeated="2"/>
          <table:table-cell table:formula="oooc:=[.S28]/[.R28]" office:value-type="float" office:value="480.123404828189">
            <text:p>480.12</text:p>
          </table:table-cell>
          <table:table-cell table:formula="oooc:=[.I27]*[$globals.$C$31]" office:value-type="float" office:value="432.11106434537">
            <text:p>432.11</text:p>
          </table:table-cell>
          <table:table-cell table:formula="oooc:=[.J27]-0.02" office:value-type="float" office:value="0.25">
            <text:p>0.25</text:p>
          </table:table-cell>
          <table:table-cell table:formula="oooc:=[.K27]" office:value-type="float" office:value="4">
            <text:p>4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0.998371124620418">
            <text:p>1</text:p>
          </table:table-cell>
          <table:table-cell/>
          <table:table-cell table:formula="oooc:=[.I28]^[$globals.$C$17]*[$globals.$C$24]/[.R28]*[.K28]*[.Y28]" office:value-type="float" office:value="45925071.7325392">
            <text:p>45925071.73</text:p>
          </table:table-cell>
          <table:table-cell office:value-type="float" office:value="3.6">
            <text:p>3.6</text:p>
          </table:table-cell>
          <table:table-cell table:formula="oooc:=[.I28]/[.J28]" office:value-type="float" office:value="1728.44425738148">
            <text:p>1728.44</text:p>
          </table:table-cell>
          <table:table-cell table:formula="oooc:=[.$D28]*[$globals.$C$26]/[.$K28]" office:value-type="float" office:value="54">
            <text:p>54</text:p>
          </table:table-cell>
          <table:table-cell table:formula="oooc:=MAX(10^(FLOOR(LOG([.Q28];10);1)-1);5)" office:value-type="float" office:value="1000000">
            <text:p>1000000</text:p>
          </table:table-cell>
          <table:table-cell table:formula="oooc:=10^(FLOOR(LOG([.R28];10);1)-1)" office:value-type="float" office:value="0.1">
            <text:p>0.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Rear Seek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17]*[$globals.$C$24]*[$globals.$C$25]" office:value-type="float" office:value="262471.60699656">
            <text:p>262,472</text:p>
          </table:table-cell>
          <table:table-cell table:number-columns-repeated="2"/>
          <table:table-cell office:value-type="float" office:value="100">
            <text:p>100</text:p>
          </table:table-cell>
          <table:table-cell/>
          <table:table-cell table:style-name="ce10" office:value-type="float" office:value="30">
            <text:p>30</text:p>
          </table:table-cell>
          <table:table-cell table:formula="oooc:=[.I22]+[$globals.$C$15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12"/>
          <table:table-cell table:style-name="ce10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900000">
            <text:p>1,900,000</text:p>
          </table:table-cell>
          <table:table-cell table:formula="oooc:=CEILING(([.R32]-[.V32]/2);[.V32])" office:value-type="float" office:value="1.3">
            <text:p>1.3</text:p>
          </table:table-cell>
          <table:table-cell table:formula="oooc:=CEILING(([.T32]-[.W32]/2);[.W32])" office:value-type="float" office:value="78">
            <text:p>78</text:p>
          </table:table-cell>
          <table:table-cell table:formula="oooc:=[.F31]" office:value-type="float" office:value="100">
            <text:p>100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$globals.$C$13] ^ [.$I31] * [$globals.$D$21]" office:value-type="float" office:value="100.988651900237">
            <text:p>100.99</text:p>
          </table:table-cell>
          <table:table-cell table:formula="oooc:=[.J31]" office:value-type="float" office:value="2.5">
            <text:p>2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2995.1040071238">
            <text:p>12995.1</text:p>
          </table:table-cell>
          <table:table-cell table:formula="oooc:=[.AA31]/[.M32]" office:value-type="float" office:value="0.0615616465679266">
            <text:p>0.06</text:p>
          </table:table-cell>
          <table:table-cell table:formula="oooc:=([.D32]/[.C32])/([.R32]/[.Q32])" office:value-type="float" office:value="0.990488548273155">
            <text:p>0.99</text:p>
          </table:table-cell>
          <table:table-cell/>
          <table:table-cell table:formula="oooc:=[.I32]^[$globals.$C$17]*[$globals.$C$24]/[.R32]*[.K32]*[.Y32]" office:value-type="float" office:value="1949265.60106856">
            <text:p>1949265.6</text:p>
          </table:table-cell>
          <table:table-cell table:formula="oooc:=[.S32]/[.H32]" office:value-type="float" office:value="1.34651535866983">
            <text:p>1.35</text:p>
          </table:table-cell>
          <table:table-cell table:formula="oooc:=[.I32]/[.J32]" office:value-type="float" office:value="40.3954607600949">
            <text:p>40.4</text:p>
          </table:table-cell>
          <table:table-cell table:formula="oooc:=[.$D32]*[$globals.$C$26]/[.$K32]" office:value-type="float" office:value="78">
            <text:p>78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4800000">
            <text:p>4,800,000</text:p>
          </table:table-cell>
          <table:table-cell table:formula="oooc:=CEILING(([.R33]-[.V33]/2);[.V33])" office:value-type="float" office:value="2.2">
            <text:p>2.2</text:p>
          </table:table-cell>
          <table:table-cell table:formula="oooc:=CEILING(([.T33]-[.W33]/2);[.W33])" office:value-type="float" office:value="130">
            <text:p>130</text:p>
          </table:table-cell>
          <table:table-cell table:formula="oooc:=[.F32]" office:value-type="float" office:value="100">
            <text:p>100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1]" office:value-type="float" office:value="165.027875421665">
            <text:p>165.03</text:p>
          </table:table-cell>
          <table:table-cell table:formula="oooc:=[.J32]" office:value-type="float" office:value="2.5">
            <text:p>2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32237.1408814173">
            <text:p>32237.14</text:p>
          </table:table-cell>
          <table:table-cell table:formula="oooc:=[.AA31]/[.M33]" office:value-type="float" office:value="0.0248160965311024">
            <text:p>0.02</text:p>
          </table:table-cell>
          <table:table-cell table:formula="oooc:=([.D33]/[.C33])/([.R33]/[.Q33])" office:value-type="float" office:value="1.00724048737275">
            <text:p>1.01</text:p>
          </table:table-cell>
          <table:table-cell/>
          <table:table-cell table:formula="oooc:=[.I33]^[$globals.$C$17]*[$globals.$C$24]/[.R33]*[.K33]*[.Y33]" office:value-type="float" office:value="4835571.13221259">
            <text:p>4835571.13</text:p>
          </table:table-cell>
          <table:table-cell table:formula="oooc:=[.S33]/[.H33]" office:value-type="float" office:value="2.20037167228887">
            <text:p>2.2</text:p>
          </table:table-cell>
          <table:table-cell table:formula="oooc:=[.I33]/[.J33]" office:value-type="float" office:value="66.0111501686662">
            <text:p>66.01</text:p>
          </table:table-cell>
          <table:table-cell table:formula="oooc:=[.$D33]*[$globals.$C$26]/[.$K33]" office:value-type="float" office:value="132">
            <text:p>132</text:p>
          </table:table-cell>
          <table:table-cell table:formula="oooc:=MAX(10^(FLOOR(LOG([.Q33];10);1)-1);5)" office:value-type="float" office:value="100000">
            <text:p>1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2000000">
            <text:p>12,000,000</text:p>
          </table:table-cell>
          <table:table-cell table:formula="oooc:=CEILING(([.R34]-[.V34]/2);[.V34])" office:value-type="float" office:value="3.6">
            <text:p>3.6</text:p>
          </table:table-cell>
          <table:table-cell table:formula="oooc:=CEILING(([.T34]-[.W34]/2);[.W34])" office:value-type="float" office:value="220">
            <text:p>220</text:p>
          </table:table-cell>
          <table:table-cell table:formula="oooc:=[.F33]" office:value-type="float" office:value="100">
            <text:p>100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1]" office:value-type="float" office:value="269.675841332077">
            <text:p>269.68</text:p>
          </table:table-cell>
          <table:table-cell table:formula="oooc:=[.J33]" office:value-type="float" office:value="2.5">
            <text:p>2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79971.137717609">
            <text:p>79971.14</text:p>
          </table:table-cell>
          <table:table-cell table:formula="oooc:=[.AA31]/[.M34]" office:value-type="float" office:value="0.0100036090873801">
            <text:p>0.01</text:p>
          </table:table-cell>
          <table:table-cell table:formula="oooc:=([.D34]/[.C34])/([.R34]/[.Q34])" office:value-type="float" office:value="1.00084081860553">
            <text:p>1</text:p>
          </table:table-cell>
          <table:table-cell/>
          <table:table-cell table:formula="oooc:=[.I34]^[$globals.$C$17]*[$globals.$C$24]/[.R34]*[.K34]*[.Y34]" office:value-type="float" office:value="11995670.6576413">
            <text:p>11995670.66</text:p>
          </table:table-cell>
          <table:table-cell table:formula="oooc:=[.S34]/[.H34]" office:value-type="float" office:value="3.59567788442769">
            <text:p>3.6</text:p>
          </table:table-cell>
          <table:table-cell table:formula="oooc:=[.I34]/[.J34]" office:value-type="float" office:value="107.870336532831">
            <text:p>107.87</text:p>
          </table:table-cell>
          <table:table-cell table:formula="oooc:=[.$D34]*[$globals.$C$26]/[.$K34]" office:value-type="float" office:value="216">
            <text:p>216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0.1">
            <text:p>0.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0000000">
            <text:p>30,000,000</text:p>
          </table:table-cell>
          <table:table-cell table:formula="oooc:=CEILING(([.R35]-[.V35]/2);[.V35])" office:value-type="float" office:value="5.9">
            <text:p>5.9</text:p>
          </table:table-cell>
          <table:table-cell table:formula="oooc:=CEILING(([.T35]-[.W35]/2);[.W35])" office:value-type="float" office:value="350">
            <text:p>350</text:p>
          </table:table-cell>
          <table:table-cell table:formula="oooc:=[.F34]" office:value-type="float" office:value="100">
            <text:p>100</text:p>
          </table:table-cell>
          <table:table-cell/>
          <table:table-cell table:formula="oooc:=[.H34]" office:value-type="float" office:value="30">
            <text:p>30</text:p>
          </table:table-cell>
          <table:table-cell table:formula="oooc:=[.I34]*[$globals.$C$31]" office:value-type="float" office:value="440.683485819244">
            <text:p>440.68</text:p>
          </table:table-cell>
          <table:table-cell table:formula="oooc:=[.J34]" office:value-type="float" office:value="2.5">
            <text:p>2.5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98385.548252367">
            <text:p>198385.55</text:p>
          </table:table-cell>
          <table:table-cell table:formula="oooc:=[.AA31]/[.M35]" office:value-type="float" office:value="0.00403255180151689">
            <text:p>0</text:p>
          </table:table-cell>
          <table:table-cell table:formula="oooc:=([.D35]/[.C35])/([.R35]/[.Q35])" office:value-type="float" office:value="0.996016505343699">
            <text:p>1</text:p>
          </table:table-cell>
          <table:table-cell/>
          <table:table-cell table:formula="oooc:=[.I35]^[$globals.$C$17]*[$globals.$C$24]/[.R35]*[.K35]*[.Y35]" office:value-type="float" office:value="29757832.2378551">
            <text:p>29757832.24</text:p>
          </table:table-cell>
          <table:table-cell table:formula="oooc:=[.S35]/[.H35]" office:value-type="float" office:value="5.87577981092325">
            <text:p>5.88</text:p>
          </table:table-cell>
          <table:table-cell table:formula="oooc:=[.I35]/[.J35]" office:value-type="float" office:value="176.273394327698">
            <text:p>176.27</text:p>
          </table:table-cell>
          <table:table-cell table:formula="oooc:=[.$D35]*[$globals.$C$26]/[.$K35]" office:value-type="float" office:value="354">
            <text:p>354</text:p>
          </table:table-cell>
          <table:table-cell table:formula="oooc:=MAX(10^(FLOOR(LOG([.Q35];10);1)-1);5)" office:value-type="float" office:value="1000000">
            <text:p>1000000</text:p>
          </table:table-cell>
          <table:table-cell table:formula="oooc:=10^(FLOOR(LOG([.R35];10);1)-1)" office:value-type="float" office:value="0.1">
            <text:p>0.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4000000">
            <text:p>74,000,000</text:p>
          </table:table-cell>
          <table:table-cell table:formula="oooc:=CEILING(([.R36]-[.V36]/2);[.V36])" office:value-type="float" office:value="9.6">
            <text:p>9.6</text:p>
          </table:table-cell>
          <table:table-cell table:formula="oooc:=CEILING(([.T36]-[.W36]/2);[.W36])" office:value-type="float" office:value="580">
            <text:p>580</text:p>
          </table:table-cell>
          <table:table-cell table:formula="oooc:=[.F35]" office:value-type="float" office:value="100">
            <text:p>100</text:p>
          </table:table-cell>
          <table:table-cell/>
          <table:table-cell table:formula="oooc:=[.H35]" office:value-type="float" office:value="30">
            <text:p>30</text:p>
          </table:table-cell>
          <table:table-cell table:formula="oooc:=[.I35]*[$globals.$C$31]" office:value-type="float" office:value="720.131005115363">
            <text:p>720.13</text:p>
          </table:table-cell>
          <table:table-cell table:formula="oooc:=[.J35]" office:value-type="float" office:value="2.5">
            <text:p>2.5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492137.874721349">
            <text:p>492137.87</text:p>
          </table:table-cell>
          <table:table-cell table:formula="oooc:=[.AA31]/[.M36]" office:value-type="float" office:value="0.00162556072412221">
            <text:p>0</text:p>
          </table:table-cell>
          <table:table-cell table:formula="oooc:=([.D36]/[.C36])/([.R36]/[.Q36])" office:value-type="float" office:value="0.997395295464725">
            <text:p>1</text:p>
          </table:table-cell>
          <table:table-cell/>
          <table:table-cell table:formula="oooc:=[.I36]^[$globals.$C$17]*[$globals.$C$24]/[.R36]*[.K36]*[.Y36]" office:value-type="float" office:value="73820681.2082024">
            <text:p>73820681.21</text:p>
          </table:table-cell>
          <table:table-cell table:formula="oooc:=[.S36]/[.H36]" office:value-type="float" office:value="9.60174673487151">
            <text:p>9.6</text:p>
          </table:table-cell>
          <table:table-cell table:formula="oooc:=[.I36]/[.J36]" office:value-type="float" office:value="288.052402046145">
            <text:p>288.05</text:p>
          </table:table-cell>
          <table:table-cell table:formula="oooc:=[.$D36]*[$globals.$C$26]/[.$K36]" office:value-type="float" office:value="576">
            <text:p>576</text:p>
          </table:table-cell>
          <table:table-cell table:formula="oooc:=MAX(10^(FLOOR(LOG([.Q36];10);1)-1);5)" office:value-type="float" office:value="1000000">
            <text:p>1000000</text:p>
          </table:table-cell>
          <table:table-cell table:formula="oooc:=10^(FLOOR(LOG([.R36];10);1)-1)" office:value-type="float" office:value="0.1">
            <text:p>0.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80000000">
            <text:p>180,000,000</text:p>
          </table:table-cell>
          <table:table-cell table:formula="oooc:=CEILING(([.R37]-[.V37]/2);[.V37])" office:value-type="float" office:value="16">
            <text:p>16</text:p>
          </table:table-cell>
          <table:table-cell table:formula="oooc:=CEILING(([.T37]-[.W37]/2);[.W37])" office:value-type="float" office:value="960">
            <text:p>960</text:p>
          </table:table-cell>
          <table:table-cell table:formula="oooc:=[.F36]" office:value-type="float" office:value="100">
            <text:p>100</text:p>
          </table:table-cell>
          <table:table-cell/>
          <table:table-cell table:formula="oooc:=[.H36]" office:value-type="float" office:value="30">
            <text:p>30</text:p>
          </table:table-cell>
          <table:table-cell table:formula="oooc:=[.I36]*[$globals.$C$31]" office:value-type="float" office:value="1176.78261431647">
            <text:p>1176.78</text:p>
          </table:table-cell>
          <table:table-cell table:formula="oooc:=[.J36]" office:value-type="float" office:value="2.5">
            <text:p>2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1220853.48387949">
            <text:p>1220853.48</text:p>
          </table:table-cell>
          <table:table-cell table:formula="oooc:=[.AA31]/[.M37]" office:value-type="float" office:value="0.000655279286633026">
            <text:p>0</text:p>
          </table:table-cell>
          <table:table-cell table:formula="oooc:=([.D37]/[.C37])/([.R37]/[.Q37])" office:value-type="float" office:value="1.03745030647706">
            <text:p>1.04</text:p>
          </table:table-cell>
          <table:table-cell/>
          <table:table-cell table:formula="oooc:=[.I37]^[$globals.$C$17]*[$globals.$C$24]/[.R37]*[.K37]*[.Y37]" office:value-type="float" office:value="183128022.581924">
            <text:p>183128022.58</text:p>
          </table:table-cell>
          <table:table-cell table:formula="oooc:=[.S37]/[.H37]" office:value-type="float" office:value="15.6904348575529">
            <text:p>15.69</text:p>
          </table:table-cell>
          <table:table-cell table:formula="oooc:=[.I37]/[.J37]" office:value-type="float" office:value="470.713045726587">
            <text:p>470.71</text:p>
          </table:table-cell>
          <table:table-cell table:formula="oooc:=[.$D37]*[$globals.$C$26]/[.$K37]" office:value-type="float" office:value="960">
            <text:p>960</text:p>
          </table:table-cell>
          <table:table-cell table:formula="oooc:=MAX(10^(FLOOR(LOG([.Q37];10);1)-1);5)" office:value-type="float" office:value="10000000">
            <text:p>10000000</text:p>
          </table:table-cell>
          <table:table-cell table:formula="oooc:=10^(FLOOR(LOG([.R37];10);1)-1)" office:value-type="float" office:value="1">
            <text:p>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17]*[$globals.$C$24]*[$globals.$C$25]" office:value-type="float" office:value="4561627.01769853">
            <text:p>4,561,627</text:p>
          </table:table-cell>
          <table:table-cell table:number-columns-repeated="4"/>
          <table:table-cell table:style-name="ce10"/>
          <table:table-cell table:formula="oooc:=[.I31]+[$globals.$C$15]" office:value-type="float" office:value="3.4">
            <text:p>3.4</text:p>
          </table:table-cell>
          <table:table-cell/>
          <table:table-cell table:style-name="ce10" office:value-type="float" office:value="4">
            <text:p>4</text:p>
          </table:table-cell>
          <table:table-cell table:style-name="ce10"/>
          <table:table-cell table:number-columns-repeated="12"/>
          <table:table-cell table:style-name="ce10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23000000">
            <text:p>23,000,000</text:p>
          </table:table-cell>
          <table:table-cell table:formula="oooc:=CEILING(([.R41]-[.V41]/2);[.V41])" office:value-type="float" office:value="2">
            <text:p>2</text:p>
          </table:table-cell>
          <table:table-cell table:formula="oooc:=CEILING(([.T41]-[.W41]/2);[.W41])" office:value-type="float" office:value="30">
            <text:p>30</text:p>
          </table:table-cell>
          <table:table-cell table:number-columns-repeated="2"/>
          <table:table-cell table:formula="oooc:=[.S41]/[.R41]" office:value-type="float" office:value="343.782246062991">
            <text:p>343.78</text:p>
          </table:table-cell>
          <table:table-cell table:formula="oooc:=[$globals.$C$13] ^ [.$I40] * [$globals.$D$21]" office:value-type="float" office:value="275.025796850393">
            <text:p>275.03</text:p>
          </table:table-cell>
          <table:table-cell office:value-type="float" office:value="0.4">
            <text:p>0.4</text:p>
          </table:table-cell>
          <table:table-cell table:formula="oooc:=[.K40]" office:value-type="float" office:value="4">
            <text:p>4</text:p>
          </table:table-cell>
          <table:table-cell/>
          <table:table-cell table:formula="oooc:=[.Z40]/[.H41]/[.Y40]*[.Q41]" office:value-type="float" office:value="53075.771886867">
            <text:p>53075.77</text:p>
          </table:table-cell>
          <table:table-cell table:formula="oooc:=[.AA40]/[.M41]" office:value-type="float" office:value="0.0150727906831997">
            <text:p>0.02</text:p>
          </table:table-cell>
          <table:table-cell table:formula="oooc:=([.D41]/[.C41])/([.R41]/[.Q41])" office:value-type="float" office:value="0.991658047325767">
            <text:p>0.99</text:p>
          </table:table-cell>
          <table:table-cell/>
          <table:table-cell table:formula="oooc:=[.I41]^[$globals.$C$17]*[$globals.$C$24]/[.R41]*[.K41]*[.Y41]" office:value-type="float" office:value="22808135.0884926">
            <text:p>22808135.09</text:p>
          </table:table-cell>
          <table:table-cell office:value-type="float" office:value="2">
            <text:p>2</text:p>
          </table:table-cell>
          <table:table-cell table:formula="oooc:=[.I41]/[.J41]" office:value-type="float" office:value="687.564492125983">
            <text:p>687.56</text:p>
          </table:table-cell>
          <table:table-cell table:formula="oooc:=[.$D41]*[$globals.$C$26]/[.$K41]" office:value-type="float" office:value="30">
            <text:p>30</text:p>
          </table:table-cell>
          <table:table-cell table:formula="oooc:=MAX(10^(FLOOR(LOG([.Q41];10);1)-1);5)" office:value-type="float" office:value="1000000">
            <text:p>1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74000000">
            <text:p>74,000,000</text:p>
          </table:table-cell>
          <table:table-cell table:formula="oooc:=CEILING(([.R42]-[.V42]/2);[.V42])" office:value-type="float" office:value="2.5">
            <text:p>2.5</text:p>
          </table:table-cell>
          <table:table-cell table:formula="oooc:=CEILING(([.T42]-[.W42]/2);[.W42])" office:value-type="float" office:value="37">
            <text:p>37</text:p>
          </table:table-cell>
          <table:table-cell table:number-columns-repeated="2"/>
          <table:table-cell table:formula="oooc:=[.S42]/[.R42]" office:value-type="float" office:value="473.079969474995">
            <text:p>473.08</text:p>
          </table:table-cell>
          <table:table-cell table:formula="oooc:=[.I41]*[$globals.$C$31]" office:value-type="float" office:value="449.425971001246">
            <text:p>449.43</text:p>
          </table:table-cell>
          <table:table-cell table:formula="oooc:=[.J41]-0.02" office:value-type="float" office:value="0.38">
            <text:p>0.38</text:p>
          </table:table-cell>
          <table:table-cell table:formula="oooc:=[.K41]" office:value-type="float" office:value="4">
            <text:p>4</text:p>
          </table:table-cell>
          <table:table-cell/>
          <table:table-cell table:formula="oooc:=[.Z40]/[.H42]/[.Y40]*[.Q42]" office:value-type="float" office:value="125082.537087083">
            <text:p>125082.54</text:p>
          </table:table-cell>
          <table:table-cell table:formula="oooc:=[.AA40]/[.M42]" office:value-type="float" office:value="0.00639577688964718">
            <text:p>0.01</text:p>
          </table:table-cell>
          <table:table-cell table:formula="oooc:=([.D42]/[.C42])/([.R42]/[.Q42])" office:value-type="float" office:value="0.999561534240068">
            <text:p>1</text:p>
          </table:table-cell>
          <table:table-cell/>
          <table:table-cell table:formula="oooc:=[.I42]^[$globals.$C$17]*[$globals.$C$24]/[.R42]*[.K42]*[.Y42]" office:value-type="float" office:value="73967553.5337651">
            <text:p>73967553.53</text:p>
          </table:table-cell>
          <table:table-cell office:value-type="float" office:value="2.5">
            <text:p>2.5</text:p>
          </table:table-cell>
          <table:table-cell table:formula="oooc:=[.I42]/[.J42]" office:value-type="float" office:value="1182.69992368749">
            <text:p>1182.7</text:p>
          </table:table-cell>
          <table:table-cell table:formula="oooc:=[.$D42]*[$globals.$C$26]/[.$K42]" office:value-type="float" office:value="37.5">
            <text:p>37.5</text:p>
          </table:table-cell>
          <table:table-cell table:formula="oooc:=MAX(10^(FLOOR(LOG([.Q42];10);1)-1);5)" office:value-type="float" office:value="1000000">
            <text:p>1000000</text:p>
          </table:table-cell>
          <table:table-cell table:formula="oooc:=10^(FLOOR(LOG([.R42];10);1)-1)" office:value-type="float" office:value="0.1">
            <text:p>0.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50000000">
            <text:p>250,000,000</text:p>
          </table:table-cell>
          <table:table-cell table:formula="oooc:=CEILING(([.R43]-[.V43]/2);[.V43])" office:value-type="float" office:value="3">
            <text:p>3</text:p>
          </table:table-cell>
          <table:table-cell table:formula="oooc:=CEILING(([.T43]-[.W43]/2);[.W43])" office:value-type="float" office:value="45">
            <text:p>45</text:p>
          </table:table-cell>
          <table:table-cell table:number-columns-repeated="2"/>
          <table:table-cell table:formula="oooc:=[.S43]/[.R43]" office:value-type="float" office:value="680.016019384425">
            <text:p>680.02</text:p>
          </table:table-cell>
          <table:table-cell table:formula="oooc:=[.I42]*[$globals.$C$31]" office:value-type="float" office:value="734.417300935179">
            <text:p>734.42</text:p>
          </table:table-cell>
          <table:table-cell table:formula="oooc:=[.J42]-0.02" office:value-type="float" office:value="0.36">
            <text:p>0.36</text:p>
          </table:table-cell>
          <table:table-cell table:formula="oooc:=[.K42]" office:value-type="float" office:value="4">
            <text:p>4</text:p>
          </table:table-cell>
          <table:table-cell/>
          <table:table-cell table:formula="oooc:=[.Z40]/[.H43]/[.Y40]*[.Q43]" office:value-type="float" office:value="293962.778184431">
            <text:p>293962.78</text:p>
          </table:table-cell>
          <table:table-cell table:formula="oooc:=[.AA40]/[.M43]" office:value-type="float" office:value="0.00272143298189298">
            <text:p>0</text:p>
          </table:table-cell>
          <table:table-cell table:formula="oooc:=([.D43]/[.C43])/([.R43]/[.Q43])" office:value-type="float" office:value="0.999496991340817">
            <text:p>1</text:p>
          </table:table-cell>
          <table:table-cell/>
          <table:table-cell table:formula="oooc:=[.I43]^[$globals.$C$17]*[$globals.$C$24]/[.R43]*[.K43]*[.Y43]" office:value-type="float" office:value="249874247.835204">
            <text:p>249874247.84</text:p>
          </table:table-cell>
          <table:table-cell office:value-type="float" office:value="3">
            <text:p>3</text:p>
          </table:table-cell>
          <table:table-cell table:formula="oooc:=[.I43]/[.J43]" office:value-type="float" office:value="2040.04805815327">
            <text:p>2040.05</text:p>
          </table:table-cell>
          <table:table-cell table:formula="oooc:=[.$D43]*[$globals.$C$26]/[.$K43]" office:value-type="float" office:value="45">
            <text:p>45</text:p>
          </table:table-cell>
          <table:table-cell table:formula="oooc:=MAX(10^(FLOOR(LOG([.Q43];10);1)-1);5)" office:value-type="float" office:value="10000000">
            <text:p>10000000</text:p>
          </table:table-cell>
          <table:table-cell table:formula="oooc:=10^(FLOOR(LOG([.R43];10);1)-1)" office:value-type="float" office:value="0.1">
            <text:p>0.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950000000">
            <text:p>950,000,000</text:p>
          </table:table-cell>
          <table:table-cell table:formula="oooc:=CEILING(([.R44]-[.V44]/2);[.V44])" office:value-type="float" office:value="3.2">
            <text:p>3.2</text:p>
          </table:table-cell>
          <table:table-cell table:formula="oooc:=CEILING(([.T44]-[.W44]/2);[.W44])" office:value-type="float" office:value="48">
            <text:p>48</text:p>
          </table:table-cell>
          <table:table-cell table:number-columns-repeated="2"/>
          <table:table-cell table:formula="oooc:=[.S44]/[.R44]" office:value-type="float" office:value="1103.0589875195">
            <text:p>1103.06</text:p>
          </table:table-cell>
          <table:table-cell table:formula="oooc:=[.I43]*[$globals.$C$31]" office:value-type="float" office:value="1200.12817842122">
            <text:p>1200.13</text:p>
          </table:table-cell>
          <table:table-cell table:formula="oooc:=[.J43]-0.02" office:value-type="float" office:value="0.34">
            <text:p>0.34</text:p>
          </table:table-cell>
          <table:table-cell table:formula="oooc:=[.K43]" office:value-type="float" office:value="4">
            <text:p>4</text:p>
          </table:table-cell>
          <table:table-cell/>
          <table:table-cell table:formula="oooc:=[.Z40]/[.H44]/[.Y40]*[.Q44]" office:value-type="float" office:value="688724.475316499">
            <text:p>688724.48</text:p>
          </table:table-cell>
          <table:table-cell table:formula="oooc:=[.AA40]/[.M44]" office:value-type="float" office:value="0.00116156754794051">
            <text:p>0</text:p>
          </table:table-cell>
          <table:table-cell table:formula="oooc:=([.D44]/[.C44])/([.R44]/[.Q44])" office:value-type="float" office:value="0.999610161082261">
            <text:p>1</text:p>
          </table:table-cell>
          <table:table-cell/>
          <table:table-cell table:formula="oooc:=[.I44]^[$globals.$C$17]*[$globals.$C$24]/[.R44]*[.K44]*[.Y44]" office:value-type="float" office:value="949629653.028148">
            <text:p>949629653.03</text:p>
          </table:table-cell>
          <table:table-cell office:value-type="float" office:value="3.2">
            <text:p>3.2</text:p>
          </table:table-cell>
          <table:table-cell table:formula="oooc:=[.I44]/[.J44]" office:value-type="float" office:value="3529.78876006241">
            <text:p>3529.79</text:p>
          </table:table-cell>
          <table:table-cell table:formula="oooc:=[.$D44]*[$globals.$C$26]/[.$K44]" office:value-type="float" office:value="48">
            <text:p>48</text:p>
          </table:table-cell>
          <table:table-cell table:formula="oooc:=MAX(10^(FLOOR(LOG([.Q44];10);1)-1);5)" office:value-type="float" office:value="10000000">
            <text:p>10000000</text:p>
          </table:table-cell>
          <table:table-cell table:formula="oooc:=10^(FLOOR(LOG([.R44];10);1)-1)" office:value-type="float" office:value="0.1">
            <text:p>0.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3600000000">
            <text:p>3,600,000,000</text:p>
          </table:table-cell>
          <table:table-cell table:formula="oooc:=CEILING(([.R45]-[.V45]/2);[.V45])" office:value-type="float" office:value="3.4">
            <text:p>3.4</text:p>
          </table:table-cell>
          <table:table-cell table:formula="oooc:=CEILING(([.T45]-[.W45]/2);[.W45])" office:value-type="float" office:value="51">
            <text:p>51</text:p>
          </table:table-cell>
          <table:table-cell table:number-columns-repeated="2"/>
          <table:table-cell table:formula="oooc:=[.S45]/[.R45]" office:value-type="float" office:value="1802.53402486195">
            <text:p>1802.53</text:p>
          </table:table-cell>
          <table:table-cell table:formula="oooc:=[.I44]*[$globals.$C$31]" office:value-type="float" office:value="1961.1570190498">
            <text:p>1961.16</text:p>
          </table:table-cell>
          <table:table-cell table:formula="oooc:=[.J44]-0.02" office:value-type="float" office:value="0.32">
            <text:p>0.32</text:p>
          </table:table-cell>
          <table:table-cell table:formula="oooc:=[.K44]" office:value-type="float" office:value="4">
            <text:p>4</text:p>
          </table:table-cell>
          <table:table-cell/>
          <table:table-cell table:formula="oooc:=[.Z40]/[.H45]/[.Y40]*[.Q45]" office:value-type="float" office:value="1608026.996092">
            <text:p>1608027</text:p>
          </table:table-cell>
          <table:table-cell table:formula="oooc:=[.AA40]/[.M45]" office:value-type="float" office:value="0.000497504085406681">
            <text:p>0</text:p>
          </table:table-cell>
          <table:table-cell table:formula="oooc:=([.D45]/[.C45])/([.R45]/[.Q45])" office:value-type="float" office:value="1.00643172685846">
            <text:p>1.01</text:p>
          </table:table-cell>
          <table:table-cell/>
          <table:table-cell table:formula="oooc:=[.I45]^[$globals.$C$17]*[$globals.$C$24]/[.R45]*[.K45]*[.Y45]" office:value-type="float" office:value="3623154216.69047">
            <text:p>3623154216.69</text:p>
          </table:table-cell>
          <table:table-cell office:value-type="float" office:value="3.4">
            <text:p>3.4</text:p>
          </table:table-cell>
          <table:table-cell table:formula="oooc:=[.I45]/[.J45]" office:value-type="float" office:value="6128.61568453063">
            <text:p>6128.62</text:p>
          </table:table-cell>
          <table:table-cell table:formula="oooc:=[.$D45]*[$globals.$C$26]/[.$K45]" office:value-type="float" office:value="51">
            <text:p>51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4000000000">
            <text:p>14,000,000,000</text:p>
          </table:table-cell>
          <table:table-cell table:formula="oooc:=CEILING(([.R46]-[.V46]/2);[.V46])" office:value-type="float" office:value="3.6">
            <text:p>3.6</text:p>
          </table:table-cell>
          <table:table-cell table:formula="oooc:=CEILING(([.T46]-[.W46]/2);[.W46])" office:value-type="float" office:value="54">
            <text:p>54</text:p>
          </table:table-cell>
          <table:table-cell table:number-columns-repeated="2"/>
          <table:table-cell table:formula="oooc:=[.S46]/[.R46]" office:value-type="float" office:value="2967.38122745998">
            <text:p>2967.38</text:p>
          </table:table-cell>
          <table:table-cell table:formula="oooc:=[.I45]*[$globals.$C$31]" office:value-type="float" office:value="3204.77172565678">
            <text:p>3204.77</text:p>
          </table:table-cell>
          <table:table-cell table:formula="oooc:=[.J45]-0.02" office:value-type="float" office:value="0.3">
            <text:p>0.3</text:p>
          </table:table-cell>
          <table:table-cell table:formula="oooc:=[.K45]" office:value-type="float" office:value="4">
            <text:p>4</text:p>
          </table:table-cell>
          <table:table-cell/>
          <table:table-cell table:formula="oooc:=[.Z40]/[.H46]/[.Y40]*[.Q46]" office:value-type="float" office:value="3739739.65399701">
            <text:p>3739739.65</text:p>
          </table:table-cell>
          <table:table-cell table:formula="oooc:=[.AA40]/[.M46]" office:value-type="float" office:value="0.000213918634454932">
            <text:p>0</text:p>
          </table:table-cell>
          <table:table-cell table:formula="oooc:=([.D46]/[.C46])/([.R46]/[.Q46])" office:value-type="float" office:value="0.990824396862358">
            <text:p>0.99</text:p>
          </table:table-cell>
          <table:table-cell/>
          <table:table-cell table:formula="oooc:=[.I46]^[$globals.$C$17]*[$globals.$C$24]/[.R46]*[.K46]*[.Y46]" office:value-type="float" office:value="13871541556.073">
            <text:p>13871541556.07</text:p>
          </table:table-cell>
          <table:table-cell office:value-type="float" office:value="3.6">
            <text:p>3.6</text:p>
          </table:table-cell>
          <table:table-cell table:formula="oooc:=[.I46]/[.J46]" office:value-type="float" office:value="10682.5724188559">
            <text:p>10682.57</text:p>
          </table:table-cell>
          <table:table-cell table:formula="oooc:=[.$D46]*[$globals.$C$26]/[.$K46]" office:value-type="float" office:value="54">
            <text:p>54</text:p>
          </table:table-cell>
          <table:table-cell table:formula="oooc:=MAX(10^(FLOOR(LOG([.Q46];10);1)-1);5)" office:value-type="float" office:value="1000000000">
            <text:p>10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17]*[$globals.$C$24]*[$globals.$C$25]" office:value-type="float" office:value="79278826.7146544">
            <text:p>79,278,827</text:p>
          </table:table-cell>
          <table:table-cell table:number-columns-repeated="2"/>
          <table:table-cell office:value-type="float" office:value="150">
            <text:p>150</text:p>
          </table:table-cell>
          <table:table-cell/>
          <table:table-cell table:style-name="ce10" office:value-type="float" office:value="320">
            <text:p>320</text:p>
          </table:table-cell>
          <table:table-cell table:formula="oooc:=[.I40]+[$globals.$C$15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12"/>
          <table:table-cell table:style-name="ce10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200000000">
            <text:p>200,000,000</text:p>
          </table:table-cell>
          <table:table-cell table:formula="oooc:=CEILING(([.R50]-[.V50]/2);[.V50])" office:value-type="float" office:value="3.9">
            <text:p>3.9</text:p>
          </table:table-cell>
          <table:table-cell table:formula="oooc:=CEILING(([.T50]-[.W50]/2);[.W50])" office:value-type="float" office:value="230">
            <text:p>23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3] ^ [.$I49] * [$globals.$D$21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127017.678751952">
            <text:p>127017.68</text:p>
          </table:table-cell>
          <table:table-cell table:formula="oooc:=[.AA49]/[.M50]" office:value-type="float" office:value="0.00629833585262011">
            <text:p>0.01</text:p>
          </table:table-cell>
          <table:table-cell table:formula="oooc:=([.D50]/[.C50])/([.R50]/[.Q50])" office:value-type="float" office:value="1.01588770910832">
            <text:p>1.02</text:p>
          </table:table-cell>
          <table:table-cell/>
          <table:table-cell table:formula="oooc:=[.I50]^[$globals.$C$17]*[$globals.$C$24]/[.R50]*[.K50]*[.Y50]" office:value-type="float" office:value="203228286.003122">
            <text:p>203228286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26]/[.$K50]" office:value-type="float" office:value="234">
            <text:p>234</text:p>
          </table:table-cell>
          <table:table-cell table:formula="oooc:=MAX(10^(FLOOR(LOG([.Q50];10);1)-1);5)" office:value-type="float" office:value="10000000">
            <text:p>10000000</text:p>
          </table:table-cell>
          <table:table-cell table:formula="oooc:=10^(FLOOR(LOG([.R50];10);1)-1)" office:value-type="float" office:value="0.1">
            <text:p>0.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500000000">
            <text:p>500,000,000</text:p>
          </table:table-cell>
          <table:table-cell table:formula="oooc:=CEILING(([.R51]-[.V51]/2);[.V51])" office:value-type="float" office:value="6.4">
            <text:p>6.4</text:p>
          </table:table-cell>
          <table:table-cell table:formula="oooc:=CEILING(([.T51]-[.W51]/2);[.W51])" office:value-type="float" office:value="380">
            <text:p>38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31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315094.577320243">
            <text:p>315094.58</text:p>
          </table:table-cell>
          <table:table-cell table:formula="oooc:=[.AA49]/[.M51]" office:value-type="float" office:value="0.00253892024040429">
            <text:p>0</text:p>
          </table:table-cell>
          <table:table-cell table:formula="oooc:=([.D51]/[.C51])/([.R51]/[.Q51])" office:value-type="float" office:value="1.01230897656417">
            <text:p>1.01</text:p>
          </table:table-cell>
          <table:table-cell/>
          <table:table-cell table:formula="oooc:=[.I51]^[$globals.$C$17]*[$globals.$C$24]/[.R51]*[.K51]*[.Y51]" office:value-type="float" office:value="504151323.71239">
            <text:p>504151323.71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26]/[.$K51]" office:value-type="float" office:value="384">
            <text:p>384</text:p>
          </table:table-cell>
          <table:table-cell table:formula="oooc:=MAX(10^(FLOOR(LOG([.Q51];10);1)-1);5)" office:value-type="float" office:value="10000000">
            <text:p>10000000</text:p>
          </table:table-cell>
          <table:table-cell table:formula="oooc:=10^(FLOOR(LOG([.R51];10);1)-1)" office:value-type="float" office:value="0.1">
            <text:p>0.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1300000000">
            <text:p>1,300,000,000</text:p>
          </table:table-cell>
          <table:table-cell table:formula="oooc:=CEILING(([.R52]-[.V52]/2);[.V52])" office:value-type="float" office:value="10">
            <text:p>10</text:p>
          </table:table-cell>
          <table:table-cell table:formula="oooc:=CEILING(([.T52]-[.W52]/2);[.W52])" office:value-type="float" office:value="600">
            <text:p>60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31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781659.63692749">
            <text:p>781659.64</text:p>
          </table:table-cell>
          <table:table-cell table:formula="oooc:=[.AA49]/[.M52]" office:value-type="float" office:value="0.0010234633620646">
            <text:p>0</text:p>
          </table:table-cell>
          <table:table-cell table:formula="oooc:=([.D52]/[.C52])/([.R52]/[.Q52])" office:value-type="float" office:value="0.923531662948443">
            <text:p>0.92</text:p>
          </table:table-cell>
          <table:table-cell/>
          <table:table-cell table:formula="oooc:=[.I52]^[$globals.$C$17]*[$globals.$C$24]/[.R52]*[.K52]*[.Y52]" office:value-type="float" office:value="1250655419.08398">
            <text:p>1250655419.08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26]/[.$K52]" office:value-type="float" office:value="600">
            <text:p>600</text:p>
          </table:table-cell>
          <table:table-cell table:formula="oooc:=MAX(10^(FLOOR(LOG([.Q52];10);1)-1);5)" office:value-type="float" office:value="100000000">
            <text:p>100000000</text:p>
          </table:table-cell>
          <table:table-cell table:formula="oooc:=10^(FLOOR(LOG([.R52];10);1)-1)" office:value-type="float" office:value="1">
            <text:p>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3100000000">
            <text:p>3,100,000,000</text:p>
          </table:table-cell>
          <table:table-cell table:formula="oooc:=CEILING(([.R53]-[.V53]/2);[.V53])" office:value-type="float" office:value="17">
            <text:p>17</text:p>
          </table:table-cell>
          <table:table-cell table:formula="oooc:=CEILING(([.T53]-[.W53]/2);[.W53])" office:value-type="float" office:value="1000">
            <text:p>10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31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1939074.27159763">
            <text:p>1939074.27</text:p>
          </table:table-cell>
          <table:table-cell table:formula="oooc:=[.AA49]/[.M53]" office:value-type="float" office:value="0.000412568003050687">
            <text:p>0</text:p>
          </table:table-cell>
          <table:table-cell table:formula="oooc:=([.D53]/[.C53])/([.R53]/[.Q53])" office:value-type="float" office:value="0.999480656031244">
            <text:p>1</text:p>
          </table:table-cell>
          <table:table-cell/>
          <table:table-cell table:formula="oooc:=[.I53]^[$globals.$C$17]*[$globals.$C$24]/[.R53]*[.K53]*[.Y53]" office:value-type="float" office:value="3102518834.55621">
            <text:p>3102518834.56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26]/[.$K53]" office:value-type="float" office:value="1020">
            <text:p>1020</text:p>
          </table:table-cell>
          <table:table-cell table:formula="oooc:=MAX(10^(FLOOR(LOG([.Q53];10);1)-1);5)" office:value-type="float" office:value="100000000">
            <text:p>100000000</text:p>
          </table:table-cell>
          <table:table-cell table:formula="oooc:=10^(FLOOR(LOG([.R53];10);1)-1)" office:value-type="float" office:value="1">
            <text:p>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7700000000">
            <text:p>7,700,000,000</text:p>
          </table:table-cell>
          <table:table-cell table:formula="oooc:=CEILING(([.R54]-[.V54]/2);[.V54])" office:value-type="float" office:value="28">
            <text:p>28</text:p>
          </table:table-cell>
          <table:table-cell table:formula="oooc:=CEILING(([.T54]-[.W54]/2);[.W54])" office:value-type="float" office:value="1700">
            <text:p>17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31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4810289.3550338">
            <text:p>4810289.36</text:p>
          </table:table-cell>
          <table:table-cell table:formula="oooc:=[.AA49]/[.M54]" office:value-type="float" office:value="0.000166310161604484">
            <text:p>0</text:p>
          </table:table-cell>
          <table:table-cell table:formula="oooc:=([.D54]/[.C54])/([.R54]/[.Q54])" office:value-type="float" office:value="1.00611238593627">
            <text:p>1.01</text:p>
          </table:table-cell>
          <table:table-cell/>
          <table:table-cell table:formula="oooc:=[.I54]^[$globals.$C$17]*[$globals.$C$24]/[.R54]*[.K54]*[.Y54]" office:value-type="float" office:value="7696462968.05407">
            <text:p>7696462968.0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26]/[.$K54]" office:value-type="float" office:value="1680">
            <text:p>1680</text:p>
          </table:table-cell>
          <table:table-cell table:formula="oooc:=MAX(10^(FLOOR(LOG([.Q54];10);1)-1);5)" office:value-type="float" office:value="100000000">
            <text:p>1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9000000000">
            <text:p>19,000,000,000</text:p>
          </table:table-cell>
          <table:table-cell table:formula="oooc:=CEILING(([.R55]-[.V55]/2);[.V55])" office:value-type="float" office:value="45">
            <text:p>45</text:p>
          </table:table-cell>
          <table:table-cell table:formula="oooc:=CEILING(([.T55]-[.W55]/2);[.W55])" office:value-type="float" office:value="2700">
            <text:p>27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31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1932953.7904121">
            <text:p>11932953.79</text:p>
          </table:table-cell>
          <table:table-cell table:formula="oooc:=[.AA49]/[.M55]" office:value-type="float" office:value="0.0000670412384101234">
            <text:p>0</text:p>
          </table:table-cell>
          <table:table-cell table:formula="oooc:=([.D55]/[.C55])/([.R55]/[.Q55])" office:value-type="float" office:value="0.994787056369125">
            <text:p>0.99</text:p>
          </table:table-cell>
          <table:table-cell/>
          <table:table-cell table:formula="oooc:=[.I55]^[$globals.$C$17]*[$globals.$C$24]/[.R55]*[.K55]*[.Y55]" office:value-type="float" office:value="19092726064.6593">
            <text:p>19092726064.66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26]/[.$K55]" office:value-type="float" office:value="2700">
            <text:p>270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17]*[$globals.$C$24]*[$globals.$C$25]" office:value-type="float" office:value="1377826889.58713">
            <text:p>1,377,826,890</text:p>
          </table:table-cell>
          <table:table-cell table:number-columns-repeated="4"/>
          <table:table-cell table:style-name="ce10"/>
          <table:table-cell table:formula="oooc:=[.I49]+[$globals.$C$15]" office:value-type="float" office:value="5.1">
            <text:p>5.1</text:p>
          </table:table-cell>
          <table:table-cell/>
          <table:table-cell table:style-name="ce10" office:value-type="float" office:value="4">
            <text:p>4</text:p>
          </table:table-cell>
          <table:table-cell table:style-name="ce10"/>
          <table:table-cell table:number-columns-repeated="12"/>
          <table:table-cell table:style-name="ce10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6900000000">
            <text:p>6,900,000,000</text:p>
          </table:table-cell>
          <table:table-cell table:formula="oooc:=CEILING(([.R59]-[.V59]/2);[.V59])" office:value-type="float" office:value="2">
            <text:p>2</text:p>
          </table:table-cell>
          <table:table-cell table:formula="oooc:=CEILING(([.T59]-[.W59]/2);[.W59])" office:value-type="float" office:value="30">
            <text:p>30</text:p>
          </table:table-cell>
          <table:table-cell table:number-columns-repeated="2"/>
          <table:table-cell table:formula="oooc:=[.S59]/[.R59]" office:value-type="float" office:value="2913.91651789351">
            <text:p>2913.92</text:p>
          </table:table-cell>
          <table:table-cell table:formula="oooc:=[$globals.$C$13] ^ [.$I58] * [$globals.$D$21]" office:value-type="float" office:value="2039.74156252546">
            <text:p>2039.74</text:p>
          </table:table-cell>
          <table:table-cell office:value-type="float" office:value="0.35">
            <text:p>0.35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891374.5553468">
            <text:p>1891374.56</text:p>
          </table:table-cell>
          <table:table-cell table:formula="oooc:=[.AA58]/[.M59]" office:value-type="float" office:value="0.000422972804481508">
            <text:p>0</text:p>
          </table:table-cell>
          <table:table-cell table:formula="oooc:=([.D59]/[.C59])/([.R59]/[.Q59])" office:value-type="float" office:value="0.998425282309517">
            <text:p>1</text:p>
          </table:table-cell>
          <table:table-cell/>
          <table:table-cell table:formula="oooc:=[.I59]^[$globals.$C$17]*[$globals.$C$24]/[.R59]*[.K59]*[.Y59]" office:value-type="float" office:value="6889134447.93567">
            <text:p>6889134447.94</text:p>
          </table:table-cell>
          <table:table-cell office:value-type="float" office:value="2">
            <text:p>2</text:p>
          </table:table-cell>
          <table:table-cell table:formula="oooc:=[.I59]/[.J59]" office:value-type="float" office:value="5827.83303578703">
            <text:p>5827.83</text:p>
          </table:table-cell>
          <table:table-cell table:formula="oooc:=[.$D59]*[$globals.$C$26]/[.$K59]" office:value-type="float" office:value="30">
            <text:p>30</text:p>
          </table:table-cell>
          <table:table-cell table:formula="oooc:=MAX(10^(FLOOR(LOG([.Q59];10);1)-1);5)" office:value-type="float" office:value="100000000">
            <text:p>100000000</text:p>
          </table:table-cell>
          <table:table-cell table:formula="oooc:=10^(FLOOR(LOG([.R59];10);1)-1)" office:value-type="float" office:value="0.1">
            <text:p>0.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2000000000">
            <text:p>22,000,000,000</text:p>
          </table:table-cell>
          <table:table-cell table:formula="oooc:=CEILING(([.R60]-[.V60]/2);[.V60])" office:value-type="float" office:value="2.5">
            <text:p>2.5</text:p>
          </table:table-cell>
          <table:table-cell table:formula="oooc:=CEILING(([.T60]-[.W60]/2);[.W60])" office:value-type="float" office:value="37">
            <text:p>37</text:p>
          </table:table-cell>
          <table:table-cell table:number-columns-repeated="2"/>
          <table:table-cell table:formula="oooc:=[.S60]/[.R60]" office:value-type="float" office:value="4040.22852479861">
            <text:p>4040.23</text:p>
          </table:table-cell>
          <table:table-cell table:formula="oooc:=[.I59]*[$globals.$C$31]" office:value-type="float" office:value="3333.18853295886">
            <text:p>3333.19</text:p>
          </table:table-cell>
          <table:table-cell table:formula="oooc:=[.J59]-0.02" office:value-type="float" office:value="0.33">
            <text:p>0.3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423847.98570513">
            <text:p>4423847.99</text:p>
          </table:table-cell>
          <table:table-cell table:formula="oooc:=[.AA58]/[.M60]" office:value-type="float" office:value="0.000180838040227661">
            <text:p>0</text:p>
          </table:table-cell>
          <table:table-cell table:formula="oooc:=([.D60]/[.C60])/([.R60]/[.Q60])" office:value-type="float" office:value="1.01553163756925">
            <text:p>1.02</text:p>
          </table:table-cell>
          <table:table-cell/>
          <table:table-cell table:formula="oooc:=[.I60]^[$globals.$C$17]*[$globals.$C$24]/[.R60]*[.K60]*[.Y60]" office:value-type="float" office:value="22341696026.5235">
            <text:p>22341696026.52</text:p>
          </table:table-cell>
          <table:table-cell office:value-type="float" office:value="2.5">
            <text:p>2.5</text:p>
          </table:table-cell>
          <table:table-cell table:formula="oooc:=[.I60]/[.J60]" office:value-type="float" office:value="10100.5713119965">
            <text:p>10100.57</text:p>
          </table:table-cell>
          <table:table-cell table:formula="oooc:=[.$D60]*[$globals.$C$26]/[.$K60]" office:value-type="float" office:value="37.5">
            <text:p>37.5</text:p>
          </table:table-cell>
          <table:table-cell table:formula="oooc:=MAX(10^(FLOOR(LOG([.Q60];10);1)-1);5)" office:value-type="float" office:value="1000000000">
            <text:p>1000000000</text:p>
          </table:table-cell>
          <table:table-cell table:formula="oooc:=10^(FLOOR(LOG([.R60];10);1)-1)" office:value-type="float" office:value="0.1">
            <text:p>0.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75000000000">
            <text:p>75,000,000,000</text:p>
          </table:table-cell>
          <table:table-cell table:formula="oooc:=CEILING(([.R61]-[.V61]/2);[.V61])" office:value-type="float" office:value="3">
            <text:p>3</text:p>
          </table:table-cell>
          <table:table-cell table:formula="oooc:=CEILING(([.T61]-[.W61]/2);[.W61])" office:value-type="float" office:value="45">
            <text:p>45</text:p>
          </table:table-cell>
          <table:table-cell table:number-columns-repeated="2"/>
          <table:table-cell table:formula="oooc:=[.S61]/[.R61]" office:value-type="float" office:value="5856.8171325137">
            <text:p>5856.82</text:p>
          </table:table-cell>
          <table:table-cell table:formula="oooc:=[.I60]*[$globals.$C$31]" office:value-type="float" office:value="5446.83993323774">
            <text:p>5446.84</text:p>
          </table:table-cell>
          <table:table-cell table:formula="oooc:=[.J60]-0.02" office:value-type="float" office:value="0.31">
            <text:p>0.31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10309193.8619068">
            <text:p>10309193.86</text:p>
          </table:table-cell>
          <table:table-cell table:formula="oooc:=[.AA58]/[.M61]" office:value-type="float" office:value="0.0000776006359678672">
            <text:p>0</text:p>
          </table:table-cell>
          <table:table-cell table:formula="oooc:=([.D61]/[.C61])/([.R61]/[.Q61])" office:value-type="float" office:value="1.00631772054701">
            <text:p>1.01</text:p>
          </table:table-cell>
          <table:table-cell/>
          <table:table-cell table:formula="oooc:=[.I61]^[$globals.$C$17]*[$globals.$C$24]/[.R61]*[.K61]*[.Y61]" office:value-type="float" office:value="75473829041.026">
            <text:p>75473829041.03</text:p>
          </table:table-cell>
          <table:table-cell office:value-type="float" office:value="3">
            <text:p>3</text:p>
          </table:table-cell>
          <table:table-cell table:formula="oooc:=[.I61]/[.J61]" office:value-type="float" office:value="17570.4513975411">
            <text:p>17570.45</text:p>
          </table:table-cell>
          <table:table-cell table:formula="oooc:=[.$D61]*[$globals.$C$26]/[.$K61]" office:value-type="float" office:value="45">
            <text:p>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table:formula="oooc:=10^(FLOOR(LOG([.R61];10);1)-1)" office:value-type="float" office:value="0.1">
            <text:p>0.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290000000000">
            <text:p>290,000,000,000</text:p>
          </table:table-cell>
          <table:table-cell table:formula="oooc:=CEILING(([.R62]-[.V62]/2);[.V62])" office:value-type="float" office:value="3.2">
            <text:p>3.2</text:p>
          </table:table-cell>
          <table:table-cell table:formula="oooc:=CEILING(([.T62]-[.W62]/2);[.W62])" office:value-type="float" office:value="48">
            <text:p>48</text:p>
          </table:table-cell>
          <table:table-cell table:number-columns-repeated="2"/>
          <table:table-cell table:formula="oooc:=[.S62]/[.R62]" office:value-type="float" office:value="9591.38602318594">
            <text:p>9591.39</text:p>
          </table:table-cell>
          <table:table-cell table:formula="oooc:=[.I61]*[$globals.$C$31]" office:value-type="float" office:value="8900.80622951655">
            <text:p>8900.81</text:p>
          </table:table-cell>
          <table:table-cell table:formula="oooc:=[.J61]-0.02" office:value-type="float" office:value="0.29">
            <text:p>0.29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3924218.930702">
            <text:p>23924218.93</text:p>
          </table:table-cell>
          <table:table-cell table:formula="oooc:=[.AA58]/[.M62]" office:value-type="float" office:value="0.0000334389182074136">
            <text:p>0</text:p>
          </table:table-cell>
          <table:table-cell table:formula="oooc:=([.D62]/[.C62])/([.R62]/[.Q62])" office:value-type="float" office:value="0.989079392532653">
            <text:p>0.99</text:p>
          </table:table-cell>
          <table:table-cell/>
          <table:table-cell table:formula="oooc:=[.I62]^[$globals.$C$17]*[$globals.$C$24]/[.R62]*[.K62]*[.Y62]" office:value-type="float" office:value="286833023834.469">
            <text:p>286833023834.47</text:p>
          </table:table-cell>
          <table:table-cell office:value-type="float" office:value="3.2">
            <text:p>3.2</text:p>
          </table:table-cell>
          <table:table-cell table:formula="oooc:=[.I62]/[.J62]" office:value-type="float" office:value="30692.435274195">
            <text:p>30692.44</text:p>
          </table:table-cell>
          <table:table-cell table:formula="oooc:=[.$D62]*[$globals.$C$26]/[.$K62]" office:value-type="float" office:value="48">
            <text:p>48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table:formula="oooc:=10^(FLOOR(LOG([.R62];10);1)-1)" office:value-type="float" office:value="0.1">
            <text:p>0.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1100000000000">
            <text:p>1,100,000,000,000</text:p>
          </table:table-cell>
          <table:table-cell table:formula="oooc:=CEILING(([.R63]-[.V63]/2);[.V63])" office:value-type="float" office:value="3.4">
            <text:p>3.4</text:p>
          </table:table-cell>
          <table:table-cell table:formula="oooc:=CEILING(([.T63]-[.W63]/2);[.W63])" office:value-type="float" office:value="51">
            <text:p>51</text:p>
          </table:table-cell>
          <table:table-cell table:number-columns-repeated="2"/>
          <table:table-cell table:formula="oooc:=[.S63]/[.R63]" office:value-type="float" office:value="15844.239520297">
            <text:p>15844.24</text:p>
          </table:table-cell>
          <table:table-cell table:formula="oooc:=[.I62]*[$globals.$C$31]" office:value-type="float" office:value="14545.0118796327">
            <text:p>14545.01</text:p>
          </table:table-cell>
          <table:table-cell table:formula="oooc:=[.J62]-0.02" office:value-type="float" office:value="0.27">
            <text:p>0.27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55256107.9782134">
            <text:p>55256107.98</text:p>
          </table:table-cell>
          <table:table-cell table:formula="oooc:=[.AA58]/[.M63]" office:value-type="float" office:value="0.0000144780374382399">
            <text:p>0</text:p>
          </table:table-cell>
          <table:table-cell table:formula="oooc:=([.D63]/[.C63])/([.R63]/[.Q63])" office:value-type="float" office:value="0.994876147461602">
            <text:p>0.99</text:p>
          </table:table-cell>
          <table:table-cell/>
          <table:table-cell table:formula="oooc:=[.I63]^[$globals.$C$17]*[$globals.$C$24]/[.R63]*[.K63]*[.Y63]" office:value-type="float" office:value="1094363762207.76">
            <text:p>1094363762207.76</text:p>
          </table:table-cell>
          <table:table-cell office:value-type="float" office:value="3.4">
            <text:p>3.4</text:p>
          </table:table-cell>
          <table:table-cell table:formula="oooc:=[.I63]/[.J63]" office:value-type="float" office:value="53870.4143690099">
            <text:p>53870.41</text:p>
          </table:table-cell>
          <table:table-cell table:formula="oooc:=[.$D63]*[$globals.$C$26]/[.$K63]" office:value-type="float" office:value="51">
            <text:p>51</text:p>
          </table:table-cell>
          <table:table-cell table:formula="oooc:=MAX(10^(FLOOR(LOG([.Q63];10);1)-1);5)" office:value-type="float" office:value="100000000000">
            <text:p>100000000000</text:p>
          </table:table-cell>
          <table:table-cell table:formula="oooc:=10^(FLOOR(LOG([.R63];10);1)-1)" office:value-type="float" office:value="0.1">
            <text:p>0.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4200000000000">
            <text:p>4,200,000,000,000</text:p>
          </table:table-cell>
          <table:table-cell table:formula="oooc:=CEILING(([.R64]-[.V64]/2);[.V64])" office:value-type="float" office:value="3.6">
            <text:p>3.6</text:p>
          </table:table-cell>
          <table:table-cell table:formula="oooc:=CEILING(([.T64]-[.W64]/2);[.W64])" office:value-type="float" office:value="54">
            <text:p>54</text:p>
          </table:table-cell>
          <table:table-cell table:number-columns-repeated="2"/>
          <table:table-cell table:formula="oooc:=[.S64]/[.R64]" office:value-type="float" office:value="26409.2643998793">
            <text:p>26409.26</text:p>
          </table:table-cell>
          <table:table-cell table:formula="oooc:=[.I63]*[$globals.$C$31]" office:value-type="float" office:value="23768.3379598914">
            <text:p>23768.34</text:p>
          </table:table-cell>
          <table:table-cell table:formula="oooc:=[.J63]-0.02" office:value-type="float" office:value="0.25">
            <text:p>0.25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26920944.003787">
            <text:p>126920944</text:p>
          </table:table-cell>
          <table:table-cell table:formula="oooc:=[.AA58]/[.M64]" office:value-type="float" office:value="0.00000630313622609148">
            <text:p>0</text:p>
          </table:table-cell>
          <table:table-cell table:formula="oooc:=([.D64]/[.C64])/([.R64]/[.Q64])" office:value-type="float" office:value="0.997585942880445">
            <text:p>1</text:p>
          </table:table-cell>
          <table:table-cell/>
          <table:table-cell table:formula="oooc:=[.I64]^[$globals.$C$17]*[$globals.$C$24]/[.R64]*[.K64]*[.Y64]" office:value-type="float" office:value="4189860960097.87">
            <text:p>4189860960097.87</text:p>
          </table:table-cell>
          <table:table-cell office:value-type="float" office:value="3.6">
            <text:p>3.6</text:p>
          </table:table-cell>
          <table:table-cell table:formula="oooc:=[.I64]/[.J64]" office:value-type="float" office:value="95073.3518395655">
            <text:p>95073.35</text:p>
          </table:table-cell>
          <table:table-cell table:formula="oooc:=[.$D64]*[$globals.$C$26]/[.$K64]" office:value-type="float" office:value="54">
            <text:p>54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table:formula="oooc:=10^(FLOOR(LOG([.R64];10);1)-1)" office:value-type="float" office:value="0.1">
            <text:p>0.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8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17]*[$globals.$C$24]*[$globals.$C$25]" office:value-type="float" office:value="50">
            <text:p>50</text:p>
          </table:table-cell>
          <table:table-cell table:number-columns-repeated="4"/>
          <table:table-cell table:style-name="ce10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0" office:value-type="float" office:value="0.35">
            <text:p>0.35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number-columns-repeated="12"/>
          <table:table-cell table:style-name="ce10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4">
            <text:p>2.4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3] ^ [.$I4] * [$globals.$D$21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1.008">
            <text:p>1.01</text:p>
          </table:table-cell>
          <table:table-cell/>
          <table:table-cell table:formula="oooc:=[.I5]^[$globals.$C$17]*[$globals.$C$24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26]/[.$K5]" office:value-type="float" office:value="36">
            <text:p>36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9">
            <text:p>3.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3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42038271729">
            <text:p>1</text:p>
          </table:table-cell>
          <table:table-cell/>
          <table:table-cell table:formula="oooc:=[.I6]^[$globals.$C$17]*[$globals.$C$24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26]/[.$K6]" office:value-type="float" office:value="58.5">
            <text:p>58.5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4">
            <text:p>6.4</text:p>
          </table:table-cell>
          <table:table-cell table:formula="oooc:=CEILING(([.T7]-[.W7]/2);[.W7])" office:value-type="float" office:value="96">
            <text:p>96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3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1.0006662541862">
            <text:p>1</text:p>
          </table:table-cell>
          <table:table-cell/>
          <table:table-cell table:formula="oooc:=[.I7]^[$globals.$C$17]*[$globals.$C$24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26]/[.$K7]" office:value-type="float" office:value="96">
            <text:p>96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">
            <text:p>10</text:p>
          </table:table-cell>
          <table:table-cell table:formula="oooc:=CEILING(([.T8]-[.W8]/2);[.W8])" office:value-type="float" office:value="150">
            <text:p>15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3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0.964261168708008">
            <text:p>0.96</text:p>
          </table:table-cell>
          <table:table-cell/>
          <table:table-cell table:formula="oooc:=[.I8]^[$globals.$C$17]*[$globals.$C$24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26]/[.$K8]" office:value-type="float" office:value="150">
            <text:p>150</text:p>
          </table:table-cell>
          <table:table-cell table:formula="oooc:=MAX(10^(FLOOR(LOG([.Q8];10);1)-1);5)" office:value-type="float" office:value="100">
            <text:p>100</text:p>
          </table:table-cell>
          <table:table-cell table:formula="oooc:=10^(FLOOR(LOG([.R8];10);1)-1)" office:value-type="float" office:value="1">
            <text:p>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7">
            <text:p>17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3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5395365211398">
            <text:p>1</text:p>
          </table:table-cell>
          <table:table-cell/>
          <table:table-cell table:formula="oooc:=[.I9]^[$globals.$C$17]*[$globals.$C$24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26]/[.$K9]" office:value-type="float" office:value="255">
            <text:p>255</text:p>
          </table:table-cell>
          <table:table-cell table:formula="oooc:=MAX(10^(FLOOR(LOG([.Q9];10);1)-1);5)" office:value-type="float" office:value="100">
            <text:p>10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8">
            <text:p>28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3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95535472438668">
            <text:p>1</text:p>
          </table:table-cell>
          <table:table-cell/>
          <table:table-cell table:formula="oooc:=[.I10]^[$globals.$C$17]*[$globals.$C$24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26]/[.$K10]" office:value-type="float" office:value="420">
            <text:p>420</text:p>
          </table:table-cell>
          <table:table-cell table:formula="oooc:=MAX(10^(FLOOR(LOG([.Q10];10);1)-1);5)" office:value-type="float" office:value="1000">
            <text:p>100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4]^[$globals.$C$17]*[$globals.$C$24]*[$globals.$C$25]" office:value-type="float" office:value="868.97532839777">
            <text:p>869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style-name="ce10" office:value-type="float" office:value="6">
            <text:p>6</text:p>
          </table:table-cell>
          <table:table-cell table:formula="oooc:=[.I4]+[$globals.$C$15]" office:value-type="float" office:value="0.85">
            <text:p>0.8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/>
          <table:table-cell table:number-columns-repeated="12"/>
          <table:table-cell table:style-name="ce10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800">
            <text:p>3,800</text:p>
          </table:table-cell>
          <table:table-cell table:formula="oooc:=CEILING(([.R14]-[.V14]/2);[.V14])" office:value-type="float" office:value="2.3">
            <text:p>2.3</text:p>
          </table:table-cell>
          <table:table-cell table:formula="oooc:=CEILING(([.T14]-[.W14]/2);[.W14])" office:value-type="float" office:value="140">
            <text:p>14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3] ^ [.$I13] * [$globals.$D$21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27.634058992938">
            <text:p>127.63</text:p>
          </table:table-cell>
          <table:table-cell table:formula="oooc:=[.AA13]/[.M14]" office:value-type="float" office:value="6.26791944338515">
            <text:p>6.27</text:p>
          </table:table-cell>
          <table:table-cell table:formula="oooc:=([.D14]/[.C14])/([.R14]/[.Q14])" office:value-type="float" office:value="1.02120389864511">
            <text:p>1.02</text:p>
          </table:table-cell>
          <table:table-cell/>
          <table:table-cell table:formula="oooc:=[.I14]^[$globals.$C$17]*[$globals.$C$24]/[.R14]*[.K14]*[.Y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[.$D14]*[$globals.$C$26]/[.$K14]" office:value-type="float" office:value="138">
            <text:p>13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9500">
            <text:p>9,500</text:p>
          </table:table-cell>
          <table:table-cell table:formula="oooc:=CEILING(([.R15]-[.V15]/2);[.V15])" office:value-type="float" office:value="3.7">
            <text:p>3.7</text:p>
          </table:table-cell>
          <table:table-cell table:formula="oooc:=CEILING(([.T15]-[.W15]/2);[.W15])" office:value-type="float" office:value="220">
            <text:p>22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31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316.623640623954">
            <text:p>316.62</text:p>
          </table:table-cell>
          <table:table-cell table:formula="oooc:=[.AA13]/[.M15]" office:value-type="float" office:value="2.52665909097464">
            <text:p>2.53</text:p>
          </table:table-cell>
          <table:table-cell table:formula="oooc:=([.D15]/[.C15])/([.R15]/[.Q15])" office:value-type="float" office:value="0.997558485489557">
            <text:p>1</text:p>
          </table:table-cell>
          <table:table-cell/>
          <table:table-cell table:formula="oooc:=[.I15]^[$globals.$C$17]*[$globals.$C$24]/[.R15]*[.K15]*[.Y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[.$D15]*[$globals.$C$26]/[.$K15]" office:value-type="float" office:value="222">
            <text:p>222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4000">
            <text:p>24,000</text:p>
          </table:table-cell>
          <table:table-cell table:formula="oooc:=CEILING(([.R16]-[.V16]/2);[.V16])" office:value-type="float" office:value="6.1">
            <text:p>6.1</text:p>
          </table:table-cell>
          <table:table-cell table:formula="oooc:=CEILING(([.T16]-[.W16]/2);[.W16])" office:value-type="float" office:value="370">
            <text:p>37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31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785.45280619426">
            <text:p>785.45</text:p>
          </table:table-cell>
          <table:table-cell table:formula="oooc:=[.AA13]/[.M16]" office:value-type="float" office:value="1.01852077386575">
            <text:p>1.02</text:p>
          </table:table-cell>
          <table:table-cell table:formula="oooc:=([.D16]/[.C16])/([.R16]/[.Q16])" office:value-type="float" office:value="0.988259198604763">
            <text:p>0.99</text:p>
          </table:table-cell>
          <table:table-cell/>
          <table:table-cell table:formula="oooc:=[.I16]^[$globals.$C$17]*[$globals.$C$24]/[.R16]*[.K16]*[.Y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[.$D16]*[$globals.$C$26]/[.$K16]" office:value-type="float" office:value="366">
            <text:p>366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8000">
            <text:p>58,000</text:p>
          </table:table-cell>
          <table:table-cell table:formula="oooc:=CEILING(([.R17]-[.V17]/2);[.V17])" office:value-type="float" office:value="9.9">
            <text:p>9.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31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948.48404099793">
            <text:p>1948.48</text:p>
          </table:table-cell>
          <table:table-cell table:formula="oooc:=[.AA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17]*[$globals.$C$24]/[.R17]*[.K17]*[.Y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[.$D17]*[$globals.$C$26]/[.$K17]" office:value-type="float" office:value="594">
            <text:p>594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6">
            <text:p>16</text:p>
          </table:table-cell>
          <table:table-cell table:formula="oooc:=CEILING(([.T18]-[.W18]/2);[.W18])" office:value-type="float" office:value="960">
            <text:p>96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31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4833.63230493653">
            <text:p>4833.63</text:p>
          </table:table-cell>
          <table:table-cell table:formula="oooc:=[.AA13]/[.M18]" office:value-type="float" office:value="0.165507003746017">
            <text:p>0.17</text:p>
          </table:table-cell>
          <table:table-cell table:formula="oooc:=([.D18]/[.C18])/([.R18]/[.Q18])" office:value-type="float" office:value="0.955795635524884">
            <text:p>0.96</text:p>
          </table:table-cell>
          <table:table-cell/>
          <table:table-cell table:formula="oooc:=[.I18]^[$globals.$C$17]*[$globals.$C$24]/[.R18]*[.K18]*[.Y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[.$D18]*[$globals.$C$26]/[.$K18]" office:value-type="float" office:value="960">
            <text:p>960</text:p>
          </table:table-cell>
          <table:table-cell table:formula="oooc:=MAX(10^(FLOOR(LOG([.Q18];10);1)-1);5)" office:value-type="float" office:value="10000">
            <text:p>10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60000">
            <text:p>360,000</text:p>
          </table:table-cell>
          <table:table-cell table:formula="oooc:=CEILING(([.R19]-[.V19]/2);[.V19])" office:value-type="float" office:value="26">
            <text:p>26</text:p>
          </table:table-cell>
          <table:table-cell table:formula="oooc:=CEILING(([.T19]-[.W19]/2);[.W19])" office:value-type="float" office:value="1600">
            <text:p>1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31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11990.8609810117">
            <text:p>11990.86</text:p>
          </table:table-cell>
          <table:table-cell table:formula="oooc:=[.AA13]/[.M19]" office:value-type="float" office:value="0.0667174776912895">
            <text:p>0.07</text:p>
          </table:table-cell>
          <table:table-cell table:formula="oooc:=([.D19]/[.C19])/([.R19]/[.Q19])" office:value-type="float" office:value="0.9824245132165">
            <text:p>0.98</text:p>
          </table:table-cell>
          <table:table-cell/>
          <table:table-cell table:formula="oooc:=[.I19]^[$globals.$C$17]*[$globals.$C$24]/[.R19]*[.K19]*[.Y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[.$D19]*[$globals.$C$26]/[.$K19]" office:value-type="float" office:value="1560">
            <text:p>1560</text:p>
          </table:table-cell>
          <table:table-cell table:formula="oooc:=MAX(10^(FLOOR(LOG([.Q19];10);1)-1);5)" office:value-type="float" office:value="10000">
            <text:p>10000</text:p>
          </table:table-cell>
          <table:table-cell table:formula="oooc:=10^(FLOOR(LOG([.R19];10);1)-1)" office:value-type="float" office:value="1">
            <text:p>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mbat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17]*[$globals.$C$24]*[$globals.$C$25]" office:value-type="float" office:value="15102.3624272803">
            <text:p>15,102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style-name="ce10" office:value-type="float" office:value="15">
            <text:p>15</text:p>
          </table:table-cell>
          <table:table-cell table:formula="oooc:=[.I13]+[$globals.$C$15]" office:value-type="float" office:value="1.7">
            <text:p>1.7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/>
          <table:table-cell table:number-columns-repeated="12"/>
          <table:table-cell table:style-name="ce10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3] ^ [.$I22] * [$globals.$D$21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1273109323802">
            <text:p>1.01</text:p>
          </table:table-cell>
          <table:table-cell/>
          <table:table-cell table:formula="oooc:=[.I23]^[$globals.$C$17]*[$globals.$C$24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26]/[.$K23]" office:value-type="float" office:value="150">
            <text:p>150</text:p>
          </table:table-cell>
          <table:table-cell table:formula="oooc:=MAX(10^(FLOOR(LOG([.Q23];10);1)-1);5)" office:value-type="float" office:value="1000">
            <text:p>1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">
            <text:p>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31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0033330025011">
            <text:p>1</text:p>
          </table:table-cell>
          <table:table-cell/>
          <table:table-cell table:formula="oooc:=[.I24]^[$globals.$C$17]*[$globals.$C$24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26]/[.$K24]" office:value-type="float" office:value="240">
            <text:p>240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31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17]*[$globals.$C$24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26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1">
            <text:p>11</text:p>
          </table:table-cell>
          <table:table-cell table:formula="oooc:=CEILING(([.T26]-[.W26]/2);[.W26])" office:value-type="float" office:value="660">
            <text:p>66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31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225152126833">
            <text:p>1.02</text:p>
          </table:table-cell>
          <table:table-cell/>
          <table:table-cell table:formula="oooc:=[.I26]^[$globals.$C$17]*[$globals.$C$24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26]/[.$K26]" office:value-type="float" office:value="660">
            <text:p>660</text:p>
          </table:table-cell>
          <table:table-cell table:formula="oooc:=MAX(10^(FLOOR(LOG([.Q26];10);1)-1);5)" office:value-type="float" office:value="10000">
            <text:p>1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8">
            <text:p>18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31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270621727028">
            <text:p>1.03</text:p>
          </table:table-cell>
          <table:table-cell/>
          <table:table-cell table:formula="oooc:=[.I27]^[$globals.$C$17]*[$globals.$C$24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26]/[.$K27]" office:value-type="float" office:value="1080">
            <text:p>1080</text:p>
          </table:table-cell>
          <table:table-cell table:formula="oooc:=MAX(10^(FLOOR(LOG([.Q27];10);1)-1);5)" office:value-type="float" office:value="100000">
            <text:p>100000</text:p>
          </table:table-cell>
          <table:table-cell table:formula="oooc:=10^(FLOOR(LOG([.R27];10);1)-1)" office:value-type="float" office:value="1">
            <text:p>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9">
            <text:p>29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31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1360146835337">
            <text:p>1.01</text:p>
          </table:table-cell>
          <table:table-cell/>
          <table:table-cell table:formula="oooc:=[.I28]^[$globals.$C$17]*[$globals.$C$24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26]/[.$K28]" office:value-type="float" office:value="1740">
            <text:p>1740</text:p>
          </table:table-cell>
          <table:table-cell table:formula="oooc:=MAX(10^(FLOOR(LOG([.Q28];10);1)-1);5)" office:value-type="float" office:value="100000">
            <text:p>100000</text:p>
          </table:table-cell>
          <table:table-cell table:formula="oooc:=10^(FLOOR(LOG([.R28];10);1)-1)" office:value-type="float" office:value="1">
            <text:p>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17]*[$globals.$C$24]*[$globals.$C$25]" office:value-type="float" office:value="262471.60699656">
            <text:p>262,472</text:p>
          </table:table-cell>
          <table:table-cell table:number-columns-repeated="4"/>
          <table:table-cell table:style-name="ce10" office:value-type="float" office:value="55">
            <text:p>55</text:p>
          </table:table-cell>
          <table:table-cell table:formula="oooc:=[.I22]+[$globals.$C$15]" office:value-type="float" office:value="2.55">
            <text:p>2.55</text:p>
          </table:table-cell>
          <table:table-cell table:style-name="ce10" office:value-type="float" office:value="0.45">
            <text:p>0.45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number-columns-repeated="12"/>
          <table:table-cell table:style-name="ce10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640000">
            <text:p>640,000</text:p>
          </table:table-cell>
          <table:table-cell table:formula="oooc:=CEILING(([.R32]-[.V32]/2);[.V32])" office:value-type="float" office:value="4.1">
            <text:p>4.1</text:p>
          </table:table-cell>
          <table:table-cell table:formula="oooc:=CEILING(([.T32]-[.W32]/2);[.W32])" office:value-type="float" office:value="61">
            <text:p>61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3] ^ [.$I31] * [$globals.$D$21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9356.47488512911">
            <text:p>9356.47</text:p>
          </table:table-cell>
          <table:table-cell table:formula="oooc:=[.AA31]/[.M32]" office:value-type="float" office:value="0.0855022868998981">
            <text:p>0.09</text:p>
          </table:table-cell>
          <table:table-cell table:formula="oooc:=([.D32]/[.C32])/([.R32]/[.Q32])" office:value-type="float" office:value="1.00993045750615">
            <text:p>1.01</text:p>
          </table:table-cell>
          <table:table-cell/>
          <table:table-cell table:formula="oooc:=[.I32]^[$globals.$C$17]*[$globals.$C$24]/[.R32]*[.K32]*[.Y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[.$D32]*[$globals.$C$26]/[.$K32]" office:value-type="float" office:value="61.5">
            <text:p>61.5</text:p>
          </table:table-cell>
          <table:table-cell table:formula="oooc:=MAX(10^(FLOOR(LOG([.Q32];10);1)-1);5)" office:value-type="float" office:value="10000">
            <text:p>1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1600000">
            <text:p>1,600,000</text:p>
          </table:table-cell>
          <table:table-cell table:formula="oooc:=CEILING(([.R33]-[.V33]/2);[.V33])" office:value-type="float" office:value="6.7">
            <text:p>6.7</text:p>
          </table:table-cell>
          <table:table-cell table:formula="oooc:=CEILING(([.T33]-[.W33]/2);[.W33])" office:value-type="float" office:value="100">
            <text:p>100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31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23210.7414346205">
            <text:p>23210.74</text:p>
          </table:table-cell>
          <table:table-cell table:formula="oooc:=[.AA31]/[.M33]" office:value-type="float" office:value="0.0344668007376423">
            <text:p>0.03</text:p>
          </table:table-cell>
          <table:table-cell table:formula="oooc:=([.D33]/[.C33])/([.R33]/[.Q33])" office:value-type="float" office:value="1.00215392291152">
            <text:p>1</text:p>
          </table:table-cell>
          <table:table-cell/>
          <table:table-cell table:formula="oooc:=[.I33]^[$globals.$C$17]*[$globals.$C$24]/[.R33]*[.K33]*[.Y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[.$D33]*[$globals.$C$26]/[.$K33]" office:value-type="float" office:value="100.5">
            <text:p>100.5</text:p>
          </table:table-cell>
          <table:table-cell table:formula="oooc:=MAX(10^(FLOOR(LOG([.Q33];10);1)-1);5)" office:value-type="float" office:value="100000">
            <text:p>1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4000000">
            <text:p>4,000,000</text:p>
          </table:table-cell>
          <table:table-cell table:formula="oooc:=CEILING(([.R34]-[.V34]/2);[.V34])" office:value-type="float" office:value="11">
            <text:p>11</text:p>
          </table:table-cell>
          <table:table-cell table:formula="oooc:=CEILING(([.T34]-[.W34]/2);[.W34])" office:value-type="float" office:value="160">
            <text:p>160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31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57579.2191566784">
            <text:p>57579.22</text:p>
          </table:table-cell>
          <table:table-cell table:formula="oooc:=[.AA31]/[.M34]" office:value-type="float" office:value="0.0138939015102502">
            <text:p>0.01</text:p>
          </table:table-cell>
          <table:table-cell table:formula="oooc:=([.D34]/[.C34])/([.R34]/[.Q34])" office:value-type="float" office:value="0.999089347172969">
            <text:p>1</text:p>
          </table:table-cell>
          <table:table-cell/>
          <table:table-cell table:formula="oooc:=[.I34]^[$globals.$C$17]*[$globals.$C$24]/[.R34]*[.K34]*[.Y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[.$D34]*[$globals.$C$26]/[.$K34]" office:value-type="float" office:value="165">
            <text:p>165</text:p>
          </table:table-cell>
          <table:table-cell table:formula="oooc:=MAX(10^(FLOOR(LOG([.Q34];10);1)-1);5)" office:value-type="float" office:value="100000">
            <text:p>1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9800000">
            <text:p>9,800,000</text:p>
          </table:table-cell>
          <table:table-cell table:formula="oooc:=CEILING(([.R35]-[.V35]/2);[.V35])" office:value-type="float" office:value="18">
            <text:p>18</text:p>
          </table:table-cell>
          <table:table-cell table:formula="oooc:=CEILING(([.T35]-[.W35]/2);[.W35])" office:value-type="float" office:value="270">
            <text:p>27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31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42837.594741705">
            <text:p>142837.59</text:p>
          </table:table-cell>
          <table:table-cell table:formula="oooc:=[.AA31]/[.M35]" office:value-type="float" office:value="0.00560076639099568">
            <text:p>0.01</text:p>
          </table:table-cell>
          <table:table-cell table:formula="oooc:=([.D35]/[.C35])/([.R35]/[.Q35])" office:value-type="float" office:value="1.01300149798066">
            <text:p>1.01</text:p>
          </table:table-cell>
          <table:table-cell/>
          <table:table-cell table:formula="oooc:=[.I35]^[$globals.$C$17]*[$globals.$C$24]/[.R35]*[.K35]*[.Y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[.$D35]*[$globals.$C$26]/[.$K35]" office:value-type="float" office:value="270">
            <text:p>270</text:p>
          </table:table-cell>
          <table:table-cell table:formula="oooc:=MAX(10^(FLOOR(LOG([.Q35];10);1)-1);5)" office:value-type="float" office:value="100000">
            <text:p>100000</text:p>
          </table:table-cell>
          <table:table-cell table:formula="oooc:=10^(FLOOR(LOG([.R35];10);1)-1)" office:value-type="float" office:value="1">
            <text:p>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24000000">
            <text:p>24,000,000</text:p>
          </table:table-cell>
          <table:table-cell table:formula="oooc:=CEILING(([.R36]-[.V36]/2);[.V36])" office:value-type="float" office:value="29">
            <text:p>29</text:p>
          </table:table-cell>
          <table:table-cell table:formula="oooc:=CEILING(([.T36]-[.W36]/2);[.W36])" office:value-type="float" office:value="430">
            <text:p>430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31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354339.269799371">
            <text:p>354339.27</text:p>
          </table:table-cell>
          <table:table-cell table:formula="oooc:=[.AA31]/[.M36]" office:value-type="float" office:value="0.00225772322794751">
            <text:p>0</text:p>
          </table:table-cell>
          <table:table-cell table:formula="oooc:=([.D36]/[.C36])/([.R36]/[.Q36])" office:value-type="float" office:value="1.01167830778181">
            <text:p>1.01</text:p>
          </table:table-cell>
          <table:table-cell/>
          <table:table-cell table:formula="oooc:=[.I36]^[$globals.$C$17]*[$globals.$C$24]/[.R36]*[.K36]*[.Y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[.$D36]*[$globals.$C$26]/[.$K36]" office:value-type="float" office:value="435">
            <text:p>435</text:p>
          </table:table-cell>
          <table:table-cell table:formula="oooc:=MAX(10^(FLOOR(LOG([.Q36];10);1)-1);5)" office:value-type="float" office:value="1000000">
            <text:p>1000000</text:p>
          </table:table-cell>
          <table:table-cell table:formula="oooc:=10^(FLOOR(LOG([.R36];10);1)-1)" office:value-type="float" office:value="1">
            <text:p>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60000000">
            <text:p>60,000,000</text:p>
          </table:table-cell>
          <table:table-cell table:formula="oooc:=CEILING(([.R37]-[.V37]/2);[.V37])" office:value-type="float" office:value="48">
            <text:p>48</text:p>
          </table:table-cell>
          <table:table-cell table:formula="oooc:=CEILING(([.T37]-[.W37]/2);[.W37])" office:value-type="float" office:value="720">
            <text:p>72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31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879014.508393236">
            <text:p>879014.51</text:p>
          </table:table-cell>
          <table:table-cell table:formula="oooc:=[.AA31]/[.M37]" office:value-type="float" office:value="0.000910110120323648">
            <text:p>0</text:p>
          </table:table-cell>
          <table:table-cell table:formula="oooc:=([.D37]/[.C37])/([.R37]/[.Q37])" office:value-type="float" office:value="1.01680504537817">
            <text:p>1.02</text:p>
          </table:table-cell>
          <table:table-cell/>
          <table:table-cell table:formula="oooc:=[.I37]^[$globals.$C$17]*[$globals.$C$24]/[.R37]*[.K37]*[.Y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[.$D37]*[$globals.$C$26]/[.$K37]" office:value-type="float" office:value="720">
            <text:p>720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1">
            <text:p>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17]*[$globals.$C$24]*[$globals.$C$25]" office:value-type="float" office:value="4561627.01769853">
            <text:p>4,561,627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style-name="ce10" office:value-type="float" office:value="200">
            <text:p>200</text:p>
          </table:table-cell>
          <table:table-cell table:formula="oooc:=[.I31]+[$globals.$C$15]" office:value-type="float" office:value="3.4">
            <text:p>3.4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/>
          <table:table-cell table:number-columns-repeated="12"/>
          <table:table-cell table:style-name="ce10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4">
            <text:p>1.4</text:p>
          </table:table-cell>
          <table:table-cell table:formula="oooc:=CEILING(([.T41]-[.W41]/2);[.W41])" office:value-type="float" office:value="84">
            <text:p>84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3] ^ [.$I40] * [$globals.$D$21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234037311994">
            <text:p>1.02</text:p>
          </table:table-cell>
          <table:table-cell/>
          <table:table-cell table:formula="oooc:=[.I41]^[$globals.$C$17]*[$globals.$C$24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26]/[.$K41]" office:value-type="float" office:value="84">
            <text:p>84</text:p>
          </table:table-cell>
          <table:table-cell table:formula="oooc:=MAX(10^(FLOOR(LOG([.Q41];10);1)-1);5)" office:value-type="float" office:value="1000000">
            <text:p>1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">
            <text:p>2.2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31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0.982502699575944">
            <text:p>0.98</text:p>
          </table:table-cell>
          <table:table-cell/>
          <table:table-cell table:formula="oooc:=[.I42]^[$globals.$C$17]*[$globals.$C$24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26]/[.$K42]" office:value-type="float" office:value="132">
            <text:p>132</text:p>
          </table:table-cell>
          <table:table-cell table:formula="oooc:=MAX(10^(FLOOR(LOG([.Q42];10);1)-1);5)" office:value-type="float" office:value="1000000">
            <text:p>1000000</text:p>
          </table:table-cell>
          <table:table-cell table:formula="oooc:=10^(FLOOR(LOG([.R42];10);1)-1)" office:value-type="float" office:value="0.1">
            <text:p>0.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7">
            <text:p>3.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31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846300913342">
            <text:p>1.03</text:p>
          </table:table-cell>
          <table:table-cell/>
          <table:table-cell table:formula="oooc:=[.I43]^[$globals.$C$17]*[$globals.$C$24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26]/[.$K43]" office:value-type="float" office:value="222">
            <text:p>222</text:p>
          </table:table-cell>
          <table:table-cell table:formula="oooc:=MAX(10^(FLOOR(LOG([.Q43];10);1)-1);5)" office:value-type="float" office:value="10000000">
            <text:p>10000000</text:p>
          </table:table-cell>
          <table:table-cell table:formula="oooc:=10^(FLOOR(LOG([.R43];10);1)-1)" office:value-type="float" office:value="0.1">
            <text:p>0.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31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17]*[$globals.$C$24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26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table:formula="oooc:=10^(FLOOR(LOG([.R44];10);1)-1)" office:value-type="float" office:value="0.1">
            <text:p>0.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">
            <text:p>9.8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31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5792254991186">
            <text:p>0.97</text:p>
          </table:table-cell>
          <table:table-cell/>
          <table:table-cell table:formula="oooc:=[.I45]^[$globals.$C$17]*[$globals.$C$24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26]/[.$K45]" office:value-type="float" office:value="588">
            <text:p>58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">
            <text:p>16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31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380951372286">
            <text:p>1</text:p>
          </table:table-cell>
          <table:table-cell/>
          <table:table-cell table:formula="oooc:=[.I46]^[$globals.$C$17]*[$globals.$C$24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26]/[.$K46]" office:value-type="float" office:value="960">
            <text:p>960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1">
            <text:p>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17]*[$globals.$C$24]*[$globals.$C$25]" office:value-type="float" office:value="79278826.7146544">
            <text:p>79,278,827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style-name="ce10" office:value-type="float" office:value="400">
            <text:p>400</text:p>
          </table:table-cell>
          <table:table-cell table:formula="oooc:=[.I40]+[$globals.$C$15]" office:value-type="float" office:value="4.25">
            <text:p>4.2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/>
          <table:table-cell table:number-columns-repeated="12"/>
          <table:table-cell table:style-name="ce10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9">
            <text:p>1.9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3] ^ [.$I49] * [$globals.$D$21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2289941541694">
            <text:p>1.02</text:p>
          </table:table-cell>
          <table:table-cell/>
          <table:table-cell table:formula="oooc:=[.I50]^[$globals.$C$17]*[$globals.$C$24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26]/[.$K50]" office:value-type="float" office:value="114">
            <text:p>114</text:p>
          </table:table-cell>
          <table:table-cell table:formula="oooc:=MAX(10^(FLOOR(LOG([.Q50];10);1)-1);5)" office:value-type="float" office:value="10000000">
            <text:p>10000000</text:p>
          </table:table-cell>
          <table:table-cell table:formula="oooc:=10^(FLOOR(LOG([.R50];10);1)-1)" office:value-type="float" office:value="0.1">
            <text:p>0.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1">
            <text:p>3.1</text:p>
          </table:table-cell>
          <table:table-cell table:formula="oooc:=CEILING(([.T51]-[.W51]/2);[.W51])" office:value-type="float" office:value="190">
            <text:p>19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31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67363400653544">
            <text:p>0.97</text:p>
          </table:table-cell>
          <table:table-cell/>
          <table:table-cell table:formula="oooc:=[.I51]^[$globals.$C$17]*[$globals.$C$24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26]/[.$K51]" office:value-type="float" office:value="186">
            <text:p>186</text:p>
          </table:table-cell>
          <table:table-cell table:formula="oooc:=MAX(10^(FLOOR(LOG([.Q51];10);1)-1);5)" office:value-type="float" office:value="100000000">
            <text:p>100000000</text:p>
          </table:table-cell>
          <table:table-cell table:formula="oooc:=10^(FLOOR(LOG([.R51];10);1)-1)" office:value-type="float" office:value="0.1">
            <text:p>0.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31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17]*[$globals.$C$24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26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table:formula="oooc:=10^(FLOOR(LOG([.R52];10);1)-1)" office:value-type="float" office:value="0.1">
            <text:p>0.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2">
            <text:p>8.2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31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7941737223252">
            <text:p>1</text:p>
          </table:table-cell>
          <table:table-cell/>
          <table:table-cell table:formula="oooc:=[.I53]^[$globals.$C$17]*[$globals.$C$24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26]/[.$K53]" office:value-type="float" office:value="492">
            <text:p>492</text:p>
          </table:table-cell>
          <table:table-cell table:formula="oooc:=MAX(10^(FLOOR(LOG([.Q53];10);1)-1);5)" office:value-type="float" office:value="100000000">
            <text:p>1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">
            <text:p>13</text:p>
          </table:table-cell>
          <table:table-cell table:formula="oooc:=CEILING(([.T54]-[.W54]/2);[.W54])" office:value-type="float" office:value="780">
            <text:p>78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31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0.975708490593038">
            <text:p>0.98</text:p>
          </table:table-cell>
          <table:table-cell/>
          <table:table-cell table:formula="oooc:=[.I54]^[$globals.$C$17]*[$globals.$C$24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26]/[.$K54]" office:value-type="float" office:value="780">
            <text:p>780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2">
            <text:p>2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31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1.00265477807266">
            <text:p>1</text:p>
          </table:table-cell>
          <table:table-cell/>
          <table:table-cell table:formula="oooc:=[.I55]^[$globals.$C$17]*[$globals.$C$24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26]/[.$K55]" office:value-type="float" office:value="1320">
            <text:p>132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17]*[$globals.$C$24]*[$globals.$C$25]" office:value-type="float" office:value="1377826889.58713">
            <text:p>1,377,826,890</text:p>
          </table:table-cell>
          <table:table-cell table:number-columns-repeated="4"/>
          <table:table-cell table:style-name="ce10" office:value-type="float" office:value="5000">
            <text:p>5000</text:p>
          </table:table-cell>
          <table:table-cell table:formula="oooc:=[.I49]+[$globals.$C$15]" office:value-type="float" office:value="5.1">
            <text:p>5.1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number-columns-repeated="12"/>
          <table:table-cell table:style-name="ce10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0000000000">
            <text:p>10,000,000,000</text:p>
          </table:table-cell>
          <table:table-cell table:formula="oooc:=CEILING(([.R59]-[.V59]/2);[.V59])" office:value-type="float" office:value="1.4">
            <text:p>1.4</text:p>
          </table:table-cell>
          <table:table-cell table:formula="oooc:=CEILING(([.T59]-[.W59]/2);[.W59])" office:value-type="float" office:value="21">
            <text:p>21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3] ^ [.$I58] * [$globals.$D$21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621178.19029726">
            <text:p>1621178.19</text:p>
          </table:table-cell>
          <table:table-cell table:formula="oooc:=[.AA58]/[.M59]" office:value-type="float" office:value="0.000493468271895092">
            <text:p>0</text:p>
          </table:table-cell>
          <table:table-cell table:formula="oooc:=([.D59]/[.C59])/([.R59]/[.Q59])" office:value-type="float" office:value="1.04316959258832">
            <text:p>1.04</text:p>
          </table:table-cell>
          <table:table-cell/>
          <table:table-cell table:formula="oooc:=[.I59]^[$globals.$C$17]*[$globals.$C$24]/[.R59]*[.K59]*[.Y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[.$D59]*[$globals.$C$26]/[.$K59]" office:value-type="float" office:value="21">
            <text:p>21</text:p>
          </table:table-cell>
          <table:table-cell table:formula="oooc:=MAX(10^(FLOOR(LOG([.Q59];10);1)-1);5)" office:value-type="float" office:value="1000000000">
            <text:p>1000000000</text:p>
          </table:table-cell>
          <table:table-cell table:formula="oooc:=10^(FLOOR(LOG([.R59];10);1)-1)" office:value-type="float" office:value="0.1">
            <text:p>0.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5000000000">
            <text:p>25,000,000,000</text:p>
          </table:table-cell>
          <table:table-cell table:formula="oooc:=CEILING(([.R60]-[.V60]/2);[.V60])" office:value-type="float" office:value="2.2">
            <text:p>2.2</text:p>
          </table:table-cell>
          <table:table-cell table:formula="oooc:=CEILING(([.T60]-[.W60]/2);[.W60])" office:value-type="float" office:value="33">
            <text:p>33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31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021679.98700467">
            <text:p>4021679.99</text:p>
          </table:table-cell>
          <table:table-cell table:formula="oooc:=[.AA58]/[.M60]" office:value-type="float" office:value="0.000198921844250427">
            <text:p>0</text:p>
          </table:table-cell>
          <table:table-cell table:formula="oooc:=([.D60]/[.C60])/([.R60]/[.Q60])" office:value-type="float" office:value="0.99540903746407">
            <text:p>1</text:p>
          </table:table-cell>
          <table:table-cell/>
          <table:table-cell table:formula="oooc:=[.I60]^[$globals.$C$17]*[$globals.$C$24]/[.R60]*[.K60]*[.Y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[.$D60]*[$globals.$C$26]/[.$K60]" office:value-type="float" office:value="33">
            <text:p>3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table:formula="oooc:=10^(FLOOR(LOG([.R60];10);1)-1)" office:value-type="float" office:value="0.1">
            <text:p>0.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2000000000">
            <text:p>62,000,000,000</text:p>
          </table:table-cell>
          <table:table-cell table:formula="oooc:=CEILING(([.R61]-[.V61]/2);[.V61])" office:value-type="float" office:value="3.6">
            <text:p>3.6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31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9976639.22120013">
            <text:p>9976639.22</text:p>
          </table:table-cell>
          <table:table-cell table:formula="oooc:=[.AA58]/[.M61]" office:value-type="float" office:value="0.0000801873238334627">
            <text:p>0</text:p>
          </table:table-cell>
          <table:table-cell table:formula="oooc:=([.D61]/[.C61])/([.R61]/[.Q61])" office:value-type="float" office:value="0.99706103000769">
            <text:p>1</text:p>
          </table:table-cell>
          <table:table-cell/>
          <table:table-cell table:formula="oooc:=[.I61]^[$globals.$C$17]*[$globals.$C$24]/[.R61]*[.K61]*[.Y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[.$D61]*[$globals.$C$26]/[.$K61]" office:value-type="float" office:value="54">
            <text:p>54</text:p>
          </table:table-cell>
          <table:table-cell table:formula="oooc:=MAX(10^(FLOOR(LOG([.Q61];10);1)-1);5)" office:value-type="float" office:value="1000000000">
            <text:p>1000000000</text:p>
          </table:table-cell>
          <table:table-cell table:formula="oooc:=10^(FLOOR(LOG([.R61];10);1)-1)" office:value-type="float" office:value="0.1">
            <text:p>0.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50000000000">
            <text:p>150,000,000,000</text:p>
          </table:table-cell>
          <table:table-cell table:formula="oooc:=CEILING(([.R62]-[.V62]/2);[.V62])" office:value-type="float" office:value="5.9">
            <text:p>5.9</text:p>
          </table:table-cell>
          <table:table-cell table:formula="oooc:=CEILING(([.T62]-[.W62]/2);[.W62])" office:value-type="float" office:value="88">
            <text:p>88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31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4749191.9972779">
            <text:p>24749192</text:p>
          </table:table-cell>
          <table:table-cell table:formula="oooc:=[.AA58]/[.M62]" office:value-type="float" office:value="0.0000323242876004998">
            <text:p>0</text:p>
          </table:table-cell>
          <table:table-cell table:formula="oooc:=([.D62]/[.C62])/([.R62]/[.Q62])" office:value-type="float" office:value="1.02533010085446">
            <text:p>1.03</text:p>
          </table:table-cell>
          <table:table-cell/>
          <table:table-cell table:formula="oooc:=[.I62]^[$globals.$C$17]*[$globals.$C$24]/[.R62]*[.K62]*[.Y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[.$D62]*[$globals.$C$26]/[.$K62]" office:value-type="float" office:value="88.5">
            <text:p>88.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table:formula="oooc:=10^(FLOOR(LOG([.R62];10);1)-1)" office:value-type="float" office:value="0.1">
            <text:p>0.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380000000000">
            <text:p>380,000,000,000</text:p>
          </table:table-cell>
          <table:table-cell table:formula="oooc:=CEILING(([.R63]-[.V63]/2);[.V63])" office:value-type="float" office:value="9.7">
            <text:p>9.7</text:p>
          </table:table-cell>
          <table:table-cell table:formula="oooc:=CEILING(([.T63]-[.W63]/2);[.W63])" office:value-type="float" office:value="150">
            <text:p>150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31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61395675.5313483">
            <text:p>61395675.53</text:p>
          </table:table-cell>
          <table:table-cell table:formula="oooc:=[.AA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17]*[$globals.$C$24]/[.R63]*[.K63]*[.Y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[.$D63]*[$globals.$C$26]/[.$K63]" office:value-type="float" office:value="145.5">
            <text:p>145.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table:formula="oooc:=10^(FLOOR(LOG([.R63];10);1)-1)" office:value-type="float" office:value="0.1">
            <text:p>0.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950000000000">
            <text:p>950,000,000,000</text:p>
          </table:table-cell>
          <table:table-cell table:formula="oooc:=CEILING(([.R64]-[.V64]/2);[.V64])" office:value-type="float" office:value="16">
            <text:p>16</text:p>
          </table:table-cell>
          <table:table-cell table:formula="oooc:=CEILING(([.T64]-[.W64]/2);[.W64])" office:value-type="float" office:value="240">
            <text:p>24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31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1177368415311">
            <text:p>1.01</text:p>
          </table:table-cell>
          <table:table-cell/>
          <table:table-cell table:formula="oooc:=[.I64]^[$globals.$C$17]*[$globals.$C$24]/[.R64]*[.K64]*[.Y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[.$D64]*[$globals.$C$26]/[.$K64]" office:value-type="float" office:value="240">
            <text:p>240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table:formula="oooc:=10^(FLOOR(LOG([.R64];10);1)-1)" office:value-type="float" office:value="1">
            <text:p>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6">07/16/2007</text:date>, <text:time>21:0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7-16T21:08:19</dc:date>
    <dc:language>en-US</dc:language>
    <meta:editing-cycles>125</meta:editing-cycles>
    <meta:editing-duration>P2DT16H16M34S</meta:editing-duration>
    <meta:user-defined meta:name="Info 1"/>
    <meta:user-defined meta:name="Info 2"/>
    <meta:user-defined meta:name="Info 3"/>
    <meta:user-defined meta:name="Info 4"/>
    <meta:document-statistic meta:table-count="11" meta:cell-count="6379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